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/></text:p>
      <text:p text:style-name="Preformatted_20_Text">------------------------------------------------------------------------------ <text:s text:c="8"/></text:p>
      <text:p text:style-name="Preformatted_20_Text"><text:s text:c="9"/>%%%%%%%%%%%%%%%%%%%%%%%%%%%%-%%%%%%%%%%%%%%%%%%%%%%%%%%%%%</text:p>
      <text:p text:style-name="Preformatted_20_Text"><text:s text:c="9"/>% <text:s text:c="55"/>%</text:p>
      <text:p text:style-name="Preformatted_20_Text"><text:s text:c="9"/>% <text:s text:c="11"/>THE NEOPHYTE'S GUIDE TO HACKING <text:s text:c="12"/>%</text:p>
      <text:p text:style-name="Preformatted_20_Text"><text:s text:c="9"/>% <text:s text:c="11"/>=============================== <text:s text:c="12"/>%</text:p>
      <text:p text:style-name="Preformatted_20_Text"><text:s text:c="9"/>% <text:s text:c="21"/>1993 Edition <text:s text:c="21"/>%</text:p>
      <text:p text:style-name="Preformatted_20_Text"><text:s text:c="9"/>% <text:s text:c="16"/>Completed on 08/28/93 <text:s text:c="17"/>%</text:p>
      <text:p text:style-name="Preformatted_20_Text"><text:s text:c="9"/>% <text:s text:c="10"/>Modification 1.1 Done on 10/10/93 <text:s text:c="11"/>%</text:p>
      <text:p text:style-name="Preformatted_20_Text"><text:s text:c="9"/>% <text:s text:c="10"/>Modification 1.2 Done on 10/23/93 <text:s text:c="11"/>%</text:p>
      <text:p text:style-name="Preformatted_20_Text"><text:s text:c="9"/>% <text:s text:c="25"/>by <text:s text:c="27"/>%</text:p>
      <text:p text:style-name="Preformatted_20_Text"><text:s text:c="9"/>%% <text:s text:c="15"/>&gt;&gt;&gt;&gt;&gt; <text:s/>Deicide <text:s/>&lt;&lt;&lt;&lt;&lt; <text:s text:c="16"/>%%</text:p>
      <text:p text:style-name="Preformatted_20_Text"><text:s text:c="9"/>%%% <text:s text:c="51"/>%%%</text:p>
      <text:p text:style-name="Preformatted_20_Text"><text:s text:c="9"/>%%%%%%%%%%%%%%%%%%%%%%%%%%%%%%%%%%%%%%%%%%%%%%%%%%%%%%%%%%</text:p>
      <text:p text:style-name="Preformatted_20_Text"><text:s text:c="67"/></text:p>
      <text:p text:style-name="Preformatted_20_Text"><text:s text:c="5"/>&lt; <text:s text:c="2"/>The author of this file grants permission to reproduce and <text:s text:c="2"/>&gt;</text:p>
      <text:p text:style-name="Preformatted_20_Text"><text:s text:c="5"/>&lt; <text:s text:c="2"/>redistribute this file in any way the reader sees fit, <text:s text:c="6"/>&gt;</text:p>
      <text:p text:style-name="Preformatted_20_Text"><text:s text:c="5"/>&lt; <text:s text:c="2"/>including the inclusion of this file in newsletters of any <text:s text:c="2"/>&gt;</text:p>
      <text:p text:style-name="Preformatted_20_Text"><text:s text:c="5"/>&lt; <text:s text:c="2"/>media, provided the file is kept whole and complete, <text:s text:c="8"/>&gt;</text:p>
      <text:p text:style-name="Preformatted_20_Text"><text:s text:c="5"/>&lt; <text:s text:c="2"/>without any modifications, deletions or ommissions. <text:s text:c="9"/>&gt;</text:p>
      <text:p text:style-name="Preformatted_20_Text"><text:s text:c="5"/>&lt; <text:s text:c="2"/>(c) 1993, Deicide <text:s text:c="43"/>&gt;</text:p>
      <text:p text:style-name="Preformatted_20_Text"/>
      <text:p text:style-name="Preformatted_20_Text">TABLE OF CONTENTS</text:p>
      <text:p text:style-name="Preformatted_20_Text">=================</text:p>
      <text:p text:style-name="Preformatted_20_Text"/>
      <text:p text:style-name="Preformatted_20_Text">1. INTRODUCTION</text:p>
      <text:p text:style-name="Preformatted_20_Text"/>
      <text:p text:style-name="Preformatted_20_Text">2. ETHICS/SAFETY</text:p>
      <text:p text:style-name="Preformatted_20_Text"/>
      <text:p text:style-name="Preformatted_20_Text">3. WHERE TO START</text:p>
      <text:p text:style-name="Preformatted_20_Text"/>
      <text:p text:style-name="Preformatted_20_Text">4. PACKET-SWITCHED NETWORKS</text:p>
      <text:p text:style-name="Preformatted_20_Text"><text:s text:c="4"/>A. Intro to PSNs</text:p>
      <text:p text:style-name="Preformatted_20_Text"><text:s text:c="4"/>B. How packet-switching works</text:p>
      <text:p text:style-name="Preformatted_20_Text"><text:s text:c="4"/>C. The Internet</text:p>
      <text:p text:style-name="Preformatted_20_Text"><text:s text:c="8"/>1. Introduction</text:p>
      <text:p text:style-name="Preformatted_20_Text"><text:s text:c="8"/>2. Getting access</text:p>
      <text:p text:style-name="Preformatted_20_Text"><text:s text:c="8"/>3. FTP</text:p>
      <text:p text:style-name="Preformatted_20_Text"><text:s text:c="4"/>D. X.25 Networks</text:p>
      <text:p text:style-name="Preformatted_20_Text"><text:s text:c="8"/>1. NUAs</text:p>
      <text:p text:style-name="Preformatted_20_Text"><text:s text:c="8"/>2. PADs &amp; NUIs</text:p>
      <text:p text:style-name="Preformatted_20_Text"><text:s text:c="8"/>3. CUGs</text:p>
      <text:p text:style-name="Preformatted_20_Text"><text:s text:c="8"/>4. SprintNet</text:p>
      <text:p text:style-name="Preformatted_20_Text"><text:s text:c="8"/>5. BT Tymnet</text:p>
      <text:p text:style-name="Preformatted_20_Text"><text:s text:c="8"/>6. Datapac</text:p>
      <text:p text:style-name="Preformatted_20_Text"><text:s text:c="8"/>7. DNIC List</text:p>
      <text:p text:style-name="Preformatted_20_Text"/>
      <text:p text:style-name="Preformatted_20_Text">5. SYSTEM PENETRATION</text:p>
      <text:p text:style-name="Preformatted_20_Text"><text:s text:c="4"/>A. Unix</text:p>
      <text:p text:style-name="Preformatted_20_Text"><text:s text:c="4"/>B. VMS</text:p>
      <text:p text:style-name="Preformatted_20_Text"><text:s text:c="4"/>C. MPE (HP3000 mainframes)</text:p>
      <text:p text:style-name="Preformatted_20_Text"><text:s text:c="4"/>D. VM/CMS</text:p>
      <text:p text:style-name="Preformatted_20_Text"><text:s text:c="4"/>E. Primos</text:p>
      <text:p text:style-name="Preformatted_20_Text"><text:s text:c="4"/>F. TOPS 10/20</text:p>
      <text:p text:style-name="Preformatted_20_Text"><text:s text:c="4"/>G. IRIS</text:p>
      <text:p text:style-name="Preformatted_20_Text"><text:s text:c="4"/>H. NOS</text:p>
      <text:p text:style-name="Preformatted_20_Text"><text:s text:c="4"/>I. DECServer</text:p>
      <text:p text:style-name="Preformatted_20_Text"><text:s text:c="4"/>J. GS/1</text:p>
      <text:p text:style-name="Preformatted_20_Text"><text:soft-page-break/><text:s text:c="4"/>K. XMUX</text:p>
      <text:p text:style-name="Preformatted_20_Text"><text:s text:c="4"/>L. Starmaster/PACX</text:p>
      <text:p text:style-name="Preformatted_20_Text"><text:s text:c="4"/>M. Access 2590</text:p>
      <text:p text:style-name="Preformatted_20_Text"><text:s text:c="4"/>N. PICK</text:p>
      <text:p text:style-name="Preformatted_20_Text"><text:s text:c="4"/>O. AOS/VS</text:p>
      <text:p text:style-name="Preformatted_20_Text"><text:s text:c="4"/>P. RSTS</text:p>
      <text:p text:style-name="Preformatted_20_Text"><text:s text:c="4"/>Q. WindowsNT</text:p>
      <text:p text:style-name="Preformatted_20_Text"><text:s text:c="4"/>R. Novell Netware</text:p>
      <text:p text:style-name="Preformatted_20_Text"><text:s text:c="4"/>S. System75/85</text:p>
      <text:p text:style-name="Preformatted_20_Text"><text:s text:c="4"/>T. AS400</text:p>
      <text:p text:style-name="Preformatted_20_Text"><text:s text:c="4"/>U. TSO</text:p>
      <text:p text:style-name="Preformatted_20_Text"/>
      <text:p text:style-name="Preformatted_20_Text">6. BRUTE FORCE</text:p>
      <text:p text:style-name="Preformatted_20_Text"><text:s text:c="4"/>A. Passwords</text:p>
      <text:p text:style-name="Preformatted_20_Text"><text:s text:c="4"/>B. Usernames</text:p>
      <text:p text:style-name="Preformatted_20_Text"><text:s text:c="4"/>C. Services</text:p>
      <text:p text:style-name="Preformatted_20_Text"/>
      <text:p text:style-name="Preformatted_20_Text">7. SOCIAL ENGINEERING</text:p>
      <text:p text:style-name="Preformatted_20_Text"/>
      <text:p text:style-name="Preformatted_20_Text">8. TRASHING</text:p>
      <text:p text:style-name="Preformatted_20_Text"/>
      <text:p text:style-name="Preformatted_20_Text">9. ACRONYMS</text:p>
      <text:p text:style-name="Preformatted_20_Text"/>
      <text:p text:style-name="Preformatted_20_Text">10. CONCLUSION</text:p>
      <text:p text:style-name="Preformatted_20_Text"><text:s text:c="4"/>A. Last words</text:p>
      <text:p text:style-name="Preformatted_20_Text"><text:s text:c="4"/>B. Recommended Reading</text:p>
      <text:p text:style-name="Preformatted_20_Text"><text:s text:c="4"/>C. BBSes</text:p>
      <text:p text:style-name="Preformatted_20_Text"><text:s text:c="4"/>D. References</text:p>
      <text:p text:style-name="Preformatted_20_Text"><text:s text:c="4"/>E. And finally..</text:p>
      <text:p text:style-name="Preformatted_20_Text"><text:s text:c="4"/>F. Disclaimer</text:p>
      <text:p text:style-name="Preformatted_20_Text"/>
      <text:p text:style-name="Preformatted_20_Text"/>
      <text:p text:style-name="Preformatted_20_Text">INTRODUCTION:</text:p>
      <text:p text:style-name="Preformatted_20_Text">============</text:p>
      <text:p text:style-name="Preformatted_20_Text">------------</text:p>
      <text:p text:style-name="Preformatted_20_Text"/>
      <text:p text:style-name="Preformatted_20_Text"><text:s text:c="4"/>Over four years ago the final version of the LOD/H's Novice's Guide to </text:p>
      <text:p text:style-name="Preformatted_20_Text">Hacking was created and distributed, and during the years since it has served </text:p>
      <text:p text:style-name="Preformatted_20_Text">as a much needed source of knowledge for the many hackers just beginning to</text:p>
      <text:p text:style-name="Preformatted_20_Text">explore the wonders of system penetration and exploration.</text:p>
      <text:p text:style-name="Preformatted_20_Text"><text:s text:c="4"/>The guide was much needed by the throng of newbies who hadn't the </text:p>
      <text:p text:style-name="Preformatted_20_Text">slightest clue what a VAX was, but were eager to learn the arcane art of </text:p>
      <text:p text:style-name="Preformatted_20_Text">hacking. Many of today's greats and moderates alike relied the guide as a </text:p>
      <text:p text:style-name="Preformatted_20_Text">valuable reference during their tentative(or not) steps into the nets.</text:p>
      <text:p text:style-name="Preformatted_20_Text"><text:s text:c="4"/>However, time has taken it's toll on the silicon networks and the guide is</text:p>
      <text:p text:style-name="Preformatted_20_Text">now a tad out of date. The basic manufacturer defaults are now usually secured</text:p>
      <text:p text:style-name="Preformatted_20_Text">, and more operating systems have come on the scene to take a large chunk of </text:p>
      <text:p text:style-name="Preformatted_20_Text">the OS percentile. In over four years not one good attempt at a sequel has</text:p>
      <text:p text:style-name="Preformatted_20_Text">been made, for reasons unbeknownst to me.</text:p>
      <text:p text:style-name="Preformatted_20_Text"><text:s text:c="4"/>So, I decided to take it upon myself to create my own guide to hacking..</text:p>
      <text:p text:style-name="Preformatted_20_Text">the "Neophyte's Guide to Hacking" (hey..no laughing!) in the hopes that it </text:p>
      <text:p text:style-name="Preformatted_20_Text">might help others in furthering their explorations of the nets.</text:p>
      <text:p text:style-name="Preformatted_20_Text"><text:s text:c="4"/>This guide is modelled after the original, mainly due to the fact that the</text:p>
      <text:p text:style-name="Preformatted_20_Text">original *was* good. New sections have been added, and old sections expanded</text:p>
      <text:p text:style-name="Preformatted_20_Text">upon. However, this is in no means just an update, it is an entirely new guide</text:p>
      <text:p text:style-name="Preformatted_20_Text">as you'll see by the difference in size. This guide turned out to be over 4 </text:p>
      <text:p text:style-name="Preformatted_20_Text">times the size of The Mentor's guide. </text:p>
      <text:p text:style-name="Preformatted_20_Text"><text:s text:c="4"/>Also, this guide is NOT an actual "sequel" to the original; it is not </text:p>
      <text:p text:style-name="Preformatted_20_Text"><text:soft-page-break/>LOD/H sponsored or authorized or whatever, mainly because the LOD/H is now </text:p>
      <text:p text:style-name="Preformatted_20_Text">extinct. </text:p>
      <text:p text:style-name="Preformatted_20_Text"><text:s text:c="4"/>One last thing.. this guide is in no way complete. There are many OS's I </text:p>
      <text:p text:style-name="Preformatted_20_Text">did not include, the main reasons being their rarity or my non-expertise with</text:p>
      <text:p text:style-name="Preformatted_20_Text">them. All the major OS's are covered, but in future releases I wish to include</text:p>
      <text:p text:style-name="Preformatted_20_Text">Wang, MVS, CICS, SimVTAM, Qinter, IMS, VOS, and many more. If you </text:p>
      <text:p text:style-name="Preformatted_20_Text">feel you could help, contact me by Internet email or on a board or net(if you</text:p>
      <text:p text:style-name="Preformatted_20_Text">can find me). Same thing applies for further expansion of current topics and</text:p>
      <text:p text:style-name="Preformatted_20_Text">operating systems, please contact me.</text:p>
      <text:p text:style-name="Preformatted_20_Text"><text:s text:c="4"/>Ok, a rather long intro, but fuck it.. enjoy as you wish..</text:p>
      <text:p text:style-name="Preformatted_20_Text"><text:s text:c="8"/>Deicide - deicide@west.darkside.com</text:p>
      <text:p text:style-name="Preformatted_20_Text"/>
      <text:p text:style-name="Preformatted_20_Text">ETHICS/SAFETY:</text:p>
      <text:p text:style-name="Preformatted_20_Text">=============</text:p>
      <text:p text:style-name="Preformatted_20_Text">-------------</text:p>
      <text:p text:style-name="Preformatted_20_Text"/>
      <text:p text:style-name="Preformatted_20_Text"><text:s text:c="4"/>One of the most integral parts of a hacker's mindset is his set of ethics.</text:p>
      <text:p text:style-name="Preformatted_20_Text">And ethics frequently go hand in hand with safety, which is obviously the most</text:p>
      <text:p text:style-name="Preformatted_20_Text">critical part of the process of hacking and the system exploration, if you <text:s/></text:p>
      <text:p text:style-name="Preformatted_20_Text">plan to spend your life outside of the gaol.</text:p>
      <text:p text:style-name="Preformatted_20_Text"><text:s text:c="4"/>A hacker's ethics are generally somewhat different from that of an average</text:p>
      <text:p text:style-name="Preformatted_20_Text">joe. An average joe would be taught that it is bad to break laws, even though</text:p>
      <text:p text:style-name="Preformatted_20_Text">most do anyways. I am encouraging you to break laws, but in the quest for </text:p>
      <text:p text:style-name="Preformatted_20_Text">knowledge. In my mind, if hacking is done with the right intentions it is not</text:p>
      <text:p text:style-name="Preformatted_20_Text">all that criminal. The media likes to make us out to be psychotic sociopaths</text:p>
      <text:p text:style-name="Preformatted_20_Text">bent on causing armageddon with our PCs. Not likely. I could probably turn the</text:p>
      <text:p text:style-name="Preformatted_20_Text">tables on the fearmongering media by showing that the average joe who cheats</text:p>
      <text:p text:style-name="Preformatted_20_Text">on his taxes is harming the system more than a curious interloper, but I </text:p>
      <text:p text:style-name="Preformatted_20_Text">refrain.. let them wallow..</text:p>
      <text:p text:style-name="Preformatted_20_Text"><text:s text:c="4"/>The one thing a hacker must never do is maliciously hack(also known </text:p>
      <text:p text:style-name="Preformatted_20_Text">as crash, trash, etc..) a system. Deleting and modifying files unnecessary is </text:p>
      <text:p text:style-name="Preformatted_20_Text">BAD. It serves no purpose but to send the sysadmins on a warhunt for your head</text:p>
      <text:p text:style-name="Preformatted_20_Text">, and to take away your account. Lame. Don't do it.</text:p>
      <text:p text:style-name="Preformatted_20_Text"><text:s text:c="4"/>Anyways, if you don't understand all of these, just do your best to follow</text:p>
      <text:p text:style-name="Preformatted_20_Text">them, and take my word for it. You'll understand the reasoning behind these</text:p>
      <text:p text:style-name="Preformatted_20_Text">guidelines later.</text:p>
      <text:p text:style-name="Preformatted_20_Text"/>
      <text:p text:style-name="Preformatted_20_Text">I. <text:s text:c="3"/>Don't ever maliciously hack a system. Do not delete or modify files</text:p>
      <text:p text:style-name="Preformatted_20_Text"><text:s text:c="6"/>unnecessarily, or intentionally slow down or crash a system.</text:p>
      <text:p text:style-name="Preformatted_20_Text"><text:s text:c="6"/>The lone exception to this rule is the modification of system logs and</text:p>
      <text:p text:style-name="Preformatted_20_Text"><text:s text:c="6"/>audit trails to hide your tracks. </text:p>
      <text:p text:style-name="Preformatted_20_Text"/>
      <text:p text:style-name="Preformatted_20_Text">II. <text:s text:c="2"/>Don't give your name or real phone number to ANYONE, it doesn't matter</text:p>
      <text:p text:style-name="Preformatted_20_Text"><text:s text:c="6"/>who they are. Some of the most famous phreaks have turned narcs because</text:p>
      <text:p text:style-name="Preformatted_20_Text"><text:s text:c="6"/>they've been busted, and they will turn you in if you give them a </text:p>
      <text:p text:style-name="Preformatted_20_Text"><text:s text:c="6"/>chance. It's been said that one out of every three hackers is a fed, and</text:p>
      <text:p text:style-name="Preformatted_20_Text"><text:s text:c="6"/>while this is an exaggeration, use this as a rule and you should do </text:p>
      <text:p text:style-name="Preformatted_20_Text"><text:s text:c="6"/>fine. Meet them on a loop, alliance, bbs, chat system, whatever, just</text:p>
      <text:p text:style-name="Preformatted_20_Text"><text:s text:c="6"/>don't give out your voice number.</text:p>
      <text:p text:style-name="Preformatted_20_Text"/>
      <text:p text:style-name="Preformatted_20_Text">III. <text:s/>Stay away from government computers. You will find out very fast that</text:p>
      <text:p text:style-name="Preformatted_20_Text"><text:s text:c="6"/>attempting to hack a MilTac installation is next to impossible, and will</text:p>
      <text:p text:style-name="Preformatted_20_Text"><text:s text:c="6"/>get you arrested before you can say "oh shit". Big Brother has infinite</text:p>
      <text:p text:style-name="Preformatted_20_Text"><text:s text:c="6"/>resources to draw on, and has all the time it needs to hunt you down. </text:p>
      <text:p text:style-name="Preformatted_20_Text"><text:s text:c="6"/>They will spend literally years tracking you down. As tempting as it may </text:p>
      <text:p text:style-name="Preformatted_20_Text"><text:s text:c="6"/>be, don't rush into it, you'll regret it in the end. </text:p>
      <text:p text:style-name="Preformatted_20_Text"/>
      <text:p text:style-name="Preformatted_20_Text">IV. <text:s text:c="2"/>Don't use codes from your own home, ever! Period. This is the most </text:p>
      <text:p text:style-name="Preformatted_20_Text"><text:soft-page-break/><text:s text:c="6"/>incredibly lame thing i've seen throughout my life in the 'underground'; </text:p>
      <text:p text:style-name="Preformatted_20_Text"><text:s text:c="6"/>incredible abuse of codes, which has been the downfall of so many people. </text:p>
      <text:p text:style-name="Preformatted_20_Text"><text:s text:c="6"/>Most PBX/950/800s have ANI, and using them will eventually get you </text:p>
      <text:p text:style-name="Preformatted_20_Text"><text:s text:c="6"/>busted, without question. And calling cards are an even worse idea.</text:p>
      <text:p text:style-name="Preformatted_20_Text"><text:s text:c="6"/>Codes are a form of pseudo-phreaking which have nothing to do with the</text:p>
      <text:p text:style-name="Preformatted_20_Text"><text:s text:c="6"/>exploration of the telephone networks, which is what phreaking is about.</text:p>
      <text:p text:style-name="Preformatted_20_Text"><text:s text:c="6"/>If you are too lazy to field phreak or be inventive, then forget about </text:p>
      <text:p text:style-name="Preformatted_20_Text"><text:s text:c="6"/>phreaking.</text:p>
      <text:p text:style-name="Preformatted_20_Text"/>
      <text:p text:style-name="Preformatted_20_Text">V. <text:s text:c="3"/>Don't incriminate others, no matter how bad you hate them. Turning in </text:p>
      <text:p text:style-name="Preformatted_20_Text"><text:s text:c="6"/>people over a dispute is a terrible way to solve things; kick their ass,</text:p>
      <text:p text:style-name="Preformatted_20_Text"><text:s text:c="6"/>shut off their phones/power/water, whatever, just don't bust them. </text:p>
      <text:p text:style-name="Preformatted_20_Text"><text:s text:c="6"/>It will come back to you in the end..</text:p>
      <text:p text:style-name="Preformatted_20_Text"/>
      <text:p text:style-name="Preformatted_20_Text">VI. <text:s text:c="2"/>Watch what you post. Don't post accounts or codes over open nets as a <text:s text:c="2"/></text:p>
      <text:p text:style-name="Preformatted_20_Text"><text:s text:c="6"/>rule. They will die within days, and you will lose your new treasure.</text:p>
      <text:p text:style-name="Preformatted_20_Text"><text:s text:c="6"/>And the posting of credit card numbers is indeed a criminal offense </text:p>
      <text:p text:style-name="Preformatted_20_Text"><text:s text:c="6"/>under a law passed in the Reagan years.</text:p>
      <text:p text:style-name="Preformatted_20_Text"/>
      <text:p text:style-name="Preformatted_20_Text">VII. <text:s/>Don't card items. This is actually a worse idea than using codes, the</text:p>
      <text:p text:style-name="Preformatted_20_Text"><text:s text:c="6"/>chances of getting busted are very high. </text:p>
      <text:p text:style-name="Preformatted_20_Text"/>
      <text:p text:style-name="Preformatted_20_Text">VIII. If for some reason you have to use codes, use your own, and nothing </text:p>
      <text:p text:style-name="Preformatted_20_Text"><text:s text:c="6"/>else. Never use a code you see on a board, because chances are it has</text:p>
      <text:p text:style-name="Preformatted_20_Text"><text:s text:c="6"/>been abused beyond belief and it is already being monitored. </text:p>
      <text:p text:style-name="Preformatted_20_Text"/>
      <text:p text:style-name="Preformatted_20_Text">IX. <text:s text:c="2"/>Feel free to ask questions, but keep them within reason. People won't</text:p>
      <text:p text:style-name="Preformatted_20_Text"><text:s text:c="6"/>always be willing to hand out rare accounts, and if this is the case </text:p>
      <text:p text:style-name="Preformatted_20_Text"><text:s text:c="6"/>don't be surprised. Keep the questions technical as a rule. Try and </text:p>
      <text:p text:style-name="Preformatted_20_Text"><text:s text:c="6"/>learn as much as you can from pure hands on experience</text:p>
      <text:p text:style-name="Preformatted_20_Text"/>
      <text:p text:style-name="Preformatted_20_Text">X. <text:s text:c="3"/>And finally, be somewhat paranoid. Use PGP to encrypt your files, keep</text:p>
      <text:p text:style-name="Preformatted_20_Text"><text:s text:c="6"/>your notes/printouts stored secretly, whatever you can do to prolong </text:p>
      <text:p text:style-name="Preformatted_20_Text"><text:s text:c="6"/>your stay in the h/p world.</text:p>
      <text:p text:style-name="Preformatted_20_Text"/>
      <text:p text:style-name="Preformatted_20_Text">XI. <text:s text:c="2"/>If you get busted, don't tell the authorities ANYTHING. Refuse to speak</text:p>
      <text:p text:style-name="Preformatted_20_Text"><text:s text:c="6"/>to them without a lawyer present.</text:p>
      <text:p text:style-name="Preformatted_20_Text"/>
      <text:p text:style-name="Preformatted_20_Text">XII. <text:s/>If police arrive at your residence to serve a search warrant, look it</text:p>
      <text:p text:style-name="Preformatted_20_Text"><text:s text:c="6"/>over carefully, it is your right. Know what they can and can't do, and</text:p>
      <text:p text:style-name="Preformatted_20_Text"><text:s text:c="6"/>if they can't do something, make sure they don't.</text:p>
      <text:p text:style-name="Preformatted_20_Text"/>
      <text:p text:style-name="Preformatted_20_Text">XIII. If at all possible, try not to hack off your own phoneline. Splice your </text:p>
      <text:p text:style-name="Preformatted_20_Text"><text:s text:c="6"/>neighbour's line, call from a Fortress Fone, phreak off a junction box,</text:p>
      <text:p text:style-name="Preformatted_20_Text"><text:s text:c="6"/>whatever.. <text:s/>if you hack long enough, chances are one day you'll be</text:p>
      <text:p text:style-name="Preformatted_20_Text"><text:s text:c="6"/>traced or ANI'd. </text:p>
      <text:p text:style-name="Preformatted_20_Text"><text:s text:c="6"/>Don't believe you are entirely safe on packet-switched networks either,</text:p>
      <text:p text:style-name="Preformatted_20_Text"><text:s text:c="6"/>it takes a while but if you scan/hack off your local access point they</text:p>
      <text:p text:style-name="Preformatted_20_Text"><text:s text:c="6"/>will put a trace on it.</text:p>
      <text:p text:style-name="Preformatted_20_Text"/>
      <text:p text:style-name="Preformatted_20_Text">XIV. <text:s/>Make the tracking of yourself as difficult as possible for others. </text:p>
      <text:p text:style-name="Preformatted_20_Text"><text:s text:c="6"/>Bounce the call off several outdials, or try to go through at least two </text:p>
      <text:p text:style-name="Preformatted_20_Text"><text:s text:c="6"/>different telco companies when making a call to a dialup.</text:p>
      <text:p text:style-name="Preformatted_20_Text"><text:s text:c="6"/>When on a packet-switched network or a local or wide area network, </text:p>
      <text:p text:style-name="Preformatted_20_Text"><text:s text:c="6"/>try and bounce the call off various pads or through other networks </text:p>
      <text:p text:style-name="Preformatted_20_Text"><text:s text:c="6"/>before you reach your destination. The more bounces, the more red tape</text:p>
      <text:p text:style-name="Preformatted_20_Text"><text:s text:c="6"/>for the investigator and the easier it is for you to make a clean </text:p>
      <text:p text:style-name="Preformatted_20_Text"><text:s text:c="6"/>getaway. </text:p>
      <text:p text:style-name="Preformatted_20_Text"><text:soft-page-break/><text:s text:c="6"/>Try not to stay on any system for *too* long, and alternate your calling</text:p>
      <text:p text:style-name="Preformatted_20_Text"><text:s text:c="6"/>times and dates. </text:p>
      <text:p text:style-name="Preformatted_20_Text"/>
      <text:p text:style-name="Preformatted_20_Text">XV. <text:s text:c="2"/>Do not keep written notes! Keep all information on computer, encrypted </text:p>
      <text:p text:style-name="Preformatted_20_Text"><text:s text:c="6"/>with PGP or another military-standard encryption program. </text:p>
      <text:p text:style-name="Preformatted_20_Text"><text:s text:c="6"/>Written notes will only serve to incriminate you in a court of law.</text:p>
      <text:p text:style-name="Preformatted_20_Text"><text:s text:c="6"/>If you write something down originally, shred the paper.. itty bitty</text:p>
      <text:p text:style-name="Preformatted_20_Text"><text:s text:c="6"/>pieces is best, or even better, burn it! Feds DO trash, just like us, </text:p>
      <text:p text:style-name="Preformatted_20_Text"><text:s text:c="6"/>and throwing out your notes complete will land in their hands, and </text:p>
      <text:p text:style-name="Preformatted_20_Text"><text:s text:c="6"/>they'll use it against you. </text:p>
      <text:p text:style-name="Preformatted_20_Text"/>
      <text:p text:style-name="Preformatted_20_Text">XVI. <text:s/>Finally, the day/night calling controversy. Some folks think it is a</text:p>
      <text:p text:style-name="Preformatted_20_Text"><text:s text:c="6"/>better idea to call during the day(or whenever the user would normally</text:p>
      <text:p text:style-name="Preformatted_20_Text"><text:s text:c="6"/>use his account) as to not arouse the sysadmin's suspicion of abnormal</text:p>
      <text:p text:style-name="Preformatted_20_Text"><text:s text:c="6"/>calling times, while others think it is better to call when nobody is</text:p>
      <text:p text:style-name="Preformatted_20_Text"><text:s text:c="6"/>around. </text:p>
      <text:p text:style-name="Preformatted_20_Text"><text:s text:c="6"/>This is a tough one, as there is no real answer. If the sysadmin keeps</text:p>
      <text:p text:style-name="Preformatted_20_Text"><text:s text:c="6"/>logs(and reads over them) he will definetly think it strange that a</text:p>
      <text:p text:style-name="Preformatted_20_Text"><text:s text:c="6"/>secretary calls in at 3 am.. he will probably then look closer and find</text:p>
      <text:p text:style-name="Preformatted_20_Text"><text:s text:c="6"/>it even stranger that the secretary then grabbed the password file and</text:p>
      <text:p text:style-name="Preformatted_20_Text"><text:s text:c="6"/>proceeded to set him/herself up with a root shell.</text:p>
      <text:p text:style-name="Preformatted_20_Text"><text:s text:c="6"/>On the other hand, if you call during the time the user would normally</text:p>
      <text:p text:style-name="Preformatted_20_Text"><text:s text:c="6"/>call, the real owner of the account may very well log in to see his </text:p>
      <text:p text:style-name="Preformatted_20_Text"><text:s text:c="6"/>name already there, or even worse be denied access because his account</text:p>
      <text:p text:style-name="Preformatted_20_Text"><text:s text:c="6"/>is already in use.</text:p>
      <text:p text:style-name="Preformatted_20_Text"><text:s text:c="6"/>In the end, it is down to your opinion.</text:p>
      <text:p text:style-name="Preformatted_20_Text"><text:s text:c="6"/>And remember, when you make a decision stick to it; remember the time</text:p>
      <text:p text:style-name="Preformatted_20_Text"><text:s text:c="6"/>zone changes.</text:p>
      <text:p text:style-name="Preformatted_20_Text"/>
      <text:p text:style-name="Preformatted_20_Text">WHERE TO START</text:p>
      <text:p text:style-name="Preformatted_20_Text">==============</text:p>
      <text:p text:style-name="Preformatted_20_Text">--------------</text:p>
      <text:p text:style-name="Preformatted_20_Text"/>
      <text:p text:style-name="Preformatted_20_Text"><text:s text:c="4"/>Probably the hardest period in hacking is that of when you are first </text:p>
      <text:p text:style-name="Preformatted_20_Text">starting. Finding and penetrating your first system is a major step, and can</text:p>
      <text:p text:style-name="Preformatted_20_Text">be approached in many ways. The common ways to find a system to hack are;</text:p>
      <text:p text:style-name="Preformatted_20_Text"/>
      <text:p text:style-name="Preformatted_20_Text"><text:s text:c="4"/>- UNIVERSITIES <text:s text:c="3"/>: Universities commonly have hundreds of users, many of </text:p>
      <text:p text:style-name="Preformatted_20_Text"><text:s text:c="24"/>which aren't too computer literate, which makes </text:p>
      <text:p text:style-name="Preformatted_20_Text"><text:s text:c="24"/>hacking a relatively simple chore. And security is </text:p>
      <text:p text:style-name="Preformatted_20_Text"><text:s text:c="24"/>often poor, so if you don't abuse the system too much </text:p>
      <text:p text:style-name="Preformatted_20_Text"><text:s text:c="24"/>your stay could be a long one. </text:p>
      <text:p text:style-name="Preformatted_20_Text"><text:s text:c="24"/>On the other hand, for a nominal fee you can usually</text:p>
      <text:p text:style-name="Preformatted_20_Text"><text:s text:c="24"/>pick up a cheap *legitimate* (now there's a concept)</text:p>
      <text:p text:style-name="Preformatted_20_Text"><text:s text:c="24"/>account. Or you could enroll in the university for</text:p>
      <text:p text:style-name="Preformatted_20_Text"><text:s text:c="24"/>a few credits, and just go until the accounts are </text:p>
      <text:p text:style-name="Preformatted_20_Text"><text:s text:c="24"/>handed out. Unfortunely, if you are caught hacking</text:p>
      <text:p text:style-name="Preformatted_20_Text"><text:s text:c="24"/>off your own account it won't be hard to trace it</text:p>
      <text:p text:style-name="Preformatted_20_Text"><text:s text:c="24"/>back to you. If you get a legimate account at first,</text:p>
      <text:p text:style-name="Preformatted_20_Text"><text:s text:c="24"/>you might be best to hack a student's account for your</text:p>
      <text:p text:style-name="Preformatted_20_Text"><text:s text:c="24"/>other-system hacking.</text:p>
      <text:p text:style-name="Preformatted_20_Text"><text:s text:c="24"/>The other fun part about universities is often they </text:p>
      <text:p text:style-name="Preformatted_20_Text"><text:s text:c="24"/>will provide access to a number of nets, usually </text:p>
      <text:p text:style-name="Preformatted_20_Text"><text:s text:c="24"/>including the Internet. </text:p>
      <text:p text:style-name="Preformatted_20_Text"><text:s text:c="24"/>Occasionally you'll have access to a PSN as well.</text:p>
      <text:p text:style-name="Preformatted_20_Text"><text:s text:c="4"/></text:p>
      <text:p text:style-name="Preformatted_20_Text"><text:s text:c="4"/>- CARRIER SCANNING: Carrier scanning in your LATA(Local Access Transport</text:p>
      <text:p text:style-name="Preformatted_20_Text"><text:s text:c="24"/>Area), commonly known as wardialing, was popularized </text:p>
      <text:p text:style-name="Preformatted_20_Text"><text:soft-page-break/><text:s text:c="24"/>in the movie War Games.</text:p>
      <text:p text:style-name="Preformatted_20_Text"><text:s text:c="24"/>Unfortunely, there are a few problems inherent in </text:p>
      <text:p text:style-name="Preformatted_20_Text"><text:s text:c="24"/>finding systems this way; you are limited to the </text:p>
      <text:p text:style-name="Preformatted_20_Text"><text:s text:c="24"/>systems in your area, so if you have a small town you</text:p>
      <text:p text:style-name="Preformatted_20_Text"><text:s text:c="24"/>may find very little of interest, and secondly, </text:p>
      <text:p text:style-name="Preformatted_20_Text"><text:s text:c="24"/>ANI is a problem within your own LATA, and tracing is</text:p>
      <text:p text:style-name="Preformatted_20_Text"><text:s text:c="24"/>simple, making security risks high. If you are going</text:p>
      <text:p text:style-name="Preformatted_20_Text"><text:s text:c="24"/>to hack a system within your own lata, bounce it at</text:p>
      <text:p text:style-name="Preformatted_20_Text"><text:s text:c="24"/>least once.</text:p>
      <text:p text:style-name="Preformatted_20_Text"><text:s text:c="24"/>There are many programs, such as ToneLoc and CodeThief</text:p>
      <text:p text:style-name="Preformatted_20_Text"><text:s text:c="24"/>(ToneLoc being superior to all in my humble opinion), </text:p>
      <text:p text:style-name="Preformatted_20_Text"><text:s text:c="24"/>which will automate this process. <text:s text:c="15"/></text:p>
      <text:p text:style-name="Preformatted_20_Text"/>
      <text:p text:style-name="Preformatted_20_Text"><text:s text:c="4"/>- PACKET-SWITCHED : This is my favorite by far, as hacking on PSNs is how </text:p>
      <text:p text:style-name="Preformatted_20_Text"><text:s text:c="6"/>NETWORKS <text:s text:c="9"/>I learned nearly all I know. I've explored PSNs <text:s/></text:p>
      <text:p text:style-name="Preformatted_20_Text"><text:s text:c="24"/>world-wide, and never ran out of systems to hack.</text:p>
      <text:p text:style-name="Preformatted_20_Text"><text:s text:c="24"/>No matter what PSN you try you will find many </text:p>
      <text:p text:style-name="Preformatted_20_Text"><text:s text:c="24"/>different, hackable systems. I will go more indepth </text:p>
      <text:p text:style-name="Preformatted_20_Text"><text:s text:c="24"/>on PSNs in the next section.</text:p>
      <text:p text:style-name="Preformatted_20_Text"/>
      <text:p text:style-name="Preformatted_20_Text"/>
      <text:p text:style-name="Preformatted_20_Text">PACKET-SWITCHED NETWORKS</text:p>
      <text:p text:style-name="Preformatted_20_Text">========================</text:p>
      <text:p text:style-name="Preformatted_20_Text">------------------------ <text:s text:c="3"/></text:p>
      <text:p text:style-name="Preformatted_20_Text"/>
      <text:p text:style-name="Preformatted_20_Text">Intro to PSNs <text:s text:c="3"/></text:p>
      <text:p text:style-name="Preformatted_20_Text">=============</text:p>
      <text:p text:style-name="Preformatted_20_Text"/>
      <text:p text:style-name="Preformatted_20_Text"><text:s text:c="4"/>First off, PSNs are also known as PSDNs, PSDCNs, PSSs and VANs to name</text:p>
      <text:p text:style-name="Preformatted_20_Text">a few. Look up the acronyms in the handy acronym reference chart&lt;g&gt;. </text:p>
      <text:p text:style-name="Preformatted_20_Text"><text:s text:c="4"/>The X.25 PSNs you will hear about the most are; Sprintnet(formerly </text:p>
      <text:p text:style-name="Preformatted_20_Text">Telenet), BT Tymnet(the largest), and Datapac(Canada's largest).</text:p>
      <text:p text:style-name="Preformatted_20_Text"><text:s text:c="4"/>All these networks have advantages and disadvantages, but i'll say this;</text:p>
      <text:p text:style-name="Preformatted_20_Text">if you are in the United States, start with Sprintnet. If you are in Canada,</text:p>
      <text:p text:style-name="Preformatted_20_Text">Datapac is for you. </text:p>
      <text:p text:style-name="Preformatted_20_Text"><text:s text:c="4"/>The reason PSNs are so popular for hackers are many. There are literally</text:p>
      <text:p text:style-name="Preformatted_20_Text">thousands of systems on PSNs all around the world, all of which(if you have </text:p>
      <text:p text:style-name="Preformatted_20_Text">the right facilities) are free of charge for you to reach. And because of the</text:p>
      <text:p text:style-name="Preformatted_20_Text">immense size of public PSNs, it is a rare thing to ever get caught for </text:p>
      <text:p text:style-name="Preformatted_20_Text">scanning. Tracing is also a complicated matter, especially with a small</text:p>
      <text:p text:style-name="Preformatted_20_Text">amount of effort on your part to avoid a trace.</text:p>
      <text:p text:style-name="Preformatted_20_Text"/>
      <text:p text:style-name="Preformatted_20_Text">How packet-switching works</text:p>
      <text:p text:style-name="Preformatted_20_Text">==========================</text:p>
      <text:p text:style-name="Preformatted_20_Text"/>
      <text:p text:style-name="Preformatted_20_Text"><text:s text:c="4"/>The following explanation applies for the most part to all forms of</text:p>
      <text:p text:style-name="Preformatted_20_Text">packet-switching, but is specifically about PSNs operating on the X series of </text:p>
      <text:p text:style-name="Preformatted_20_Text">protocols, such as Datapac &amp; SprintNet, as opposed to the Internet which </text:p>
      <text:p text:style-name="Preformatted_20_Text">operates on TCP/IP. It is the same principle in essense, however.</text:p>
      <text:p text:style-name="Preformatted_20_Text"><text:s text:c="4"/>Packet-Switched Networks are kinda complicated, but I'll attempt to </text:p>
      <text:p text:style-name="Preformatted_20_Text">simplify the technology enough to make it easy to understand.</text:p>
      <text:p text:style-name="Preformatted_20_Text"><text:s text:c="4"/>You, the user, connect to the local public access port for your PSN, </text:p>
      <text:p text:style-name="Preformatted_20_Text">reachable via a phone dialup. You match communications parameters with the</text:p>
      <text:p text:style-name="Preformatted_20_Text">network host and you are ready to go.</text:p>
      <text:p text:style-name="Preformatted_20_Text"><text:s text:c="4"/>From there, all the data you send across the network is first bundled into </text:p>
      <text:p text:style-name="Preformatted_20_Text">packets, usually of 128 or 256 bytes. These packets are assembled using </text:p>
      <text:p text:style-name="Preformatted_20_Text">Packet Assembly/Disassembly, performed by the public access port, also known </text:p>
      <text:p text:style-name="Preformatted_20_Text">as a public PAD(Packet Assembler/Disassembler), or a DCE(Data Communicating </text:p>
      <text:p text:style-name="Preformatted_20_Text"><text:soft-page-break/>Equipment or Data Circuit-Terminating Equipment).</text:p>
      <text:p text:style-name="Preformatted_20_Text"><text:s text:c="4"/>The packets are sent along the network to their destination by means of </text:p>
      <text:p text:style-name="Preformatted_20_Text">the various X protocols, standardly X.25 with help from X.28, X.29 &amp; X.3 </text:p>
      <text:p text:style-name="Preformatted_20_Text">within your home network, and internationally using X.75/X.121. The X protocol </text:p>
      <text:p text:style-name="Preformatted_20_Text">series are the accepted CCITT standards. </text:p>
      <text:p text:style-name="Preformatted_20_Text"><text:s text:c="4"/>The host system(DTE: Data Terminal Equipment, also a PAD) which you are </text:p>
      <text:p text:style-name="Preformatted_20_Text">calling then receives the packet and disassembles the packet using Packet </text:p>
      <text:p text:style-name="Preformatted_20_Text">Assembly/Disassembly once again into data the system understands. </text:p>
      <text:p text:style-name="Preformatted_20_Text"><text:s text:c="4"/>The DTE then assembles it's data in response to your packet, and sends it </text:p>
      <text:p text:style-name="Preformatted_20_Text">back over the network to your PAD in packet form, which disassembles the </text:p>
      <text:p text:style-name="Preformatted_20_Text">packet into readable data for you, the user.</text:p>
      <text:p text:style-name="Preformatted_20_Text"><text:s text:c="4"/>And that is the simplified version! </text:p>
      <text:p text:style-name="Preformatted_20_Text"/>
      <text:p text:style-name="Preformatted_20_Text">The Internet</text:p>
      <text:p text:style-name="Preformatted_20_Text">============</text:p>
      <text:p text:style-name="Preformatted_20_Text"/>
      <text:p text:style-name="Preformatted_20_Text">Introduction</text:p>
      <text:p text:style-name="Preformatted_20_Text">------------</text:p>
      <text:p text:style-name="Preformatted_20_Text"/>
      <text:p text:style-name="Preformatted_20_Text"><text:s text:c="4"/>Contrary to popular belief, the Internet is a packet-switched network;</text:p>
      <text:p text:style-name="Preformatted_20_Text">just not an X.25 packet-switched network. The Internet operates on the TCP/IP</text:p>
      <text:p text:style-name="Preformatted_20_Text">protocols(as a rule), which is why it is sometimes disregarded as a</text:p>
      <text:p text:style-name="Preformatted_20_Text">packet-switched network. In fact, the Internet's predecessor, the ARPAnet, </text:p>
      <text:p text:style-name="Preformatted_20_Text">was the first large-scale experiment in packet-switching technology. What was</text:p>
      <text:p text:style-name="Preformatted_20_Text">then Telenet came later. </text:p>
      <text:p text:style-name="Preformatted_20_Text"><text:s text:c="4"/>The confusion comes from peoples ignorance of the principles of </text:p>
      <text:p text:style-name="Preformatted_20_Text">packet-switching, which is simply a type of network, explained in technical</text:p>
      <text:p text:style-name="Preformatted_20_Text">detail earlier. It doesn't matter what protocols the network may use, if </text:p>
      <text:p text:style-name="Preformatted_20_Text">packet-switching is in use it is obviously a packet-switched network.</text:p>
      <text:p text:style-name="Preformatted_20_Text"><text:s text:c="4"/>Ok, now you may have noticed that the Internet has a rather small section,</text:p>
      <text:p text:style-name="Preformatted_20_Text">which is true. The reasons are many. This is a hacking guide, not an Internet</text:p>
      <text:p text:style-name="Preformatted_20_Text">tutorial, so I didn't include the IRC or Archie or whatever. And the main</text:p>
      <text:p text:style-name="Preformatted_20_Text">reason is I spent about 100% more time on X.25 nets than I did the Internet.</text:p>
      <text:p text:style-name="Preformatted_20_Text"><text:s text:c="4"/>Nonetheless, I decided to include the essential aspects of the Internet.</text:p>
      <text:p text:style-name="Preformatted_20_Text">You should be able to take it from there.</text:p>
      <text:p text:style-name="Preformatted_20_Text"><text:s text:c="4"/>The following section is derived mostly from personal experience, but</text:p>
      <text:p text:style-name="Preformatted_20_Text">the Gatsby's Internet file helped out somewhat, specifically in the classes</text:p>
      <text:p text:style-name="Preformatted_20_Text">of IP addresses.</text:p>
      <text:p text:style-name="Preformatted_20_Text"/>
      <text:p text:style-name="Preformatted_20_Text">Getting Access</text:p>
      <text:p text:style-name="Preformatted_20_Text">--------------</text:p>
      <text:p text:style-name="Preformatted_20_Text"/>
      <text:p text:style-name="Preformatted_20_Text"><text:s text:c="4"/>Getting access is somewhere between easy and very difficult, depending</text:p>
      <text:p text:style-name="Preformatted_20_Text">where you live and how good(or lucky!) a hacker you are.</text:p>
      <text:p text:style-name="Preformatted_20_Text"><text:s text:c="4"/>First of all, if you are going to hack on the Internet then you must be</text:p>
      <text:p text:style-name="Preformatted_20_Text">on a system that has full Internet access, not just mail. That cuts Compuserve</text:p>
      <text:p text:style-name="Preformatted_20_Text">and Prodigy out of the picture.</text:p>
      <text:p text:style-name="Preformatted_20_Text"><text:s text:c="4"/>Most universities and some high schools have Internet access, see what <text:s/></text:p>
      <text:p text:style-name="Preformatted_20_Text">you can do to get yourself an account, legitimatly or not.</text:p>
      <text:p text:style-name="Preformatted_20_Text"><text:s text:c="4"/>Some BBSes offer full Internet access for a fairly reasonable price, and</text:p>
      <text:p text:style-name="Preformatted_20_Text">that would be a good choice.</text:p>
      <text:p text:style-name="Preformatted_20_Text"><text:s text:c="4"/>If you are in an area with a FreeNet, then you get full Internet access.. <text:s text:c="3"/></text:p>
      <text:p text:style-name="Preformatted_20_Text">for free! Check around with local hackers or PD boards to inquire where the</text:p>
      <text:p text:style-name="Preformatted_20_Text">nearest FreeNet is.</text:p>
      <text:p text:style-name="Preformatted_20_Text"><text:s text:c="4"/>Some businesses provide Internet access, for a price. Check with local</text:p>
      <text:p text:style-name="Preformatted_20_Text">netters to see what local options there are.</text:p>
      <text:p text:style-name="Preformatted_20_Text"><text:s text:c="4"/>And lastly, you can try and hack your way on. When you hack a system, </text:p>
      <text:p text:style-name="Preformatted_20_Text">check and see if they are on the net. Usually this is accomplished by doing</text:p>
      <text:p text:style-name="Preformatted_20_Text"><text:soft-page-break/>a test call using telnet.. explained later.</text:p>
      <text:p text:style-name="Preformatted_20_Text"/>
      <text:p text:style-name="Preformatted_20_Text">FTP</text:p>
      <text:p text:style-name="Preformatted_20_Text">---</text:p>
      <text:p text:style-name="Preformatted_20_Text"/>
      <text:p text:style-name="Preformatted_20_Text"><text:s text:c="4"/>FTP is the acronym for File Transfer Protocol, and it is the primary means</text:p>
      <text:p text:style-name="Preformatted_20_Text">of transporting remote files onto your own system(actually, usually the </text:p>
      <text:p text:style-name="Preformatted_20_Text">system which you are calling the Internet through).</text:p>
      <text:p text:style-name="Preformatted_20_Text"><text:s text:c="4"/>I will only provide a brief overview, as FTP is fairly easy to use, has</text:p>
      <text:p text:style-name="Preformatted_20_Text">help files online and comprehensive documentation offline at your local h/p</text:p>
      <text:p text:style-name="Preformatted_20_Text">BBS.</text:p>
      <text:p text:style-name="Preformatted_20_Text"><text:s text:c="4"/>First off, FTP can be initialized by typing 'ftp' at any system which </text:p>
      <text:p text:style-name="Preformatted_20_Text">has it. Most do, even if they don't have the Internet online. That a</text:p>
      <text:p text:style-name="Preformatted_20_Text">frustrating lesson more than a few novices has learned.. if you hack into a </text:p>
      <text:p text:style-name="Preformatted_20_Text">system that has FTP or telnet on line, it does not necessarily(and usually</text:p>
      <text:p text:style-name="Preformatted_20_Text">doesn't) have Internet access. Some SunOS's will have two sets of ftp and</text:p>
      <text:p text:style-name="Preformatted_20_Text">telnet utilities. The standard ftp and telnet commands can be used for local</text:p>
      <text:p text:style-name="Preformatted_20_Text">network connects, but not Internet. Another set of commands, itelnet, iftp</text:p>
      <text:p text:style-name="Preformatted_20_Text">and ifinger (and occasionally iwhois) is used for the Internet. </text:p>
      <text:p text:style-name="Preformatted_20_Text"><text:s text:c="4"/>When you enter the FTP utility, you'll usually find yourself at a 'ftp&gt;'</text:p>
      <text:p text:style-name="Preformatted_20_Text">prompt, and typing 'help' should bring up a small set of help files. The </text:p>
      <text:p text:style-name="Preformatted_20_Text">commands available, along with the help files, vary from system to system.</text:p>
      <text:p text:style-name="Preformatted_20_Text"><text:s text:c="4"/>Procedure is then defined by what type of system you are on, as again, </text:p>
      <text:p text:style-name="Preformatted_20_Text">it varies. But what you usually do next is open a connection to the system you</text:p>
      <text:p text:style-name="Preformatted_20_Text">want to get a file off of. Type 'open' followed by the host name or IP </text:p>
      <text:p text:style-name="Preformatted_20_Text">address of the system you wish to connect to.. explained later.</text:p>
      <text:p text:style-name="Preformatted_20_Text"><text:s text:c="4"/>Next, you will usually find yourself at a sort of login prompt. If you</text:p>
      <text:p text:style-name="Preformatted_20_Text">have a username on that system, then type it in. If not, try 'anonymous'. </text:p>
      <text:p text:style-name="Preformatted_20_Text">Anonymous is a great little guest account that is now being built in to some</text:p>
      <text:p text:style-name="Preformatted_20_Text">OS's. Conscientious sysadmins may disable it, for obvious reasons. If however,</text:p>
      <text:p text:style-name="Preformatted_20_Text">it is not, you will be asked for a password. Type anything, it doesn't matter</text:p>
      <text:p text:style-name="Preformatted_20_Text">really. Type a few d's if you want, it really doesn't matter(as a rule don't</text:p>
      <text:p text:style-name="Preformatted_20_Text">sit on your keyboard though.. it may not like it.. type something boring).</text:p>
      <text:p text:style-name="Preformatted_20_Text"><text:s text:c="4"/>Next you simply use the 'get' command to get the file you want. Usually</text:p>
      <text:p text:style-name="Preformatted_20_Text">it is a good idea to not put the files in a directory that they will be </text:p>
      <text:p text:style-name="Preformatted_20_Text">noticed.. the sysadmin will suspect something is up if he runs into a few </text:p>
      <text:p text:style-name="Preformatted_20_Text">files that he supposedly copied into his own directory. Which brings us to</text:p>
      <text:p text:style-name="Preformatted_20_Text">the next segment.. give your files benign names, especially if they are </text:p>
      <text:p text:style-name="Preformatted_20_Text">something like /etc/passwd files or issues of Phrack.</text:p>
      <text:p text:style-name="Preformatted_20_Text"><text:s text:c="4"/>A note about FTPing /etc/passwds. It rarely works. Oh yes, you will get</text:p>
      <text:p text:style-name="Preformatted_20_Text">an /etc/passwd file, but rarely on the Internet will it be the real </text:p>
      <text:p text:style-name="Preformatted_20_Text">/etc/passwd. Check the size of the file first.. if it is 300 bytes or less,</text:p>
      <text:p text:style-name="Preformatted_20_Text">then it will likely be a substitute. Telnet will, however, get the real</text:p>
      <text:p text:style-name="Preformatted_20_Text">/etc/passwd on most occasions.</text:p>
      <text:p text:style-name="Preformatted_20_Text"><text:s text:c="4"/>Now quit the FTP utility and peruse your new files.. be sure to remove </text:p>
      <text:p text:style-name="Preformatted_20_Text">them when done.</text:p>
      <text:p text:style-name="Preformatted_20_Text"/>
      <text:p text:style-name="Preformatted_20_Text">Telnet</text:p>
      <text:p text:style-name="Preformatted_20_Text">------</text:p>
      <text:p text:style-name="Preformatted_20_Text"/>
      <text:p text:style-name="Preformatted_20_Text"><text:s text:c="4"/>While FTP has no real parallel in X.25 networks, you could equate telnet</text:p>
      <text:p text:style-name="Preformatted_20_Text">to a private PAD. Telnet lets you connect to and operate on Internet systems</text:p>
      <text:p text:style-name="Preformatted_20_Text">over the Internet as if you were connected locally.</text:p>
      <text:p text:style-name="Preformatted_20_Text"><text:s text:c="4"/>Telnet is initialized by typing 'telnet' at your shell. The operative</text:p>
      <text:p text:style-name="Preformatted_20_Text">command is, again, 'open'. Again, type 'open' followed by the domain name</text:p>
      <text:p text:style-name="Preformatted_20_Text">or the IP address. When connected, you will be at a login prompt of some </text:p>
      <text:p text:style-name="Preformatted_20_Text">kind(usually..). Enter a username if you have one, and if not you can either</text:p>
      <text:p text:style-name="Preformatted_20_Text">attempt to hack one or see if the system accepts the 'anonymous' guest user,</text:p>
      <text:p text:style-name="Preformatted_20_Text"><text:soft-page-break/>explained in the FTP section.</text:p>
      <text:p text:style-name="Preformatted_20_Text"><text:s text:c="4"/>If all goes well, you should have a remote connection of some kind, and</text:p>
      <text:p text:style-name="Preformatted_20_Text">what follows depends on the system you are connected to, just like in any</text:p>
      <text:p text:style-name="Preformatted_20_Text">other network.</text:p>
      <text:p text:style-name="Preformatted_20_Text"><text:s text:c="4"/></text:p>
      <text:p text:style-name="Preformatted_20_Text">Domain Names and IP Addresses - Intro</text:p>
      <text:p text:style-name="Preformatted_20_Text">-------------------------------------</text:p>
      <text:p text:style-name="Preformatted_20_Text"/>
      <text:p text:style-name="Preformatted_20_Text"><text:s text:c="4"/>For those of you unfamiliar with those terms I will give a small, </text:p>
      <text:p text:style-name="Preformatted_20_Text">condensed explanation of what the two are.</text:p>
      <text:p text:style-name="Preformatted_20_Text"><text:s text:c="4"/>One or the other is needed for connecting to a remote system, either by</text:p>
      <text:p text:style-name="Preformatted_20_Text">FTP or Telnet. The IP address could be equated to the X.25 net's Network User</text:p>
      <text:p text:style-name="Preformatted_20_Text">Address. The Domain name is a mnemonic name, used for convience more than</text:p>
      <text:p text:style-name="Preformatted_20_Text">anything, as it is generally easier to remember.</text:p>
      <text:p text:style-name="Preformatted_20_Text"><text:s text:c="4"/>If you wish to scan for systems on the Internet it is usually much easier</text:p>
      <text:p text:style-name="Preformatted_20_Text">to scan by IP address, as you won't know the mnemonic for most systems.</text:p>
      <text:p text:style-name="Preformatted_20_Text"><text:s text:c="4"/>IP addresses are 4 digit-combinations separated by dots. Address examples</text:p>
      <text:p text:style-name="Preformatted_20_Text">are 192.88.144.3(EFF) and 18.72.2.1(MIT).</text:p>
      <text:p text:style-name="Preformatted_20_Text"><text:s text:c="4"/>Addresses fall into three classes;</text:p>
      <text:p text:style-name="Preformatted_20_Text"><text:s text:c="7"/>Class A <text:s/>- <text:s/>0 to 127</text:p>
      <text:p text:style-name="Preformatted_20_Text"><text:s text:c="7"/>Class B <text:s/>- <text:s/>128 to 191</text:p>
      <text:p text:style-name="Preformatted_20_Text"><text:s text:c="7"/>Class C <text:s/>- <text:s/>192 to 223</text:p>
      <text:p text:style-name="Preformatted_20_Text"><text:s text:c="4"/>The earliest Internet systems are all in Class A, but it is more common</text:p>
      <text:p text:style-name="Preformatted_20_Text">to find class B or C systems. Moreover, a lot of systems are placed </text:p>
      <text:p text:style-name="Preformatted_20_Text">specifically in the 128 or 192 address prefix, as opposed to 184 or 201 or</text:p>
      <text:p text:style-name="Preformatted_20_Text">whatever. Scanning an IP address set can be accomplished in many fashions. </text:p>
      <text:p text:style-name="Preformatted_20_Text">One of which would be to pick a prefix, add two random one to two digit </text:p>
      <text:p text:style-name="Preformatted_20_Text">numbers, and scan the last portion. ie: take 192.15.43 and scan the last</text:p>
      <text:p text:style-name="Preformatted_20_Text">digit from 0 to 255. </text:p>
      <text:p text:style-name="Preformatted_20_Text"><text:s text:c="4"/>Unfortunely, the last portion (or last two portions in the case of Class </text:p>
      <text:p text:style-name="Preformatted_20_Text">C) are ports, meaning you may come up completely blank or you might hit the </text:p>
      <text:p text:style-name="Preformatted_20_Text">jack pot. </text:p>
      <text:p text:style-name="Preformatted_20_Text"><text:s text:c="4"/>Experiment to your own liking, after a while you will fall into a </text:p>
      <text:p text:style-name="Preformatted_20_Text">comfortable groove.</text:p>
      <text:p text:style-name="Preformatted_20_Text"><text:s text:c="4"/>You can also connect to specific systems using the domain name, if you</text:p>
      <text:p text:style-name="Preformatted_20_Text">know or can guess the domain name. To guess a domain name you will need to</text:p>
      <text:p text:style-name="Preformatted_20_Text">know the company or organization's name, and the type of organization it is.</text:p>
      <text:p text:style-name="Preformatted_20_Text">This is possible because host names must follow the Domain Name System, which</text:p>
      <text:p text:style-name="Preformatted_20_Text">makes guessing a lot easier. Once you have both, you can usually take a few </text:p>
      <text:p text:style-name="Preformatted_20_Text">educated guesses at the domain name. Some are easier than others.</text:p>
      <text:p text:style-name="Preformatted_20_Text"><text:s text:c="4"/>First of all, you will need to understand the principle of top-level</text:p>
      <text:p text:style-name="Preformatted_20_Text">domains. The top level is at the end of a domain name; in the case of eff.org,</text:p>
      <text:p text:style-name="Preformatted_20_Text">the top-level is 'org'. In the case of mit.edu, the top-level is 'edu'.</text:p>
      <text:p text:style-name="Preformatted_20_Text"><text:s text:c="4"/>Top levels fall into a few categories;</text:p>
      <text:p text:style-name="Preformatted_20_Text"><text:s text:c="8"/>com - commercial institutions</text:p>
      <text:p text:style-name="Preformatted_20_Text"><text:s text:c="8"/>org - non-profit organizations</text:p>
      <text:p text:style-name="Preformatted_20_Text"><text:s text:c="8"/>edu - educational facilities <text:s text:c="2"/></text:p>
      <text:p text:style-name="Preformatted_20_Text"><text:s text:c="8"/>net - networks</text:p>
      <text:p text:style-name="Preformatted_20_Text"><text:s text:c="8"/>gov - government systems (non military)</text:p>
      <text:p text:style-name="Preformatted_20_Text"><text:s text:c="8"/>mil - non-classified military</text:p>
      <text:p text:style-name="Preformatted_20_Text"><text:s text:c="4"/>Along with various country codes. The country codes are two letters used</text:p>
      <text:p text:style-name="Preformatted_20_Text">for international calls; the US's is 'US', Brazil's is 'BR'.</text:p>
      <text:p text:style-name="Preformatted_20_Text"><text:s text:c="4"/>Determine which top-level the system falls under, and then make a few</text:p>
      <text:p text:style-name="Preformatted_20_Text">guesses. Examples are;</text:p>
      <text:p text:style-name="Preformatted_20_Text"><text:s text:c="8"/>compuserve.com <text:s/></text:p>
      <text:p text:style-name="Preformatted_20_Text"><text:s text:c="8"/>xerox.com</text:p>
      <text:p text:style-name="Preformatted_20_Text"><text:s text:c="8"/>mit.edu</text:p>
      <text:p text:style-name="Preformatted_20_Text"><text:s text:c="8"/>eff.org</text:p>
      <text:p text:style-name="Preformatted_20_Text"><text:soft-page-break/><text:s text:c="4"/>For further reading, I suggest picking up a few of the printed Internet</text:p>
      <text:p text:style-name="Preformatted_20_Text">guides currently on the market, as well as the Gatsby's file on the Internet,</text:p>
      <text:p text:style-name="Preformatted_20_Text">printed in Phrack 33.</text:p>
      <text:p text:style-name="Preformatted_20_Text"/>
      <text:p text:style-name="Preformatted_20_Text">X.25 Networks</text:p>
      <text:p text:style-name="Preformatted_20_Text">=============</text:p>
      <text:p text:style-name="Preformatted_20_Text"/>
      <text:p text:style-name="Preformatted_20_Text"><text:s text:c="4"/>From here on in the PSN section of this file is dedicated to X.25 </text:p>
      <text:p text:style-name="Preformatted_20_Text">networks. I use the acronym PSN interchangably with X.25 networks, so don't</text:p>
      <text:p text:style-name="Preformatted_20_Text">get PSN confused with all the other types of PSN networks. From here on in,</text:p>
      <text:p text:style-name="Preformatted_20_Text">it is all X.25.</text:p>
      <text:p text:style-name="Preformatted_20_Text"/>
      <text:p text:style-name="Preformatted_20_Text">Network User Addresses</text:p>
      <text:p text:style-name="Preformatted_20_Text">----------------------</text:p>
      <text:p text:style-name="Preformatted_20_Text"/>
      <text:p text:style-name="Preformatted_20_Text"><text:s text:c="4"/>NUAs(Network User Addresses) are the PSNs equivalent of a phone number.</text:p>
      <text:p text:style-name="Preformatted_20_Text">They are what you need to connect to systems on PSNs around the world, and </text:p>
      <text:p text:style-name="Preformatted_20_Text">thanks to the DNIC(Data Network Identifier Code), there are no two the same.</text:p>
      <text:p text:style-name="Preformatted_20_Text"><text:s text:c="4"/>The format for entering NUAs is different from PSN to PSN. For example, </text:p>
      <text:p text:style-name="Preformatted_20_Text">on Datapac you must include 0's, but on Sprintnet 0's are not necessary. <text:s/></text:p>
      <text:p text:style-name="Preformatted_20_Text">Tymnet uses 6 digits NUAs rather than the standard 8.</text:p>
      <text:p text:style-name="Preformatted_20_Text">But the standard NUA format is this;</text:p>
      <text:p text:style-name="Preformatted_20_Text"><text:s text:c="8"/></text:p>
      <text:p text:style-name="Preformatted_20_Text"><text:s text:c="8"/>PDDDDXXXXXXXXSS,MMMMMMMMMM</text:p>
      <text:p text:style-name="Preformatted_20_Text"/>
      <text:p text:style-name="Preformatted_20_Text">Where; P is the pre-DNIC digit</text:p>
      <text:p text:style-name="Preformatted_20_Text"><text:s text:c="7"/>D is the DNIC</text:p>
      <text:p text:style-name="Preformatted_20_Text"><text:s text:c="7"/>X is the NUA </text:p>
      <text:p text:style-name="Preformatted_20_Text"><text:s text:c="7"/>S is the LCN(Logical Channel Number, subaddressing) </text:p>
      <text:p text:style-name="Preformatted_20_Text"><text:s text:c="7"/>M is the Mnemonic</text:p>
      <text:p text:style-name="Preformatted_20_Text"/>
      <text:p text:style-name="Preformatted_20_Text">Various segments may be omitted depending on your PSN and where you are </text:p>
      <text:p text:style-name="Preformatted_20_Text">calling. </text:p>
      <text:p text:style-name="Preformatted_20_Text">The P is commonly a 0, but is a 1 on Datapac. It is not usually even counted</text:p>
      <text:p text:style-name="Preformatted_20_Text">as part of the NUA, but must be included(usage varying) when making calls </text:p>
      <text:p text:style-name="Preformatted_20_Text">to another PSN other than your own. Within your own PSN it is not necessary</text:p>
      <text:p text:style-name="Preformatted_20_Text">to include the pre DNIC digit.</text:p>
      <text:p text:style-name="Preformatted_20_Text">The D is the DNIC also known as the DCC(Data Country Code). The DNIC is the </text:p>
      <text:p text:style-name="Preformatted_20_Text">4 digit country code, which insures that each NUA worldwide is unique. The </text:p>
      <text:p text:style-name="Preformatted_20_Text">DNIC is only used in calling international NUAs. If you are in Datapac(DNIC </text:p>
      <text:p text:style-name="Preformatted_20_Text">3020) you do not have to include the DNIC for Datapac when making calls to </text:p>
      <text:p text:style-name="Preformatted_20_Text">NUAs within Datapac, but if you are in another PSN you must include the DNIC</text:p>
      <text:p text:style-name="Preformatted_20_Text">for calls to Datapac.</text:p>
      <text:p text:style-name="Preformatted_20_Text">The X symbolizes the actual NUA, which along with the optional S</text:p>
      <text:p text:style-name="Preformatted_20_Text">(subaddressing) must always be included. You can simplify the NUA even greater </text:p>
      <text:p text:style-name="Preformatted_20_Text">using this format; </text:p>
      <text:p text:style-name="Preformatted_20_Text"><text:s text:c="7"/></text:p>
      <text:p text:style-name="Preformatted_20_Text"><text:s text:c="7"/>PPPXXXXX</text:p>
      <text:p text:style-name="Preformatted_20_Text"/>
      <text:p text:style-name="Preformatted_20_Text">Where P is the prefix of the NUA, and the X's are the suffix. The prefix </text:p>
      <text:p text:style-name="Preformatted_20_Text">corresponds to an Area Code in most cases in that the NUAs within that prefix</text:p>
      <text:p text:style-name="Preformatted_20_Text">are in a certain part of the country the PSN serves. In the case of Sprintnet,</text:p>
      <text:p text:style-name="Preformatted_20_Text">the prefix corresponds directly with the Area Code(ie: all NUAs in the 914</text:p>
      <text:p text:style-name="Preformatted_20_Text">prefix on Sprintnet are in New York, and all phone numbers in the 914 Area</text:p>
      <text:p text:style-name="Preformatted_20_Text">Code are in New York).</text:p>
      <text:p text:style-name="Preformatted_20_Text">Subaddressing, S on the diagram, is a somewhat complicated thing to explain.</text:p>
      <text:p text:style-name="Preformatted_20_Text">Subaddressing is used when desired by the owner of the DTE, and is used to </text:p>
      <text:p text:style-name="Preformatted_20_Text">connect to specified system on the same NUA. You may find more than one system</text:p>
      <text:p text:style-name="Preformatted_20_Text"><text:soft-page-break/>on the same NUA, and these can be reached using subaddresses.</text:p>
      <text:p text:style-name="Preformatted_20_Text">ie:</text:p>
      <text:p text:style-name="Preformatted_20_Text"><text:s text:c="11"/>NUA <text:s text:c="15"/>SYSTEM</text:p>
      <text:p text:style-name="Preformatted_20_Text"><text:s text:c="8"/>PPPXXXXXSS</text:p>
      <text:p text:style-name="Preformatted_20_Text"><text:s text:c="8"/>========== <text:s text:c="5"/>===================</text:p>
      <text:p text:style-name="Preformatted_20_Text"><text:s text:c="2"/>Ex.1 <text:s/>12300456 <text:s text:c="12"/>Unix</text:p>
      <text:p text:style-name="Preformatted_20_Text"><text:s text:c="2"/>Ex.2 <text:s/>123004561 <text:s text:c="11"/>VMS</text:p>
      <text:p text:style-name="Preformatted_20_Text"><text:s text:c="2"/>Ex.3 <text:s/>1230045699 <text:s text:c="10"/>HP3000</text:p>
      <text:p text:style-name="Preformatted_20_Text"/>
      <text:p text:style-name="Preformatted_20_Text">In this example, the normal NUA is 12300456(assuming DNIC and pre-DNIC digit</text:p>
      <text:p text:style-name="Preformatted_20_Text">are not used). This NUA takes you to a Unix system. But when the LCN(Logical</text:p>
      <text:p text:style-name="Preformatted_20_Text">Channel Number, subaddress) of 1 is used, you are taken to a VMS. And the </text:p>
      <text:p text:style-name="Preformatted_20_Text">subaddress of 99 takes you to a HP3000. The systems on 12300456 are all owned </text:p>
      <text:p text:style-name="Preformatted_20_Text">by the same person/company, who wished to have one NUA only, but by using </text:p>
      <text:p text:style-name="Preformatted_20_Text">subaddresses he can give access to multiple systems on a lone NUA.</text:p>
      <text:p text:style-name="Preformatted_20_Text">Subaddresses are also used occasionally as extra security. If you hit a system</text:p>
      <text:p text:style-name="Preformatted_20_Text">that gives you an error message such as 'REMOTE PROCEDURE ERROR' or 'REMOTE</text:p>
      <text:p text:style-name="Preformatted_20_Text">DIRECTIVE', you will either need a subaddress or a mnemonic. You may choose to</text:p>
      <text:p text:style-name="Preformatted_20_Text">go through the entire possible subaddresses, 1 to 99, or if you are just </text:p>
      <text:p text:style-name="Preformatted_20_Text">scanning i would suggest these: 1,2,50,51,91,98,99</text:p>
      <text:p text:style-name="Preformatted_20_Text">Mnemonics, M, are another tricky one to explain. They are not documented by</text:p>
      <text:p text:style-name="Preformatted_20_Text">the PSNs, I discovered them on my own. Mnemonics are also used to select </text:p>
      <text:p text:style-name="Preformatted_20_Text">systems on a single NUA as a kind of port selector, but they are more commonly </text:p>
      <text:p text:style-name="Preformatted_20_Text">used as a kind of external password, which prevents you from even seeing the </text:p>
      <text:p text:style-name="Preformatted_20_Text">system in question.</text:p>
      <text:p text:style-name="Preformatted_20_Text">The same error messages as in LCNs occur for mnemonics, but again, even if you</text:p>
      <text:p text:style-name="Preformatted_20_Text">can reach a system with a standard NUA, there is a possibly a system only </text:p>
      <text:p text:style-name="Preformatted_20_Text">reachable by mnemonic exists. Here is a list of commonly used mnemonics;</text:p>
      <text:p text:style-name="Preformatted_20_Text"><text:s text:c="4"/>SYSTEM CONSOLE PAD DIAL MODEM X25 X28 X29 SYS HOST</text:p>
      <text:p text:style-name="Preformatted_20_Text"/>
      <text:p text:style-name="Preformatted_20_Text">Bypassing Reverse Charging Systems: Private PADs and NUIs</text:p>
      <text:p text:style-name="Preformatted_20_Text">---------------------------------------------------------</text:p>
      <text:p text:style-name="Preformatted_20_Text"/>
      <text:p text:style-name="Preformatted_20_Text"><text:s text:c="4"/>Occasionally on PSNs you will run into systems which give you the </text:p>
      <text:p text:style-name="Preformatted_20_Text">error message 'COLLECT CALL REFUSED'. This denotes a reverse-charging system.</text:p>
      <text:p text:style-name="Preformatted_20_Text">When you make a call to a system on a PSN, the call is automatically collect.</text:p>
      <text:p text:style-name="Preformatted_20_Text">But a lot of sysadmins do not want to pay for your connect charges, and if all</text:p>
      <text:p text:style-name="Preformatted_20_Text">of their users have NUIs or private PADs, it is a good idea for them to make </text:p>
      <text:p text:style-name="Preformatted_20_Text">their system reverse-charging, which saves them money, but also acts as yet</text:p>
      <text:p text:style-name="Preformatted_20_Text">another security barrier from casual snoopers.</text:p>
      <text:p text:style-name="Preformatted_20_Text"><text:s text:c="4"/>But again, this can be avoided by using a private PAD or a NUI.</text:p>
      <text:p text:style-name="Preformatted_20_Text">Before we go into the details of these, remember that a private PAD is a </text:p>
      <text:p text:style-name="Preformatted_20_Text">different thing than your public access port PAD. A private PAD is a PAD which</text:p>
      <text:p text:style-name="Preformatted_20_Text">automatically assumes all connect charges. So, the reverse charging systems </text:p>
      <text:p text:style-name="Preformatted_20_Text">will let you past the reverse charging, as you agree to accept the charges.</text:p>
      <text:p text:style-name="Preformatted_20_Text"><text:s text:c="4"/>NUI's(Network User Identifiers) work the same way. You can think of a NUI</text:p>
      <text:p text:style-name="Preformatted_20_Text">as .. say a Calling Card. The Calling Card is billed for all the charges made</text:p>
      <text:p text:style-name="Preformatted_20_Text">on it, regardless of who made them; the owner gets the bill. The NUI works the</text:p>
      <text:p text:style-name="Preformatted_20_Text">same way. NUIs are used legitimatly by users willing to accept the connect </text:p>
      <text:p text:style-name="Preformatted_20_Text">charges. But, as hackers are known to do, these NUIs get stolen and used to </text:p>
      <text:p text:style-name="Preformatted_20_Text">call all NUAs all around the world, and the legitimate owner gets the bill.</text:p>
      <text:p text:style-name="Preformatted_20_Text">But unlike CCs, you will usually get away with using a NUI.</text:p>
      <text:p text:style-name="Preformatted_20_Text"><text:s text:c="4"/>However, as you can guess, private PADs and NUIs are fairly hard to come </text:p>
      <text:p text:style-name="Preformatted_20_Text">by. If somebody manages to get ahold of one, they usually won't be willing to</text:p>
      <text:p text:style-name="Preformatted_20_Text">share it. So, it comes down to you; you probably will have to find your own.</text:p>
      <text:p text:style-name="Preformatted_20_Text"><text:s text:c="4"/>PADs are only found by scanning on PSNs, and by hacking onto systems on</text:p>
      <text:p text:style-name="Preformatted_20_Text">PSNs. There are programs on Unix and Primos systems,for example, that serve as</text:p>
      <text:p text:style-name="Preformatted_20_Text">a private PAD. And there are some private PADs that are set up solely for the</text:p>
      <text:p text:style-name="Preformatted_20_Text"><text:soft-page-break/>purpose of being a private PAD. But, these are almost always passworded, so it</text:p>
      <text:p text:style-name="Preformatted_20_Text">is up to you to get in.</text:p>
      <text:p text:style-name="Preformatted_20_Text"><text:s text:c="4"/>NUIs are somewhat the same thing. NUIs are different from PSN to PSN, some</text:p>
      <text:p text:style-name="Preformatted_20_Text">will tell you if a NUI is wrong, letting you guess one, but others will not. </text:p>
      <text:p text:style-name="Preformatted_20_Text">And of course, you still have to guess the password. I've heard stories of </text:p>
      <text:p text:style-name="Preformatted_20_Text">people carding NUIs, but i'm not sure i quite believe it, and the safety of </text:p>
      <text:p text:style-name="Preformatted_20_Text">such a practice is questionable.</text:p>
      <text:p text:style-name="Preformatted_20_Text"/>
      <text:p text:style-name="Preformatted_20_Text">Closed User Groups</text:p>
      <text:p text:style-name="Preformatted_20_Text">------------------</text:p>
      <text:p text:style-name="Preformatted_20_Text"/>
      <text:p text:style-name="Preformatted_20_Text"><text:s text:c="4"/>One of the most effective security measures i've ever seen is the CUG</text:p>
      <text:p text:style-name="Preformatted_20_Text">(Closed User Group). The CUG is what generates the 'CALL BLOCKED' message when </text:p>
      <text:p text:style-name="Preformatted_20_Text">scanning on PSNs. A CUG will only accept calls into the DTE from specified </text:p>
      <text:p text:style-name="Preformatted_20_Text">DCE NUAs. Meaning, if your NUA has not been entered into the list of </text:p>
      <text:p text:style-name="Preformatted_20_Text">acceptable NUAs, you won't be allowed to even see the system. However, CUGs </text:p>
      <text:p text:style-name="Preformatted_20_Text">aren't for everybody. If you have a system with many users that all call in</text:p>
      <text:p text:style-name="Preformatted_20_Text">from different points, CUGs are unusable. And a good thing for us. I've never</text:p>
      <text:p text:style-name="Preformatted_20_Text">heard of anyone finding a way past a CUG. I've got a few theories but..</text:p>
      <text:p text:style-name="Preformatted_20_Text"/>
      <text:p text:style-name="Preformatted_20_Text">Sprintnet</text:p>
      <text:p text:style-name="Preformatted_20_Text">---------</text:p>
      <text:p text:style-name="Preformatted_20_Text"><text:s text:c="4"/></text:p>
      <text:p text:style-name="Preformatted_20_Text"><text:s text:c="4"/>Now i'll go a bit more into the major US and Canadian PSNs, starting with</text:p>
      <text:p text:style-name="Preformatted_20_Text">the most popular in the States, Sprintnet</text:p>
      <text:p text:style-name="Preformatted_20_Text"><text:s text:c="4"/>To find a public indial port for Sprintnet you may possibly be able to </text:p>
      <text:p text:style-name="Preformatted_20_Text">find it in your telefone book(look under Sprintnet) or by Directory Assistance.</text:p>
      <text:p text:style-name="Preformatted_20_Text">If not, try Sprintnet Customer Service at 1-800-336-0437. This also will <text:s/></text:p>
      <text:p text:style-name="Preformatted_20_Text">probably only function between 8:30 and 5:00 EST, maybe a bit different.</text:p>
      <text:p text:style-name="Preformatted_20_Text"><text:s text:c="4"/>Also, for a data number for in-dial look ups try 1-800-424-9494 at</text:p>
      <text:p text:style-name="Preformatted_20_Text">communication parameters 7/E/1(or 8/N/1 also i believe). Type &lt;CR&gt; twice</text:p>
      <text:p text:style-name="Preformatted_20_Text">or @D for 2400bps and press enter so Sprintnet can match your communications</text:p>
      <text:p text:style-name="Preformatted_20_Text">parameters. It will display a short herald then a TERMINAL= prompt.</text:p>
      <text:p text:style-name="Preformatted_20_Text">At the TERMINAL= prompt type VT100 for VT100 terminal emulation, if you are</text:p>
      <text:p text:style-name="Preformatted_20_Text">using a personal computer i think D1 works, or just &lt;CR&gt; for dumb terminal. </text:p>
      <text:p text:style-name="Preformatted_20_Text">Then type "c mail", at the username prompt type "phones", and for password </text:p>
      <text:p text:style-name="Preformatted_20_Text">type "phones" again. It is menu driven from there on. </text:p>
      <text:p text:style-name="Preformatted_20_Text"><text:s text:c="4"/>Now that you have your Sprintnet public dial port number, call it up like </text:p>
      <text:p text:style-name="Preformatted_20_Text">you would a BBS, then when it connnects type the two &lt;CR&gt;s for 300/1200bps </text:p>
      <text:p text:style-name="Preformatted_20_Text">or the @D for 2400bps, then it will display its herald, something like: </text:p>
      <text:p text:style-name="Preformatted_20_Text"><text:s text:c="8"/></text:p>
      <text:p text:style-name="Preformatted_20_Text"><text:s text:c="8"/>SPRINTNET(or in some cases TELENET)</text:p>
      <text:p text:style-name="Preformatted_20_Text"><text:s text:c="8"/>123 11A <text:s/>(where 123 is your area code &amp; Sprintnet's address prefix</text:p>
      <text:p text:style-name="Preformatted_20_Text"><text:s text:c="18"/>and 11A is the port you are using)</text:p>
      <text:p text:style-name="Preformatted_20_Text"><text:s text:c="8"/>TERMINAL=(type what you did previously eg:VT100,D1,&lt;ENTER&gt;)</text:p>
      <text:p text:style-name="Preformatted_20_Text"/>
      <text:p text:style-name="Preformatted_20_Text">then when Sprintnet displays the @ prompt you know you are connected to</text:p>
      <text:p text:style-name="Preformatted_20_Text">a Sprintnet public PAD and you are ready to enter NUAs. </text:p>
      <text:p text:style-name="Preformatted_20_Text"><text:s text:c="4"/>As i mentioned before, Sprintnet NUA prefixes correspond directly with</text:p>
      <text:p text:style-name="Preformatted_20_Text">Area Codes, so to scan Sprintnet simply take an AC and suffix it with the </text:p>
      <text:p text:style-name="Preformatted_20_Text">remaining digits, usually in sequence. Since Sprintnet ignores 0's, NUAs</text:p>
      <text:p text:style-name="Preformatted_20_Text">can be as small as 4 digits. When scanning, go from lowest to highest, </text:p>
      <text:p text:style-name="Preformatted_20_Text">stopping as soon as it seems NUAs have run dry(take it a hundred NUAs further</text:p>
      <text:p text:style-name="Preformatted_20_Text">to be sure..best to take it right to 2000, maybe higher if you have time).</text:p>
      <text:p text:style-name="Preformatted_20_Text"/>
      <text:p text:style-name="Preformatted_20_Text">BT Tymnet</text:p>
      <text:p text:style-name="Preformatted_20_Text">---------</text:p>
      <text:p text:style-name="Preformatted_20_Text"><text:s text:c="4"/></text:p>
      <text:p text:style-name="Preformatted_20_Text"><text:soft-page-break/><text:s text:c="4"/>BT Tymnet is owned by British Telecom, and is the biggest PSN by far, but</text:p>
      <text:p text:style-name="Preformatted_20_Text">it does have some extra security.</text:p>
      <text:p text:style-name="Preformatted_20_Text"><text:s text:c="4"/>For finding Tymnet dial-ins the procedure is much the same, look in the </text:p>
      <text:p text:style-name="Preformatted_20_Text">phone book under Tymnet or BT Tymnet, or phone directory assistance and ask </text:p>
      <text:p text:style-name="Preformatted_20_Text">for BT Tymnet Public Dial Port numbers, or you can call Tymnet customer </text:p>
      <text:p text:style-name="Preformatted_20_Text">Service at 1-800-336-0149. Generally try between 8:30 and 5:00 EST. I don't </text:p>
      <text:p text:style-name="Preformatted_20_Text">have the Tymnet data number for finding in-dials, but once you are on Tymnet </text:p>
      <text:p text:style-name="Preformatted_20_Text">type INFORMATION for a complete list of in-dials as well as other things.</text:p>
      <text:p text:style-name="Preformatted_20_Text"><text:s text:c="4"/>Once you have your in-dial number set your communication parameters at </text:p>
      <text:p text:style-name="Preformatted_20_Text">either 8/N/1 or 7/E/1 then dial the number just like you would a BBS. At </text:p>
      <text:p text:style-name="Preformatted_20_Text">connect you will see a string of garbage characters or nothing at all. </text:p>
      <text:p text:style-name="Preformatted_20_Text">Press &lt;CR&gt; so Tymnet can match your communication parameters. You will then </text:p>
      <text:p text:style-name="Preformatted_20_Text">see the Tymnet herald which will look something like this:</text:p>
      <text:p text:style-name="Preformatted_20_Text"><text:s text:c="8"/>-2373-001-</text:p>
      <text:p text:style-name="Preformatted_20_Text"><text:s text:c="8"/>please type your terminal identifier</text:p>
      <text:p text:style-name="Preformatted_20_Text"><text:s text:c="4"/>If it wants a terminal identifier press A(if you want, you can press A </text:p>
      <text:p text:style-name="Preformatted_20_Text">instead of &lt;CR&gt; at connect so it can match your communication parameters and </text:p>
      <text:p text:style-name="Preformatted_20_Text">get your terminal identifer all at once).</text:p>
      <text:p text:style-name="Preformatted_20_Text"><text:s text:c="4"/>After this initial part you will see the prompt:</text:p>
      <text:p text:style-name="Preformatted_20_Text"><text:s text:c="8"/>please log in:</text:p>
      <text:p text:style-name="Preformatted_20_Text">This shows Tymnet is ready for you to enter NUAs. A great deal of the NUAs on</text:p>
      <text:p text:style-name="Preformatted_20_Text">Tymnet are in plain mnemonic format however. To reach these, just enter the</text:p>
      <text:p text:style-name="Preformatted_20_Text">mnemonic you wish, nothing else(ie: CPU or SYSTEM). To enter digital NUAs you</text:p>
      <text:p text:style-name="Preformatted_20_Text">need a NUI though. Tymnet will let you know when a NUI is wrong. Just keep</text:p>
      <text:p text:style-name="Preformatted_20_Text">guessing NUIs and passwords until you find one. BUT, keep in mind, one of the</text:p>
      <text:p text:style-name="Preformatted_20_Text">biggest security features Tymnet has is this: it will kick you off after three </text:p>
      <text:p text:style-name="Preformatted_20_Text">incorrect attempts at anything. Thus, you'll have to call again and again, and</text:p>
      <text:p text:style-name="Preformatted_20_Text">if you are in a digital switching system such as ESS it is not a good idea to</text:p>
      <text:p text:style-name="Preformatted_20_Text">call anywhere an excessive amount of time. So keep it in moderation if you </text:p>
      <text:p text:style-name="Preformatted_20_Text">choose to try Tymnet.</text:p>
      <text:p text:style-name="Preformatted_20_Text"/>
      <text:p text:style-name="Preformatted_20_Text">Datapac</text:p>
      <text:p text:style-name="Preformatted_20_Text">-------</text:p>
      <text:p text:style-name="Preformatted_20_Text"/>
      <text:p text:style-name="Preformatted_20_Text"><text:s text:c="4"/>I am the most fond of Datapac, because I grew up on it. Nearly all the</text:p>
      <text:p text:style-name="Preformatted_20_Text">hacking i've done to this day was on Datapac or the international PSNs i've </text:p>
      <text:p text:style-name="Preformatted_20_Text">been able to reach through private PADs i've found on Datapac. <text:s text:c="3"/></text:p>
      <text:p text:style-name="Preformatted_20_Text"><text:s text:c="4"/>To connect to the Datapac network from Canada you will need to dial into </text:p>
      <text:p text:style-name="Preformatted_20_Text">your local Datapac node, which is accessible in most cities via your local </text:p>
      <text:p text:style-name="Preformatted_20_Text">Datapac dial-in number. <text:s/></text:p>
      <text:p text:style-name="Preformatted_20_Text"><text:s text:c="4"/>There are quite a few ways to find your local Datapac dial-in. It will <text:s/></text:p>
      <text:p text:style-name="Preformatted_20_Text">usually be in your telephone book under "DATAPAC PUBLIC DIAL PORT". If </text:p>
      <text:p text:style-name="Preformatted_20_Text">not, you could try directory assistance for the same name. Alternatively,</text:p>
      <text:p text:style-name="Preformatted_20_Text">there are a couple phone #'s for finding your dial port(these are also </text:p>
      <text:p text:style-name="Preformatted_20_Text">customer assistance):</text:p>
      <text:p text:style-name="Preformatted_20_Text"><text:s/></text:p>
      <text:p text:style-name="Preformatted_20_Text"><text:s/>1-800-267-6574 <text:s/>(Within Canada)</text:p>
      <text:p text:style-name="Preformatted_20_Text"><text:s/>1-613-781-6798</text:p>
      <text:p text:style-name="Preformatted_20_Text"/>
      <text:p text:style-name="Preformatted_20_Text"><text:s text:c="4"/>Also, these numbers function only from 8:30 to 5:00 EST(Eastern Standard </text:p>
      <text:p text:style-name="Preformatted_20_Text">Time).Also, the Datapac Information Service(DIS) at NUA 92100086 has a </text:p>
      <text:p text:style-name="Preformatted_20_Text">complete list of all public dial-ins. </text:p>
      <text:p text:style-name="Preformatted_20_Text"><text:s text:c="4"/>I think you can use both communication parameter settings work, but 8/N/1</text:p>
      <text:p text:style-name="Preformatted_20_Text">(8 data bits, No parity, 1 stop bit) is used most frequently, so set it </text:p>
      <text:p text:style-name="Preformatted_20_Text">initially at that. Some NUA's on Datapac use 7/E/1, change to it if needed </text:p>
      <text:p text:style-name="Preformatted_20_Text">after you are connected to a Datapac dial-in.</text:p>
      <text:p text:style-name="Preformatted_20_Text"><text:s text:c="4"/>Ok,if you have your Datapac 3000 Public Indial number, you've set your</text:p>
      <text:p text:style-name="Preformatted_20_Text">communication parameters at 8/N/1, then you are now set to go. Dial your</text:p>
      <text:p text:style-name="Preformatted_20_Text"><text:soft-page-break/>indial just like a BBS(duh..) and once connnected:</text:p>
      <text:p text:style-name="Preformatted_20_Text">You will have a blank screen;</text:p>
      <text:p text:style-name="Preformatted_20_Text">Type 3 periods and press RETURN <text:s/>(this is to tell Dpac to initialize itself)</text:p>
      <text:p text:style-name="Preformatted_20_Text">The Datapac herald will flash up stating:</text:p>
      <text:p text:style-name="Preformatted_20_Text">DATAPAC : XXXX XXXX (your in-dial's NUA)</text:p>
      <text:p text:style-name="Preformatted_20_Text">You are now ready to enter commands to Datapac.</text:p>
      <text:p text:style-name="Preformatted_20_Text"/>
      <text:p text:style-name="Preformatted_20_Text">Example: </text:p>
      <text:p text:style-name="Preformatted_20_Text">(YOU ENTER) <text:s text:c="9"/>atdt 16046627732</text:p>
      <text:p text:style-name="Preformatted_20_Text">(YOU ENTER) <text:s text:c="9"/>...</text:p>
      <text:p text:style-name="Preformatted_20_Text">(DATAPAC RESPONDS) <text:s text:c="2"/>DATAPAC : 6710 1071</text:p>
      <text:p text:style-name="Preformatted_20_Text"/>
      <text:p text:style-name="Preformatted_20_Text">Now you are all set to enter the NUA for your destination.</text:p>
      <text:p text:style-name="Preformatted_20_Text">NUAs on Datapac must be 8 to 10 digits(not including mnemonics). </text:p>
      <text:p text:style-name="Preformatted_20_Text">8 is standard, but 9 or 10 is possible depending on usage of subaddressing.</text:p>
      <text:p text:style-name="Preformatted_20_Text">NUA prefixes on Datapac are handed out in blocks, meaning they do not </text:p>
      <text:p text:style-name="Preformatted_20_Text">correspond to Area Codes, but by looking at the surrounding prefixes, you can</text:p>
      <text:p text:style-name="Preformatted_20_Text">tell where a prefix is located. When scanning on Datapac, keep in mind most of</text:p>
      <text:p text:style-name="Preformatted_20_Text">the valid NUAs are found in the low numbers, so to sample a prefix go from</text:p>
      <text:p text:style-name="Preformatted_20_Text">(example) 12300001 to 12300200. It is a good idea, however, to scan the prefix</text:p>
      <text:p text:style-name="Preformatted_20_Text">right up until 2000, the choice is yours.</text:p>
      <text:p text:style-name="Preformatted_20_Text"/>
      <text:p text:style-name="Preformatted_20_Text">DNIC List</text:p>
      <text:p text:style-name="Preformatted_20_Text">---------</text:p>
      <text:p text:style-name="Preformatted_20_Text"/>
      <text:p text:style-name="Preformatted_20_Text"><text:s text:c="4"/>Here is a list of the previous PSN's DNICs, and most of the other DNICs </text:p>
      <text:p text:style-name="Preformatted_20_Text">for PSNs world wide. This was taken from the DIS, with a number of my own </text:p>
      <text:p text:style-name="Preformatted_20_Text">additions that were omitted(the DIS did not include other Canadian or </text:p>
      <text:p text:style-name="Preformatted_20_Text">American PSNs). The extras DNICs came from my own experience and various </text:p>
      <text:p text:style-name="Preformatted_20_Text">BBS lists.</text:p>
      <text:p text:style-name="Preformatted_20_Text"/>
      <text:p text:style-name="Preformatted_20_Text">COUNTRY <text:s text:c="14"/>NETWORK <text:s text:c="9"/>DNIC <text:s text:c="6"/>DIRECTION</text:p>
      <text:p text:style-name="Preformatted_20_Text">------- <text:s text:c="14"/>------- <text:s text:c="9"/>---- <text:s text:c="6"/>---------</text:p>
      <text:p text:style-name="Preformatted_20_Text"/>
      <text:p text:style-name="Preformatted_20_Text">ANDORRA <text:s text:c="14"/>ANDORPAC <text:s text:c="8"/>2945 <text:s text:c="6"/>BI-DIR</text:p>
      <text:p text:style-name="Preformatted_20_Text">ANTIGUA <text:s text:c="14"/>AGANET <text:s text:c="10"/>3443 <text:s text:c="6"/>INCOMING</text:p>
      <text:p text:style-name="Preformatted_20_Text">ARGENTINA <text:s text:c="12"/>ARPAC <text:s text:c="11"/>7220 <text:s text:c="6"/>BI-DIR</text:p>
      <text:p text:style-name="Preformatted_20_Text"><text:s text:c="22"/>ARPAC <text:s text:c="11"/>7222 <text:s text:c="6"/>BI-DIR</text:p>
      <text:p text:style-name="Preformatted_20_Text">AUSTRIA <text:s text:c="14"/>DATEX-P <text:s text:c="9"/>2322 <text:s text:c="6"/>BI-DIR</text:p>
      <text:p text:style-name="Preformatted_20_Text"><text:s text:c="22"/>DATEX-P TTX <text:s text:c="5"/>2323 <text:s text:c="6"/>BI-DIR</text:p>
      <text:p text:style-name="Preformatted_20_Text"><text:s text:c="22"/>RA <text:s text:c="14"/>2329 <text:s text:c="6"/>BI-DIR</text:p>
      <text:p text:style-name="Preformatted_20_Text">AUSTRALIA <text:s text:c="12"/>AUSTPAC <text:s text:c="9"/>5052 <text:s text:c="6"/>BI-DIR</text:p>
      <text:p text:style-name="Preformatted_20_Text"><text:s text:c="22"/>OTC DATA ACCESS <text:s/>5053 <text:s text:c="6"/>BI-DIR</text:p>
      <text:p text:style-name="Preformatted_20_Text">AZORES <text:s text:c="15"/>TELEPAC <text:s text:c="9"/>2680 <text:s text:c="6"/>BI-DIR</text:p>
      <text:p text:style-name="Preformatted_20_Text">BAHAMAS <text:s text:c="14"/>BATELCO <text:s text:c="9"/>3640 <text:s text:c="6"/>BI-DIR</text:p>
      <text:p text:style-name="Preformatted_20_Text">BAHRAIN <text:s text:c="14"/>BAHNET <text:s text:c="10"/>4263 <text:s text:c="6"/>BI-DIR</text:p>
      <text:p text:style-name="Preformatted_20_Text">BARBADOS <text:s text:c="13"/>IDAS <text:s text:c="12"/>3423 <text:s text:c="6"/>BI-DIR</text:p>
      <text:p text:style-name="Preformatted_20_Text">BELGIUM <text:s text:c="14"/>DCS <text:s text:c="13"/>2062 <text:s text:c="6"/>BI-DIR</text:p>
      <text:p text:style-name="Preformatted_20_Text"><text:s text:c="22"/>DCS <text:s text:c="13"/>2068 <text:s text:c="6"/>BI-DIR</text:p>
      <text:p text:style-name="Preformatted_20_Text"><text:s text:c="22"/>DCS <text:s text:c="13"/>2069 <text:s text:c="6"/>BI-DIR</text:p>
      <text:p text:style-name="Preformatted_20_Text">BELIZE <text:s text:c="15"/>BTLDATAPAC <text:s text:c="6"/>7020 <text:s text:c="6"/>BI-DIR</text:p>
      <text:p text:style-name="Preformatted_20_Text">BERMUDA <text:s text:c="14"/>BERMUDANET <text:s text:c="6"/>3503 <text:s text:c="6"/>BI-DIR</text:p>
      <text:p text:style-name="Preformatted_20_Text">BRAZIL <text:s text:c="15"/>INTERDATA <text:s text:c="7"/>7240 <text:s text:c="6"/>BI-DIR</text:p>
      <text:p text:style-name="Preformatted_20_Text"><text:s text:c="22"/>RENPAC <text:s text:c="10"/>7241 <text:s text:c="6"/>BI-DIR</text:p>
      <text:p text:style-name="Preformatted_20_Text"><text:s text:c="22"/>RENPAC <text:s text:c="10"/>7248 <text:s text:c="6"/>INCOMING</text:p>
      <text:p text:style-name="Preformatted_20_Text"><text:s text:c="22"/>RENPAC <text:s text:c="10"/>7249 <text:s text:c="6"/>INCOMING</text:p>
      <text:p text:style-name="Preformatted_20_Text">BULGARIA <text:s text:c="13"/>BULPAC <text:s text:c="10"/>2841 <text:s text:c="6"/>BI-DIR</text:p>
      <text:p text:style-name="Preformatted_20_Text">BURKINA FASO <text:s text:c="9"/>BURKIPAC <text:s text:c="8"/>6132 <text:s text:c="6"/>BI-DIR</text:p>
      <text:p text:style-name="Preformatted_20_Text"><text:soft-page-break/>CAMEROON <text:s text:c="13"/>CAMPAC <text:s text:c="10"/>6242 <text:s text:c="6"/>BI-DIR</text:p>
      <text:p text:style-name="Preformatted_20_Text">CANADA <text:s text:c="15"/>DATAPAC <text:s text:c="9"/>3020 <text:s text:c="6"/>BI-DIR</text:p>
      <text:p text:style-name="Preformatted_20_Text"><text:s text:c="22"/>GLOBEDAT <text:s text:c="8"/>3025 <text:s text:c="6"/>BI-DIR</text:p>
      <text:p text:style-name="Preformatted_20_Text"><text:s text:c="22"/>CNCP PACKET NET <text:s/>3028 <text:s text:c="6"/>BI-DIR</text:p>
      <text:p text:style-name="Preformatted_20_Text"><text:s text:c="22"/>CNCP INFO SWITCH 3029 <text:s text:c="6"/>BI-DIR</text:p>
      <text:p text:style-name="Preformatted_20_Text">CAYMAN ISLANDS <text:s text:c="7"/>IDAS <text:s text:c="12"/>3463 <text:s text:c="6"/>BI-DIR</text:p>
      <text:p text:style-name="Preformatted_20_Text">CHAD <text:s text:c="17"/>CHADPAC <text:s text:c="9"/>6222 <text:s text:c="6"/>BI-DIR</text:p>
      <text:p text:style-name="Preformatted_20_Text">CHILE <text:s text:c="16"/>ENTEL <text:s text:c="11"/>7302 <text:s text:c="6"/>BI-DIR</text:p>
      <text:p text:style-name="Preformatted_20_Text"><text:s text:c="22"/>CHILE-PAC <text:s text:c="7"/>7303 <text:s text:c="6"/>INCOMING</text:p>
      <text:p text:style-name="Preformatted_20_Text"><text:s text:c="22"/>VTRNET <text:s text:c="10"/>7305 <text:s text:c="6"/>BI-DIR</text:p>
      <text:p text:style-name="Preformatted_20_Text"><text:s text:c="22"/>ENTEL <text:s text:c="11"/>7300 <text:s text:c="6"/>INCOMING</text:p>
      <text:p text:style-name="Preformatted_20_Text">CHINA <text:s text:c="16"/>PTELCOM <text:s text:c="9"/>4600 <text:s text:c="6"/>BI-DIR</text:p>
      <text:p text:style-name="Preformatted_20_Text">COLOMBIA <text:s text:c="13"/>COLDAPAQ <text:s text:c="8"/>7322 <text:s text:c="6"/>BI-DIR</text:p>
      <text:p text:style-name="Preformatted_20_Text">COSTA RICA <text:s text:c="11"/>RACSAPAC <text:s text:c="8"/>7120 <text:s text:c="6"/>BI-DIR</text:p>
      <text:p text:style-name="Preformatted_20_Text"><text:s text:c="22"/>RACSAPAC <text:s text:c="8"/>7122 <text:s text:c="6"/>BI-DIR</text:p>
      <text:p text:style-name="Preformatted_20_Text"><text:s text:c="22"/>RACSAPAC <text:s text:c="8"/>7128 <text:s text:c="6"/>BI-DIR</text:p>
      <text:p text:style-name="Preformatted_20_Text"><text:s text:c="22"/>RACSAPAC <text:s text:c="8"/>7129 <text:s text:c="6"/>BI-DIR</text:p>
      <text:p text:style-name="Preformatted_20_Text">CUBA <text:s text:c="17"/>CUBA <text:s text:c="12"/>2329 <text:s text:c="6"/>BI-DIR</text:p>
      <text:p text:style-name="Preformatted_20_Text">CURACAO <text:s text:c="14"/>DATANET-1 <text:s text:c="7"/>3621 <text:s text:c="6"/>BI-DIR</text:p>
      <text:p text:style-name="Preformatted_20_Text">CYPRUS <text:s text:c="15"/>CYTAPAC <text:s text:c="9"/>2802 <text:s text:c="6"/>BI-DIR</text:p>
      <text:p text:style-name="Preformatted_20_Text"><text:s text:c="22"/>CYTAPAC <text:s text:c="9"/>2807 <text:s text:c="6"/>BI-DIR</text:p>
      <text:p text:style-name="Preformatted_20_Text"><text:s text:c="22"/>CYTAPAC <text:s text:c="9"/>2808 <text:s text:c="6"/>BI-DIR</text:p>
      <text:p text:style-name="Preformatted_20_Text"><text:s text:c="22"/>CYTAPAC <text:s text:c="9"/>2809 <text:s text:c="6"/>BI-DIR</text:p>
      <text:p text:style-name="Preformatted_20_Text">DENMARK <text:s text:c="14"/>DATAPAK <text:s text:c="9"/>2382 <text:s text:c="6"/>BI-DIR</text:p>
      <text:p text:style-name="Preformatted_20_Text"><text:s text:c="22"/>DATAPAK <text:s text:c="9"/>2383 <text:s text:c="6"/>BI-DIR</text:p>
      <text:p text:style-name="Preformatted_20_Text">DJIBOUTI <text:s text:c="13"/>STIPAC <text:s text:c="10"/>6382 <text:s text:c="6"/>BI-DIR</text:p>
      <text:p text:style-name="Preformatted_20_Text">DOMINICAN REP. <text:s text:c="7"/>UDTS-I <text:s text:c="10"/>3701 <text:s text:c="6"/>INCOMING</text:p>
      <text:p text:style-name="Preformatted_20_Text">EGYPT <text:s text:c="16"/>ARENTO <text:s text:c="10"/>6020 <text:s text:c="6"/>BI-DIR</text:p>
      <text:p text:style-name="Preformatted_20_Text">ESTONIA <text:s text:c="14"/>ESTPAC <text:s text:c="10"/>2506 <text:s text:c="6"/>BI-DIR</text:p>
      <text:p text:style-name="Preformatted_20_Text">FIJI <text:s text:c="17"/>FIJIPAC <text:s text:c="9"/>5420 <text:s text:c="6"/>BI-DIR</text:p>
      <text:p text:style-name="Preformatted_20_Text">FINLAND <text:s text:c="14"/>DATAPAK <text:s text:c="9"/>2441 <text:s text:c="6"/>BI-DIR</text:p>
      <text:p text:style-name="Preformatted_20_Text"><text:s text:c="22"/>DATAPAK <text:s text:c="9"/>2442 <text:s text:c="6"/>BI-DIR</text:p>
      <text:p text:style-name="Preformatted_20_Text"><text:s text:c="22"/>DIGIPAK <text:s text:c="9"/>2443 <text:s text:c="6"/>BI-DIR</text:p>
      <text:p text:style-name="Preformatted_20_Text">FRANCE <text:s text:c="15"/>TRANSPAC <text:s text:c="8"/>2080 <text:s text:c="6"/>BI-DIR</text:p>
      <text:p text:style-name="Preformatted_20_Text"><text:s text:c="22"/>NTI <text:s text:c="13"/>2081 <text:s text:c="6"/>BI-DIR</text:p>
      <text:p text:style-name="Preformatted_20_Text"><text:s text:c="22"/>TRANSPAC <text:s text:c="8"/>2089 <text:s text:c="6"/>BI-DIR</text:p>
      <text:p text:style-name="Preformatted_20_Text"><text:s text:c="22"/>TRANSPAC <text:s text:c="8"/>9330 <text:s text:c="6"/>INCOMING</text:p>
      <text:p text:style-name="Preformatted_20_Text"><text:s text:c="22"/>TRANSPAC <text:s text:c="8"/>9331 <text:s text:c="6"/>INCOMING</text:p>
      <text:p text:style-name="Preformatted_20_Text"><text:s text:c="22"/>TRANSPAC <text:s text:c="8"/>9332 <text:s text:c="6"/>INCOMING</text:p>
      <text:p text:style-name="Preformatted_20_Text"><text:s text:c="22"/>TRANSPAC <text:s text:c="8"/>9333 <text:s text:c="6"/>INCOMING</text:p>
      <text:p text:style-name="Preformatted_20_Text"><text:s text:c="22"/>TRANSPAC <text:s text:c="8"/>9334 <text:s text:c="6"/>INCOMING</text:p>
      <text:p text:style-name="Preformatted_20_Text"><text:s text:c="22"/>TRANSPAC <text:s text:c="8"/>9335 <text:s text:c="6"/>INCOMING</text:p>
      <text:p text:style-name="Preformatted_20_Text"><text:s text:c="22"/>TRANSPAC <text:s text:c="8"/>9336 <text:s text:c="6"/>INCOMING</text:p>
      <text:p text:style-name="Preformatted_20_Text"><text:s text:c="22"/>TRANSPAC <text:s text:c="8"/>9337 <text:s text:c="6"/>INCOMING</text:p>
      <text:p text:style-name="Preformatted_20_Text"><text:s text:c="22"/>TRANSPAC <text:s text:c="8"/>9338 <text:s text:c="6"/>INCOMING</text:p>
      <text:p text:style-name="Preformatted_20_Text"><text:s text:c="22"/>TRANSPAC <text:s text:c="8"/>9339 <text:s text:c="6"/>INCOMING</text:p>
      <text:p text:style-name="Preformatted_20_Text">FR ANTILLIES <text:s text:c="9"/>TRANSPAC <text:s text:c="8"/>2080 <text:s text:c="6"/>BI-DIR</text:p>
      <text:p text:style-name="Preformatted_20_Text">FR GUIANA <text:s text:c="12"/>TRANSPAC <text:s text:c="8"/>2080 <text:s text:c="6"/>BI-DIR</text:p>
      <text:p text:style-name="Preformatted_20_Text">FR POLYNESIA <text:s text:c="9"/>TOMPAC <text:s text:c="10"/>5470 <text:s text:c="6"/>BI-DIR</text:p>
      <text:p text:style-name="Preformatted_20_Text">GABON <text:s text:c="16"/>GABONPAC <text:s text:c="8"/>6282 <text:s text:c="6"/>BI-DIR</text:p>
      <text:p text:style-name="Preformatted_20_Text">GERMANY F.R. <text:s text:c="9"/>DATEX-P <text:s text:c="9"/>2624 <text:s text:c="6"/>BI-DIR</text:p>
      <text:p text:style-name="Preformatted_20_Text"><text:s text:c="22"/>DATEX-C <text:s text:c="9"/>2627 <text:s text:c="6"/>BI-DIR</text:p>
      <text:p text:style-name="Preformatted_20_Text">GREECE <text:s text:c="15"/>HELPAK <text:s text:c="10"/>2022 <text:s text:c="6"/>BI-DIR</text:p>
      <text:p text:style-name="Preformatted_20_Text"><text:s text:c="22"/>HELLASPAC <text:s text:c="7"/>2023 <text:s text:c="6"/>BI-DIR</text:p>
      <text:p text:style-name="Preformatted_20_Text">GREENLAND <text:s text:c="12"/>KANUPAX <text:s text:c="9"/>2901 <text:s text:c="6"/>BI-DIR</text:p>
      <text:p text:style-name="Preformatted_20_Text">GUAM <text:s text:c="17"/>LSDS-RCA <text:s text:c="8"/>5350 <text:s text:c="6"/>BI-DIR</text:p>
      <text:p text:style-name="Preformatted_20_Text"><text:s text:c="22"/>PACNET <text:s text:c="10"/>5351 <text:s text:c="6"/>BI-DIR</text:p>
      <text:p text:style-name="Preformatted_20_Text">GUATEMALA <text:s text:c="12"/>GUATEL <text:s text:c="10"/>7040 <text:s text:c="6"/>INCOMING</text:p>
      <text:p text:style-name="Preformatted_20_Text"><text:soft-page-break/><text:s text:c="22"/>GUATEL <text:s text:c="10"/>7043 <text:s text:c="6"/>INCOMING</text:p>
      <text:p text:style-name="Preformatted_20_Text">HONDURAS <text:s text:c="13"/>HONDUTEL <text:s text:c="8"/>7080 <text:s text:c="6"/>INCOMING</text:p>
      <text:p text:style-name="Preformatted_20_Text"><text:s text:c="22"/>HONDUTEL <text:s text:c="8"/>7082 <text:s text:c="6"/>BI-DIR</text:p>
      <text:p text:style-name="Preformatted_20_Text"><text:s text:c="22"/>HONDUTEL <text:s text:c="8"/>7089 <text:s text:c="6"/>BI-DIR</text:p>
      <text:p text:style-name="Preformatted_20_Text">HONG KONG <text:s text:c="12"/>INTELPAK <text:s text:c="8"/>4542 <text:s text:c="6"/>BI-DIR</text:p>
      <text:p text:style-name="Preformatted_20_Text"><text:s text:c="22"/>DATAPAK <text:s text:c="9"/>4545 <text:s text:c="6"/>BI-DIR</text:p>
      <text:p text:style-name="Preformatted_20_Text"><text:s text:c="22"/>INET HK <text:s text:c="9"/>4546 <text:s text:c="6"/>BI-DIR</text:p>
      <text:p text:style-name="Preformatted_20_Text">HUNGARY <text:s text:c="14"/>DATEX-P <text:s text:c="9"/>2160 <text:s text:c="6"/>BI-DIR</text:p>
      <text:p text:style-name="Preformatted_20_Text"><text:s text:c="22"/>DATEX-P <text:s text:c="9"/>2161 <text:s text:c="6"/>BI-DIR</text:p>
      <text:p text:style-name="Preformatted_20_Text">ICELAND <text:s text:c="14"/>ICEPAK <text:s text:c="10"/>2740 <text:s text:c="6"/>BI-DIR</text:p>
      <text:p text:style-name="Preformatted_20_Text">INDIA <text:s text:c="16"/>GPSS <text:s text:c="12"/>4042 <text:s text:c="6"/>BI-DIR</text:p>
      <text:p text:style-name="Preformatted_20_Text"><text:s text:c="22"/>RABMN <text:s text:c="11"/>4041 <text:s text:c="6"/>BI-DIR</text:p>
      <text:p text:style-name="Preformatted_20_Text"><text:s text:c="22"/>I-NET <text:s text:c="11"/>4043 <text:s text:c="6"/>BI-DIR</text:p>
      <text:p text:style-name="Preformatted_20_Text">INDONESIA <text:s text:c="12"/>SKDP <text:s text:c="12"/>5101 <text:s text:c="6"/>BI-DIR</text:p>
      <text:p text:style-name="Preformatted_20_Text">IRELAND <text:s text:c="14"/>EIRPAC <text:s text:c="10"/>2721 <text:s text:c="6"/>BI-DIR</text:p>
      <text:p text:style-name="Preformatted_20_Text"><text:s text:c="22"/>EIRPAC <text:s text:c="10"/>2724 <text:s text:c="6"/>BI-DIR</text:p>
      <text:p text:style-name="Preformatted_20_Text">ISRAEL <text:s text:c="15"/>ISRANET <text:s text:c="9"/>4251 <text:s text:c="6"/>BI-DIR</text:p>
      <text:p text:style-name="Preformatted_20_Text">ITALY <text:s text:c="16"/>DARDO <text:s text:c="11"/>2222 <text:s text:c="6"/>BI-DIR</text:p>
      <text:p text:style-name="Preformatted_20_Text"><text:s text:c="22"/>ITAPAC <text:s text:c="10"/>2227 <text:s text:c="6"/>BI-DIR</text:p>
      <text:p text:style-name="Preformatted_20_Text">IVORY COAST <text:s text:c="10"/>SYTRANPAC <text:s text:c="7"/>6122 <text:s text:c="6"/>BI-DIR</text:p>
      <text:p text:style-name="Preformatted_20_Text">JAMAICA <text:s text:c="14"/>JAMINTEL <text:s text:c="8"/>3380 <text:s text:c="6"/>INCOMING</text:p>
      <text:p text:style-name="Preformatted_20_Text">JAPAN <text:s text:c="16"/>GLOBALNET <text:s text:c="7"/>4400 <text:s text:c="6"/>BI-DIR</text:p>
      <text:p text:style-name="Preformatted_20_Text"><text:s text:c="22"/>DDX <text:s text:c="13"/>4401 <text:s text:c="6"/>BI-DIR</text:p>
      <text:p text:style-name="Preformatted_20_Text"><text:s text:c="22"/>NIS-NET <text:s text:c="9"/>4406 <text:s text:c="6"/>BI-DIR</text:p>
      <text:p text:style-name="Preformatted_20_Text"><text:s text:c="22"/>VENUS-P <text:s text:c="9"/>4408 <text:s text:c="6"/>BI-DIR</text:p>
      <text:p text:style-name="Preformatted_20_Text"><text:s text:c="22"/>VENUS-P <text:s text:c="9"/>9955 <text:s text:c="6"/>INCOMIMG</text:p>
      <text:p text:style-name="Preformatted_20_Text"><text:s text:c="22"/>VENUS-C <text:s text:c="9"/>4409 <text:s text:c="6"/>BI-DIR</text:p>
      <text:p text:style-name="Preformatted_20_Text"><text:s text:c="22"/>NI+CI <text:s text:c="11"/>4410 <text:s text:c="6"/>BI-DIR</text:p>
      <text:p text:style-name="Preformatted_20_Text">KENYA <text:s text:c="16"/>KENPAC <text:s text:c="10"/>6390 <text:s text:c="6"/>BI-DIR</text:p>
      <text:p text:style-name="Preformatted_20_Text">KOREA REP <text:s text:c="12"/>HINET-P <text:s text:c="9"/>4500 <text:s text:c="6"/>BI-DIR</text:p>
      <text:p text:style-name="Preformatted_20_Text"><text:s text:c="22"/>DACOM-NET <text:s text:c="7"/>4501 <text:s text:c="6"/>BI-DIR</text:p>
      <text:p text:style-name="Preformatted_20_Text"><text:s text:c="22"/>DNS <text:s text:c="13"/>4503 <text:s text:c="6"/>BI-DIR</text:p>
      <text:p text:style-name="Preformatted_20_Text">KUWAIT <text:s text:c="15"/>BAHNET <text:s text:c="10"/>4263 <text:s text:c="6"/>BI-DIR</text:p>
      <text:p text:style-name="Preformatted_20_Text">LEBANON <text:s text:c="14"/>SODETEL <text:s text:c="9"/>4155 <text:s text:c="6"/>BI-DIR</text:p>
      <text:p text:style-name="Preformatted_20_Text">LIECHTENSTEIN <text:s text:c="8"/>TELEPAC <text:s text:c="9"/>2284 <text:s text:c="6"/>BI-DIR</text:p>
      <text:p text:style-name="Preformatted_20_Text"><text:s text:c="22"/>TELEPAC <text:s text:c="9"/>2289 <text:s text:c="6"/>BI-DIR</text:p>
      <text:p text:style-name="Preformatted_20_Text">LUXEMBOURG <text:s text:c="11"/>LUXPAC <text:s text:c="10"/>2704 <text:s text:c="6"/>BI-DIR</text:p>
      <text:p text:style-name="Preformatted_20_Text"><text:s text:c="22"/>LUXPAC <text:s text:c="10"/>2709 <text:s text:c="6"/>BI-DIR</text:p>
      <text:p text:style-name="Preformatted_20_Text">MACAU <text:s text:c="16"/>MACAUPAC <text:s text:c="8"/>4550 <text:s text:c="6"/>BI-DIR</text:p>
      <text:p text:style-name="Preformatted_20_Text">MADAGASCAR <text:s text:c="11"/>INFOPAC <text:s text:c="9"/>6460 <text:s text:c="6"/>BI-DIR</text:p>
      <text:p text:style-name="Preformatted_20_Text">MADEIRA <text:s text:c="14"/>TELEPAC <text:s text:c="9"/>2680 <text:s text:c="6"/>BI-DIR</text:p>
      <text:p text:style-name="Preformatted_20_Text">MALAYSIA <text:s text:c="13"/>MAYPAC <text:s text:c="10"/>5021 <text:s text:c="6"/>BI-DIR</text:p>
      <text:p text:style-name="Preformatted_20_Text">MAURITIUS <text:s text:c="12"/>MAURIDATA <text:s text:c="7"/>6170 <text:s text:c="6"/>BI-DIR</text:p>
      <text:p text:style-name="Preformatted_20_Text">MEXICO <text:s text:c="15"/>TELEPAC <text:s text:c="9"/>3340 <text:s text:c="6"/>BI-DIR</text:p>
      <text:p text:style-name="Preformatted_20_Text">MOROCCO <text:s text:c="14"/>MOROCCO <text:s text:c="9"/>6040 <text:s text:c="6"/>BI-DIR</text:p>
      <text:p text:style-name="Preformatted_20_Text">MOZAMBIQUE <text:s text:c="11"/>COMPAC <text:s text:c="10"/>6435 <text:s text:c="6"/>BI-DIR</text:p>
      <text:p text:style-name="Preformatted_20_Text">NETHERLANDS <text:s text:c="10"/>DATANET-1 <text:s text:c="7"/>2040 <text:s text:c="6"/>BI-DIR</text:p>
      <text:p text:style-name="Preformatted_20_Text"><text:s text:c="22"/>DATANET-1 <text:s text:c="7"/>2041 <text:s text:c="6"/>BI-DIR</text:p>
      <text:p text:style-name="Preformatted_20_Text"><text:s text:c="22"/>DABAS <text:s text:c="11"/>2044 <text:s text:c="6"/>BI-DIR</text:p>
      <text:p text:style-name="Preformatted_20_Text"><text:s text:c="22"/>DATANET-1 <text:s text:c="7"/>2049 <text:s text:c="6"/>BI-DIR</text:p>
      <text:p text:style-name="Preformatted_20_Text">N. MARIANAS <text:s text:c="10"/>PACNET <text:s text:c="10"/>5351 <text:s text:c="6"/>BI-DIR</text:p>
      <text:p text:style-name="Preformatted_20_Text">NEW CALEDONIA <text:s text:c="8"/>TOMPAC <text:s text:c="10"/>5460 <text:s text:c="6"/>BI-DIR</text:p>
      <text:p text:style-name="Preformatted_20_Text">NEW ZEALAND <text:s text:c="10"/>PACNET <text:s text:c="10"/>5301 <text:s text:c="6"/>BI-DIR</text:p>
      <text:p text:style-name="Preformatted_20_Text">NIGER <text:s text:c="16"/>NIGERPAC <text:s text:c="8"/>6142 <text:s text:c="6"/>BI-DIR</text:p>
      <text:p text:style-name="Preformatted_20_Text">NORWAY <text:s text:c="15"/>DATAPAC TTX <text:s text:c="5"/>2421 <text:s text:c="6"/>BI-DIR</text:p>
      <text:p text:style-name="Preformatted_20_Text"><text:s text:c="22"/>DATAPAK <text:s text:c="9"/>2422 <text:s text:c="6"/>BI-DIR</text:p>
      <text:p text:style-name="Preformatted_20_Text"><text:s text:c="22"/>DATAPAC <text:s text:c="9"/>2423 <text:s text:c="6"/>BI-DIR</text:p>
      <text:p text:style-name="Preformatted_20_Text">PAKISTAN <text:s text:c="13"/>PSDS <text:s text:c="12"/>4100 <text:s text:c="6"/>BI-DIR</text:p>
      <text:p text:style-name="Preformatted_20_Text"><text:soft-page-break/>PANAMA <text:s text:c="15"/>INTELPAQ <text:s text:c="8"/>7141 <text:s text:c="6"/>BI-DIR</text:p>
      <text:p text:style-name="Preformatted_20_Text"><text:s text:c="22"/>INTELPAQ <text:s text:c="8"/>7142 <text:s text:c="6"/>BI-DIR</text:p>
      <text:p text:style-name="Preformatted_20_Text">PAPUA-NEW GUINEA <text:s text:c="5"/>PANGPAC <text:s text:c="9"/>5053 <text:s text:c="6"/>BI-DIR</text:p>
      <text:p text:style-name="Preformatted_20_Text">PARAGUAY <text:s text:c="13"/>ANTELPAC <text:s text:c="8"/>7447 <text:s text:c="6"/>BI-DIR</text:p>
      <text:p text:style-name="Preformatted_20_Text">PERU <text:s text:c="17"/>DICOTEL <text:s text:c="9"/>7160 <text:s text:c="6"/>BI-DIR</text:p>
      <text:p text:style-name="Preformatted_20_Text">PHILIPPINES <text:s text:c="10"/>CAPWIRE <text:s text:c="9"/>5150 <text:s text:c="6"/>INCOMING</text:p>
      <text:p text:style-name="Preformatted_20_Text"><text:s text:c="22"/>CAPWIRE <text:s text:c="9"/>5151 <text:s text:c="6"/>BI-DIR</text:p>
      <text:p text:style-name="Preformatted_20_Text"><text:s text:c="22"/>PGC <text:s text:c="13"/>5152 <text:s text:c="6"/>BI-DIR</text:p>
      <text:p text:style-name="Preformatted_20_Text"><text:s text:c="22"/>GLOBENET <text:s text:c="8"/>5154 <text:s text:c="6"/>BI-DIR</text:p>
      <text:p text:style-name="Preformatted_20_Text"><text:s text:c="22"/>ETPI <text:s text:c="12"/>5156 <text:s text:c="6"/>BI-DIR</text:p>
      <text:p text:style-name="Preformatted_20_Text">POLAND <text:s text:c="15"/>POLAK <text:s text:c="11"/>2601 <text:s text:c="6"/>BI-DIR</text:p>
      <text:p text:style-name="Preformatted_20_Text">PORTUGAL <text:s text:c="13"/>TELEPAC <text:s text:c="9"/>2680 <text:s text:c="6"/>BI-DIR</text:p>
      <text:p text:style-name="Preformatted_20_Text"><text:s text:c="22"/>SABD <text:s text:c="12"/>2682 <text:s text:c="6"/>BI-DIR</text:p>
      <text:p text:style-name="Preformatted_20_Text">PUERTO RICO <text:s text:c="10"/>UDTS <text:s text:c="12"/>3300 <text:s text:c="6"/>BI-DIR</text:p>
      <text:p text:style-name="Preformatted_20_Text"><text:s text:c="22"/>UDTS <text:s text:c="12"/>3301 <text:s text:c="6"/>BI-DIR</text:p>
      <text:p text:style-name="Preformatted_20_Text">QATAR <text:s text:c="16"/>DOHPAC <text:s text:c="10"/>4271 <text:s text:c="6"/>BI-DIR</text:p>
      <text:p text:style-name="Preformatted_20_Text">REUNION (FR) <text:s text:c="9"/>TRANSPAC <text:s text:c="8"/>2080 <text:s text:c="6"/>BI-DIR</text:p>
      <text:p text:style-name="Preformatted_20_Text">RWANDA <text:s text:c="15"/>RWANDA <text:s text:c="10"/>6352 <text:s text:c="6"/>BI-DIR</text:p>
      <text:p text:style-name="Preformatted_20_Text">SAN MARINO <text:s text:c="11"/>X-NET <text:s text:c="11"/>2922 <text:s text:c="6"/>BI-DIR</text:p>
      <text:p text:style-name="Preformatted_20_Text">SAUDI ARABIA <text:s text:c="9"/>ALWASEED <text:s text:c="8"/>4201 <text:s text:c="6"/>BI-DIR</text:p>
      <text:p text:style-name="Preformatted_20_Text">SENEGAL <text:s text:c="14"/>SENPAC <text:s text:c="10"/>6081 <text:s text:c="6"/>BI-DIR</text:p>
      <text:p text:style-name="Preformatted_20_Text">SEYCHELLES <text:s text:c="11"/>INFOLINK <text:s text:c="8"/>6331 <text:s text:c="6"/>BI-DIR</text:p>
      <text:p text:style-name="Preformatted_20_Text">SINGAPORE <text:s text:c="12"/>TELEPAC <text:s text:c="9"/>5252 <text:s text:c="6"/>BI-DIR</text:p>
      <text:p text:style-name="Preformatted_20_Text"><text:s text:c="22"/>TELEPAC <text:s text:c="9"/>5258 <text:s text:c="6"/>BI-DIR</text:p>
      <text:p text:style-name="Preformatted_20_Text">SOLOMON ISLANDS <text:s text:c="6"/>DATANET <text:s text:c="9"/>5400 <text:s text:c="6"/>BI-DIR</text:p>
      <text:p text:style-name="Preformatted_20_Text">SOUTH AFRICA <text:s text:c="9"/>SAPONET <text:s text:c="9"/>6550 <text:s text:c="6"/>BI-DIR</text:p>
      <text:p text:style-name="Preformatted_20_Text"><text:s text:c="22"/>SAPONET <text:s text:c="9"/>6551 <text:s text:c="6"/>BI-DIR</text:p>
      <text:p text:style-name="Preformatted_20_Text"><text:s text:c="22"/>SAPONET <text:s text:c="9"/>6559 <text:s text:c="6"/>BI-DIR</text:p>
      <text:p text:style-name="Preformatted_20_Text">SPAIN <text:s text:c="16"/>TIDA <text:s text:c="12"/>2141 <text:s text:c="6"/>BI-DIR</text:p>
      <text:p text:style-name="Preformatted_20_Text"><text:s text:c="22"/>IBERPAC <text:s text:c="9"/>2145 <text:s text:c="6"/>BI-DIR</text:p>
      <text:p text:style-name="Preformatted_20_Text">SRI-LANKA <text:s text:c="12"/>DATANET <text:s text:c="9"/>4132 <text:s text:c="6"/>BI-DIR</text:p>
      <text:p text:style-name="Preformatted_20_Text">SWEDEN <text:s text:c="15"/>DATAPAK TTX <text:s text:c="5"/>2401 <text:s text:c="6"/>BI-DIR</text:p>
      <text:p text:style-name="Preformatted_20_Text"><text:s text:c="22"/>DATAPAK-2 <text:s text:c="7"/>2403 <text:s text:c="6"/>BI-DIR</text:p>
      <text:p text:style-name="Preformatted_20_Text"><text:s text:c="22"/>DATAPAK-2 <text:s text:c="7"/>2407 <text:s text:c="6"/>BI-DIR</text:p>
      <text:p text:style-name="Preformatted_20_Text">SWITZERLAND <text:s text:c="10"/>TELEPAC <text:s text:c="9"/>2284 <text:s text:c="6"/>BI-DIR</text:p>
      <text:p text:style-name="Preformatted_20_Text"><text:s text:c="22"/>TELEPAC <text:s text:c="9"/>2285 <text:s text:c="6"/>BI-DIR</text:p>
      <text:p text:style-name="Preformatted_20_Text"><text:s text:c="22"/>TELEPAC <text:s text:c="9"/>2289 <text:s text:c="6"/>BI-DIR</text:p>
      <text:p text:style-name="Preformatted_20_Text">TAIWAN <text:s text:c="15"/>PACNET <text:s text:c="10"/>4872 <text:s text:c="6"/>BI-DIR</text:p>
      <text:p text:style-name="Preformatted_20_Text"><text:s text:c="22"/>PACNET <text:s text:c="10"/>4873 <text:s text:c="6"/>BI-DIR</text:p>
      <text:p text:style-name="Preformatted_20_Text"><text:s text:c="22"/>UDAS <text:s text:c="12"/>4877 <text:s text:c="6"/>BI-DIR</text:p>
      <text:p text:style-name="Preformatted_20_Text">TCHECOSLOVAKA <text:s text:c="8"/>DATEX-P <text:s text:c="9"/>2301 <text:s text:c="6"/>BI-DIR</text:p>
      <text:p text:style-name="Preformatted_20_Text">THAILAND <text:s text:c="13"/>THAIPAC <text:s text:c="9"/>5200 <text:s text:c="6"/>BI-DIR</text:p>
      <text:p text:style-name="Preformatted_20_Text"><text:s text:c="22"/>IDAR <text:s text:c="12"/>5201 <text:s text:c="6"/>BI-DIR</text:p>
      <text:p text:style-name="Preformatted_20_Text">TONGA <text:s text:c="16"/>DATAPAK <text:s text:c="9"/>5390 <text:s text:c="6"/>BI-DIR</text:p>
      <text:p text:style-name="Preformatted_20_Text">TOGOLESE REP. <text:s text:c="8"/>TOGOPAC <text:s text:c="9"/>6152 <text:s text:c="6"/>BI-DIR</text:p>
      <text:p text:style-name="Preformatted_20_Text">TORTOLA <text:s text:c="14"/>IDAS <text:s text:c="12"/>3483 <text:s text:c="6"/>INCOMING</text:p>
      <text:p text:style-name="Preformatted_20_Text">TRINIDAD <text:s text:c="13"/>DATANETT <text:s text:c="8"/>3745 <text:s text:c="6"/>BI-DIR</text:p>
      <text:p text:style-name="Preformatted_20_Text"><text:s text:c="22"/>TEXTET <text:s text:c="10"/>3740 <text:s text:c="6"/>BI-DIR</text:p>
      <text:p text:style-name="Preformatted_20_Text">TUNISIA <text:s text:c="14"/>RED25 <text:s text:c="11"/>6050 <text:s text:c="6"/>BI-DIR</text:p>
      <text:p text:style-name="Preformatted_20_Text">TURKEY <text:s text:c="15"/>TURPAC <text:s text:c="10"/>2862 <text:s text:c="6"/>BI-DIR</text:p>
      <text:p text:style-name="Preformatted_20_Text"><text:s text:c="22"/>TURPAC <text:s text:c="10"/>2863 <text:s text:c="6"/>BI-DIR</text:p>
      <text:p text:style-name="Preformatted_20_Text">TURKS&amp;CAICOS <text:s text:c="9"/>IDAS <text:s text:c="12"/>3763 <text:s text:c="6"/>INCOMING</text:p>
      <text:p text:style-name="Preformatted_20_Text">U ARAB EMIRATES <text:s text:c="6"/>EMDAN <text:s text:c="11"/>4241 <text:s text:c="6"/>BI-DIR</text:p>
      <text:p text:style-name="Preformatted_20_Text"><text:s text:c="22"/>EMDAN <text:s text:c="11"/>4243 <text:s text:c="6"/>BI-DIR</text:p>
      <text:p text:style-name="Preformatted_20_Text"><text:s text:c="22"/>TEDAS <text:s text:c="11"/>4310 <text:s text:c="6"/>INCOMING</text:p>
      <text:p text:style-name="Preformatted_20_Text">URUGUAY <text:s text:c="14"/>URUPAC <text:s text:c="10"/>7482 <text:s text:c="6"/>BI-DIR</text:p>
      <text:p text:style-name="Preformatted_20_Text"><text:s text:c="22"/>URUPAC <text:s text:c="10"/>7489 <text:s text:c="6"/>BI-DIR</text:p>
      <text:p text:style-name="Preformatted_20_Text">USSR <text:s text:c="17"/>IASNET <text:s text:c="10"/>2502 <text:s text:c="6"/>BI-DIR</text:p>
      <text:p text:style-name="Preformatted_20_Text"><text:soft-page-break/>U.S.A. <text:s text:c="15"/>WESTERN UNION <text:s text:c="3"/>3101 <text:s text:c="6"/>BI-DIR</text:p>
      <text:p text:style-name="Preformatted_20_Text"><text:s text:c="22"/>MCI <text:s text:c="13"/>3102 <text:s text:c="6"/>BI-DIR</text:p>
      <text:p text:style-name="Preformatted_20_Text"><text:s text:c="22"/>ITT/UDTS <text:s text:c="8"/>3103 <text:s text:c="6"/>BI-DIR</text:p>
      <text:p text:style-name="Preformatted_20_Text"><text:s text:c="22"/>WUI <text:s text:c="13"/>3104 <text:s text:c="6"/>BI-DIR</text:p>
      <text:p text:style-name="Preformatted_20_Text"><text:s text:c="22"/>BT-TYMNET <text:s text:c="7"/>3106 <text:s text:c="6"/>BI-DIR</text:p>
      <text:p text:style-name="Preformatted_20_Text"><text:s text:c="22"/>SPRINTNET <text:s text:c="7"/>3110 <text:s text:c="6"/>BI-DIR</text:p>
      <text:p text:style-name="Preformatted_20_Text"><text:s text:c="22"/>RCA <text:s text:c="13"/>3113 <text:s text:c="6"/>BI-DIR</text:p>
      <text:p text:style-name="Preformatted_20_Text"><text:s text:c="22"/>WESTERN UNION <text:s text:c="3"/>3114 <text:s text:c="6"/>BI-DIR</text:p>
      <text:p text:style-name="Preformatted_20_Text"><text:s text:c="22"/>DATAPAK <text:s text:c="9"/>3119 <text:s text:c="6"/>BI-DIR</text:p>
      <text:p text:style-name="Preformatted_20_Text"><text:s text:c="22"/>PSTS <text:s text:c="12"/>3124 <text:s text:c="6"/>BI-DIR </text:p>
      <text:p text:style-name="Preformatted_20_Text"><text:s text:c="22"/>UNINET <text:s text:c="10"/>3125 <text:s text:c="6"/>BI-DIR</text:p>
      <text:p text:style-name="Preformatted_20_Text"><text:s text:c="22"/>ADP AUTONET <text:s text:c="5"/>3126 <text:s text:c="6"/>BI-DIR</text:p>
      <text:p text:style-name="Preformatted_20_Text"><text:s text:c="22"/>COMPUSERVE <text:s text:c="6"/>3132 <text:s text:c="6"/>BI-DIR </text:p>
      <text:p text:style-name="Preformatted_20_Text"><text:s text:c="22"/>AT&amp;T ACCUNET <text:s text:c="4"/>3134 <text:s text:c="6"/>BI-DIR</text:p>
      <text:p text:style-name="Preformatted_20_Text"><text:s text:c="22"/>FEDEX <text:s text:c="11"/>3138 <text:s text:c="6"/>BI-DIR</text:p>
      <text:p text:style-name="Preformatted_20_Text"><text:s text:c="22"/>NET EXPRESS <text:s text:c="5"/>3139 <text:s text:c="6"/>BI-DIR</text:p>
      <text:p text:style-name="Preformatted_20_Text"><text:s text:c="22"/>SNET <text:s text:c="12"/>3140 <text:s text:c="6"/>BI-DIR</text:p>
      <text:p text:style-name="Preformatted_20_Text"><text:s text:c="22"/>BELL SOUTH <text:s text:c="6"/>3142 <text:s text:c="6"/>BI-DIR</text:p>
      <text:p text:style-name="Preformatted_20_Text"><text:s text:c="22"/>BELL SOUTH <text:s text:c="6"/>3143 <text:s text:c="6"/>BI-DIR</text:p>
      <text:p text:style-name="Preformatted_20_Text"><text:s text:c="22"/>NYNEX <text:s text:c="11"/>3144 <text:s text:c="6"/>BI-DIR</text:p>
      <text:p text:style-name="Preformatted_20_Text"><text:s text:c="22"/>PACIFIC BELL <text:s text:c="4"/>3145 <text:s text:c="6"/>BI-DIR</text:p>
      <text:p text:style-name="Preformatted_20_Text"><text:s text:c="22"/>SWEST BELL <text:s text:c="6"/>3146 <text:s text:c="6"/>BI-DIR</text:p>
      <text:p text:style-name="Preformatted_20_Text"><text:s text:c="22"/>U.S. WEST <text:s text:c="7"/>3147 <text:s text:c="6"/>BI-DIR</text:p>
      <text:p text:style-name="Preformatted_20_Text"><text:s text:c="22"/>CENTEL <text:s text:c="10"/>3148 <text:s text:c="6"/>BI-DIR </text:p>
      <text:p text:style-name="Preformatted_20_Text"><text:s text:c="22"/>FEDEX <text:s text:c="11"/>3150 <text:s text:c="6"/>BI-DIR </text:p>
      <text:p text:style-name="Preformatted_20_Text">U.S. VIRGIN I <text:s text:c="8"/>UDTS <text:s text:c="12"/>3320 <text:s text:c="6"/>BI-DIR</text:p>
      <text:p text:style-name="Preformatted_20_Text">U. KINGDOM <text:s text:c="11"/>IPSS-BTI <text:s text:c="8"/>2341 <text:s text:c="6"/>BI-DIR</text:p>
      <text:p text:style-name="Preformatted_20_Text"><text:s text:c="22"/>PSS-BT <text:s text:c="10"/>2342 <text:s text:c="6"/>BI-DIR</text:p>
      <text:p text:style-name="Preformatted_20_Text"><text:s text:c="22"/>GNS-BT <text:s text:c="10"/>2343 <text:s text:c="6"/>BI-DIR</text:p>
      <text:p text:style-name="Preformatted_20_Text"><text:s text:c="22"/>MERCURY <text:s text:c="9"/>2350 <text:s text:c="6"/>BI-DIR</text:p>
      <text:p text:style-name="Preformatted_20_Text"><text:s text:c="22"/>MERCURY <text:s text:c="9"/>2351 <text:s text:c="6"/>BI-DIR</text:p>
      <text:p text:style-name="Preformatted_20_Text"><text:s text:c="22"/>HULL <text:s text:c="12"/>2352 <text:s text:c="6"/>BI-DIR</text:p>
      <text:p text:style-name="Preformatted_20_Text">VANUATU <text:s text:c="14"/>VIAPAC <text:s text:c="10"/>5410 <text:s text:c="6"/>BI-DIR</text:p>
      <text:p text:style-name="Preformatted_20_Text">VENEZUELA <text:s text:c="12"/>VENEXPAQ <text:s text:c="8"/>7342 <text:s text:c="6"/>BI-DIR</text:p>
      <text:p text:style-name="Preformatted_20_Text">YUGOSLAVIA <text:s text:c="11"/>YUGOPAC <text:s text:c="9"/>2201 <text:s text:c="6"/>BI-DIR</text:p>
      <text:p text:style-name="Preformatted_20_Text">ZIMBABWE <text:s text:c="13"/>ZIMNET <text:s text:c="10"/>6484 <text:s text:c="6"/>BI-DIR</text:p>
      <text:p text:style-name="Preformatted_20_Text"/>
      <text:p text:style-name="Preformatted_20_Text"/>
      <text:p text:style-name="Preformatted_20_Text">SYSTEM PENETRATION</text:p>
      <text:p text:style-name="Preformatted_20_Text">==================</text:p>
      <text:p text:style-name="Preformatted_20_Text">------------------</text:p>
      <text:p text:style-name="Preformatted_20_Text"/>
      <text:p text:style-name="Preformatted_20_Text"><text:s text:c="4"/>Ok, now that you've hopefully found some systems, you are going to need to</text:p>
      <text:p text:style-name="Preformatted_20_Text">know how to identify and, with any luck, get in these newfound delights. </text:p>
      <text:p text:style-name="Preformatted_20_Text"><text:s text:c="4"/>What follows is a list of as many common systems as i could find. The </text:p>
      <text:p text:style-name="Preformatted_20_Text">accounts listed along with it are not, per say, 'defaults'. There are very</text:p>
      <text:p text:style-name="Preformatted_20_Text">few actual defaults. These are 'common accounts', in that it is likely that </text:p>
      <text:p text:style-name="Preformatted_20_Text">many of these will be present. So, try them all, you might get lucky.</text:p>
      <text:p text:style-name="Preformatted_20_Text"><text:s text:c="4"/>The list of common accounts will never be complete, but mine is fairly</text:p>
      <text:p text:style-name="Preformatted_20_Text">close. I've hacked into an incredible amount of systems, and because of this</text:p>
      <text:p text:style-name="Preformatted_20_Text">I've been able to gather a fairly extensive list of common accounts.</text:p>
      <text:p text:style-name="Preformatted_20_Text"><text:s text:c="4"/>Where I left the password space blank, just try the username(and anything</text:p>
      <text:p text:style-name="Preformatted_20_Text">else you want), as there are no common passwords other than the username </text:p>
      <text:p text:style-name="Preformatted_20_Text">itself.</text:p>
      <text:p text:style-name="Preformatted_20_Text"><text:s text:c="4"/>And also, in the password space I never included the username as a </text:p>
      <text:p text:style-name="Preformatted_20_Text">password, as it is a given in every case that you will try it.</text:p>
      <text:p text:style-name="Preformatted_20_Text"><text:s text:c="4"/>And remember, passwords given are just guidelines, try what you want.</text:p>
      <text:p text:style-name="Preformatted_20_Text"/>
      <text:p text:style-name="Preformatted_20_Text"><text:soft-page-break/>UNIX- <text:s text:c="11"/>Unix is one of the most widespread Operating Systems in the</text:p>
      <text:p text:style-name="Preformatted_20_Text"><text:s text:c="17"/>world; if you scan a PSN, chances are you'll find a number of</text:p>
      <text:p text:style-name="Preformatted_20_Text"><text:s text:c="17"/>Unixes, doesn't matter where in the world the PSN resides.</text:p>
      <text:p text:style-name="Preformatted_20_Text"><text:s text:c="17"/>The default login prompt for a unix system is 'login', and</text:p>
      <text:p text:style-name="Preformatted_20_Text"><text:s text:c="17"/>while that cannot be changed, additional characters might</text:p>
      <text:p text:style-name="Preformatted_20_Text"><text:s text:c="17"/>be added to preface 'login', such as 'rsflogin:'. Hit &lt;CR&gt; a</text:p>
      <text:p text:style-name="Preformatted_20_Text"><text:s text:c="17"/>few times and it should disappear.</text:p>
      <text:p text:style-name="Preformatted_20_Text"><text:s text:c="17"/>Because UNIX is a non-proprietary software, there are many</text:p>
      <text:p text:style-name="Preformatted_20_Text"><text:s text:c="17"/>variants of it, such as Xenix, SCO, SunOS, BSD, etc.., but</text:p>
      <text:p text:style-name="Preformatted_20_Text"><text:s text:c="17"/>the OS stays pretty much the same.</text:p>
      <text:p text:style-name="Preformatted_20_Text"><text:s text:c="17"/>As a rule, usernames are in lowercase only, as are passwords,</text:p>
      <text:p text:style-name="Preformatted_20_Text"><text:s text:c="17"/>but Unix is case sensitive so you might want to experiment if</text:p>
      <text:p text:style-name="Preformatted_20_Text"><text:s text:c="17"/>you aren't getting any luck.</text:p>
      <text:p text:style-name="Preformatted_20_Text"><text:s text:c="17"/>You are generally allowed 4 attempts at a login/password, but</text:p>
      <text:p text:style-name="Preformatted_20_Text"><text:s text:c="17"/>this can be increased or decreased at the sysadmins whim.</text:p>
      <text:p text:style-name="Preformatted_20_Text"><text:s text:c="17"/>Unfortunely, UNIX does not let you know when the username</text:p>
      <text:p text:style-name="Preformatted_20_Text"><text:s text:c="17"/>you have entered is incorrect.</text:p>
      <text:p text:style-name="Preformatted_20_Text"><text:s text:c="17"/>UNIX informs the user of when the last bad login attempt was</text:p>
      <text:p text:style-name="Preformatted_20_Text"><text:s text:c="17"/>made, but nothing more. However, the sysadmin can keep logs </text:p>
      <text:p text:style-name="Preformatted_20_Text"><text:s text:c="17"/>and audit trails if he so wishes, so watch out.</text:p>
      <text:p text:style-name="Preformatted_20_Text"><text:s text:c="17"/>When inside a UNIX, type 'cat /etc/passwd'. This will give </text:p>
      <text:p text:style-name="Preformatted_20_Text"><text:s text:c="17"/>you the list of usernames, and the encrypted passwords.</text:p>
      <text:p text:style-name="Preformatted_20_Text"><text:s text:c="17"/>The command 'who' gives a list of users online.</text:p>
      <text:p text:style-name="Preformatted_20_Text"><text:s text:c="17"/>'Learn' and 'man' bring up help facilities.</text:p>
      <text:p text:style-name="Preformatted_20_Text"><text:s text:c="17"/>Once inside, you will standardly receive the prompt $ or % </text:p>
      <text:p text:style-name="Preformatted_20_Text"><text:s text:c="17"/>for regular users, or # for superusers.</text:p>
      <text:p text:style-name="Preformatted_20_Text"><text:s text:c="17"/>The root account is the superuser, and thus the password </text:p>
      <text:p text:style-name="Preformatted_20_Text"><text:s text:c="17"/>could be anything, and is probably well protected. I left </text:p>
      <text:p text:style-name="Preformatted_20_Text"><text:s text:c="17"/>this blank, it is up to you. There won't be any common </text:p>
      <text:p text:style-name="Preformatted_20_Text"><text:s text:c="17"/>passwords for root.</text:p>
      <text:p text:style-name="Preformatted_20_Text"/>
      <text:p text:style-name="Preformatted_20_Text"><text:s text:c="17"/>COMMON ACCOUNTS:</text:p>
      <text:p text:style-name="Preformatted_20_Text"><text:s text:c="17"/></text:p>
      <text:p text:style-name="Preformatted_20_Text"><text:s text:c="17"/>Username <text:s text:c="9"/>Password</text:p>
      <text:p text:style-name="Preformatted_20_Text"><text:s text:c="17"/>-------- <text:s text:c="9"/>--------</text:p>
      <text:p text:style-name="Preformatted_20_Text"><text:s text:c="17"/>root <text:s text:c="13"/></text:p>
      <text:p text:style-name="Preformatted_20_Text"><text:s text:c="17"/>daemon </text:p>
      <text:p text:style-name="Preformatted_20_Text"><text:s text:c="17"/>adm <text:s text:c="14"/>admin, sysadm, sysadmin, operator, manager</text:p>
      <text:p text:style-name="Preformatted_20_Text"><text:s text:c="17"/>uucp </text:p>
      <text:p text:style-name="Preformatted_20_Text"><text:s text:c="17"/>bin</text:p>
      <text:p text:style-name="Preformatted_20_Text"><text:s text:c="17"/>sys</text:p>
      <text:p text:style-name="Preformatted_20_Text"><text:s text:c="17"/>123 <text:s text:c="14"/>lotus, lotus123</text:p>
      <text:p text:style-name="Preformatted_20_Text"><text:s text:c="17"/>adduser</text:p>
      <text:p text:style-name="Preformatted_20_Text"><text:s text:c="17"/>admin <text:s text:c="12"/>adm,sysadm,sysadmin,operator,manager</text:p>
      <text:p text:style-name="Preformatted_20_Text"><text:s text:c="17"/>anon <text:s text:c="13"/>anonymous</text:p>
      <text:p text:style-name="Preformatted_20_Text"><text:s text:c="17"/>anonuucp <text:s text:c="9"/>anon, uucp, nuucp</text:p>
      <text:p text:style-name="Preformatted_20_Text"><text:s text:c="17"/>anonymous <text:s text:c="8"/>anon</text:p>
      <text:p text:style-name="Preformatted_20_Text"><text:s text:c="17"/>asg <text:s text:c="14"/>device devadmin </text:p>
      <text:p text:style-name="Preformatted_20_Text"><text:s text:c="17"/>audit </text:p>
      <text:p text:style-name="Preformatted_20_Text"><text:s text:c="17"/>auth </text:p>
      <text:p text:style-name="Preformatted_20_Text"><text:s text:c="17"/>backappl</text:p>
      <text:p text:style-name="Preformatted_20_Text"><text:s text:c="17"/>backup <text:s text:c="11"/>save, tar </text:p>
      <text:p text:style-name="Preformatted_20_Text"><text:s text:c="17"/>batch</text:p>
      <text:p text:style-name="Preformatted_20_Text"><text:s text:c="17"/>bbx</text:p>
      <text:p text:style-name="Preformatted_20_Text"><text:s text:c="17"/>blast</text:p>
      <text:p text:style-name="Preformatted_20_Text"><text:s text:c="17"/>bupsched</text:p>
      <text:p text:style-name="Preformatted_20_Text"><text:s text:c="17"/>cbm</text:p>
      <text:p text:style-name="Preformatted_20_Text"><text:s text:c="17"/>cbmtest</text:p>
      <text:p text:style-name="Preformatted_20_Text"><text:soft-page-break/><text:s text:c="17"/>checkfsys</text:p>
      <text:p text:style-name="Preformatted_20_Text"><text:s text:c="17"/>control</text:p>
      <text:p text:style-name="Preformatted_20_Text"><text:s text:c="17"/>cron </text:p>
      <text:p text:style-name="Preformatted_20_Text"><text:s text:c="17"/>csr <text:s text:c="14"/>support, custsup </text:p>
      <text:p text:style-name="Preformatted_20_Text"><text:s text:c="17"/>dbcat <text:s text:c="12"/>database, catalog </text:p>
      <text:p text:style-name="Preformatted_20_Text"><text:s text:c="17"/>default <text:s text:c="10"/>user, guest <text:s/></text:p>
      <text:p text:style-name="Preformatted_20_Text"><text:s text:c="17"/>demo <text:s text:c="13"/>tour, guest</text:p>
      <text:p text:style-name="Preformatted_20_Text"><text:s text:c="17"/>dev</text:p>
      <text:p text:style-name="Preformatted_20_Text"><text:s text:c="17"/>devel</text:p>
      <text:p text:style-name="Preformatted_20_Text"><text:s text:c="17"/>devshp</text:p>
      <text:p text:style-name="Preformatted_20_Text"><text:s text:c="17"/>diag <text:s text:c="13"/>sysdiag, sysdiags, diags, test </text:p>
      <text:p text:style-name="Preformatted_20_Text"><text:s text:c="17"/>diags <text:s text:c="12"/>diag, sysdiag, sysdiags</text:p>
      <text:p text:style-name="Preformatted_20_Text"><text:s text:c="17"/>dialup</text:p>
      <text:p text:style-name="Preformatted_20_Text"><text:s text:c="17"/>dos</text:p>
      <text:p text:style-name="Preformatted_20_Text"><text:s text:c="17"/>fax</text:p>
      <text:p text:style-name="Preformatted_20_Text"><text:s text:c="17"/>field <text:s text:c="12"/>fld, service, support, test </text:p>
      <text:p text:style-name="Preformatted_20_Text"><text:s text:c="17"/>filepro</text:p>
      <text:p text:style-name="Preformatted_20_Text"><text:s text:c="17"/>finger</text:p>
      <text:p text:style-name="Preformatted_20_Text"><text:s text:c="17"/>fms</text:p>
      <text:p text:style-name="Preformatted_20_Text"><text:s text:c="17"/>friend <text:s text:c="11"/>guest, visitor </text:p>
      <text:p text:style-name="Preformatted_20_Text"><text:s text:c="17"/>games</text:p>
      <text:p text:style-name="Preformatted_20_Text"><text:s text:c="17"/>general</text:p>
      <text:p text:style-name="Preformatted_20_Text"><text:s text:c="17"/>gp</text:p>
      <text:p text:style-name="Preformatted_20_Text"><text:s text:c="17"/>gsa </text:p>
      <text:p text:style-name="Preformatted_20_Text"><text:s text:c="17"/>guest <text:s text:c="12"/>visitor, demo, friend, tour</text:p>
      <text:p text:style-name="Preformatted_20_Text"><text:s text:c="17"/>help</text:p>
      <text:p text:style-name="Preformatted_20_Text"><text:s text:c="17"/>host</text:p>
      <text:p text:style-name="Preformatted_20_Text"><text:s text:c="17"/>hpdb </text:p>
      <text:p text:style-name="Preformatted_20_Text"><text:s text:c="17"/>info</text:p>
      <text:p text:style-name="Preformatted_20_Text"><text:s text:c="17"/>informix <text:s text:c="9"/>database</text:p>
      <text:p text:style-name="Preformatted_20_Text"><text:s text:c="17"/>ingres <text:s text:c="11"/>database</text:p>
      <text:p text:style-name="Preformatted_20_Text"><text:s text:c="17"/>inquiry </text:p>
      <text:p text:style-name="Preformatted_20_Text"><text:s text:c="17"/>install</text:p>
      <text:p text:style-name="Preformatted_20_Text"><text:s text:c="17"/>journal </text:p>
      <text:p text:style-name="Preformatted_20_Text"><text:s text:c="17"/>journals </text:p>
      <text:p text:style-name="Preformatted_20_Text"><text:s text:c="17"/>kcml</text:p>
      <text:p text:style-name="Preformatted_20_Text"><text:s text:c="17"/>learn</text:p>
      <text:p text:style-name="Preformatted_20_Text"><text:s text:c="17"/>lib <text:s text:c="14"/>library, syslib </text:p>
      <text:p text:style-name="Preformatted_20_Text"><text:s text:c="17"/>link</text:p>
      <text:p text:style-name="Preformatted_20_Text"><text:s text:c="17"/>listen </text:p>
      <text:p text:style-name="Preformatted_20_Text"><text:s text:c="17"/>lp <text:s text:c="15"/>print spooler lpadmin</text:p>
      <text:p text:style-name="Preformatted_20_Text"><text:s text:c="17"/>lpadmin <text:s text:c="10"/>lp, adm, admin </text:p>
      <text:p text:style-name="Preformatted_20_Text"><text:s text:c="17"/>lpd</text:p>
      <text:p text:style-name="Preformatted_20_Text"><text:s text:c="17"/>ls</text:p>
      <text:p text:style-name="Preformatted_20_Text"><text:s text:c="17"/>mail </text:p>
      <text:p text:style-name="Preformatted_20_Text"><text:s text:c="17"/>maint <text:s text:c="12"/>sysmaint, service</text:p>
      <text:p text:style-name="Preformatted_20_Text"><text:s text:c="17"/>makefsys</text:p>
      <text:p text:style-name="Preformatted_20_Text"><text:s text:c="17"/>man</text:p>
      <text:p text:style-name="Preformatted_20_Text"><text:s text:c="17"/>manager <text:s text:c="10"/>mgr, man, sysmgr, sysman, operator</text:p>
      <text:p text:style-name="Preformatted_20_Text"><text:s text:c="17"/>mdf</text:p>
      <text:p text:style-name="Preformatted_20_Text"><text:s text:c="17"/>menu</text:p>
      <text:p text:style-name="Preformatted_20_Text"><text:s text:c="17"/>mountfsys</text:p>
      <text:p text:style-name="Preformatted_20_Text"><text:s text:c="17"/>ncrm <text:s text:c="13"/>ncr</text:p>
      <text:p text:style-name="Preformatted_20_Text"><text:s text:c="17"/>net <text:s text:c="14"/>network </text:p>
      <text:p text:style-name="Preformatted_20_Text"><text:s text:c="17"/>netinst <text:s text:c="10"/>inst, install, net, network</text:p>
      <text:p text:style-name="Preformatted_20_Text"><text:s text:c="17"/>netman <text:s text:c="11"/>net, man, manager, mgr, netmgr, network</text:p>
      <text:p text:style-name="Preformatted_20_Text"><text:s text:c="17"/>netmgr <text:s text:c="11"/>net, man, manager, mgr, netmgr, network</text:p>
      <text:p text:style-name="Preformatted_20_Text"><text:s text:c="17"/>network <text:s text:c="10"/>net </text:p>
      <text:p text:style-name="Preformatted_20_Text"><text:soft-page-break/><text:s text:c="17"/>newconv</text:p>
      <text:p text:style-name="Preformatted_20_Text"><text:s text:c="17"/>news </text:p>
      <text:p text:style-name="Preformatted_20_Text"><text:s text:c="17"/>nobody <text:s text:c="11"/>anon </text:p>
      <text:p text:style-name="Preformatted_20_Text"><text:s text:c="17"/>nuucp <text:s text:c="12"/>anon </text:p>
      <text:p text:style-name="Preformatted_20_Text"><text:s text:c="17"/>oasys <text:s text:c="12"/>oa <text:s/></text:p>
      <text:p text:style-name="Preformatted_20_Text"><text:s text:c="17"/>odt <text:s text:c="14"/>opendesktop</text:p>
      <text:p text:style-name="Preformatted_20_Text"><text:s text:c="17"/>online</text:p>
      <text:p text:style-name="Preformatted_20_Text"><text:s text:c="17"/>openmail <text:s text:c="9"/>mail</text:p>
      <text:p text:style-name="Preformatted_20_Text"><text:s text:c="17"/>oper <text:s text:c="13"/>operator,manager,adm,admin,sysadmin,mgr <text:s/></text:p>
      <text:p text:style-name="Preformatted_20_Text"><text:s text:c="17"/>operator <text:s text:c="9"/>sysop, oper, manager </text:p>
      <text:p text:style-name="Preformatted_20_Text"><text:s text:c="17"/>opp</text:p>
      <text:p text:style-name="Preformatted_20_Text"><text:s text:c="17"/>oracle <text:s text:c="11"/>database</text:p>
      <text:p text:style-name="Preformatted_20_Text"><text:s text:c="17"/>oraclev5 <text:s text:c="9"/>oracle, database</text:p>
      <text:p text:style-name="Preformatted_20_Text"><text:s text:c="17"/>oradev <text:s text:c="11"/>oracle</text:p>
      <text:p text:style-name="Preformatted_20_Text"><text:s text:c="17"/>pcs</text:p>
      <text:p text:style-name="Preformatted_20_Text"><text:s text:c="17"/>pcsloc</text:p>
      <text:p text:style-name="Preformatted_20_Text"><text:s text:c="17"/>pctest</text:p>
      <text:p text:style-name="Preformatted_20_Text"><text:s text:c="17"/>postmaster <text:s text:c="7"/>mail</text:p>
      <text:p text:style-name="Preformatted_20_Text"><text:s text:c="17"/>powerdown <text:s text:c="8"/>shutdown </text:p>
      <text:p text:style-name="Preformatted_20_Text"><text:s text:c="17"/>priv <text:s text:c="13"/>private</text:p>
      <text:p text:style-name="Preformatted_20_Text"><text:s text:c="17"/>prod</text:p>
      <text:p text:style-name="Preformatted_20_Text"><text:s text:c="17"/>pub <text:s text:c="14"/>public</text:p>
      <text:p text:style-name="Preformatted_20_Text"><text:s text:c="17"/>public <text:s text:c="11"/>pub</text:p>
      <text:p text:style-name="Preformatted_20_Text"><text:s text:c="17"/>reboot</text:p>
      <text:p text:style-name="Preformatted_20_Text"><text:s text:c="17"/>remote</text:p>
      <text:p text:style-name="Preformatted_20_Text"><text:s text:c="17"/>report </text:p>
      <text:p text:style-name="Preformatted_20_Text"><text:s text:c="17"/>rha</text:p>
      <text:p text:style-name="Preformatted_20_Text"><text:s text:c="17"/>rje <text:s text:c="16"/></text:p>
      <text:p text:style-name="Preformatted_20_Text"><text:s text:c="17"/>rsm</text:p>
      <text:p text:style-name="Preformatted_20_Text"><text:s text:c="17"/>rsmadm <text:s text:c="11"/>rsm, adm, admin</text:p>
      <text:p text:style-name="Preformatted_20_Text"><text:s text:c="17"/>rusr</text:p>
      <text:p text:style-name="Preformatted_20_Text"><text:s text:c="17"/>sales</text:p>
      <text:p text:style-name="Preformatted_20_Text"><text:s text:c="17"/>sas</text:p>
      <text:p text:style-name="Preformatted_20_Text"><text:s text:c="17"/>save <text:s text:c="13"/>backup</text:p>
      <text:p text:style-name="Preformatted_20_Text"><text:s text:c="17"/>savep</text:p>
      <text:p text:style-name="Preformatted_20_Text"><text:s text:c="17"/>service <text:s text:c="10"/>field, support</text:p>
      <text:p text:style-name="Preformatted_20_Text"><text:s text:c="17"/>setup</text:p>
      <text:p text:style-name="Preformatted_20_Text"><text:s text:c="17"/>shutdown </text:p>
      <text:p text:style-name="Preformatted_20_Text"><text:s text:c="17"/>smtp <text:s text:c="13"/>mail </text:p>
      <text:p text:style-name="Preformatted_20_Text"><text:s text:c="17"/>softwork</text:p>
      <text:p text:style-name="Preformatted_20_Text"><text:s text:c="17"/>space </text:p>
      <text:p text:style-name="Preformatted_20_Text"><text:s text:c="17"/>startup </text:p>
      <text:p text:style-name="Preformatted_20_Text"><text:s text:c="17"/>su</text:p>
      <text:p text:style-name="Preformatted_20_Text"><text:s text:c="17"/>sundiag <text:s text:c="10"/>sysdiag, diag, diags, sysdiags</text:p>
      <text:p text:style-name="Preformatted_20_Text"><text:s text:c="17"/>suoper <text:s text:c="11"/>su, oper, operator</text:p>
      <text:p text:style-name="Preformatted_20_Text"><text:s text:c="17"/>super <text:s text:c="12"/>supervisor, manager, operator</text:p>
      <text:p text:style-name="Preformatted_20_Text"><text:s text:c="17"/>support <text:s text:c="10"/>field, service</text:p>
      <text:p text:style-name="Preformatted_20_Text"><text:s text:c="17"/>sync</text:p>
      <text:p text:style-name="Preformatted_20_Text"><text:s text:c="17"/>sysadm <text:s text:c="11"/>adm, admin, operator, manager</text:p>
      <text:p text:style-name="Preformatted_20_Text"><text:s text:c="17"/>sysdiag <text:s text:c="10"/>diag, diags, sysdiags</text:p>
      <text:p text:style-name="Preformatted_20_Text"><text:s text:c="17"/>sysinfo <text:s text:c="10"/>info</text:p>
      <text:p text:style-name="Preformatted_20_Text"><text:s text:c="17"/>sysmaint <text:s text:c="9"/>maint, service </text:p>
      <text:p text:style-name="Preformatted_20_Text"><text:s text:c="17"/>sysman <text:s text:c="11"/>manager,mgr,man,admin,operator,sysadmin</text:p>
      <text:p text:style-name="Preformatted_20_Text"><text:s text:c="17"/>sysmgr <text:s text:c="11"/>manager,mgr,man,admin,operator,sysadmin</text:p>
      <text:p text:style-name="Preformatted_20_Text"><text:s text:c="17"/>system <text:s text:c="11"/>sys, unix, shell, syslib, lib, operator</text:p>
      <text:p text:style-name="Preformatted_20_Text"><text:s text:c="17"/>systest <text:s text:c="10"/>test, tester, testuser, user </text:p>
      <text:p text:style-name="Preformatted_20_Text"><text:s text:c="17"/>test <text:s text:c="13"/>tester, testuser, systest, user <text:s text:c="2"/></text:p>
      <text:p text:style-name="Preformatted_20_Text"><text:s text:c="17"/>tester <text:s text:c="11"/>test, user, testuser <text:s/></text:p>
      <text:p text:style-name="Preformatted_20_Text"><text:soft-page-break/><text:s text:c="17"/>testuser <text:s text:c="9"/>test, tester, user, systest</text:p>
      <text:p text:style-name="Preformatted_20_Text"><text:s text:c="17"/>tftp</text:p>
      <text:p text:style-name="Preformatted_20_Text"><text:s text:c="17"/>tour <text:s text:c="13"/>demo, guest, user, visitor</text:p>
      <text:p text:style-name="Preformatted_20_Text"><text:s text:c="17"/>transfer</text:p>
      <text:p text:style-name="Preformatted_20_Text"><text:s text:c="17"/>tty</text:p>
      <text:p text:style-name="Preformatted_20_Text"><text:s text:c="17"/>tutor</text:p>
      <text:p text:style-name="Preformatted_20_Text"><text:s text:c="17"/>tutorial </text:p>
      <text:p text:style-name="Preformatted_20_Text"><text:s text:c="17"/>umountfsys </text:p>
      <text:p text:style-name="Preformatted_20_Text"><text:s text:c="17"/>unix </text:p>
      <text:p text:style-name="Preformatted_20_Text"><text:s text:c="17"/>unixmail <text:s text:c="9"/>mail, unix</text:p>
      <text:p text:style-name="Preformatted_20_Text"><text:s text:c="17"/>user <text:s text:c="13"/>guest, demo</text:p>
      <text:p text:style-name="Preformatted_20_Text"><text:s text:c="17"/>userp <text:s text:c="12"/>user</text:p>
      <text:p text:style-name="Preformatted_20_Text"><text:s text:c="17"/>usr <text:s text:c="14"/>user <text:s text:c="2"/></text:p>
      <text:p text:style-name="Preformatted_20_Text"><text:s text:c="17"/>usrlimit</text:p>
      <text:p text:style-name="Preformatted_20_Text"><text:s text:c="17"/>utest</text:p>
      <text:p text:style-name="Preformatted_20_Text"><text:s text:c="17"/>uucpadm <text:s text:c="10"/>adm, admin, uucp</text:p>
      <text:p text:style-name="Preformatted_20_Text"><text:s text:c="17"/>uuadm <text:s text:c="12"/>uucp, adm</text:p>
      <text:p text:style-name="Preformatted_20_Text"><text:s text:c="17"/>uuadmin <text:s text:c="10"/>uucp, admin</text:p>
      <text:p text:style-name="Preformatted_20_Text"><text:s text:c="17"/>uuhost <text:s text:c="11"/>uucp, host</text:p>
      <text:p text:style-name="Preformatted_20_Text"><text:s text:c="17"/>uulog <text:s text:c="12"/>uucp, log</text:p>
      <text:p text:style-name="Preformatted_20_Text"><text:s text:c="17"/>uunx <text:s text:c="13"/>uucp</text:p>
      <text:p text:style-name="Preformatted_20_Text"><text:s text:c="17"/>uupick <text:s text:c="11"/>uucp, pick</text:p>
      <text:p text:style-name="Preformatted_20_Text"><text:s text:c="17"/>uustat <text:s text:c="11"/>uucp, stat</text:p>
      <text:p text:style-name="Preformatted_20_Text"><text:s text:c="17"/>uuto <text:s text:c="13"/>uucp, to</text:p>
      <text:p text:style-name="Preformatted_20_Text"><text:s text:c="17"/>uux <text:s text:c="14"/>uucp</text:p>
      <text:p text:style-name="Preformatted_20_Text"><text:s text:c="17"/>va </text:p>
      <text:p text:style-name="Preformatted_20_Text"><text:s text:c="17"/>vashell </text:p>
      <text:p text:style-name="Preformatted_20_Text"><text:s text:c="17"/>vax</text:p>
      <text:p text:style-name="Preformatted_20_Text"><text:s text:c="17"/>visitor <text:s text:c="10"/>guest, friend, demo, tour</text:p>
      <text:p text:style-name="Preformatted_20_Text"><text:s text:c="17"/>vlsi</text:p>
      <text:p text:style-name="Preformatted_20_Text"><text:s text:c="17"/>vmsys <text:s text:c="12"/>vm, face </text:p>
      <text:p text:style-name="Preformatted_20_Text"><text:s text:c="17"/>vsifax</text:p>
      <text:p text:style-name="Preformatted_20_Text"><text:s text:c="17"/>who </text:p>
      <text:p text:style-name="Preformatted_20_Text"><text:s text:c="17"/>wp</text:p>
      <text:p text:style-name="Preformatted_20_Text"><text:s text:c="17"/>wp51</text:p>
      <text:p text:style-name="Preformatted_20_Text"><text:s text:c="17"/>x25 <text:s text:c="14"/>pad</text:p>
      <text:p text:style-name="Preformatted_20_Text"><text:s text:c="17"/>x25test <text:s text:c="10"/>test</text:p>
      <text:p text:style-name="Preformatted_20_Text"><text:s text:c="17"/>x400 </text:p>
      <text:p text:style-name="Preformatted_20_Text"><text:s text:c="17"/></text:p>
      <text:p text:style-name="Preformatted_20_Text">VMS- <text:s text:c="12"/>DEC's Virtual Memory System commonly runs on VAX computers. </text:p>
      <text:p text:style-name="Preformatted_20_Text"><text:s text:c="17"/>It is another very widespread system, with many users world </text:p>
      <text:p text:style-name="Preformatted_20_Text"><text:s text:c="17"/>wide.</text:p>
      <text:p text:style-name="Preformatted_20_Text"><text:s text:c="17"/>VMS will have a 'Username:' prompt, and to be sure just type</text:p>
      <text:p text:style-name="Preformatted_20_Text"><text:s text:c="17"/>in a ',' for a username. A VMS will throw back an error </text:p>
      <text:p text:style-name="Preformatted_20_Text"><text:s text:c="17"/>message on special delimeters.</text:p>
      <text:p text:style-name="Preformatted_20_Text"><text:s text:c="17"/>You will standardly get 3 and only three login attempts, and</text:p>
      <text:p text:style-name="Preformatted_20_Text"><text:s text:c="17"/>VMS is not kind enough to let you know when you have entered</text:p>
      <text:p text:style-name="Preformatted_20_Text"><text:s text:c="17"/>an incorrect username.</text:p>
      <text:p text:style-name="Preformatted_20_Text"><text:s text:c="17"/>Once inside you will find yourself at a $ prompt.</text:p>
      <text:p text:style-name="Preformatted_20_Text"/>
      <text:p text:style-name="Preformatted_20_Text"><text:s text:c="17"/>COMMON ACCOUNTS:</text:p>
      <text:p text:style-name="Preformatted_20_Text"><text:s text:c="17"/></text:p>
      <text:p text:style-name="Preformatted_20_Text"><text:s text:c="17"/>Username <text:s text:c="11"/>Password</text:p>
      <text:p text:style-name="Preformatted_20_Text"><text:s text:c="17"/>-------- <text:s text:c="11"/>--------</text:p>
      <text:p text:style-name="Preformatted_20_Text"><text:s text:c="17"/>backup</text:p>
      <text:p text:style-name="Preformatted_20_Text"><text:s text:c="17"/>batch</text:p>
      <text:p text:style-name="Preformatted_20_Text"><text:s text:c="17"/>dcl</text:p>
      <text:p text:style-name="Preformatted_20_Text"><text:s text:c="17"/>dec</text:p>
      <text:p text:style-name="Preformatted_20_Text"><text:soft-page-break/><text:s text:c="17"/>decmail <text:s text:c="12"/>mail</text:p>
      <text:p text:style-name="Preformatted_20_Text"><text:s text:c="17"/>decnet</text:p>
      <text:p text:style-name="Preformatted_20_Text"><text:s text:c="17"/>default <text:s text:c="12"/>default, user</text:p>
      <text:p text:style-name="Preformatted_20_Text"><text:s text:c="17"/>dialup</text:p>
      <text:p text:style-name="Preformatted_20_Text"><text:s text:c="17"/>demo <text:s text:c="15"/>guest</text:p>
      <text:p text:style-name="Preformatted_20_Text"><text:s text:c="17"/>dsmmanager <text:s text:c="9"/>dsm, manager</text:p>
      <text:p text:style-name="Preformatted_20_Text"><text:s text:c="17"/>dsmuser <text:s text:c="12"/>dsm, user</text:p>
      <text:p text:style-name="Preformatted_20_Text"><text:s text:c="17"/>field <text:s text:c="14"/>field, service, support, test, digital</text:p>
      <text:p text:style-name="Preformatted_20_Text"><text:s text:c="17"/>games</text:p>
      <text:p text:style-name="Preformatted_20_Text"><text:s text:c="17"/>guest <text:s text:c="14"/>visitor, demo</text:p>
      <text:p text:style-name="Preformatted_20_Text"><text:s text:c="17"/>help</text:p>
      <text:p text:style-name="Preformatted_20_Text"><text:s text:c="17"/>helpdesk</text:p>
      <text:p text:style-name="Preformatted_20_Text"><text:s text:c="17"/>help_desk <text:s text:c="10"/>helpdesk</text:p>
      <text:p text:style-name="Preformatted_20_Text"><text:s text:c="17"/>host</text:p>
      <text:p text:style-name="Preformatted_20_Text"><text:s text:c="17"/>info </text:p>
      <text:p text:style-name="Preformatted_20_Text"><text:s text:c="17"/>ingres <text:s text:c="13"/>database</text:p>
      <text:p text:style-name="Preformatted_20_Text"><text:s text:c="17"/>interactive</text:p>
      <text:p text:style-name="Preformatted_20_Text"><text:s text:c="17"/>link</text:p>
      <text:p text:style-name="Preformatted_20_Text"><text:s text:c="17"/>local</text:p>
      <text:p text:style-name="Preformatted_20_Text"><text:s text:c="17"/>mail </text:p>
      <text:p text:style-name="Preformatted_20_Text"><text:s text:c="17"/>mailer <text:s text:c="13"/>mail</text:p>
      <text:p text:style-name="Preformatted_20_Text"><text:s text:c="17"/>mbmanager <text:s text:c="10"/>mb, manager, mgr, man</text:p>
      <text:p text:style-name="Preformatted_20_Text"><text:s text:c="17"/>mbwatch <text:s text:c="12"/>watch, mb</text:p>
      <text:p text:style-name="Preformatted_20_Text"><text:s text:c="17"/>mpdbadmin <text:s text:c="10"/>mpdb, admin</text:p>
      <text:p text:style-name="Preformatted_20_Text"><text:s text:c="17"/>netcon <text:s text:c="13"/>net, network</text:p>
      <text:p text:style-name="Preformatted_20_Text"><text:s text:c="17"/>netmgr <text:s text:c="13"/>net, manager, mgr, operator</text:p>
      <text:p text:style-name="Preformatted_20_Text"><text:s text:c="17"/>netpriv <text:s text:c="12"/>network, private, priv, net</text:p>
      <text:p text:style-name="Preformatted_20_Text"><text:s text:c="17"/>netserver</text:p>
      <text:p text:style-name="Preformatted_20_Text"><text:s text:c="17"/>network <text:s text:c="12"/>net</text:p>
      <text:p text:style-name="Preformatted_20_Text"><text:s text:c="17"/>newingres <text:s text:c="10"/>ingres</text:p>
      <text:p text:style-name="Preformatted_20_Text"><text:s text:c="17"/>news</text:p>
      <text:p text:style-name="Preformatted_20_Text"><text:s text:c="17"/>operations <text:s text:c="9"/>operations</text:p>
      <text:p text:style-name="Preformatted_20_Text"><text:s text:c="17"/>operator <text:s text:c="11"/>oper, manager, mgr, admin, </text:p>
      <text:p text:style-name="Preformatted_20_Text"><text:s text:c="17"/>opervax <text:s text:c="12"/>operator, vax</text:p>
      <text:p text:style-name="Preformatted_20_Text"><text:s text:c="17"/>ops</text:p>
      <text:p text:style-name="Preformatted_20_Text"><text:s text:c="17"/>oracle</text:p>
      <text:p text:style-name="Preformatted_20_Text"><text:s text:c="17"/>pcsdba</text:p>
      <text:p text:style-name="Preformatted_20_Text"><text:s text:c="17"/>pfmuser <text:s text:c="12"/>pfm, user</text:p>
      <text:p text:style-name="Preformatted_20_Text"><text:s text:c="17"/>postmaster <text:s text:c="9"/>mail</text:p>
      <text:p text:style-name="Preformatted_20_Text"><text:s text:c="17"/>priv <text:s text:c="15"/>private <text:s text:c="8"/></text:p>
      <text:p text:style-name="Preformatted_20_Text"><text:s text:c="17"/>remote</text:p>
      <text:p text:style-name="Preformatted_20_Text"><text:s text:c="17"/>report</text:p>
      <text:p text:style-name="Preformatted_20_Text"><text:s text:c="17"/>rje <text:s text:c="16"/>remote, job, entry</text:p>
      <text:p text:style-name="Preformatted_20_Text"><text:s text:c="17"/>student</text:p>
      <text:p text:style-name="Preformatted_20_Text"><text:s text:c="17"/>suggest <text:s text:c="12"/>suggest</text:p>
      <text:p text:style-name="Preformatted_20_Text"><text:s text:c="17"/>sys</text:p>
      <text:p text:style-name="Preformatted_20_Text"><text:s text:c="17"/>sysmaint <text:s text:c="11"/>sysmaint, maint, service, digital</text:p>
      <text:p text:style-name="Preformatted_20_Text"><text:s text:c="17"/>system <text:s text:c="13"/>manager,operator,sys,syslib</text:p>
      <text:p text:style-name="Preformatted_20_Text"><text:s text:c="17"/>systest <text:s text:c="12"/>uetp,test</text:p>
      <text:p text:style-name="Preformatted_20_Text"><text:s text:c="17"/>systest_clig <text:s text:c="7"/>systest, test</text:p>
      <text:p text:style-name="Preformatted_20_Text"><text:s text:c="17"/>tapelib</text:p>
      <text:p text:style-name="Preformatted_20_Text"><text:s text:c="17"/>teledemo <text:s text:c="11"/>demo</text:p>
      <text:p text:style-name="Preformatted_20_Text"><text:s text:c="17"/>test <text:s text:c="15"/>testuser, tester</text:p>
      <text:p text:style-name="Preformatted_20_Text"><text:s text:c="17"/>uetp</text:p>
      <text:p text:style-name="Preformatted_20_Text"><text:s text:c="17"/>user <text:s text:c="15"/>test, guest, demo</text:p>
      <text:p text:style-name="Preformatted_20_Text"><text:s text:c="17"/>userp <text:s text:c="14"/>user</text:p>
      <text:p text:style-name="Preformatted_20_Text"><text:s text:c="17"/>vax</text:p>
      <text:p text:style-name="Preformatted_20_Text"><text:s text:c="17"/>vms</text:p>
      <text:p text:style-name="Preformatted_20_Text"><text:soft-page-break/><text:s text:c="17"/>visitor <text:s text:c="12"/>guest, demo</text:p>
      <text:p text:style-name="Preformatted_20_Text"><text:s text:c="17"/>wpusers</text:p>
      <text:p text:style-name="Preformatted_20_Text"/>
      <text:p text:style-name="Preformatted_20_Text">HP3000- <text:s text:c="9"/>HP3000 mainframes run the MPE series of operating systems, </text:p>
      <text:p text:style-name="Preformatted_20_Text"><text:s text:c="17"/>such as MPE, V, ix, X, and XL. </text:p>
      <text:p text:style-name="Preformatted_20_Text"><text:s text:c="17"/>The default login prompt is ':', but this can be prefaced </text:p>
      <text:p text:style-name="Preformatted_20_Text"><text:s text:c="17"/>with characters(ie: 'mentor:') and in some cases the ':' may </text:p>
      <text:p text:style-name="Preformatted_20_Text"><text:s text:c="17"/>be taken completely away (ie: 'mentor'). To check for a </text:p>
      <text:p text:style-name="Preformatted_20_Text"><text:s text:c="17"/>HP3000, hit a &lt;CR&gt;, you will get an error message such as this;</text:p>
      <text:p text:style-name="Preformatted_20_Text"><text:s text:c="17"/>EXPECTED HELLO, :JOB, :DATA, OR (CMD) AS LOGON. <text:s/>(CIERR 1402) </text:p>
      <text:p text:style-name="Preformatted_20_Text"><text:s text:c="17"/>To login type 'hello', followed by the login information, </text:p>
      <text:p text:style-name="Preformatted_20_Text"><text:s text:c="17"/>which is in this format: <text:s text:c="2"/>USER.ACCOUNT,GROUP.</text:p>
      <text:p text:style-name="Preformatted_20_Text"><text:s text:c="17"/>The group is optional, but may be needed in some cases, and</text:p>
      <text:p text:style-name="Preformatted_20_Text"><text:s text:c="17"/>can give you different file sets and the sort.</text:p>
      <text:p text:style-name="Preformatted_20_Text"><text:s text:c="17"/>A great thing about HP3000's is they tell you exactly what</text:p>
      <text:p text:style-name="Preformatted_20_Text"><text:s text:c="17"/>is incorrect about the login name you've supplied them, </text:p>
      <text:p text:style-name="Preformatted_20_Text"><text:s text:c="17"/>be it the account is valid but the username is wrong, or the</text:p>
      <text:p text:style-name="Preformatted_20_Text"><text:s text:c="17"/>other way around. </text:p>
      <text:p text:style-name="Preformatted_20_Text"><text:s text:c="17"/>But unfortunely, if the system operators choose, they may</text:p>
      <text:p text:style-name="Preformatted_20_Text"><text:s text:c="17"/>password ALL of the login name segments; username, account</text:p>
      <text:p text:style-name="Preformatted_20_Text"><text:s text:c="17"/>and group.</text:p>
      <text:p text:style-name="Preformatted_20_Text"><text:s text:c="17"/>The internal prompt for MPE's is, again, :.</text:p>
      <text:p text:style-name="Preformatted_20_Text"><text:s text:c="17"/>'Help' will give you help when inside a HP3000. </text:p>
      <text:p text:style-name="Preformatted_20_Text"><text:s text:c="17"/>When entering accounts, i'd suggest not to use a group at</text:p>
      <text:p text:style-name="Preformatted_20_Text"><text:s text:c="17"/>first. If you receive the error message 'not in home group',</text:p>
      <text:p text:style-name="Preformatted_20_Text"><text:s text:c="17"/>then try the group PUB, then if even that fails, move on to</text:p>
      <text:p text:style-name="Preformatted_20_Text"><text:s text:c="17"/>the common group list.</text:p>
      <text:p text:style-name="Preformatted_20_Text"><text:s text:c="17"/>I didn't list passwords along with the accounts, as it would</text:p>
      <text:p text:style-name="Preformatted_20_Text"><text:s text:c="17"/>be a bit of an awkward format, because of MPE's awkward</text:p>
      <text:p text:style-name="Preformatted_20_Text"><text:s text:c="17"/>format. The only manufacturer default passwords I am aware </text:p>
      <text:p text:style-name="Preformatted_20_Text"><text:s text:c="17"/>of are 'hponly', for mgr.telesup, 'lotus', for mgr.sys, and</text:p>
      <text:p text:style-name="Preformatted_20_Text"><text:s text:c="17"/>'hpword' for field.support.</text:p>
      <text:p text:style-name="Preformatted_20_Text"><text:s text:c="17"/>Just remember to try the various parts of the account as a </text:p>
      <text:p text:style-name="Preformatted_20_Text"><text:s text:c="17"/>password, and anything else along those lines.</text:p>
      <text:p text:style-name="Preformatted_20_Text"><text:s text:c="17"/>If you need a password for the following user.accounts &amp; </text:p>
      <text:p text:style-name="Preformatted_20_Text"><text:s text:c="17"/>groups, try the various parts of the name plus any</text:p>
      <text:p text:style-name="Preformatted_20_Text"><text:s text:c="17"/>combinations of it or names with obvious links to it(ie: </text:p>
      <text:p text:style-name="Preformatted_20_Text"><text:s text:c="17"/>field=service).</text:p>
      <text:p text:style-name="Preformatted_20_Text"><text:s text:c="17"/></text:p>
      <text:p text:style-name="Preformatted_20_Text"><text:s text:c="17"/>COMMON ACCOUNTS:</text:p>
      <text:p text:style-name="Preformatted_20_Text"/>
      <text:p text:style-name="Preformatted_20_Text"><text:s text:c="17"/>Username.Account <text:s text:c="3"/></text:p>
      <text:p text:style-name="Preformatted_20_Text"><text:s text:c="17"/>---------------- <text:s text:c="3"/></text:p>
      <text:p text:style-name="Preformatted_20_Text"><text:s text:c="17"/>mgr.3000devs</text:p>
      <text:p text:style-name="Preformatted_20_Text"><text:s text:c="17"/>mgr.acct</text:p>
      <text:p text:style-name="Preformatted_20_Text"><text:s text:c="17"/>mgr.backup</text:p>
      <text:p text:style-name="Preformatted_20_Text"><text:s text:c="17"/>manager.blast</text:p>
      <text:p text:style-name="Preformatted_20_Text"><text:s text:c="17"/>manager.blast1</text:p>
      <text:p text:style-name="Preformatted_20_Text"><text:s text:c="17"/>mgr.ccc</text:p>
      <text:p text:style-name="Preformatted_20_Text"><text:s text:c="17"/>spool.ccc</text:p>
      <text:p text:style-name="Preformatted_20_Text"><text:s text:c="17"/>mgr.cnas</text:p>
      <text:p text:style-name="Preformatted_20_Text"><text:s text:c="17"/>manager.cognos</text:p>
      <text:p text:style-name="Preformatted_20_Text"><text:s text:c="17"/>mgr.cognos </text:p>
      <text:p text:style-name="Preformatted_20_Text"><text:s text:c="17"/>operator.cognos</text:p>
      <text:p text:style-name="Preformatted_20_Text"><text:s text:c="17"/>mgr.common</text:p>
      <text:p text:style-name="Preformatted_20_Text"><text:s text:c="17"/>mgr.company</text:p>
      <text:p text:style-name="Preformatted_20_Text"><text:s text:c="17"/>mgr.conv</text:p>
      <text:p text:style-name="Preformatted_20_Text"><text:s text:c="17"/>mgr.corp</text:p>
      <text:p text:style-name="Preformatted_20_Text"><text:soft-page-break/><text:s text:c="17"/>mgr.cslxl</text:p>
      <text:p text:style-name="Preformatted_20_Text"><text:s text:c="17"/>mgr.demo</text:p>
      <text:p text:style-name="Preformatted_20_Text"><text:s text:c="17"/>operator.disc</text:p>
      <text:p text:style-name="Preformatted_20_Text"><text:s text:c="17"/>mgr.easy</text:p>
      <text:p text:style-name="Preformatted_20_Text"><text:s text:c="17"/>mgr.easydev</text:p>
      <text:p text:style-name="Preformatted_20_Text"><text:s text:c="17"/>mgr.extend</text:p>
      <text:p text:style-name="Preformatted_20_Text"><text:s text:c="17"/>mgr.hpdesk</text:p>
      <text:p text:style-name="Preformatted_20_Text"><text:s text:c="17"/>mgr.hplanmgr</text:p>
      <text:p text:style-name="Preformatted_20_Text"><text:s text:c="17"/>field.hpncs</text:p>
      <text:p text:style-name="Preformatted_20_Text"><text:s text:c="17"/>mgr.hpncs</text:p>
      <text:p text:style-name="Preformatted_20_Text"><text:s text:c="17"/>advmail.hpoffice</text:p>
      <text:p text:style-name="Preformatted_20_Text"><text:s text:c="17"/>deskmon.hpoffice</text:p>
      <text:p text:style-name="Preformatted_20_Text"><text:s text:c="17"/>mail.hpoffice </text:p>
      <text:p text:style-name="Preformatted_20_Text"><text:s text:c="17"/>mailman.hpoffice</text:p>
      <text:p text:style-name="Preformatted_20_Text"><text:s text:c="17"/>mailroom.hpoffice</text:p>
      <text:p text:style-name="Preformatted_20_Text"><text:s text:c="17"/>mailtrck.hpoffice</text:p>
      <text:p text:style-name="Preformatted_20_Text"><text:s text:c="17"/>manager.hpoffice</text:p>
      <text:p text:style-name="Preformatted_20_Text"><text:s text:c="17"/>mgr.hpoffice</text:p>
      <text:p text:style-name="Preformatted_20_Text"><text:s text:c="17"/>openmail.hpoffice</text:p>
      <text:p text:style-name="Preformatted_20_Text"><text:s text:c="17"/>pcuser.hpoffice</text:p>
      <text:p text:style-name="Preformatted_20_Text"><text:s text:c="17"/>spoolman.hpoffice</text:p>
      <text:p text:style-name="Preformatted_20_Text"><text:s text:c="17"/>x400fer.hpoffice</text:p>
      <text:p text:style-name="Preformatted_20_Text"><text:s text:c="17"/>x400xfer.hpoffice</text:p>
      <text:p text:style-name="Preformatted_20_Text"><text:s text:c="17"/>wp.hpoffice</text:p>
      <text:p text:style-name="Preformatted_20_Text"><text:s text:c="17"/>mgr.hponly</text:p>
      <text:p text:style-name="Preformatted_20_Text"><text:s text:c="17"/>mgr.hpoptmgt</text:p>
      <text:p text:style-name="Preformatted_20_Text"><text:s text:c="17"/>field.hpp187 </text:p>
      <text:p text:style-name="Preformatted_20_Text"><text:s text:c="17"/>mgr.hpp187</text:p>
      <text:p text:style-name="Preformatted_20_Text"><text:s text:c="17"/>mgr.hpp189</text:p>
      <text:p text:style-name="Preformatted_20_Text"><text:s text:c="17"/>mgr.hpp196</text:p>
      <text:p text:style-name="Preformatted_20_Text"><text:s text:c="17"/>mgr.hppl85</text:p>
      <text:p text:style-name="Preformatted_20_Text"><text:s text:c="17"/>mgr.hppl87</text:p>
      <text:p text:style-name="Preformatted_20_Text"><text:s text:c="17"/>mgr.hppl89</text:p>
      <text:p text:style-name="Preformatted_20_Text"><text:s text:c="17"/>mgr.hppl96</text:p>
      <text:p text:style-name="Preformatted_20_Text"><text:s text:c="17"/>mgr.hpskts</text:p>
      <text:p text:style-name="Preformatted_20_Text"><text:s text:c="17"/>mgr.hpspool</text:p>
      <text:p text:style-name="Preformatted_20_Text"><text:s text:c="17"/>mgr.hpword</text:p>
      <text:p text:style-name="Preformatted_20_Text"><text:s text:c="17"/>mgr.hpx11</text:p>
      <text:p text:style-name="Preformatted_20_Text"><text:s text:c="17"/>dpcont.hq</text:p>
      <text:p text:style-name="Preformatted_20_Text"><text:s text:c="17"/>mgr.hq</text:p>
      <text:p text:style-name="Preformatted_20_Text"><text:s text:c="17"/>mgr.indhpe</text:p>
      <text:p text:style-name="Preformatted_20_Text"><text:s text:c="17"/>mgr.infosys</text:p>
      <text:p text:style-name="Preformatted_20_Text"><text:s text:c="17"/>mgr.intx3 </text:p>
      <text:p text:style-name="Preformatted_20_Text"><text:s text:c="17"/>manager.itf3000</text:p>
      <text:p text:style-name="Preformatted_20_Text"><text:s text:c="17"/>mail.mail</text:p>
      <text:p text:style-name="Preformatted_20_Text"><text:s text:c="17"/>mgr.netbase</text:p>
      <text:p text:style-name="Preformatted_20_Text"><text:s text:c="17"/>mgr.netware</text:p>
      <text:p text:style-name="Preformatted_20_Text"><text:s text:c="17"/>operator.netware</text:p>
      <text:p text:style-name="Preformatted_20_Text"><text:s text:c="17"/>mgr.orbit</text:p>
      <text:p text:style-name="Preformatted_20_Text"><text:s text:c="17"/>mgr.prod</text:p>
      <text:p text:style-name="Preformatted_20_Text"><text:s text:c="17"/>mgr.rego</text:p>
      <text:p text:style-name="Preformatted_20_Text"><text:s text:c="17"/>mgr.remacct</text:p>
      <text:p text:style-name="Preformatted_20_Text"><text:s text:c="17"/>mgr.rje</text:p>
      <text:p text:style-name="Preformatted_20_Text"><text:s text:c="17"/>manager.security</text:p>
      <text:p text:style-name="Preformatted_20_Text"><text:s text:c="17"/>mgr.security</text:p>
      <text:p text:style-name="Preformatted_20_Text"><text:s text:c="17"/>mgr.sldemo</text:p>
      <text:p text:style-name="Preformatted_20_Text"><text:s text:c="17"/>mgr.snads</text:p>
      <text:p text:style-name="Preformatted_20_Text"><text:s text:c="17"/>mgr.softrep</text:p>
      <text:p text:style-name="Preformatted_20_Text"><text:soft-page-break/><text:s text:c="17"/>mgr.speedwre</text:p>
      <text:p text:style-name="Preformatted_20_Text"><text:s text:c="17"/>mgr.spool</text:p>
      <text:p text:style-name="Preformatted_20_Text"><text:s text:c="17"/>manager.starbase</text:p>
      <text:p text:style-name="Preformatted_20_Text"><text:s text:c="17"/>field.support</text:p>
      <text:p text:style-name="Preformatted_20_Text"><text:s text:c="17"/>mgr.support</text:p>
      <text:p text:style-name="Preformatted_20_Text"><text:s text:c="17"/>operator.support</text:p>
      <text:p text:style-name="Preformatted_20_Text"><text:s text:c="17"/>exploit.sys</text:p>
      <text:p text:style-name="Preformatted_20_Text"><text:s text:c="17"/>manager.sys</text:p>
      <text:p text:style-name="Preformatted_20_Text"><text:s text:c="17"/>mgr.sys</text:p>
      <text:p text:style-name="Preformatted_20_Text"><text:s text:c="17"/>operator.sys <text:s text:c="8"/></text:p>
      <text:p text:style-name="Preformatted_20_Text"><text:s text:c="17"/>pcuser.sys</text:p>
      <text:p text:style-name="Preformatted_20_Text"><text:s text:c="17"/>rsbcmon.sys</text:p>
      <text:p text:style-name="Preformatted_20_Text"><text:s text:c="17"/>operator.syslib</text:p>
      <text:p text:style-name="Preformatted_20_Text"><text:s text:c="17"/>sysrpt.syslib</text:p>
      <text:p text:style-name="Preformatted_20_Text"><text:s text:c="17"/>mgr.sysmgr</text:p>
      <text:p text:style-name="Preformatted_20_Text"><text:s text:c="17"/>operator.system</text:p>
      <text:p text:style-name="Preformatted_20_Text"><text:s text:c="17"/>mgr.tech</text:p>
      <text:p text:style-name="Preformatted_20_Text"><text:s text:c="17"/>mgr.techxl <text:s/></text:p>
      <text:p text:style-name="Preformatted_20_Text"><text:s text:c="17"/>mgr.telamon</text:p>
      <text:p text:style-name="Preformatted_20_Text"><text:s text:c="17"/>field.hpword</text:p>
      <text:p text:style-name="Preformatted_20_Text"><text:s text:c="17"/>mgr.opt</text:p>
      <text:p text:style-name="Preformatted_20_Text"><text:s text:c="17"/>manager.tch </text:p>
      <text:p text:style-name="Preformatted_20_Text"><text:s text:c="17"/>field.telesup</text:p>
      <text:p text:style-name="Preformatted_20_Text"><text:s text:c="17"/>mgr.telesup</text:p>
      <text:p text:style-name="Preformatted_20_Text"><text:s text:c="17"/>sys.telesup</text:p>
      <text:p text:style-name="Preformatted_20_Text"><text:s text:c="17"/>mgr.tellx</text:p>
      <text:p text:style-name="Preformatted_20_Text"><text:s text:c="17"/>monitor.tellx</text:p>
      <text:p text:style-name="Preformatted_20_Text"><text:s text:c="17"/>mgr.utility</text:p>
      <text:p text:style-name="Preformatted_20_Text"><text:s text:c="17"/>mgr.vecsl</text:p>
      <text:p text:style-name="Preformatted_20_Text"><text:s text:c="17"/>manager.vesoft</text:p>
      <text:p text:style-name="Preformatted_20_Text"><text:s text:c="17"/>mgr.vesoft</text:p>
      <text:p text:style-name="Preformatted_20_Text"><text:s text:c="17"/>mgr.word </text:p>
      <text:p text:style-name="Preformatted_20_Text"><text:s text:c="17"/>field.xlserver</text:p>
      <text:p text:style-name="Preformatted_20_Text"><text:s text:c="17"/>mgr.xlserver</text:p>
      <text:p text:style-name="Preformatted_20_Text"><text:s text:c="17"/>mgr.xpress</text:p>
      <text:p text:style-name="Preformatted_20_Text"><text:s text:c="17"/></text:p>
      <text:p text:style-name="Preformatted_20_Text"><text:s text:c="17"/>COMMON GROUPS:</text:p>
      <text:p text:style-name="Preformatted_20_Text"/>
      <text:p text:style-name="Preformatted_20_Text"><text:s text:c="17"/>admin</text:p>
      <text:p text:style-name="Preformatted_20_Text"><text:s text:c="17"/>advmail </text:p>
      <text:p text:style-name="Preformatted_20_Text"><text:s text:c="17"/>ask</text:p>
      <text:p text:style-name="Preformatted_20_Text"><text:s text:c="17"/>brwexec</text:p>
      <text:p text:style-name="Preformatted_20_Text"><text:s text:c="17"/>brwonlne</text:p>
      <text:p text:style-name="Preformatted_20_Text"><text:s text:c="17"/>brwspec</text:p>
      <text:p text:style-name="Preformatted_20_Text"><text:s text:c="17"/>bspadmin</text:p>
      <text:p text:style-name="Preformatted_20_Text"><text:s text:c="17"/>bspdata</text:p>
      <text:p text:style-name="Preformatted_20_Text"><text:s text:c="17"/>bspinstx</text:p>
      <text:p text:style-name="Preformatted_20_Text"><text:s text:c="17"/>bsptools</text:p>
      <text:p text:style-name="Preformatted_20_Text"><text:s text:c="17"/>catbin1 <text:s/></text:p>
      <text:p text:style-name="Preformatted_20_Text"><text:s text:c="17"/>catbin2</text:p>
      <text:p text:style-name="Preformatted_20_Text"><text:s text:c="17"/>catlib</text:p>
      <text:p text:style-name="Preformatted_20_Text"><text:s text:c="17"/>classes</text:p>
      <text:p text:style-name="Preformatted_20_Text"><text:s text:c="17"/>config</text:p>
      <text:p text:style-name="Preformatted_20_Text"><text:s text:c="17"/>console </text:p>
      <text:p text:style-name="Preformatted_20_Text"><text:s text:c="17"/>convert</text:p>
      <text:p text:style-name="Preformatted_20_Text"><text:s text:c="17"/>creator </text:p>
      <text:p text:style-name="Preformatted_20_Text"><text:s text:c="17"/>curator </text:p>
      <text:p text:style-name="Preformatted_20_Text"><text:s text:c="17"/>currarc</text:p>
      <text:p text:style-name="Preformatted_20_Text"><text:soft-page-break/><text:s text:c="17"/>current</text:p>
      <text:p text:style-name="Preformatted_20_Text"><text:s text:c="17"/>dat</text:p>
      <text:p text:style-name="Preformatted_20_Text"><text:s text:c="17"/>data</text:p>
      <text:p text:style-name="Preformatted_20_Text"><text:s text:c="17"/>database </text:p>
      <text:p text:style-name="Preformatted_20_Text"><text:s text:c="17"/>delivery</text:p>
      <text:p text:style-name="Preformatted_20_Text"><text:s text:c="17"/>deskmon</text:p>
      <text:p text:style-name="Preformatted_20_Text"><text:s text:c="17"/>devices</text:p>
      <text:p text:style-name="Preformatted_20_Text"><text:s text:c="17"/>diadb</text:p>
      <text:p text:style-name="Preformatted_20_Text"><text:s text:c="17"/>diag</text:p>
      <text:p text:style-name="Preformatted_20_Text"><text:s text:c="17"/>diafile </text:p>
      <text:p text:style-name="Preformatted_20_Text"><text:s text:c="17"/>diaipc </text:p>
      <text:p text:style-name="Preformatted_20_Text"><text:s text:c="17"/>doc</text:p>
      <text:p text:style-name="Preformatted_20_Text"><text:s text:c="17"/>docxl</text:p>
      <text:p text:style-name="Preformatted_20_Text"><text:s text:c="17"/>document <text:s/></text:p>
      <text:p text:style-name="Preformatted_20_Text"><text:s text:c="17"/>dsg</text:p>
      <text:p text:style-name="Preformatted_20_Text"><text:s text:c="17"/>easy</text:p>
      <text:p text:style-name="Preformatted_20_Text"><text:s text:c="17"/>ems</text:p>
      <text:p text:style-name="Preformatted_20_Text"><text:s text:c="17"/>emskit</text:p>
      <text:p text:style-name="Preformatted_20_Text"><text:s text:c="17"/>etdaemon</text:p>
      <text:p text:style-name="Preformatted_20_Text"><text:s text:c="17"/>example</text:p>
      <text:p text:style-name="Preformatted_20_Text"><text:s text:c="17"/>examples</text:p>
      <text:p text:style-name="Preformatted_20_Text"><text:s text:c="17"/>ezchart </text:p>
      <text:p text:style-name="Preformatted_20_Text"><text:s text:c="17"/>galpics</text:p>
      <text:p text:style-name="Preformatted_20_Text"><text:s text:c="17"/>graphics</text:p>
      <text:p text:style-name="Preformatted_20_Text"><text:s text:c="17"/>hold</text:p>
      <text:p text:style-name="Preformatted_20_Text"><text:s text:c="17"/>hpaccss</text:p>
      <text:p text:style-name="Preformatted_20_Text"><text:s text:c="17"/>hpadvlk</text:p>
      <text:p text:style-name="Preformatted_20_Text"><text:s text:c="17"/>hpadvml</text:p>
      <text:p text:style-name="Preformatted_20_Text"><text:s text:c="17"/>hpdesk</text:p>
      <text:p text:style-name="Preformatted_20_Text"><text:s text:c="17"/>hpdraw</text:p>
      <text:p text:style-name="Preformatted_20_Text"><text:s text:c="17"/>hpecm</text:p>
      <text:p text:style-name="Preformatted_20_Text"><text:s text:c="17"/>hpemm</text:p>
      <text:p text:style-name="Preformatted_20_Text"><text:s text:c="17"/>hpenv</text:p>
      <text:p text:style-name="Preformatted_20_Text"><text:s text:c="17"/>hpgal </text:p>
      <text:p text:style-name="Preformatted_20_Text"><text:s text:c="17"/>hphpbkp</text:p>
      <text:p text:style-name="Preformatted_20_Text"><text:s text:c="17"/>hplibry</text:p>
      <text:p text:style-name="Preformatted_20_Text"><text:s text:c="17"/>hplist</text:p>
      <text:p text:style-name="Preformatted_20_Text"><text:s text:c="17"/>hplt123</text:p>
      <text:p text:style-name="Preformatted_20_Text"><text:s text:c="17"/>hpmail</text:p>
      <text:p text:style-name="Preformatted_20_Text"><text:s text:c="17"/>hpmap </text:p>
      <text:p text:style-name="Preformatted_20_Text"><text:s text:c="17"/>hpmenu</text:p>
      <text:p text:style-name="Preformatted_20_Text"><text:s text:c="17"/>hpprofs </text:p>
      <text:p text:style-name="Preformatted_20_Text"><text:s text:c="17"/>hpsw</text:p>
      <text:p text:style-name="Preformatted_20_Text"><text:s text:c="17"/>hptelex</text:p>
      <text:p text:style-name="Preformatted_20_Text"><text:s text:c="17"/>ibmpam </text:p>
      <text:p text:style-name="Preformatted_20_Text"><text:s text:c="17"/>idl</text:p>
      <text:p text:style-name="Preformatted_20_Text"><text:s text:c="17"/>idlc</text:p>
      <text:p text:style-name="Preformatted_20_Text"><text:s text:c="17"/>idpxl</text:p>
      <text:p text:style-name="Preformatted_20_Text"><text:s text:c="17"/>include</text:p>
      <text:p text:style-name="Preformatted_20_Text"><text:s text:c="17"/>infoxl</text:p>
      <text:p text:style-name="Preformatted_20_Text"><text:s text:c="17"/>instx </text:p>
      <text:p text:style-name="Preformatted_20_Text"><text:s text:c="17"/>internal</text:p>
      <text:p text:style-name="Preformatted_20_Text"><text:s text:c="17"/>itpxl</text:p>
      <text:p text:style-name="Preformatted_20_Text"><text:s text:c="17"/>job</text:p>
      <text:p text:style-name="Preformatted_20_Text"><text:s text:c="17"/>lib <text:s/></text:p>
      <text:p text:style-name="Preformatted_20_Text"><text:s text:c="17"/>libipc </text:p>
      <text:p text:style-name="Preformatted_20_Text"><text:s text:c="17"/>library</text:p>
      <text:p text:style-name="Preformatted_20_Text"><text:s text:c="17"/>mailconf</text:p>
      <text:p text:style-name="Preformatted_20_Text"><text:soft-page-break/><text:s text:c="17"/>maildb</text:p>
      <text:p text:style-name="Preformatted_20_Text"><text:s text:c="17"/>mailhelp</text:p>
      <text:p text:style-name="Preformatted_20_Text"><text:s text:c="17"/>mailjob</text:p>
      <text:p text:style-name="Preformatted_20_Text"><text:s text:c="17"/>maillib </text:p>
      <text:p text:style-name="Preformatted_20_Text"><text:s text:c="17"/>mailserv </text:p>
      <text:p text:style-name="Preformatted_20_Text"><text:s text:c="17"/>mailstat</text:p>
      <text:p text:style-name="Preformatted_20_Text"><text:s text:c="17"/>mailtell </text:p>
      <text:p text:style-name="Preformatted_20_Text"><text:s text:c="17"/>mailxeq</text:p>
      <text:p text:style-name="Preformatted_20_Text"><text:s text:c="17"/>mediamgr</text:p>
      <text:p text:style-name="Preformatted_20_Text"><text:s text:c="17"/>memo</text:p>
      <text:p text:style-name="Preformatted_20_Text"><text:s text:c="17"/>memory</text:p>
      <text:p text:style-name="Preformatted_20_Text"><text:s text:c="17"/>mgr</text:p>
      <text:p text:style-name="Preformatted_20_Text"><text:s text:c="17"/>mmgrdata</text:p>
      <text:p text:style-name="Preformatted_20_Text"><text:s text:c="17"/>mmgrxfer</text:p>
      <text:p text:style-name="Preformatted_20_Text"><text:s text:c="17"/>mmordata</text:p>
      <text:p text:style-name="Preformatted_20_Text"><text:s text:c="17"/>mmorxfer </text:p>
      <text:p text:style-name="Preformatted_20_Text"><text:s text:c="17"/>monitor</text:p>
      <text:p text:style-name="Preformatted_20_Text"><text:s text:c="17"/>mpexl</text:p>
      <text:p text:style-name="Preformatted_20_Text"><text:s text:c="17"/>ndfiles</text:p>
      <text:p text:style-name="Preformatted_20_Text"><text:s text:c="17"/>ndports</text:p>
      <text:p text:style-name="Preformatted_20_Text"><text:s text:c="17"/>net</text:p>
      <text:p text:style-name="Preformatted_20_Text"><text:s text:c="17"/>network</text:p>
      <text:p text:style-name="Preformatted_20_Text"><text:s text:c="17"/>nwoconf </text:p>
      <text:p text:style-name="Preformatted_20_Text"><text:s text:c="17"/>office</text:p>
      <text:p text:style-name="Preformatted_20_Text"><text:s text:c="17"/>oldmail</text:p>
      <text:p text:style-name="Preformatted_20_Text"><text:s text:c="17"/>oper</text:p>
      <text:p text:style-name="Preformatted_20_Text"><text:s text:c="17"/>operator</text:p>
      <text:p text:style-name="Preformatted_20_Text"><text:s text:c="17"/>out</text:p>
      <text:p text:style-name="Preformatted_20_Text"><text:s text:c="17"/>pascalc</text:p>
      <text:p text:style-name="Preformatted_20_Text"><text:s text:c="17"/>patchxl</text:p>
      <text:p text:style-name="Preformatted_20_Text"><text:s text:c="17"/>pcbkp</text:p>
      <text:p text:style-name="Preformatted_20_Text"><text:s text:c="17"/>ppcdict </text:p>
      <text:p text:style-name="Preformatted_20_Text"><text:s text:c="17"/>ppcsave </text:p>
      <text:p text:style-name="Preformatted_20_Text"><text:s text:c="17"/>ppcutil <text:s/></text:p>
      <text:p text:style-name="Preformatted_20_Text"><text:s text:c="17"/>prntmate </text:p>
      <text:p text:style-name="Preformatted_20_Text"><text:s text:c="17"/>prog</text:p>
      <text:p text:style-name="Preformatted_20_Text"><text:s text:c="17"/>prvxl</text:p>
      <text:p text:style-name="Preformatted_20_Text"><text:s text:c="17"/>pub</text:p>
      <text:p text:style-name="Preformatted_20_Text"><text:s text:c="17"/>pubxl</text:p>
      <text:p text:style-name="Preformatted_20_Text"><text:s text:c="17"/>qedit</text:p>
      <text:p text:style-name="Preformatted_20_Text"><text:s text:c="17"/>ref</text:p>
      <text:p text:style-name="Preformatted_20_Text"><text:s text:c="17"/>request</text:p>
      <text:p text:style-name="Preformatted_20_Text"><text:s text:c="17"/>restore</text:p>
      <text:p text:style-name="Preformatted_20_Text"><text:s text:c="17"/>sample</text:p>
      <text:p text:style-name="Preformatted_20_Text"><text:s text:c="17"/>sbase</text:p>
      <text:p text:style-name="Preformatted_20_Text"><text:s text:c="17"/>sfiles</text:p>
      <text:p text:style-name="Preformatted_20_Text"><text:s text:c="17"/>signal</text:p>
      <text:p text:style-name="Preformatted_20_Text"><text:s text:c="17"/>sleeper</text:p>
      <text:p text:style-name="Preformatted_20_Text"><text:s text:c="17"/>snax25</text:p>
      <text:p text:style-name="Preformatted_20_Text"><text:s text:c="17"/>sql </text:p>
      <text:p text:style-name="Preformatted_20_Text"><text:s text:c="17"/>sruntime </text:p>
      <text:p text:style-name="Preformatted_20_Text"><text:s text:c="17"/>subfile</text:p>
      <text:p text:style-name="Preformatted_20_Text"><text:s text:c="17"/>suprvisr</text:p>
      <text:p text:style-name="Preformatted_20_Text"><text:s text:c="17"/>sx</text:p>
      <text:p text:style-name="Preformatted_20_Text"><text:s text:c="17"/>sys</text:p>
      <text:p text:style-name="Preformatted_20_Text"><text:s text:c="17"/>sysmgr</text:p>
      <text:p text:style-name="Preformatted_20_Text"><text:s text:c="17"/>sysvol</text:p>
      <text:p text:style-name="Preformatted_20_Text"><text:s text:c="17"/>tdpdata </text:p>
      <text:p text:style-name="Preformatted_20_Text"><text:soft-page-break/><text:s text:c="17"/>telex</text:p>
      <text:p text:style-name="Preformatted_20_Text"><text:s text:c="17"/>telexjob</text:p>
      <text:p text:style-name="Preformatted_20_Text"><text:s text:c="17"/>text</text:p>
      <text:p text:style-name="Preformatted_20_Text"><text:s text:c="17"/>tfm</text:p>
      <text:p text:style-name="Preformatted_20_Text"><text:s text:c="17"/>ti </text:p>
      <text:p text:style-name="Preformatted_20_Text"><text:s text:c="17"/>tools</text:p>
      <text:p text:style-name="Preformatted_20_Text"><text:s text:c="17"/>transmit</text:p>
      <text:p text:style-name="Preformatted_20_Text"><text:s text:c="17"/>user</text:p>
      <text:p text:style-name="Preformatted_20_Text"><text:s text:c="17"/>users</text:p>
      <text:p text:style-name="Preformatted_20_Text"><text:s text:c="17"/>validate</text:p>
      <text:p text:style-name="Preformatted_20_Text"><text:s text:c="17"/>viewlib</text:p>
      <text:p text:style-name="Preformatted_20_Text"><text:s text:c="17"/>visicalc</text:p>
      <text:p text:style-name="Preformatted_20_Text"><text:s text:c="17"/>wp</text:p>
      <text:p text:style-name="Preformatted_20_Text"><text:s text:c="17"/>wp3</text:p>
      <text:p text:style-name="Preformatted_20_Text"><text:s text:c="17"/>x400data</text:p>
      <text:p text:style-name="Preformatted_20_Text"><text:s text:c="17"/>x400db</text:p>
      <text:p text:style-name="Preformatted_20_Text"><text:s text:c="17"/>x400fer </text:p>
      <text:p text:style-name="Preformatted_20_Text"><text:s text:c="17"/>x400file</text:p>
      <text:p text:style-name="Preformatted_20_Text"><text:s text:c="17"/>xspool </text:p>
      <text:p text:style-name="Preformatted_20_Text"/>
      <text:p text:style-name="Preformatted_20_Text">VM/CMS- <text:s text:c="9"/>The VM/CMS Operating System is found on IBM mainframes, and</text:p>
      <text:p text:style-name="Preformatted_20_Text"><text:s text:c="17"/>while there are quite a few out there, they are commonly left</text:p>
      <text:p text:style-name="Preformatted_20_Text"><text:s text:c="17"/>alone by hackers who prefer Unix or VMS. </text:p>
      <text:p text:style-name="Preformatted_20_Text"><text:s text:c="17"/>VM/CMS systems are commonly found gated off Sim3278 VTAMs and </text:p>
      <text:p text:style-name="Preformatted_20_Text"><text:s text:c="17"/>ISM systems as well.</text:p>
      <text:p text:style-name="Preformatted_20_Text"><text:s text:c="17"/>The login prompt for CMS is '.', but additional information</text:p>
      <text:p text:style-name="Preformatted_20_Text"><text:s text:c="17"/>might be given before the prompt, such as;</text:p>
      <text:p text:style-name="Preformatted_20_Text"><text:s text:c="22"/>Virtual Machine/System Product</text:p>
      <text:p text:style-name="Preformatted_20_Text"><text:s text:c="22"/>!</text:p>
      <text:p text:style-name="Preformatted_20_Text"><text:s text:c="22"/>.</text:p>
      <text:p text:style-name="Preformatted_20_Text"><text:s text:c="17"/>or;</text:p>
      <text:p text:style-name="Preformatted_20_Text"><text:s text:c="22"/>VM/370</text:p>
      <text:p text:style-name="Preformatted_20_Text"><text:s text:c="22"/>!</text:p>
      <text:p text:style-name="Preformatted_20_Text"><text:s text:c="22"/>.</text:p>
      <text:p text:style-name="Preformatted_20_Text"><text:s text:c="17"/>and frequently over to the side;</text:p>
      <text:p text:style-name="Preformatted_20_Text"><text:s text:c="22"/>LOGON userid <text:s text:c="18"/></text:p>
      <text:p text:style-name="Preformatted_20_Text"><text:s text:c="22"/>DIAL userid <text:s text:c="19"/></text:p>
      <text:p text:style-name="Preformatted_20_Text"><text:s text:c="22"/>MSG userid message <text:s text:c="13"/></text:p>
      <text:p text:style-name="Preformatted_20_Text"><text:s text:c="22"/>LOGOFF</text:p>
      <text:p text:style-name="Preformatted_20_Text"><text:s text:c="17"/>but they all represent a VM/CMS system. </text:p>
      <text:p text:style-name="Preformatted_20_Text"><text:s text:c="17"/>To logon, type 'logon' followed by the username, which is </text:p>
      <text:p text:style-name="Preformatted_20_Text"><text:s text:c="17"/>usually 1 to 8 characters in length. </text:p>
      <text:p text:style-name="Preformatted_20_Text"><text:s text:c="17"/>To be sure it is a CMS, type 'logon' followed by some random</text:p>
      <text:p text:style-name="Preformatted_20_Text"><text:s text:c="17"/>garbage. If it is a VM/CMS, it will reply;</text:p>
      <text:p text:style-name="Preformatted_20_Text"><text:s text:c="23"/>Userid not in CP directory</text:p>
      <text:p text:style-name="Preformatted_20_Text"><text:s text:c="17"/>This is one of the great things about CMS, it tells you if </text:p>
      <text:p text:style-name="Preformatted_20_Text"><text:s text:c="17"/>the login ID you entered is incorrect, thus making the </text:p>
      <text:p text:style-name="Preformatted_20_Text"><text:s text:c="17"/>finding of valid ones fairly easy.</text:p>
      <text:p text:style-name="Preformatted_20_Text"><text:s text:c="17"/>One thing to watch out for.. if you attempt brute forcing </text:p>
      <text:p text:style-name="Preformatted_20_Text"><text:s text:c="17"/>some systems will simply shut the account or even the login </text:p>
      <text:p text:style-name="Preformatted_20_Text"><text:s text:c="17"/>facility for some time. If that is the case, find out the </text:p>
      <text:p text:style-name="Preformatted_20_Text"><text:s text:c="17"/>limit and stay just underneath it.. drop carrier or clear the</text:p>
      <text:p text:style-name="Preformatted_20_Text"><text:s text:c="17"/>circuit if necessary, but if you continually shut down the </text:p>
      <text:p text:style-name="Preformatted_20_Text"><text:s text:c="17"/>login facilities you will raise a few eyebrows before you </text:p>
      <text:p text:style-name="Preformatted_20_Text"><text:s text:c="17"/>even make it inside.</text:p>
      <text:p text:style-name="Preformatted_20_Text"><text:s text:c="17"/>Once inside, typing 'help' will get you a moderate online</text:p>
      <text:p text:style-name="Preformatted_20_Text"><text:s text:c="17"/>manual.</text:p>
      <text:p text:style-name="Preformatted_20_Text"/>
      <text:p text:style-name="Preformatted_20_Text"><text:soft-page-break/><text:s text:c="17"/>COMMON ACCOUNTS</text:p>
      <text:p text:style-name="Preformatted_20_Text"><text:s text:c="17"/></text:p>
      <text:p text:style-name="Preformatted_20_Text"><text:s text:c="17"/>Username <text:s text:c="8"/>Password</text:p>
      <text:p text:style-name="Preformatted_20_Text"><text:s text:c="17"/>-------- <text:s text:c="8"/>--------</text:p>
      <text:p text:style-name="Preformatted_20_Text"><text:s text:c="17"/>$aloc$</text:p>
      <text:p text:style-name="Preformatted_20_Text"><text:s text:c="17"/>admin <text:s text:c="11"/>operator, manager, adm, sysadmin, sysadm</text:p>
      <text:p text:style-name="Preformatted_20_Text"><text:s text:c="17"/>alertvm <text:s text:c="9"/>alert</text:p>
      <text:p text:style-name="Preformatted_20_Text"><text:s text:c="17"/>ap2svp</text:p>
      <text:p text:style-name="Preformatted_20_Text"><text:s text:c="17"/>apl2pp</text:p>
      <text:p text:style-name="Preformatted_20_Text"><text:s text:c="17"/>autolog1 <text:s text:c="8"/>autolog</text:p>
      <text:p text:style-name="Preformatted_20_Text"><text:s text:c="17"/>autolog2 <text:s text:c="8"/>autolog</text:p>
      <text:p text:style-name="Preformatted_20_Text"><text:s text:c="17"/>batch </text:p>
      <text:p text:style-name="Preformatted_20_Text"><text:s text:c="17"/>batch1 <text:s text:c="10"/>batch</text:p>
      <text:p text:style-name="Preformatted_20_Text"><text:s text:c="17"/>batch2 <text:s text:c="10"/>batch</text:p>
      <text:p text:style-name="Preformatted_20_Text"><text:s text:c="17"/>botinstl</text:p>
      <text:p text:style-name="Preformatted_20_Text"><text:s text:c="17"/>ccc</text:p>
      <text:p text:style-name="Preformatted_20_Text"><text:s text:c="17"/>cms</text:p>
      <text:p text:style-name="Preformatted_20_Text"><text:s text:c="17"/>cmsbatch <text:s text:c="8"/>cms, batch, batch1</text:p>
      <text:p text:style-name="Preformatted_20_Text"><text:s text:c="17"/>cmsuser <text:s text:c="9"/>cms, user</text:p>
      <text:p text:style-name="Preformatted_20_Text"><text:s text:c="17"/>cpms</text:p>
      <text:p text:style-name="Preformatted_20_Text"><text:s text:c="17"/>cpnuc</text:p>
      <text:p text:style-name="Preformatted_20_Text"><text:s text:c="17"/>cprm</text:p>
      <text:p text:style-name="Preformatted_20_Text"><text:s text:c="17"/>cspuser <text:s text:c="9"/>user, csp</text:p>
      <text:p text:style-name="Preformatted_20_Text"><text:s text:c="17"/>cview</text:p>
      <text:p text:style-name="Preformatted_20_Text"><text:s text:c="17"/>datamove</text:p>
      <text:p text:style-name="Preformatted_20_Text"><text:s text:c="17"/>demo1 <text:s text:c="11"/>demo</text:p>
      <text:p text:style-name="Preformatted_20_Text"><text:s text:c="17"/>demo2 <text:s text:c="11"/>demo</text:p>
      <text:p text:style-name="Preformatted_20_Text"><text:s text:c="17"/>direct </text:p>
      <text:p text:style-name="Preformatted_20_Text"><text:s text:c="17"/>dirmaint <text:s text:c="8"/>dirmaint1</text:p>
      <text:p text:style-name="Preformatted_20_Text"><text:s text:c="17"/>diskcnt</text:p>
      <text:p text:style-name="Preformatted_20_Text"><text:s text:c="17"/>entty</text:p>
      <text:p text:style-name="Preformatted_20_Text"><text:s text:c="17"/>erep</text:p>
      <text:p text:style-name="Preformatted_20_Text"><text:s text:c="17"/>formplus</text:p>
      <text:p text:style-name="Preformatted_20_Text"><text:s text:c="17"/>fsfadmin <text:s text:c="8"/>fsf, adm, sysadmin, sysadm, admin, fsfadm</text:p>
      <text:p text:style-name="Preformatted_20_Text"><text:s text:c="17"/>fsftask1</text:p>
      <text:p text:style-name="Preformatted_20_Text"><text:s text:c="17"/>fsftask2</text:p>
      <text:p text:style-name="Preformatted_20_Text"><text:s text:c="17"/>gcs</text:p>
      <text:p text:style-name="Preformatted_20_Text"><text:s text:c="17"/>gcsrecon</text:p>
      <text:p text:style-name="Preformatted_20_Text"><text:s text:c="17"/>idms </text:p>
      <text:p text:style-name="Preformatted_20_Text"><text:s text:c="17"/>idmsse</text:p>
      <text:p text:style-name="Preformatted_20_Text"><text:s text:c="17"/>iips</text:p>
      <text:p text:style-name="Preformatted_20_Text"><text:s text:c="17"/>infm-mgr <text:s text:c="8"/>infm, man, manager, mgr</text:p>
      <text:p text:style-name="Preformatted_20_Text"><text:s text:c="17"/>inoutmgr <text:s text:c="8"/>mgr, manager</text:p>
      <text:p text:style-name="Preformatted_20_Text"><text:s text:c="17"/>ipfappl</text:p>
      <text:p text:style-name="Preformatted_20_Text"><text:s text:c="17"/>ipfserv</text:p>
      <text:p text:style-name="Preformatted_20_Text"><text:s text:c="17"/>ispvm</text:p>
      <text:p text:style-name="Preformatted_20_Text"><text:s text:c="17"/>ivpm1</text:p>
      <text:p text:style-name="Preformatted_20_Text"><text:s text:c="17"/>ivpm2</text:p>
      <text:p text:style-name="Preformatted_20_Text"><text:s text:c="17"/>maildel</text:p>
      <text:p text:style-name="Preformatted_20_Text"><text:s text:c="17"/>mailman <text:s text:c="9"/></text:p>
      <text:p text:style-name="Preformatted_20_Text"><text:s text:c="17"/>maint <text:s text:c="11"/>service</text:p>
      <text:p text:style-name="Preformatted_20_Text"><text:s text:c="17"/>moeserv</text:p>
      <text:p text:style-name="Preformatted_20_Text"><text:s text:c="17"/>netview <text:s text:c="9"/>network, view, net, monitor</text:p>
      <text:p text:style-name="Preformatted_20_Text"><text:s text:c="17"/>oltsep</text:p>
      <text:p text:style-name="Preformatted_20_Text"><text:s text:c="17"/>op1</text:p>
      <text:p text:style-name="Preformatted_20_Text"><text:s text:c="17"/>opbackup <text:s text:c="8"/>backup</text:p>
      <text:p text:style-name="Preformatted_20_Text"><text:s text:c="17"/>operatns <text:s text:c="8"/>op, operator, manager, admin</text:p>
      <text:p text:style-name="Preformatted_20_Text"><text:s text:c="17"/>operator <text:s text:c="8"/>op, operatns, manager, admin</text:p>
      <text:p text:style-name="Preformatted_20_Text"><text:soft-page-break/><text:s text:c="17"/>opserver</text:p>
      <text:p text:style-name="Preformatted_20_Text"><text:s text:c="17"/>pdm470 <text:s/></text:p>
      <text:p text:style-name="Preformatted_20_Text"><text:s text:c="17"/>pdmremi</text:p>
      <text:p text:style-name="Preformatted_20_Text"><text:s text:c="17"/>peng</text:p>
      <text:p text:style-name="Preformatted_20_Text"><text:s text:c="17"/>presdbm <text:s text:c="9"/>dbm</text:p>
      <text:p text:style-name="Preformatted_20_Text"><text:s text:c="17"/>procal</text:p>
      <text:p text:style-name="Preformatted_20_Text"><text:s text:c="17"/>prodbm <text:s text:c="10"/>prod</text:p>
      <text:p text:style-name="Preformatted_20_Text"><text:s text:c="17"/>promail</text:p>
      <text:p text:style-name="Preformatted_20_Text"><text:s text:c="17"/>psfmaint <text:s text:c="8"/>maint</text:p>
      <text:p text:style-name="Preformatted_20_Text"><text:s text:c="17"/>pssnews <text:s text:c="9"/>news</text:p>
      <text:p text:style-name="Preformatted_20_Text"><text:s text:c="17"/>pvm</text:p>
      <text:p text:style-name="Preformatted_20_Text"><text:s text:c="17"/>router</text:p>
      <text:p text:style-name="Preformatted_20_Text"><text:s text:c="17"/>rscs</text:p>
      <text:p text:style-name="Preformatted_20_Text"><text:s text:c="17"/>rscsv2</text:p>
      <text:p text:style-name="Preformatted_20_Text"><text:s text:c="17"/>savsys</text:p>
      <text:p text:style-name="Preformatted_20_Text"><text:s text:c="17"/>sfcm1 <text:s text:c="11"/>sfcm</text:p>
      <text:p text:style-name="Preformatted_20_Text"><text:s text:c="17"/>sfcntrl</text:p>
      <text:p text:style-name="Preformatted_20_Text"><text:s text:c="17"/>sim3278</text:p>
      <text:p text:style-name="Preformatted_20_Text"><text:s text:c="17"/>smart</text:p>
      <text:p text:style-name="Preformatted_20_Text"><text:s text:c="17"/>sna</text:p>
      <text:p text:style-name="Preformatted_20_Text"><text:s text:c="17"/>sqldba <text:s text:c="10"/>database</text:p>
      <text:p text:style-name="Preformatted_20_Text"><text:s text:c="17"/>sqluser <text:s text:c="9"/>user, sql</text:p>
      <text:p text:style-name="Preformatted_20_Text"><text:s text:c="17"/>syncrony</text:p>
      <text:p text:style-name="Preformatted_20_Text"><text:s text:c="17"/>sysadmin <text:s text:c="8"/>admin, adm, sysadm, manager, operator</text:p>
      <text:p text:style-name="Preformatted_20_Text"><text:s text:c="17"/>sysckp</text:p>
      <text:p text:style-name="Preformatted_20_Text"><text:s text:c="17"/>sysdump1 <text:s text:c="8"/>sysdump</text:p>
      <text:p text:style-name="Preformatted_20_Text"><text:s text:c="17"/>syserr</text:p>
      <text:p text:style-name="Preformatted_20_Text"><text:s text:c="17"/>syswrm</text:p>
      <text:p text:style-name="Preformatted_20_Text"><text:s text:c="17"/>tdisk <text:s text:c="11"/>disk, temp</text:p>
      <text:p text:style-name="Preformatted_20_Text"><text:s text:c="17"/>temp</text:p>
      <text:p text:style-name="Preformatted_20_Text"><text:s text:c="17"/>tsafvm</text:p>
      <text:p text:style-name="Preformatted_20_Text"><text:s text:c="17"/>vastest <text:s text:c="9"/>test</text:p>
      <text:p text:style-name="Preformatted_20_Text"><text:s text:c="17"/>vm3812 <text:s/></text:p>
      <text:p text:style-name="Preformatted_20_Text"><text:s text:c="17"/>vmarch</text:p>
      <text:p text:style-name="Preformatted_20_Text"><text:s text:c="17"/>vmasmon</text:p>
      <text:p text:style-name="Preformatted_20_Text"><text:s text:c="17"/>vmassys</text:p>
      <text:p text:style-name="Preformatted_20_Text"><text:s text:c="17"/>vmbackup <text:s text:c="8"/>backup</text:p>
      <text:p text:style-name="Preformatted_20_Text"><text:s text:c="17"/>vmbsysad</text:p>
      <text:p text:style-name="Preformatted_20_Text"><text:s text:c="17"/>vmmap <text:s text:c="11"/>map</text:p>
      <text:p text:style-name="Preformatted_20_Text"><text:s text:c="17"/>vmtape <text:s text:c="10"/>tape</text:p>
      <text:p text:style-name="Preformatted_20_Text"><text:s text:c="17"/>vmtest <text:s text:c="10"/>test, testuser</text:p>
      <text:p text:style-name="Preformatted_20_Text"><text:s text:c="17"/>vmtlibr</text:p>
      <text:p text:style-name="Preformatted_20_Text"><text:s text:c="17"/>vmutil <text:s text:c="10"/>util, utils</text:p>
      <text:p text:style-name="Preformatted_20_Text"><text:s text:c="17"/>vseipo</text:p>
      <text:p text:style-name="Preformatted_20_Text"><text:s text:c="17"/>vsemaint <text:s text:c="8"/>maint</text:p>
      <text:p text:style-name="Preformatted_20_Text"><text:s text:c="17"/>vseman</text:p>
      <text:p text:style-name="Preformatted_20_Text"><text:s text:c="17"/>vsm</text:p>
      <text:p text:style-name="Preformatted_20_Text"><text:s text:c="17"/>vtam</text:p>
      <text:p text:style-name="Preformatted_20_Text"><text:s text:c="17"/>vtamuser <text:s text:c="8"/>user, vtam</text:p>
      <text:p text:style-name="Preformatted_20_Text"><text:s text:c="17"/>x400x25</text:p>
      <text:p text:style-name="Preformatted_20_Text"/>
      <text:p text:style-name="Preformatted_20_Text">PRIMOS- <text:s text:c="9"/>Run on the Prime company's mainframes, the Primos Operating </text:p>
      <text:p text:style-name="Preformatted_20_Text"><text:s text:c="17"/>System is in fairly wide use, and is commonly found on </text:p>
      <text:p text:style-name="Preformatted_20_Text"><text:s text:c="17"/>Packet-Switched Networks worldwide.</text:p>
      <text:p text:style-name="Preformatted_20_Text"><text:s text:c="17"/>Upon connect you will get a header somewhat like </text:p>
      <text:p text:style-name="Preformatted_20_Text"><text:s text:c="22"/>PRIMENET 23.3.0 INTENG <text:s/></text:p>
      <text:p text:style-name="Preformatted_20_Text"><text:s text:c="17"/>This informs you that it is indeed a Primos computer, the</text:p>
      <text:p text:style-name="Preformatted_20_Text"><text:s text:c="17"/>version number, and the system identifier the owner picked,</text:p>
      <text:p text:style-name="Preformatted_20_Text"><text:soft-page-break/><text:s text:c="17"/>which is usually the company name or the city the Primos is</text:p>
      <text:p text:style-name="Preformatted_20_Text"><text:s text:c="17"/>located in. If you find a Primos on a network, you will </text:p>
      <text:p text:style-name="Preformatted_20_Text"><text:s text:c="17"/>receive the Primenet header, but if it is outside of a </text:p>
      <text:p text:style-name="Preformatted_20_Text"><text:s text:c="17"/>network, the header may be different(ie:Primecon).</text:p>
      <text:p text:style-name="Preformatted_20_Text"><text:s text:c="17"/>Hit a number of &lt;CR&gt;'s, and Primos will throw you the login</text:p>
      <text:p text:style-name="Preformatted_20_Text"><text:s text:c="17"/>prompt 'ER!'. </text:p>
      <text:p text:style-name="Preformatted_20_Text"><text:s text:c="17"/>At this point, type 'login' followed by your</text:p>
      <text:p text:style-name="Preformatted_20_Text"><text:s text:c="17"/>username. </text:p>
      <text:p text:style-name="Preformatted_20_Text"><text:s text:c="17"/>If hitting &lt;CR&gt;'s did not provoke an 'ER!', then type 'login'</text:p>
      <text:p text:style-name="Preformatted_20_Text"><text:s text:c="17"/>followed by your username.</text:p>
      <text:p text:style-name="Preformatted_20_Text"><text:s text:c="17"/>If you are blessed and you find some stone age company </text:p>
      <text:p text:style-name="Preformatted_20_Text"><text:s text:c="17"/>running 18.0.0 or below, you are guaranteed access.</text:p>
      <text:p text:style-name="Preformatted_20_Text"><text:s text:c="17"/>Just find a username and there will be no password prompt. </text:p>
      <text:p text:style-name="Preformatted_20_Text"><text:s text:c="17"/>If for some reason passwording exists, a a few control-C's </text:p>
      <text:p text:style-name="Preformatted_20_Text"><text:s text:c="17"/>should drop you in.</text:p>
      <text:p text:style-name="Preformatted_20_Text"><text:s text:c="17"/>Unfortunely, Primos almost always allows one and one attempt</text:p>
      <text:p text:style-name="Preformatted_20_Text"><text:s text:c="17"/>only at a username/password combination before it kicks you</text:p>
      <text:p text:style-name="Preformatted_20_Text"><text:s text:c="17"/>off, and Primos will not tell you if the ID you've entered is</text:p>
      <text:p text:style-name="Preformatted_20_Text"><text:s text:c="17"/>invalid.</text:p>
      <text:p text:style-name="Preformatted_20_Text"><text:s text:c="17"/>Once you are inside, you will find yourself at the prompt</text:p>
      <text:p text:style-name="Preformatted_20_Text"><text:s text:c="17"/>'OK'.</text:p>
      <text:p text:style-name="Preformatted_20_Text"><text:s text:c="17"/>'help' brings up a so-so online help guide.</text:p>
      <text:p text:style-name="Preformatted_20_Text"><text:s text:c="17"/></text:p>
      <text:p text:style-name="Preformatted_20_Text"><text:s text:c="17"/>COMMON ACCOUNTS</text:p>
      <text:p text:style-name="Preformatted_20_Text"/>
      <text:p text:style-name="Preformatted_20_Text"><text:s text:c="17"/>Username <text:s text:c="10"/>Password</text:p>
      <text:p text:style-name="Preformatted_20_Text"><text:s text:c="17"/>-------- <text:s text:c="10"/>--------</text:p>
      <text:p text:style-name="Preformatted_20_Text"><text:s text:c="17"/>backup</text:p>
      <text:p text:style-name="Preformatted_20_Text"><text:s text:c="17"/>backup_terminal</text:p>
      <text:p text:style-name="Preformatted_20_Text"><text:s text:c="17"/>batch_service</text:p>
      <text:p text:style-name="Preformatted_20_Text"><text:s text:c="17"/>batch <text:s text:c="12"/></text:p>
      <text:p text:style-name="Preformatted_20_Text"><text:s text:c="17"/>bootrun</text:p>
      <text:p text:style-name="Preformatted_20_Text"><text:s text:c="17"/>cmdnc0</text:p>
      <text:p text:style-name="Preformatted_20_Text"><text:s text:c="17"/>demo <text:s/></text:p>
      <text:p text:style-name="Preformatted_20_Text"><text:s text:c="17"/>diag</text:p>
      <text:p text:style-name="Preformatted_20_Text"><text:s text:c="17"/>dos <text:s text:c="5"/></text:p>
      <text:p text:style-name="Preformatted_20_Text"><text:s text:c="17"/>dsmsr <text:s text:c="13"/>dsm</text:p>
      <text:p text:style-name="Preformatted_20_Text"><text:s text:c="17"/>dsm_logger <text:s text:c="8"/>dsm</text:p>
      <text:p text:style-name="Preformatted_20_Text"><text:s text:c="17"/>fam <text:s text:c="15"/></text:p>
      <text:p text:style-name="Preformatted_20_Text"><text:s text:c="17"/>games</text:p>
      <text:p text:style-name="Preformatted_20_Text"><text:s text:c="17"/>guest</text:p>
      <text:p text:style-name="Preformatted_20_Text"><text:s text:c="17"/>guest1 <text:s text:c="12"/>guest</text:p>
      <text:p text:style-name="Preformatted_20_Text"><text:s text:c="17"/>lib</text:p>
      <text:p text:style-name="Preformatted_20_Text"><text:s text:c="17"/>libraries</text:p>
      <text:p text:style-name="Preformatted_20_Text"><text:s text:c="17"/>login_server</text:p>
      <text:p text:style-name="Preformatted_20_Text"><text:s text:c="17"/>mail </text:p>
      <text:p text:style-name="Preformatted_20_Text"><text:s text:c="17"/>mailer</text:p>
      <text:p text:style-name="Preformatted_20_Text"><text:s text:c="17"/>netlink <text:s text:c="11"/>net, primenet </text:p>
      <text:p text:style-name="Preformatted_20_Text"><text:s text:c="17"/>netman <text:s text:c="12"/>manager, man, mgr, netmgr</text:p>
      <text:p text:style-name="Preformatted_20_Text"><text:s text:c="17"/>network_mgt <text:s text:c="7"/>netmgt</text:p>
      <text:p text:style-name="Preformatted_20_Text"><text:s text:c="17"/>network_server <text:s text:c="4"/>server</text:p>
      <text:p text:style-name="Preformatted_20_Text"><text:s text:c="17"/>prime <text:s text:c="13"/>primos, system</text:p>
      <text:p text:style-name="Preformatted_20_Text"><text:s text:c="17"/>primenet <text:s text:c="10"/>net, netlink <text:s/></text:p>
      <text:p text:style-name="Preformatted_20_Text"><text:s text:c="17"/>primos <text:s text:c="12"/>prime, system <text:s text:c="3"/></text:p>
      <text:p text:style-name="Preformatted_20_Text"><text:s text:c="17"/>primos_cs <text:s text:c="9"/>primos, prime, system</text:p>
      <text:p text:style-name="Preformatted_20_Text"><text:s text:c="17"/>regist</text:p>
      <text:p text:style-name="Preformatted_20_Text"><text:s text:c="17"/>rje <text:s text:c="16"/></text:p>
      <text:p text:style-name="Preformatted_20_Text"><text:s text:c="17"/>spool</text:p>
      <text:p text:style-name="Preformatted_20_Text"><text:soft-page-break/><text:s text:c="17"/>spoolbin <text:s text:c="10"/>spool</text:p>
      <text:p text:style-name="Preformatted_20_Text"><text:s text:c="17"/>syscol</text:p>
      <text:p text:style-name="Preformatted_20_Text"><text:s text:c="17"/>sysovl</text:p>
      <text:p text:style-name="Preformatted_20_Text"><text:s text:c="17"/>system <text:s text:c="12"/>prime, primos, sys1, operator</text:p>
      <text:p text:style-name="Preformatted_20_Text"><text:s text:c="17"/>system_debug</text:p>
      <text:p text:style-name="Preformatted_20_Text"><text:s text:c="17"/>system_manager</text:p>
      <text:p text:style-name="Preformatted_20_Text"><text:s text:c="17"/>tcpip_manager</text:p>
      <text:p text:style-name="Preformatted_20_Text"><text:s text:c="17"/>tele</text:p>
      <text:p text:style-name="Preformatted_20_Text"><text:s text:c="17"/>test</text:p>
      <text:p text:style-name="Preformatted_20_Text"><text:s text:c="17"/>timer_progress</text:p>
      <text:p text:style-name="Preformatted_20_Text"><text:s text:c="17"/>tools</text:p>
      <text:p text:style-name="Preformatted_20_Text"/>
      <text:p text:style-name="Preformatted_20_Text">TOPS-10/20- <text:s text:c="5"/>An older and somewhat rare operating system, TOPS-10 ran on <text:s text:c="15"/></text:p>
      <text:p text:style-name="Preformatted_20_Text"><text:s text:c="17"/>the DEC-10/20 machines. You can usually recognize a TOPS-10 by </text:p>
      <text:p text:style-name="Preformatted_20_Text"><text:s text:c="17"/>its' prompt, a lone period '.', while a TOPS-20 will have a </text:p>
      <text:p text:style-name="Preformatted_20_Text"><text:s text:c="17"/>'@' in its place. Most systems allow you to enter the commands </text:p>
      <text:p text:style-name="Preformatted_20_Text"><text:s text:c="17"/>'SYSTAT' or 'FINGER' from the login prompt, before logging in. </text:p>
      <text:p text:style-name="Preformatted_20_Text"><text:s text:c="17"/>This command will let you see the users online, a valuable aide </text:p>
      <text:p text:style-name="Preformatted_20_Text"><text:s text:c="17"/>in hacking.</text:p>
      <text:p text:style-name="Preformatted_20_Text"><text:s text:c="17"/>To login, type 'login xxx,yyy', where the x and y's are </text:p>
      <text:p text:style-name="Preformatted_20_Text"><text:s text:c="17"/>digits. </text:p>
      <text:p text:style-name="Preformatted_20_Text"><text:s text:c="17"/>TOPS-10 does let you know when your username is incorrect.</text:p>
      <text:p text:style-name="Preformatted_20_Text"/>
      <text:p text:style-name="Preformatted_20_Text"><text:s text:c="17"/>COMMON ACCOUNTS</text:p>
      <text:p text:style-name="Preformatted_20_Text"><text:s text:c="17"/></text:p>
      <text:p text:style-name="Preformatted_20_Text"><text:s text:c="17"/>User ID Code <text:s text:c="6"/>Password</text:p>
      <text:p text:style-name="Preformatted_20_Text"><text:s text:c="17"/>------------ <text:s text:c="6"/>--------</text:p>
      <text:p text:style-name="Preformatted_20_Text"><text:s text:c="17"/>1,2 <text:s text:c="15"/>OPERATOR, MANAGER, ADMIN, SYSLIB, LIB</text:p>
      <text:p text:style-name="Preformatted_20_Text"><text:s text:c="17"/>2,7 <text:s text:c="15"/>MAINT, MAINTAIN, SYSMAINT</text:p>
      <text:p text:style-name="Preformatted_20_Text"><text:s text:c="17"/>5,30 <text:s text:c="14"/>GAMES</text:p>
      <text:p text:style-name="Preformatted_20_Text"/>
      <text:p text:style-name="Preformatted_20_Text">IRIS- <text:s text:c="11"/>Unfortunely, i have no experience with IRIS whatsoever. To</text:p>
      <text:p text:style-name="Preformatted_20_Text"><text:s text:c="17"/>this day i haven't even seen one. So with regret i must </text:p>
      <text:p text:style-name="Preformatted_20_Text"><text:s text:c="17"/>present old material, the following info comes entirely from</text:p>
      <text:p text:style-name="Preformatted_20_Text"><text:s text:c="17"/>the LOD/H Technical Journal #3. Hopefully it will still be</text:p>
      <text:p text:style-name="Preformatted_20_Text"><text:s text:c="17"/>applicable.</text:p>
      <text:p text:style-name="Preformatted_20_Text"><text:s text:c="17"/>The IRIS Operating System used to run soley on PDP systems,</text:p>
      <text:p text:style-name="Preformatted_20_Text"><text:s text:c="17"/>but now runs on many various machines. </text:p>
      <text:p text:style-name="Preformatted_20_Text"><text:s text:c="17"/>IRIS will commonly present itself with a herald such as;</text:p>
      <text:p text:style-name="Preformatted_20_Text"><text:s text:c="20"/>"Welcome to IRIS R9.1.4 timesharing"</text:p>
      <text:p text:style-name="Preformatted_20_Text"><text:s text:c="17"/>And then an "ACCOUNT ID?" prompt.</text:p>
      <text:p text:style-name="Preformatted_20_Text"><text:s text:c="17"/>IRIS is kind enough to tell you when you enter an incorrect</text:p>
      <text:p text:style-name="Preformatted_20_Text"><text:s text:c="17"/>ID, it won't kick you off after too many attempts, and no</text:p>
      <text:p text:style-name="Preformatted_20_Text"><text:s text:c="17"/>logs are kept. And strangely enough, passwords are not used!</text:p>
      <text:p text:style-name="Preformatted_20_Text"><text:s text:c="17"/>So if you can find yourself an IRIS OS, try the following</text:p>
      <text:p text:style-name="Preformatted_20_Text"><text:s text:c="17"/>defaults and you should drop in..</text:p>
      <text:p text:style-name="Preformatted_20_Text"/>
      <text:p text:style-name="Preformatted_20_Text"><text:s text:c="17"/>COMMON ACCOUNTS</text:p>
      <text:p text:style-name="Preformatted_20_Text"/>
      <text:p text:style-name="Preformatted_20_Text"><text:s text:c="17"/>Username</text:p>
      <text:p text:style-name="Preformatted_20_Text"><text:s text:c="17"/>--------</text:p>
      <text:p text:style-name="Preformatted_20_Text"><text:s text:c="17"/>accounting</text:p>
      <text:p text:style-name="Preformatted_20_Text"><text:s text:c="17"/>boss</text:p>
      <text:p text:style-name="Preformatted_20_Text"><text:s text:c="17"/>demo</text:p>
      <text:p text:style-name="Preformatted_20_Text"><text:s text:c="17"/>manager</text:p>
      <text:p text:style-name="Preformatted_20_Text"><text:s text:c="17"/>noname</text:p>
      <text:p text:style-name="Preformatted_20_Text"><text:s text:c="17"/>pdp8</text:p>
      <text:p text:style-name="Preformatted_20_Text"><text:s text:c="17"/>pdp11</text:p>
      <text:p text:style-name="Preformatted_20_Text"><text:soft-page-break/><text:s text:c="17"/>software</text:p>
      <text:p text:style-name="Preformatted_20_Text"><text:s text:c="17"/>tcl</text:p>
      <text:p text:style-name="Preformatted_20_Text"/>
      <text:p text:style-name="Preformatted_20_Text">NOS- <text:s text:c="12"/>The NOS(Network Operating System) is found on Cyber </text:p>
      <text:p text:style-name="Preformatted_20_Text"><text:s text:c="17"/>mainframes made by CDC(the Control Data Corporation).</text:p>
      <text:p text:style-name="Preformatted_20_Text"><text:s text:c="17"/>Cyber machines are commonly run by institutions such as</text:p>
      <text:p text:style-name="Preformatted_20_Text"><text:s text:c="17"/>universities and atomic research facilities. </text:p>
      <text:p text:style-name="Preformatted_20_Text"><text:s text:c="17"/>Cybers will usually give a herald of some sort, such as</text:p>
      <text:p text:style-name="Preformatted_20_Text"><text:s text:c="20"/>Sheridan Park Cyber 180-830 Computer System</text:p>
      <text:p text:style-name="Preformatted_20_Text"><text:s text:c="32"/>or</text:p>
      <text:p text:style-name="Preformatted_20_Text"><text:s text:c="20"/>Sacremento Cyber 180-830 CSUS NOS Software System</text:p>
      <text:p text:style-name="Preformatted_20_Text"><text:s text:c="17"/>The first login prompt will be 'FAMILY:', just hit &lt;CR&gt;.</text:p>
      <text:p text:style-name="Preformatted_20_Text"><text:s text:c="17"/>The next prompt is 'USER NAME:'. This is more difficult,</text:p>
      <text:p text:style-name="Preformatted_20_Text"><text:s text:c="17"/>usually 7 characters. The password is even worse, </text:p>
      <text:p text:style-name="Preformatted_20_Text"><text:s text:c="17"/>commonly 7 random letters. Sound bad? It is. Brute forcing</text:p>
      <text:p text:style-name="Preformatted_20_Text"><text:s text:c="17"/>an account is next to impossible.</text:p>
      <text:p text:style-name="Preformatted_20_Text"><text:s text:c="17"/>I've never seen these defaults work, but they are better than</text:p>
      <text:p text:style-name="Preformatted_20_Text"><text:s text:c="17"/>nothing. I got them out of the LOD/H Novice's Guide to </text:p>
      <text:p text:style-name="Preformatted_20_Text"><text:s text:c="17"/>Hacking, written by the Mentor. There are no known passwords</text:p>
      <text:p text:style-name="Preformatted_20_Text"><text:s text:c="17"/>for these usernames.</text:p>
      <text:p text:style-name="Preformatted_20_Text"/>
      <text:p text:style-name="Preformatted_20_Text"><text:s text:c="17"/>COMMON ACCOUNTS</text:p>
      <text:p text:style-name="Preformatted_20_Text"><text:s text:c="17"/></text:p>
      <text:p text:style-name="Preformatted_20_Text"><text:s text:c="17"/>Username</text:p>
      <text:p text:style-name="Preformatted_20_Text"><text:s text:c="17"/>--------</text:p>
      <text:p text:style-name="Preformatted_20_Text"><text:s text:c="17"/>$SYSTEM</text:p>
      <text:p text:style-name="Preformatted_20_Text"><text:s text:c="17"/>SYSTEMV</text:p>
      <text:p text:style-name="Preformatted_20_Text"/>
      <text:p text:style-name="Preformatted_20_Text">DECSERVER- <text:s text:c="6"/>The Decserver, is as the name implies, a server made by the</text:p>
      <text:p text:style-name="Preformatted_20_Text"><text:s text:c="17"/>Digital Equipment Corporation, the same company that makes</text:p>
      <text:p text:style-name="Preformatted_20_Text"><text:s text:c="17"/>the VAX machines. </text:p>
      <text:p text:style-name="Preformatted_20_Text"><text:s text:c="17"/>It is possible the owner of the server put a password on it,</text:p>
      <text:p text:style-name="Preformatted_20_Text"><text:s text:c="17"/>if this is the case you will hit a # prompt. If the server</text:p>
      <text:p text:style-name="Preformatted_20_Text"><text:s text:c="17"/>has PADs or outdials on it, you can bet this is the case. </text:p>
      <text:p text:style-name="Preformatted_20_Text"><text:s text:c="17"/>You don't need a username, just the password. You will </text:p>
      <text:p text:style-name="Preformatted_20_Text"><text:s text:c="17"/>commonly get 3 tries, but it can be modified.</text:p>
      <text:p text:style-name="Preformatted_20_Text"><text:s text:c="17"/>The default password is 'access', but other good things to </text:p>
      <text:p text:style-name="Preformatted_20_Text"><text:s text:c="17"/>try are ; server, dec, network, net, system (and whatever </text:p>
      <text:p text:style-name="Preformatted_20_Text"><text:s text:c="17"/>else goes along with that).</text:p>
      <text:p text:style-name="Preformatted_20_Text"><text:s text:c="17"/>If you get past the #, or there isn't one, you will hit the</text:p>
      <text:p text:style-name="Preformatted_20_Text"><text:s text:c="17"/>prompt 'Enter Username&gt;'. What you put really doesn't matter,</text:p>
      <text:p text:style-name="Preformatted_20_Text"><text:s text:c="17"/>it is just an identifier. Put something normal sounding, and</text:p>
      <text:p text:style-name="Preformatted_20_Text"><text:s text:c="17"/>not your hacker alias. It is actually interesting to look at </text:p>
      <text:p text:style-name="Preformatted_20_Text"><text:s text:c="17"/>the users online at a Decserver, as commonly there will be a few users</text:p>
      <text:p text:style-name="Preformatted_20_Text"><text:s text:c="17"/>with the username C or CCC or the like, usually meaning </text:p>
      <text:p text:style-name="Preformatted_20_Text"><text:s text:c="17"/>they are probably a fellow hacker.</text:p>
      <text:p text:style-name="Preformatted_20_Text"><text:s text:c="17"/>Also, at the Enter Username&gt; prompt you are able to ask for</text:p>
      <text:p text:style-name="Preformatted_20_Text"><text:s text:c="17"/>help with the 'help' command, which spews out fairly lengthly</text:p>
      <text:p text:style-name="Preformatted_20_Text"><text:s text:c="17"/>logon help file.</text:p>
      <text:p text:style-name="Preformatted_20_Text"><text:s text:c="17"/>If all went well you should end up at a 'Local&gt;' prompt.</text:p>
      <text:p text:style-name="Preformatted_20_Text"><text:s text:c="17"/>Decservers have a fairly nice set of help files, simply type</text:p>
      <text:p text:style-name="Preformatted_20_Text"><text:s text:c="17"/>'help' and read all you want.</text:p>
      <text:p text:style-name="Preformatted_20_Text"><text:s text:c="17"/>It is a good idea to do a 'show users' when you first logon,</text:p>
      <text:p text:style-name="Preformatted_20_Text"><text:s text:c="17"/>and next do a 'show services' and 'show nodes'. The services</text:p>
      <text:p text:style-name="Preformatted_20_Text"><text:s text:c="17"/>are computers hooked up to the Decserver, which you can </text:p>
      <text:p text:style-name="Preformatted_20_Text"><text:s text:c="17"/>access. For obvious reasons you will often find many VAX/VMS</text:p>
      <text:p text:style-name="Preformatted_20_Text"><text:s text:c="17"/>systems on Decservers, but pretty much anything can be found</text:p>
      <text:p text:style-name="Preformatted_20_Text"><text:soft-page-break/><text:s text:c="17"/>Look for services titled Dial, Modem, PAD, X25, </text:p>
      <text:p text:style-name="Preformatted_20_Text"><text:s text:c="17"/>Network, or anthing like that. Try pretty much everything</text:p>
      <text:p text:style-name="Preformatted_20_Text"><text:s text:c="17"/>you see. Remember to try the usernames you see when you do</text:p>
      <text:p text:style-name="Preformatted_20_Text"><text:s text:c="17"/>a 'show users' as users for the systems online.</text:p>
      <text:p text:style-name="Preformatted_20_Text"><text:s text:c="17"/>Also, you will sometimes find your Decserver has Internet</text:p>
      <text:p text:style-name="Preformatted_20_Text"><text:s text:c="17"/>(Telnet, SLIP or FTP) access, make sure you make full use of </text:p>
      <text:p text:style-name="Preformatted_20_Text"><text:s text:c="17"/>this.</text:p>
      <text:p text:style-name="Preformatted_20_Text"><text:s text:c="17"/>To connect to the services you see, use 'c XXXX', where the</text:p>
      <text:p text:style-name="Preformatted_20_Text"><text:s text:c="17"/>X's represent the service name.</text:p>
      <text:p text:style-name="Preformatted_20_Text"><text:s text:c="17"/>Once inside, the manufacturer's default for privs is 'system'</text:p>
      <text:p text:style-name="Preformatted_20_Text"><text:s text:c="17"/>and it is rarely changed. </text:p>
      <text:p text:style-name="Preformatted_20_Text"><text:s text:c="17"/>The maintenance password changes from version to version.</text:p>
      <text:p text:style-name="Preformatted_20_Text"><text:s text:c="17"/>With the Decserver 200 &amp; 500 it is 0000000000000000 (16 0's),</text:p>
      <text:p text:style-name="Preformatted_20_Text"><text:s text:c="17"/>but with 300 it is simply 0.</text:p>
      <text:p text:style-name="Preformatted_20_Text"/>
      <text:p text:style-name="Preformatted_20_Text">GS/1- <text:s text:c="11"/>GS/1's are another server type system, but they are less <text:s text:c="5"/></text:p>
      <text:p text:style-name="Preformatted_20_Text"><text:s text:c="17"/>common than the Decservers. The default prompt is 'GS/1&gt;', </text:p>
      <text:p text:style-name="Preformatted_20_Text"><text:s text:c="17"/>but this can be changed to the sysadmins liking.</text:p>
      <text:p text:style-name="Preformatted_20_Text"><text:s text:c="17"/>To check for a GS/1, do a 'sh d', which will print out some</text:p>
      <text:p text:style-name="Preformatted_20_Text"><text:s text:c="17"/>statistics.</text:p>
      <text:p text:style-name="Preformatted_20_Text"><text:s text:c="17"/>To find what systems are available from the server, type </text:p>
      <text:p text:style-name="Preformatted_20_Text"><text:s text:c="17"/>'sh n' or a 'sh c', and a 'sh m' for the system macros.</text:p>
      <text:p text:style-name="Preformatted_20_Text"/>
      <text:p text:style-name="Preformatted_20_Text">XMUX- <text:s text:c="11"/>The XMUX is a multiplexing system that provides remote </text:p>
      <text:p text:style-name="Preformatted_20_Text"><text:s text:c="17"/>access, made by Gandalf Technologies, Inc., Gandalf of Canada </text:p>
      <text:p text:style-name="Preformatted_20_Text"><text:s text:c="17"/>Ltd. in Canada. As far as I can tell, the XMUX is used only on </text:p>
      <text:p text:style-name="Preformatted_20_Text"><text:s text:c="17"/>Packet-Switched Networks, Datapac in particular but with usage</text:p>
      <text:p text:style-name="Preformatted_20_Text"><text:s text:c="17"/>on PSNs world wide. <text:s text:c="2"/></text:p>
      <text:p text:style-name="Preformatted_20_Text"><text:s text:c="17"/>The XMUX is not usually thought of as a stand alone system,</text:p>
      <text:p text:style-name="Preformatted_20_Text"><text:s text:c="17"/>but as a supportive system for multi-user networked systems,</text:p>
      <text:p text:style-name="Preformatted_20_Text"><text:s text:c="17"/>having a bit to do with system monitoring, channel control, </text:p>
      <text:p text:style-name="Preformatted_20_Text"><text:s text:c="17"/>and some of the features of multiplexing.</text:p>
      <text:p text:style-name="Preformatted_20_Text"><text:s text:c="17"/>Thus, you'll commonly find a XMUX on a mnemonic or a </text:p>
      <text:p text:style-name="Preformatted_20_Text"><text:s text:c="17"/>subaddress of another system, although you will find them</text:p>
      <text:p text:style-name="Preformatted_20_Text"><text:s text:c="17"/>alone on their own NUA frequently as well.</text:p>
      <text:p text:style-name="Preformatted_20_Text"><text:s text:c="17"/>To find the systems on a subaddress or a mnemonic, your best</text:p>
      <text:p text:style-name="Preformatted_20_Text"><text:s text:c="17"/>bet is to go with mnemonics, as the LOGGER mnemonic cannot be</text:p>
      <text:p text:style-name="Preformatted_20_Text"><text:s text:c="17"/>removed, while subaddressing is optional. </text:p>
      <text:p text:style-name="Preformatted_20_Text"><text:s text:c="17"/>You won't always want to check every single system, so i'll</text:p>
      <text:p text:style-name="Preformatted_20_Text"><text:s text:c="17"/>give a guideline of where to check;</text:p>
      <text:p text:style-name="Preformatted_20_Text"><text:s text:c="17"/>(REMINDER: this is only for systems on PSNs, and may not</text:p>
      <text:p text:style-name="Preformatted_20_Text"><text:s text:c="18"/>apply to your PSN) <text:s text:c="2"/></text:p>
      <text:p text:style-name="Preformatted_20_Text"><text:s text:c="17"/></text:p>
      <text:p text:style-name="Preformatted_20_Text"><text:s text:c="20"/>- PACX/ <text:s text:c="8"/>: The PACX/Starmaster is also made by </text:p>
      <text:p text:style-name="Preformatted_20_Text"><text:s text:c="22"/>Starmaster <text:s text:c="5"/>Gandalf, and the two are tightly </text:p>
      <text:p text:style-name="Preformatted_20_Text"><text:s text:c="22"/>Systems <text:s text:c="8"/>interwoven. If mnemonics don't work, be</text:p>
      <text:p text:style-name="Preformatted_20_Text"><text:s text:c="38"/>sure to try LCNs, as the CONSOLE on a</text:p>
      <text:p text:style-name="Preformatted_20_Text"><text:s text:c="38"/>PACX/Starmaster is an entirely different</text:p>
      <text:p text:style-name="Preformatted_20_Text"><text:s text:c="38"/>thing, and frequently using the mnemonic</text:p>
      <text:p text:style-name="Preformatted_20_Text"><text:s text:c="38"/>CONSOLE will bring you to the PACX </text:p>
      <text:p text:style-name="Preformatted_20_Text"><text:s text:c="38"/>console, not the XMUX console.</text:p>
      <text:p text:style-name="Preformatted_20_Text"><text:s text:c="20"/>- BBS Systems <text:s text:c="2"/>: BBS Systems on PSNs frequently need some</text:p>
      <text:p text:style-name="Preformatted_20_Text"><text:s text:c="38"/>help, and XMUXs are fairly commonly</text:p>
      <text:p text:style-name="Preformatted_20_Text"><text:s text:c="38"/>found with them.</text:p>
      <text:p text:style-name="Preformatted_20_Text"><text:s text:c="20"/>- Other misc. <text:s text:c="2"/>: Many of the other operating systems, </text:p>
      <text:p text:style-name="Preformatted_20_Text"><text:s text:c="22"/>systems <text:s text:c="8"/>such as Unix, AOS/VS, Pick and HP3000</text:p>
      <text:p text:style-name="Preformatted_20_Text"><text:s text:c="38"/>have the occasional XMUX along with it.</text:p>
      <text:p text:style-name="Preformatted_20_Text"><text:s text:c="20"/>- Networked <text:s text:c="4"/>: A good portion of networked systems have</text:p>
      <text:p text:style-name="Preformatted_20_Text"><text:soft-page-break/><text:s text:c="22"/>systems <text:s text:c="8"/>XMUXs. </text:p>
      <text:p text:style-name="Preformatted_20_Text"><text:s text:c="22"/></text:p>
      <text:p text:style-name="Preformatted_20_Text"><text:s text:c="17"/>If a system does have a XMUX also, you can reach it almost</text:p>
      <text:p text:style-name="Preformatted_20_Text"><text:s text:c="17"/>always by the mnemonic CONSOLE, and if not, the node name of</text:p>
      <text:p text:style-name="Preformatted_20_Text"><text:s text:c="17"/>the XMUX. If that doesn't work, try LCNs up to and including</text:p>
      <text:p text:style-name="Preformatted_20_Text"><text:s text:c="17"/>15.</text:p>
      <text:p text:style-name="Preformatted_20_Text"><text:s text:c="17"/>Occasionally the console of the XMUX will be unpassworded, in</text:p>
      <text:p text:style-name="Preformatted_20_Text"><text:s text:c="17"/>which case you will drop straight into the console. The XMUX</text:p>
      <text:p text:style-name="Preformatted_20_Text"><text:s text:c="17"/>console is self-explanatory and menued, so i will leave you</text:p>
      <text:p text:style-name="Preformatted_20_Text"><text:s text:c="17"/>to explore it.</text:p>
      <text:p text:style-name="Preformatted_20_Text"><text:s text:c="17"/>However, in all likeliness you will find yourself at the </text:p>
      <text:p text:style-name="Preformatted_20_Text"><text:s text:c="17"/>password prompt, 'Password &gt;'. This can not be modified, but</text:p>
      <text:p text:style-name="Preformatted_20_Text"><text:s text:c="17"/>a one-line herald may be put above it.</text:p>
      <text:p text:style-name="Preformatted_20_Text"><text:s text:c="17"/>To check for a XMUX, simply hit &lt;CR&gt;. It will tell you that</text:p>
      <text:p text:style-name="Preformatted_20_Text"><text:s text:c="17"/>the password was invalid, and it must be 1 to 8 alphanumeric</text:p>
      <text:p text:style-name="Preformatted_20_Text"><text:s text:c="17"/>characters.</text:p>
      <text:p text:style-name="Preformatted_20_Text"><text:s text:c="17"/>As you can see, you do not need a username for the remote </text:p>
      <text:p text:style-name="Preformatted_20_Text"><text:s text:c="17"/>console of a XMUX. UIDs are used, but internally within the</text:p>
      <text:p text:style-name="Preformatted_20_Text"><text:s text:c="17"/>workstation.</text:p>
      <text:p text:style-name="Preformatted_20_Text"><text:s text:c="17"/>As it says, the password format is 1 to 8 alphanumeric </text:p>
      <text:p text:style-name="Preformatted_20_Text"><text:s text:c="17"/>characters. There is no default password, the console is left</text:p>
      <text:p text:style-name="Preformatted_20_Text"><text:s text:c="17"/>unprotected unless the owner decides to password it.</text:p>
      <text:p text:style-name="Preformatted_20_Text"><text:s text:c="17"/>However, there are common passwords. They are;</text:p>
      <text:p text:style-name="Preformatted_20_Text"><text:s text:c="20"/>console, gandalf, xmux, system, password, sys, mux xmux1</text:p>
      <text:p text:style-name="Preformatted_20_Text"><text:s text:c="17"/>I'll repeat them in the common passwords again later.</text:p>
      <text:p text:style-name="Preformatted_20_Text"><text:s text:c="17"/>But these will not always work, as it is up to the owner to</text:p>
      <text:p text:style-name="Preformatted_20_Text"><text:s text:c="17"/>pick the password(although they do like those). </text:p>
      <text:p text:style-name="Preformatted_20_Text"><text:s text:c="17"/>Your next best bet is to find out the node name of the XMUX</text:p>
      <text:p text:style-name="Preformatted_20_Text"><text:s text:c="17"/>(XMUXs are polling systems as well, usually hooked up somehow</text:p>
      <text:p text:style-name="Preformatted_20_Text"><text:s text:c="17"/>to one of the regional hubs).</text:p>
      <text:p text:style-name="Preformatted_20_Text"><text:s text:c="17"/>To do this, you must understand the parts of the XMUX. </text:p>
      <text:p text:style-name="Preformatted_20_Text"><text:s text:c="17"/>The XMUX has 4 default parts; the CONSOLE, the FOX, the </text:p>
      <text:p text:style-name="Preformatted_20_Text"><text:s text:c="17"/>LOGGER, and the MACHINE.</text:p>
      <text:p text:style-name="Preformatted_20_Text"><text:s text:c="17"/>I'll try and define the usage of them a bit more;</text:p>
      <text:p text:style-name="Preformatted_20_Text"><text:s text:c="17"/>CONSOLE- the main remote part of the XMUX, which performs all</text:p>
      <text:p text:style-name="Preformatted_20_Text"><text:s text:c="26"/>the maintenance functions and system maintenance.</text:p>
      <text:p text:style-name="Preformatted_20_Text"><text:s text:c="26"/>the actual system.</text:p>
      <text:p text:style-name="Preformatted_20_Text"><text:s text:c="26"/>reachable usually on the LCN(subaddress) of 0 or </text:p>
      <text:p text:style-name="Preformatted_20_Text"><text:s text:c="26"/>4/5, and the default mnemonic CONSOLE, which can be</text:p>
      <text:p text:style-name="Preformatted_20_Text"><text:s text:c="26"/>changed.</text:p>
      <text:p text:style-name="Preformatted_20_Text"><text:s text:c="17"/>FOX <text:s text:c="3"/>- a test system, which runs through never ending lines</text:p>
      <text:p text:style-name="Preformatted_20_Text"><text:s text:c="26"/>of the alphabet and digits 0-9.</text:p>
      <text:p text:style-name="Preformatted_20_Text"><text:s text:c="26"/>reachable on the LCN of 1, mnemonic FOX.</text:p>
      <text:p text:style-name="Preformatted_20_Text"><text:s text:c="17"/>LOGGER - a device which displays log information, usually</text:p>
      <text:p text:style-name="Preformatted_20_Text"><text:s text:c="26"/>one or two lines, including the node name.</text:p>
      <text:p text:style-name="Preformatted_20_Text"><text:s text:c="26"/>reachable on the LCN of 2, mnemonic LOGGER.</text:p>
      <text:p text:style-name="Preformatted_20_Text"><text:s text:c="17"/>MACHINE- a system which i do not yet understand fully. </text:p>
      <text:p text:style-name="Preformatted_20_Text"><text:s text:c="26"/>performs some interesting functions.</text:p>
      <text:p text:style-name="Preformatted_20_Text"><text:s text:c="26"/>the prompt is '#'.</text:p>
      <text:p text:style-name="Preformatted_20_Text"><text:s text:c="26"/>type 'S' and you will(always) receive a short/long</text:p>
      <text:p text:style-name="Preformatted_20_Text"><text:s text:c="26"/>(depending on how much the system is used) system</text:p>
      <text:p text:style-name="Preformatted_20_Text"><text:s text:c="26"/>status report, containing among other things the </text:p>
      <text:p text:style-name="Preformatted_20_Text"><text:s text:c="26"/>system node name.</text:p>
      <text:p text:style-name="Preformatted_20_Text"><text:s text:c="26"/>if active, typing 'L' will bring up a more complete</text:p>
      <text:p text:style-name="Preformatted_20_Text"><text:s text:c="26"/>system log. This is VERY useful. It contains the</text:p>
      <text:p text:style-name="Preformatted_20_Text"><text:s text:c="26"/>NUAs of the systems which called the XMUX, and it</text:p>
      <text:p text:style-name="Preformatted_20_Text"><text:s text:c="26"/>contains the UIDs if used. </text:p>
      <text:p text:style-name="Preformatted_20_Text"><text:s text:c="17"/>As you can see, the XMUX is rather complicated upon </text:p>
      <text:p text:style-name="Preformatted_20_Text"><text:soft-page-break/><text:s text:c="17"/>first look, but it is actually fairly simple. The easiest</text:p>
      <text:p text:style-name="Preformatted_20_Text"><text:s text:c="17"/>way to grab the node name is to call the LOGGER. </text:p>
      <text:p text:style-name="Preformatted_20_Text"><text:s text:c="17"/>The logger MUST be present, always. It is a non-removable</text:p>
      <text:p text:style-name="Preformatted_20_Text"><text:s text:c="17"/>default. The LCN may be removed, but the mnemonic must stay.</text:p>
      <text:p text:style-name="Preformatted_20_Text"><text:s text:c="17"/>I explained mnemonics earlier, but i'll refresh your memory.</text:p>
      <text:p text:style-name="Preformatted_20_Text"><text:s text:c="17"/>To use the mnemonic, simply type the NUA, followed by a comma</text:p>
      <text:p text:style-name="Preformatted_20_Text"><text:s text:c="17"/>and then the mnemonic, ie;</text:p>
      <text:p text:style-name="Preformatted_20_Text"><text:s text:c="32"/>12300456,LOGGER</text:p>
      <text:p text:style-name="Preformatted_20_Text"><text:s text:c="17"/>The very first thing in the data string you see is the node</text:p>
      <text:p text:style-name="Preformatted_20_Text"><text:s text:c="17"/>name. If it is a blank space, you have run across a rarity,</text:p>
      <text:p text:style-name="Preformatted_20_Text"><text:s text:c="17"/>a XMUX without a node name. </text:p>
      <text:p text:style-name="Preformatted_20_Text"><text:s text:c="17"/>The node name is THE most popular thing other than the other</text:p>
      <text:p text:style-name="Preformatted_20_Text"><text:s text:c="17"/>common passwords.</text:p>
      <text:p text:style-name="Preformatted_20_Text"><text:s text:c="17"/>Try combinations of it, and combinations of it along with</text:p>
      <text:p text:style-name="Preformatted_20_Text"><text:s text:c="17"/>the words XMUX and MUX.</text:p>
      <text:p text:style-name="Preformatted_20_Text"><text:s text:c="17"/>And of course, if a herald is used, use whatever you can find</text:p>
      <text:p text:style-name="Preformatted_20_Text"><text:s text:c="17"/>in the herald.</text:p>
      <text:p text:style-name="Preformatted_20_Text"><text:s text:c="17"/>But again, if it is a company, they love to use the company</text:p>
      <text:p text:style-name="Preformatted_20_Text"><text:s text:c="17"/>name or acronym as a password, and that acronym or name will</text:p>
      <text:p text:style-name="Preformatted_20_Text"><text:s text:c="17"/>often be the node name.</text:p>
      <text:p text:style-name="Preformatted_20_Text"><text:s text:c="17"/>Ok, have fun..</text:p>
      <text:p text:style-name="Preformatted_20_Text"/>
      <text:p text:style-name="Preformatted_20_Text"><text:s text:c="17"/>COMMON ACCOUNTS</text:p>
      <text:p text:style-name="Preformatted_20_Text"/>
      <text:p text:style-name="Preformatted_20_Text"><text:s text:c="17"/>Console Passwords</text:p>
      <text:p text:style-name="Preformatted_20_Text"><text:s text:c="17"/>-----------------</text:p>
      <text:p text:style-name="Preformatted_20_Text"><text:s text:c="17"/>CONSOLE</text:p>
      <text:p text:style-name="Preformatted_20_Text"><text:s text:c="17"/>XMUX</text:p>
      <text:p text:style-name="Preformatted_20_Text"><text:s text:c="17"/>GANDALF</text:p>
      <text:p text:style-name="Preformatted_20_Text"><text:s text:c="17"/>SYSTEM</text:p>
      <text:p text:style-name="Preformatted_20_Text"><text:s text:c="17"/>PASSWORD</text:p>
      <text:p text:style-name="Preformatted_20_Text"><text:s text:c="17"/>MUX</text:p>
      <text:p text:style-name="Preformatted_20_Text"><text:s text:c="17"/>XMUX1</text:p>
      <text:p text:style-name="Preformatted_20_Text"><text:s text:c="17"/>SYS</text:p>
      <text:p text:style-name="Preformatted_20_Text"><text:s text:c="17"/>(node name)</text:p>
      <text:p text:style-name="Preformatted_20_Text"/>
      <text:p text:style-name="Preformatted_20_Text"><text:s text:c="17"/>One other thing. I did not include the profile or remote </text:p>
      <text:p text:style-name="Preformatted_20_Text"><text:s text:c="17"/>profile names, or the UIDs, as they are as far as i know </text:p>
      <text:p text:style-name="Preformatted_20_Text"><text:s text:c="17"/>inapplicable from remote. <text:s/></text:p>
      <text:p text:style-name="Preformatted_20_Text"><text:s text:c="17"/>And a final comment. XMUXs are powerful and potentially</text:p>
      <text:p text:style-name="Preformatted_20_Text"><text:s text:c="17"/>extremely harmful to a network. DO NOT DELETE ANYTHING. The</text:p>
      <text:p text:style-name="Preformatted_20_Text"><text:s text:c="17"/>only submenus you will have reason to access are 'DEFINE' and</text:p>
      <text:p text:style-name="Preformatted_20_Text"><text:s text:c="17"/>'DISPLAY'. Don't boot people off channels or add console</text:p>
      <text:p text:style-name="Preformatted_20_Text"><text:s text:c="17"/>passwording or remove profiles..you will end up with your ass</text:p>
      <text:p text:style-name="Preformatted_20_Text"><text:s text:c="17"/>in jail. Taking down a network is less than funny to the </text:p>
      <text:p text:style-name="Preformatted_20_Text"><text:s text:c="17"/>people that run it. Explore, don't harm. </text:p>
      <text:p text:style-name="Preformatted_20_Text"/>
      <text:p text:style-name="Preformatted_20_Text">STARMASTER- <text:s text:c="5"/>The Starmaster/PACX 2000 is still a somewhat mysterious </text:p>
      <text:p text:style-name="Preformatted_20_Text">/PACX <text:s text:c="11"/>system, but i have now explored all the security barriers as</text:p>
      <text:p text:style-name="Preformatted_20_Text"><text:s text:c="17"/>well as the network and the internal functions, so i feel </text:p>
      <text:p text:style-name="Preformatted_20_Text"><text:s text:c="17"/>this is fairly complete.</text:p>
      <text:p text:style-name="Preformatted_20_Text"><text:s text:c="17"/>The Starmaster/PACX system is a networking/server system made</text:p>
      <text:p text:style-name="Preformatted_20_Text"><text:s text:c="17"/>by, again, Gandalf Technologies Inc., Gandalf of Canada Ltd.,</text:p>
      <text:p text:style-name="Preformatted_20_Text"><text:s text:c="17"/>in Canada, and is also known informally (and some what </text:p>
      <text:p text:style-name="Preformatted_20_Text"><text:s text:c="17"/>incorrectly) as the 'Gandalf Access Server.' The Access is</text:p>
      <text:p text:style-name="Preformatted_20_Text"><text:s text:c="17"/>similar, but different, as described later.</text:p>
      <text:p text:style-name="Preformatted_20_Text"><text:s text:c="17"/>It is a fairly popular system on Datapac, and has some usage</text:p>
      <text:p text:style-name="Preformatted_20_Text"><text:s text:c="17"/>in other regions of the world. Again, it is used mainly </text:p>
      <text:p text:style-name="Preformatted_20_Text"><text:soft-page-break/><text:s text:c="17"/>on Packet-Switched Networks, although, thanks to the dialing</text:p>
      <text:p text:style-name="Preformatted_20_Text"><text:s text:c="17"/>directory of a Sam24V outdial on a Starmaster, I have <text:s/></text:p>
      <text:p text:style-name="Preformatted_20_Text"><text:s text:c="17"/>discovered that Starmasters do indeed have dialin access.</text:p>
      <text:p text:style-name="Preformatted_20_Text"><text:s text:c="17"/>The first possible security barrier is the dialin password,</text:p>
      <text:p text:style-name="Preformatted_20_Text"><text:s text:c="17"/>which is rarely used, but you should know about.</text:p>
      <text:p text:style-name="Preformatted_20_Text"><text:s text:c="17"/>The prompt is usually ;</text:p>
      <text:p text:style-name="Preformatted_20_Text"><text:s text:c="20"/>DIALIN PASSWORD?</text:p>
      <text:p text:style-name="Preformatted_20_Text"><text:s text:c="17"/>But can be changed, although it should remain similar.</text:p>
      <text:p text:style-name="Preformatted_20_Text"><text:s text:c="17"/>Dialin passwords are 1 to 8 characters, and are usually</text:p>
      <text:p text:style-name="Preformatted_20_Text"><text:s text:c="17"/>one of the following defaults;</text:p>
      <text:p text:style-name="Preformatted_20_Text"><text:s text:c="20"/>GANDALF SERVER PACX NET NETWORK STARMAST DIALIN PASSWORD </text:p>
      <text:p text:style-name="Preformatted_20_Text"><text:s text:c="20"/>ACCESS </text:p>
      <text:p text:style-name="Preformatted_20_Text"><text:s text:c="17"/>If the Starmaster has a XMUX resident(explained in previous</text:p>
      <text:p text:style-name="Preformatted_20_Text"><text:s text:c="17"/>system definition; XMUXs), find out the node name and try it.</text:p>
      <text:p text:style-name="Preformatted_20_Text"><text:s text:c="17"/>The next possible security barrier is that the sysadmin </text:p>
      <text:p text:style-name="Preformatted_20_Text"><text:s text:c="17"/>desires the users to enter a username/password before </text:p>
      <text:p text:style-name="Preformatted_20_Text"><text:s text:c="17"/>entering the server.</text:p>
      <text:p text:style-name="Preformatted_20_Text"><text:s text:c="17"/>You will find yourself at a prompt such as;</text:p>
      <text:p text:style-name="Preformatted_20_Text"><text:s text:c="20"/>USERNAME?</text:p>
      <text:p text:style-name="Preformatted_20_Text"><text:s text:c="17"/>This is the most common prompt. <text:s text:c="6"/></text:p>
      <text:p text:style-name="Preformatted_20_Text"><text:s text:c="17"/>Usernames are 1 to 8 characters, and the Starmaster will let</text:p>
      <text:p text:style-name="Preformatted_20_Text"><text:s text:c="17"/>you know if it is wrong or not with an error message such as;</text:p>
      <text:p text:style-name="Preformatted_20_Text"><text:s text:c="20"/>INCORRECT USERNAME</text:p>
      <text:p text:style-name="Preformatted_20_Text"><text:s text:c="25"/>or</text:p>
      <text:p text:style-name="Preformatted_20_Text"><text:s text:c="20"/>INVALID RESPONSE</text:p>
      <text:p text:style-name="Preformatted_20_Text"><text:s text:c="17"/>This, like the username prompt, can be changed, but it will</text:p>
      <text:p text:style-name="Preformatted_20_Text"><text:s text:c="17"/>usually be in all-caps.</text:p>
      <text:p text:style-name="Preformatted_20_Text"><text:s text:c="17"/>You are allowed between 1 and 10 attempts at either a valid</text:p>
      <text:p text:style-name="Preformatted_20_Text"><text:s text:c="17"/>username or a valid password, depending on the owners </text:p>
      <text:p text:style-name="Preformatted_20_Text"><text:s text:c="17"/>preference.</text:p>
      <text:p text:style-name="Preformatted_20_Text"><text:s text:c="17"/>This means(if it is set to ten tries) you can enter 9 invalid</text:p>
      <text:p text:style-name="Preformatted_20_Text"><text:s text:c="17"/>usernames, and on the tenth enter a valid username, then have</text:p>
      <text:p text:style-name="Preformatted_20_Text"><text:s text:c="17"/>10 attempts at a valid password.</text:p>
      <text:p text:style-name="Preformatted_20_Text"><text:s text:c="17"/>The defaults for this(which i will list later also) prompt</text:p>
      <text:p text:style-name="Preformatted_20_Text"><text:s text:c="17"/>are; <text:s text:c="3"/>TEST, TESTUSER, TESTER, GANDALF, SYSTEM, GUEST</text:p>
      <text:p text:style-name="Preformatted_20_Text"><text:s text:c="25"/>USER, HP, CONSOLE, and finally OPERATOR.</text:p>
      <text:p text:style-name="Preformatted_20_Text"><text:s text:c="17"/>Also, first names will work usually.</text:p>
      <text:p text:style-name="Preformatted_20_Text"><text:s text:c="17"/>The next prompt you will face, or the first one if usernames</text:p>
      <text:p text:style-name="Preformatted_20_Text"><text:s text:c="17"/>are not implemented, is the server prompt. This is the main</text:p>
      <text:p text:style-name="Preformatted_20_Text"><text:s text:c="17"/>user prompt for a Starmaster, all major user commands are </text:p>
      <text:p text:style-name="Preformatted_20_Text"><text:s text:c="17"/>used from here.</text:p>
      <text:p text:style-name="Preformatted_20_Text"><text:s text:c="17"/>But as you can guess, commands aren't used really, it is </text:p>
      <text:p text:style-name="Preformatted_20_Text"><text:s text:c="17"/>service names you desire.</text:p>
      <text:p text:style-name="Preformatted_20_Text"><text:s text:c="17"/>Sometimes you will get a list upon entering the server, but</text:p>
      <text:p text:style-name="Preformatted_20_Text"><text:s text:c="17"/>other times you will just hit the server prompt, which </text:p>
      <text:p text:style-name="Preformatted_20_Text"><text:s text:c="17"/>usually looks something like;</text:p>
      <text:p text:style-name="Preformatted_20_Text"><text:s text:c="22"/>SERVICE?</text:p>
      <text:p text:style-name="Preformatted_20_Text"><text:s text:c="25"/>or</text:p>
      <text:p text:style-name="Preformatted_20_Text"><text:s text:c="23"/>CLASS?</text:p>
      <text:p text:style-name="Preformatted_20_Text"><text:s text:c="25"/>or even</text:p>
      <text:p text:style-name="Preformatted_20_Text"><text:s text:c="23"/>service?</text:p>
      <text:p text:style-name="Preformatted_20_Text"><text:s text:c="25"/>or</text:p>
      <text:p text:style-name="Preformatted_20_Text"><text:s text:c="23"/>class?</text:p>
      <text:p text:style-name="Preformatted_20_Text"><text:s text:c="25"/>or</text:p>
      <text:p text:style-name="Preformatted_20_Text"><text:s text:c="23"/>service</text:p>
      <text:p text:style-name="Preformatted_20_Text"><text:s text:c="17"/>Or whatever the sysadmin feels like. 'SERVICE?' is the </text:p>
      <text:p text:style-name="Preformatted_20_Text"><text:s text:c="17"/>default, and the most common.</text:p>
      <text:p text:style-name="Preformatted_20_Text"><text:s text:c="17"/>Keep in mind that the services CAN be passworded, but </text:p>
      <text:p text:style-name="Preformatted_20_Text"><text:soft-page-break/><text:s text:c="17"/>rarely are. In the case of passwording, use your imagination.</text:p>
      <text:p text:style-name="Preformatted_20_Text"><text:s text:c="17"/>Another thing; from the PACX console, where the services are</text:p>
      <text:p text:style-name="Preformatted_20_Text"><text:s text:c="17"/>defined, there is an option which decides whether the service</text:p>
      <text:p text:style-name="Preformatted_20_Text"><text:s text:c="17"/>is allowed for remote users. If this is set to NO, then you </text:p>
      <text:p text:style-name="Preformatted_20_Text"><text:s text:c="17"/>are out of luck, you have to be in the workstation to use the</text:p>
      <text:p text:style-name="Preformatted_20_Text"><text:s text:c="17"/>command. This is common for the CONSOLE and the MAIL, and </text:p>
      <text:p text:style-name="Preformatted_20_Text"><text:s text:c="17"/>occasionally modems and PADs. You will get an error message </text:p>
      <text:p text:style-name="Preformatted_20_Text"><text:s text:c="17"/>something like 'SERVICE NOT ALLOWED'.</text:p>
      <text:p text:style-name="Preformatted_20_Text"><text:s text:c="17"/>I will give a more complete list of common services, but</text:p>
      <text:p text:style-name="Preformatted_20_Text"><text:s text:c="17"/>I will list the defaults and the major ones now.</text:p>
      <text:p text:style-name="Preformatted_20_Text"/>
      <text:p text:style-name="Preformatted_20_Text"><text:s text:c="17"/>PAD, X25, X28- <text:s text:c="2"/>Will commonly take you to a Gandalf PAD,</text:p>
      <text:p text:style-name="Preformatted_20_Text"><text:s text:c="17"/>(or name of <text:s text:c="5"/>for which the default prompt is '*'.</text:p>
      <text:p text:style-name="Preformatted_20_Text"><text:s text:c="17"/>your PSN) <text:s text:c="7"/>'HELP' will bring up a list of commands.</text:p>
      <text:p text:style-name="Preformatted_20_Text"><text:s text:c="17"/>MAIL <text:s text:c="8"/>- <text:s text:c="2"/>A non-removable default, but i've never </text:p>
      <text:p text:style-name="Preformatted_20_Text"><text:s text:c="34"/>seen it with the remote access flag in the</text:p>
      <text:p text:style-name="Preformatted_20_Text"><text:s text:c="34"/>ON position.</text:p>
      <text:p text:style-name="Preformatted_20_Text"><text:s text:c="17"/>CONNECT <text:s text:c="5"/>- <text:s text:c="2"/>Another non-removable default which i have</text:p>
      <text:p text:style-name="Preformatted_20_Text"><text:s text:c="34"/>never seen with the remote access flag in </text:p>
      <text:p text:style-name="Preformatted_20_Text"><text:s text:c="34"/>the on position.</text:p>
      <text:p text:style-name="Preformatted_20_Text"><text:s text:c="17"/>MODEM, DIAL <text:s/>- <text:s text:c="2"/>And variations therof. The common outdial</text:p>
      <text:p text:style-name="Preformatted_20_Text"><text:s text:c="34"/>is the Gandalf made Sam24V, which comes with</text:p>
      <text:p text:style-name="Preformatted_20_Text"><text:s text:c="34"/>a great set of help files.</text:p>
      <text:p text:style-name="Preformatted_20_Text"><text:s text:c="17"/>CONSOLE <text:s text:c="5"/>- <text:s text:c="2"/>The motherlode. The system controller,</text:p>
      <text:p text:style-name="Preformatted_20_Text"><text:s text:c="34"/>maintenance computer, test machine, and</text:p>
      <text:p text:style-name="Preformatted_20_Text"><text:s text:c="34"/>all of that. DON'T confuse the PACX console</text:p>
      <text:p text:style-name="Preformatted_20_Text"><text:s text:c="34"/>with the XMUX console, they are two very </text:p>
      <text:p text:style-name="Preformatted_20_Text"><text:s text:c="34"/>different things.</text:p>
      <text:p text:style-name="Preformatted_20_Text"><text:s text:c="34"/>The console should be protected by the </text:p>
      <text:p text:style-name="Preformatted_20_Text"><text:s text:c="34"/>sysadmin with his/her life, as every faction</text:p>
      <text:p text:style-name="Preformatted_20_Text"><text:s text:c="34"/>of the Starmaster is controlled from within</text:p>
      <text:p text:style-name="Preformatted_20_Text"><text:s text:c="34"/>the Console. </text:p>
      <text:p text:style-name="Preformatted_20_Text"><text:s text:c="34"/>The CONSOLE is a non-removable service from</text:p>
      <text:p text:style-name="Preformatted_20_Text"><text:s text:c="34"/>the server, BUT remote access can be removed</text:p>
      <text:p text:style-name="Preformatted_20_Text"><text:s text:c="34"/>thus cutting off our means of getting to it.</text:p>
      <text:p text:style-name="Preformatted_20_Text"><text:s text:c="34"/>Try it first, if it works the screen will</text:p>
      <text:p text:style-name="Preformatted_20_Text"><text:s text:c="34"/>scroll down a number of lines and give this</text:p>
      <text:p text:style-name="Preformatted_20_Text"><text:s text:c="34"/>herald/prompt;</text:p>
      <text:p text:style-name="Preformatted_20_Text"><text:s text:c="28"/>GANDALF TECHNOLOGIES INCORPORATED, COPYRIGHT 1990</text:p>
      <text:p text:style-name="Preformatted_20_Text"><text:s text:c="28"/>OPERATOR NAME? </text:p>
      <text:p text:style-name="Preformatted_20_Text"><text:s text:c="34"/>This is not changable, it will remain the</text:p>
      <text:p text:style-name="Preformatted_20_Text"><text:s text:c="34"/>same except for possibly the copyright date.</text:p>
      <text:p text:style-name="Preformatted_20_Text"><text:s text:c="34"/>There can be 8 operators at the most, and</text:p>
      <text:p text:style-name="Preformatted_20_Text"><text:s text:c="34"/>they will have 1 to 8 characters in their</text:p>
      <text:p text:style-name="Preformatted_20_Text"><text:s text:c="34"/>name and password. And again, the PACX will</text:p>
      <text:p text:style-name="Preformatted_20_Text"><text:s text:c="34"/>tell you if your operator name is incorrect.</text:p>
      <text:p text:style-name="Preformatted_20_Text"><text:s text:c="34"/>You will be allowed 1 to 10 attempts at the</text:p>
      <text:p text:style-name="Preformatted_20_Text"><text:s text:c="34"/>login name and then it resets to 0 for the</text:p>
      <text:p text:style-name="Preformatted_20_Text"><text:s text:c="34"/>password attempt when you've found an </text:p>
      <text:p text:style-name="Preformatted_20_Text"><text:s text:c="34"/>operator name, but same limit.</text:p>
      <text:p text:style-name="Preformatted_20_Text"><text:s text:c="34"/>The same defaults for the usernames work</text:p>
      <text:p text:style-name="Preformatted_20_Text"><text:s text:c="34"/>here, if you are lucky, with the exception</text:p>
      <text:p text:style-name="Preformatted_20_Text"><text:s text:c="34"/>of HP. I'll list them again at the end.</text:p>
      <text:p text:style-name="Preformatted_20_Text"><text:s text:c="34"/>Once you get in, it is all menued and </text:p>
      <text:p text:style-name="Preformatted_20_Text"><text:s text:c="34"/>explanatory. DON'T FUCK THINGS UP. By that </text:p>
      <text:p text:style-name="Preformatted_20_Text"><text:s text:c="34"/>I mean deleting or modifying. Look. There </text:p>
      <text:p text:style-name="Preformatted_20_Text"><text:s text:c="34"/>is MUCH to see. The PACX console is </text:p>
      <text:p text:style-name="Preformatted_20_Text"><text:s text:c="34"/>incredibly powerful, and you will have much </text:p>
      <text:p text:style-name="Preformatted_20_Text"><text:soft-page-break/><text:s text:c="34"/>more fun exploring it.</text:p>
      <text:p text:style-name="Preformatted_20_Text"><text:s text:c="34"/>Besides, once you are in the console, the </text:p>
      <text:p text:style-name="Preformatted_20_Text"><text:s text:c="34"/>game is over. You have control over all the</text:p>
      <text:p text:style-name="Preformatted_20_Text"><text:s text:c="34"/>services, users, and all security barriers.</text:p>
      <text:p text:style-name="Preformatted_20_Text"><text:s text:c="34"/>If you get a high level console account,</text:p>
      <text:p text:style-name="Preformatted_20_Text"><text:s text:c="34"/>you are the God of the PACX, no joke.</text:p>
      <text:p text:style-name="Preformatted_20_Text"/>
      <text:p text:style-name="Preformatted_20_Text"><text:s text:c="17"/>COMMON ACCOUNTS</text:p>
      <text:p text:style-name="Preformatted_20_Text"/>
      <text:p text:style-name="Preformatted_20_Text"><text:s text:c="17"/>Usernames <text:s text:c="7"/>Passwords</text:p>
      <text:p text:style-name="Preformatted_20_Text"><text:s text:c="17"/>--------- <text:s text:c="7"/>---------</text:p>
      <text:p text:style-name="Preformatted_20_Text"><text:s text:c="17"/>CONSOLE <text:s text:c="9"/>CONSOLE, PACX, GANDALF, OPERATOR, SYSTEM</text:p>
      <text:p text:style-name="Preformatted_20_Text"><text:s text:c="17"/>GAND <text:s text:c="12"/>GAND</text:p>
      <text:p text:style-name="Preformatted_20_Text"><text:s text:c="17"/>GANDALF <text:s text:c="9"/>GANDALF, SYSTEM, PACX, STARMAST, SYS</text:p>
      <text:p text:style-name="Preformatted_20_Text"><text:s text:c="17"/>GUEST <text:s text:c="11"/>GUEST, VISITOR, USER</text:p>
      <text:p text:style-name="Preformatted_20_Text"><text:s text:c="17"/>HP <text:s text:c="14"/>HP</text:p>
      <text:p text:style-name="Preformatted_20_Text"><text:s text:c="17"/>OPERATOR <text:s text:c="8"/>OPERATOR, SYSTEM, SYSLIB, LIB, GANDALF</text:p>
      <text:p text:style-name="Preformatted_20_Text"><text:s text:c="17"/>SYSTEM <text:s text:c="10"/>SYSTEM, SYS, OPERATOR, PACX, SYS, GANDALF</text:p>
      <text:p text:style-name="Preformatted_20_Text"><text:s text:c="17"/>TEST <text:s text:c="12"/>TEST, TESTUSER, USER, TESTER</text:p>
      <text:p text:style-name="Preformatted_20_Text"><text:s text:c="17"/>TESTUSER <text:s text:c="8"/>TEST, TESTUSER, USER, TESTER</text:p>
      <text:p text:style-name="Preformatted_20_Text"><text:s text:c="17"/>TESTER <text:s text:c="10"/>TEST, TESTUSER, USER, TESTER</text:p>
      <text:p text:style-name="Preformatted_20_Text"><text:s text:c="17"/>USER <text:s text:c="12"/>USER, GUEST, TEST, VISITOR, GANDALF</text:p>
      <text:p text:style-name="Preformatted_20_Text"><text:s text:c="17"/>(i've never seen an account such as MAINT, but i would guess</text:p>
      <text:p text:style-name="Preformatted_20_Text"><text:s text:c="18"/>one exists, along with standard system defaults. Try </text:p>
      <text:p text:style-name="Preformatted_20_Text"><text:s text:c="18"/>anything outside these lines)</text:p>
      <text:p text:style-name="Preformatted_20_Text"/>
      <text:p text:style-name="Preformatted_20_Text"><text:s text:c="17"/>Services</text:p>
      <text:p text:style-name="Preformatted_20_Text"><text:s text:c="17"/>--------</text:p>
      <text:p text:style-name="Preformatted_20_Text"><text:s text:c="17"/>1 (if it works; higher)</text:p>
      <text:p text:style-name="Preformatted_20_Text"><text:s text:c="17"/>A (through Z)</text:p>
      <text:p text:style-name="Preformatted_20_Text"><text:s text:c="17"/>10 (if it works; higher in sequence of tens) </text:p>
      <text:p text:style-name="Preformatted_20_Text"><text:s text:c="17"/>BBS</text:p>
      <text:p text:style-name="Preformatted_20_Text"><text:s text:c="17"/>CLUSTER</text:p>
      <text:p text:style-name="Preformatted_20_Text"><text:s text:c="17"/>CONNECT</text:p>
      <text:p text:style-name="Preformatted_20_Text"><text:s text:c="17"/>CONSOLE</text:p>
      <text:p text:style-name="Preformatted_20_Text"><text:s text:c="17"/>DATABASE</text:p>
      <text:p text:style-name="Preformatted_20_Text"><text:s text:c="17"/>DATAPAC</text:p>
      <text:p text:style-name="Preformatted_20_Text"><text:s text:c="17"/>DEC</text:p>
      <text:p text:style-name="Preformatted_20_Text"><text:s text:c="17"/>DIAL</text:p>
      <text:p text:style-name="Preformatted_20_Text"><text:s text:c="17"/>DIALOUT</text:p>
      <text:p text:style-name="Preformatted_20_Text"><text:s text:c="17"/>FILES</text:p>
      <text:p text:style-name="Preformatted_20_Text"><text:s text:c="17"/>FTP</text:p>
      <text:p text:style-name="Preformatted_20_Text"><text:s text:c="17"/>GATEWAY</text:p>
      <text:p text:style-name="Preformatted_20_Text"><text:s text:c="17"/>GEAC</text:p>
      <text:p text:style-name="Preformatted_20_Text"><text:s text:c="17"/>HELP</text:p>
      <text:p text:style-name="Preformatted_20_Text"><text:s text:c="17"/>HP</text:p>
      <text:p text:style-name="Preformatted_20_Text"><text:s text:c="17"/>INTERNET</text:p>
      <text:p text:style-name="Preformatted_20_Text"><text:s text:c="17"/>LIB</text:p>
      <text:p text:style-name="Preformatted_20_Text"><text:s text:c="17"/>LIBRARY</text:p>
      <text:p text:style-name="Preformatted_20_Text"><text:s text:c="17"/>LOOP</text:p>
      <text:p text:style-name="Preformatted_20_Text"><text:s text:c="17"/>MAIL</text:p>
      <text:p text:style-name="Preformatted_20_Text"><text:s text:c="17"/>MENU</text:p>
      <text:p text:style-name="Preformatted_20_Text"><text:s text:c="17"/>MODEM</text:p>
      <text:p text:style-name="Preformatted_20_Text"><text:s text:c="17"/>MUX</text:p>
      <text:p text:style-name="Preformatted_20_Text"><text:s text:c="17"/>NET</text:p>
      <text:p text:style-name="Preformatted_20_Text"><text:s text:c="17"/>NETWORK</text:p>
      <text:p text:style-name="Preformatted_20_Text"><text:s text:c="17"/>OUT</text:p>
      <text:p text:style-name="Preformatted_20_Text"><text:s text:c="17"/>OUTDIAL</text:p>
      <text:p text:style-name="Preformatted_20_Text"><text:soft-page-break/><text:s text:c="17"/>PACX12</text:p>
      <text:p text:style-name="Preformatted_20_Text"><text:s text:c="17"/>PACX24</text:p>
      <text:p text:style-name="Preformatted_20_Text"><text:s text:c="17"/>PACX96</text:p>
      <text:p text:style-name="Preformatted_20_Text"><text:s text:c="17"/>PAD</text:p>
      <text:p text:style-name="Preformatted_20_Text"><text:s text:c="17"/>PRIME</text:p>
      <text:p text:style-name="Preformatted_20_Text"><text:s text:c="17"/>PRIMOS</text:p>
      <text:p text:style-name="Preformatted_20_Text"><text:s text:c="17"/>PROD</text:p>
      <text:p text:style-name="Preformatted_20_Text"><text:s text:c="17"/>SALES</text:p>
      <text:p text:style-name="Preformatted_20_Text"><text:s text:c="17"/>SERVER</text:p>
      <text:p text:style-name="Preformatted_20_Text"><text:s text:c="17"/>SUN</text:p>
      <text:p text:style-name="Preformatted_20_Text"><text:s text:c="17"/>SUNOS</text:p>
      <text:p text:style-name="Preformatted_20_Text"><text:s text:c="17"/>SYS</text:p>
      <text:p text:style-name="Preformatted_20_Text"><text:s text:c="17"/>SYSTEM</text:p>
      <text:p text:style-name="Preformatted_20_Text"><text:s text:c="17"/>TELNET</text:p>
      <text:p text:style-name="Preformatted_20_Text"><text:s text:c="17"/>TYMNET</text:p>
      <text:p text:style-name="Preformatted_20_Text"><text:s text:c="17"/>UNIX</text:p>
      <text:p text:style-name="Preformatted_20_Text"><text:s text:c="17"/>VAX</text:p>
      <text:p text:style-name="Preformatted_20_Text"><text:s text:c="17"/>VMS</text:p>
      <text:p text:style-name="Preformatted_20_Text"><text:s text:c="17"/>X25</text:p>
      <text:p text:style-name="Preformatted_20_Text"><text:s text:c="17"/>X28</text:p>
      <text:p text:style-name="Preformatted_20_Text"><text:s text:c="17"/>XCON</text:p>
      <text:p text:style-name="Preformatted_20_Text"><text:s text:c="17"/>XGATE</text:p>
      <text:p text:style-name="Preformatted_20_Text"><text:s text:c="17"/>XMUX</text:p>
      <text:p text:style-name="Preformatted_20_Text"><text:s text:c="17"/></text:p>
      <text:p text:style-name="Preformatted_20_Text"><text:s text:c="17"/>And anything else you can think of.</text:p>
      <text:p text:style-name="Preformatted_20_Text"><text:s text:c="17"/>First names are also fairly common.</text:p>
      <text:p text:style-name="Preformatted_20_Text"/>
      <text:p text:style-name="Preformatted_20_Text"><text:s text:c="17"/>Operator Name <text:s text:c="4"/>Password</text:p>
      <text:p text:style-name="Preformatted_20_Text"><text:s text:c="17"/>------------- <text:s text:c="4"/>--------</text:p>
      <text:p text:style-name="Preformatted_20_Text"><text:s text:c="17"/>TEST <text:s text:c="12"/>TEST, TESTUSER, USER, TESTER</text:p>
      <text:p text:style-name="Preformatted_20_Text"><text:s text:c="17"/>TESTUSER <text:s text:c="8"/>TEST, TESTUSER, USER, TESTER</text:p>
      <text:p text:style-name="Preformatted_20_Text"><text:s text:c="17"/>TESTER <text:s text:c="10"/>TEST, TESTUSER, USER, TESTER</text:p>
      <text:p text:style-name="Preformatted_20_Text"><text:s text:c="17"/>GANDALF <text:s text:c="9"/>GANDALF, SYSTEM, PACX, CONSOLE, SYS</text:p>
      <text:p text:style-name="Preformatted_20_Text"><text:s text:c="17"/>GUEST <text:s text:c="11"/>GUEST, VISITOR, USER</text:p>
      <text:p text:style-name="Preformatted_20_Text"><text:s text:c="17"/>SYSTEM <text:s text:c="10"/>SYSTEM, SYS, OPERATOR, PACX, SYS, GANDALF</text:p>
      <text:p text:style-name="Preformatted_20_Text"><text:s text:c="34"/>CONSOLE</text:p>
      <text:p text:style-name="Preformatted_20_Text"><text:s text:c="17"/>USER <text:s text:c="12"/>USER, GUEST, TEST, VISITOR, GANDALF</text:p>
      <text:p text:style-name="Preformatted_20_Text"><text:s text:c="17"/>OPERATOR <text:s text:c="8"/>OPERATOR, SYSTEM, CONSOLE, GANDALF</text:p>
      <text:p text:style-name="Preformatted_20_Text"><text:s text:c="17"/>CONSOLE <text:s text:c="9"/>CONSOLE, PACX, GANDALF, OPERATOR, SYSTEM</text:p>
      <text:p text:style-name="Preformatted_20_Text"><text:s text:c="17"/>SYS <text:s text:c="13"/>SYS, SYSTEM, GANDALF, PACX, CONSOLE</text:p>
      <text:p text:style-name="Preformatted_20_Text"/>
      <text:p text:style-name="Preformatted_20_Text"/>
      <text:p text:style-name="Preformatted_20_Text"><text:s text:c="17"/>And again, try first names and ANYTHING you can think of.</text:p>
      <text:p text:style-name="Preformatted_20_Text"><text:s text:c="17"/>Getting into the console should be your main objective.</text:p>
      <text:p text:style-name="Preformatted_20_Text"/>
      <text:p text:style-name="Preformatted_20_Text">ACCESS2590- <text:s text:c="5"/>The Access2590 is another Gandalf creation. While it is a</text:p>
      <text:p text:style-name="Preformatted_20_Text"><text:s text:c="17"/>server system, it is different in some respects to a PACX.</text:p>
      <text:p text:style-name="Preformatted_20_Text"><text:s text:c="17"/>The Starmaster generally only connects computers on a local</text:p>
      <text:p text:style-name="Preformatted_20_Text"><text:s text:c="17"/>or wide area network(they do connect to X.25 &amp; IP addresses,</text:p>
      <text:p text:style-name="Preformatted_20_Text"><text:s text:c="17"/>but they *usually* don't), while the Access 2590 connects</text:p>
      <text:p text:style-name="Preformatted_20_Text"><text:s text:c="17"/>to local &amp; wide area network services, X.25 address, and IP</text:p>
      <text:p text:style-name="Preformatted_20_Text"><text:s text:c="17"/>addresses with suprising versatility. The PACX is, however,</text:p>
      <text:p text:style-name="Preformatted_20_Text"><text:s text:c="17"/>in much wider distribution.</text:p>
      <text:p text:style-name="Preformatted_20_Text"><text:s text:c="17"/>It will usually have an initial herald screen, often letting</text:p>
      <text:p text:style-name="Preformatted_20_Text"><text:s text:c="17"/>you know that it is indeed an Access server made by Gandalf. </text:p>
      <text:p text:style-name="Preformatted_20_Text"><text:s text:c="17"/>If the operator wishes he can include a menu of services </text:p>
      <text:p text:style-name="Preformatted_20_Text"><text:s text:c="17"/>with their respective descriptions in this provided space.</text:p>
      <text:p text:style-name="Preformatted_20_Text"><text:s text:c="17"/>Then you will find yourself at a prompt, the default being</text:p>
      <text:p text:style-name="Preformatted_20_Text"><text:soft-page-break/><text:s text:c="17"/>"Access 2590 &gt;". I haven't seen any sort of initial </text:p>
      <text:p text:style-name="Preformatted_20_Text"><text:s text:c="17"/>protection before you hit that prompt, but i'm betting it</text:p>
      <text:p text:style-name="Preformatted_20_Text"><text:s text:c="17"/>does exist, and it probably goes along the lines of the PACX.</text:p>
      <text:p text:style-name="Preformatted_20_Text"><text:s text:c="17"/>Follow the trend I set with the PACX and you should do fine.</text:p>
      <text:p text:style-name="Preformatted_20_Text"><text:s text:c="17"/>Anyways, the one thing I like so much more about the Access</text:p>
      <text:p text:style-name="Preformatted_20_Text"><text:s text:c="17"/>2590 compared to the Starmaster is the command "show symbols"</text:p>
      <text:p text:style-name="Preformatted_20_Text"><text:s text:c="17"/>. That was one of the big problems from a hacking point of</text:p>
      <text:p text:style-name="Preformatted_20_Text"><text:s text:c="17"/>view with the PACX; it doesn't have a command available to</text:p>
      <text:p text:style-name="Preformatted_20_Text"><text:s text:c="17"/>show you the services. If you get console access on the PACX </text:p>
      <text:p text:style-name="Preformatted_20_Text"><text:s text:c="17"/>you can get a listing of services that way, but you simply</text:p>
      <text:p text:style-name="Preformatted_20_Text"><text:s text:c="17"/>cannot hack a console account everytime, and besides that</text:p>
      <text:p text:style-name="Preformatted_20_Text"><text:s text:c="17"/>often the owner will have turned the remote console access</text:p>
      <text:p text:style-name="Preformatted_20_Text"><text:s text:c="17"/>flag off.</text:p>
      <text:p text:style-name="Preformatted_20_Text"><text:s text:c="17"/>If the operator wanted to give you help with services he had </text:p>
      <text:p text:style-name="Preformatted_20_Text"><text:s text:c="17"/>to take the initiative himself and design a herald screen or </text:p>
      <text:p text:style-name="Preformatted_20_Text"><text:s text:c="17"/>implement a help service, and few do. But the "show symbols" </text:p>
      <text:p text:style-name="Preformatted_20_Text"><text:s text:c="17"/>on an Access will give you a listing of all the available </text:p>
      <text:p text:style-name="Preformatted_20_Text"><text:s text:c="17"/>"symbols", which is Gandalf's term for services. Connect to </text:p>
      <text:p text:style-name="Preformatted_20_Text"><text:s text:c="17"/>them with "c xxx" where "xxx" is of course the service.</text:p>
      <text:p text:style-name="Preformatted_20_Text"><text:s text:c="17"/>And yes, to you eager folks who have tasted the PACX </text:p>
      <text:p text:style-name="Preformatted_20_Text"><text:s text:c="17"/>console's power, the Access does have a console. Type "c </text:p>
      <text:p text:style-name="Preformatted_20_Text"><text:s text:c="17"/>console" to get to it. </text:p>
      <text:p text:style-name="Preformatted_20_Text"><text:s text:c="17"/>Follow the PACX's guidelines, and you'll do fine.</text:p>
      <text:p text:style-name="Preformatted_20_Text"/>
      <text:p text:style-name="Preformatted_20_Text">PICK- <text:s text:c="11"/>The PICK system was created by Dick Pick(no joke), and is</text:p>
      <text:p text:style-name="Preformatted_20_Text"><text:s text:c="17"/>a fairly widespread system, there are a few of them out there</text:p>
      <text:p text:style-name="Preformatted_20_Text"><text:s text:c="17"/>on the major PSNs. I really dislike PICK, but for those of </text:p>
      <text:p text:style-name="Preformatted_20_Text"><text:s text:c="17"/>you wishing to try it yourself, it is a fairly easy hack.</text:p>
      <text:p text:style-name="Preformatted_20_Text"><text:s text:c="17"/>A normal PICK login prompt looks somewhat like;</text:p>
      <text:p text:style-name="Preformatted_20_Text"><text:s text:c="22"/>07 JUN 1993 04:00:21 Logon please:</text:p>
      <text:p text:style-name="Preformatted_20_Text"><text:s text:c="17"/>Additional data can be entered in that line, and a header</text:p>
      <text:p text:style-name="Preformatted_20_Text"><text:s text:c="17"/>may be used above that. However, PICKs are usually </text:p>
      <text:p text:style-name="Preformatted_20_Text"><text:s text:c="17"/>recognizable by that logon prompt which will normally </text:p>
      <text:p text:style-name="Preformatted_20_Text"><text:s text:c="17"/>contain the date and time, as well as the 'Logon please:'.</text:p>
      <text:p text:style-name="Preformatted_20_Text"><text:s text:c="17"/>If you aren't sure, enter the username 'SYSPROG', in ALL CAPS</text:p>
      <text:p text:style-name="Preformatted_20_Text"><text:s text:c="17"/>, as PICK is case sensitive and SYSPROG will be in capitals.</text:p>
      <text:p text:style-name="Preformatted_20_Text"><text:s text:c="17"/>SYSPROG is the superuser(or as PICK calls it the 'Ultimate</text:p>
      <text:p text:style-name="Preformatted_20_Text"><text:s text:c="17"/>User') and is similar to root on a Unix; it must be present.</text:p>
      <text:p text:style-name="Preformatted_20_Text"><text:s text:c="17"/>PICK lets you know when you've entered an invalid Username,</text:p>
      <text:p text:style-name="Preformatted_20_Text"><text:s text:c="17"/>which is helpful when finding valid accounts.</text:p>
      <text:p text:style-name="Preformatted_20_Text"><text:s text:c="17"/>Experiment with the upper and lower case if you wish, but</text:p>
      <text:p text:style-name="Preformatted_20_Text"><text:s text:c="17"/>upper case is the norm.</text:p>
      <text:p text:style-name="Preformatted_20_Text"><text:s text:c="17"/>The people who make PICK like to think of PICK as more a</text:p>
      <text:p text:style-name="Preformatted_20_Text"><text:s text:c="17"/>DBMS than an OS, and it is often sold just as that. Because</text:p>
      <text:p text:style-name="Preformatted_20_Text"><text:s text:c="17"/>of that, you may find it on Unix, MPE, and Primos based</text:p>
      <text:p text:style-name="Preformatted_20_Text"><text:s text:c="17"/>systems among others.</text:p>
      <text:p text:style-name="Preformatted_20_Text"><text:s text:c="17"/>One last note, internal passwording is possible on the PICK,</text:p>
      <text:p text:style-name="Preformatted_20_Text"><text:s text:c="17"/>so don't be too suprised if you think you've found an </text:p>
      <text:p text:style-name="Preformatted_20_Text"><text:s text:c="17"/>unpassworded system only to be hit by a password before the</text:p>
      <text:p text:style-name="Preformatted_20_Text"><text:s text:c="17"/>internal prompt.</text:p>
      <text:p text:style-name="Preformatted_20_Text"/>
      <text:p text:style-name="Preformatted_20_Text"><text:s text:c="17"/>COMMON ACCOUNTS</text:p>
      <text:p text:style-name="Preformatted_20_Text"/>
      <text:p text:style-name="Preformatted_20_Text"><text:s text:c="17"/>Usernames <text:s text:c="9"/>Passwords</text:p>
      <text:p text:style-name="Preformatted_20_Text"><text:s text:c="17"/>--------- <text:s text:c="9"/>---------</text:p>
      <text:p text:style-name="Preformatted_20_Text"><text:s text:c="17"/>1</text:p>
      <text:p text:style-name="Preformatted_20_Text"><text:s text:c="17"/>ACC</text:p>
      <text:p text:style-name="Preformatted_20_Text"><text:s text:c="17"/>ACCT</text:p>
      <text:p text:style-name="Preformatted_20_Text"><text:soft-page-break/><text:s text:c="17"/>ACCTNAME</text:p>
      <text:p text:style-name="Preformatted_20_Text"><text:s text:c="17"/>ACCUMATH </text:p>
      <text:p text:style-name="Preformatted_20_Text"><text:s text:c="17"/>ACCUPLOT</text:p>
      <text:p text:style-name="Preformatted_20_Text"><text:s text:c="17"/>ACCUPLOT-DEMO <text:s text:c="5"/>ACCUPLOT, DEMO</text:p>
      <text:p text:style-name="Preformatted_20_Text"><text:s text:c="17"/>ARCHIVE</text:p>
      <text:p text:style-name="Preformatted_20_Text"><text:s text:c="17"/>AUDITOR</text:p>
      <text:p text:style-name="Preformatted_20_Text"><text:s text:c="17"/>AUDITORS</text:p>
      <text:p text:style-name="Preformatted_20_Text"><text:s text:c="17"/>BACKUP</text:p>
      <text:p text:style-name="Preformatted_20_Text"><text:s text:c="17"/>BATCH</text:p>
      <text:p text:style-name="Preformatted_20_Text"><text:s text:c="17"/>BLOCK-CONVERT </text:p>
      <text:p text:style-name="Preformatted_20_Text"><text:s text:c="17"/>BLOCK-PRINT</text:p>
      <text:p text:style-name="Preformatted_20_Text"><text:s text:c="17"/>COLDSTART</text:p>
      <text:p text:style-name="Preformatted_20_Text"><text:s text:c="17"/>COMBINATION</text:p>
      <text:p text:style-name="Preformatted_20_Text"><text:s text:c="17"/>COMM</text:p>
      <text:p text:style-name="Preformatted_20_Text"><text:s text:c="17"/>COMTEST</text:p>
      <text:p text:style-name="Preformatted_20_Text"><text:s text:c="17"/>CPA </text:p>
      <text:p text:style-name="Preformatted_20_Text"><text:s text:c="17"/>CPA.DOC <text:s text:c="11"/>CPA, DOC</text:p>
      <text:p text:style-name="Preformatted_20_Text"><text:s text:c="17"/>CPA.PROD <text:s text:c="10"/>CPA, PROD</text:p>
      <text:p text:style-name="Preformatted_20_Text"><text:s text:c="17"/>CTRL.GROUP <text:s text:c="8"/>CTRL, CONTROL</text:p>
      <text:p text:style-name="Preformatted_20_Text"><text:s text:c="17"/>DEMO </text:p>
      <text:p text:style-name="Preformatted_20_Text"><text:s text:c="17"/>DA</text:p>
      <text:p text:style-name="Preformatted_20_Text"><text:s text:c="17"/>DCG</text:p>
      <text:p text:style-name="Preformatted_20_Text"><text:s text:c="17"/>DEV</text:p>
      <text:p text:style-name="Preformatted_20_Text"><text:s text:c="17"/>DM <text:s text:c="16"/>DATA, MANAGER, MAN, MGR, DATAMGR, DATAMAN</text:p>
      <text:p text:style-name="Preformatted_20_Text"><text:s text:c="17"/>DOS</text:p>
      <text:p text:style-name="Preformatted_20_Text"><text:s text:c="17"/>ERRMSG </text:p>
      <text:p text:style-name="Preformatted_20_Text"><text:s text:c="17"/>EXCEPTIONAL</text:p>
      <text:p text:style-name="Preformatted_20_Text"><text:s text:c="17"/>EXECUTE-CONTROL</text:p>
      <text:p text:style-name="Preformatted_20_Text"><text:s text:c="17"/>EXPRESS.BATCH <text:s text:c="5"/>EXPRESS, BATCH</text:p>
      <text:p text:style-name="Preformatted_20_Text"><text:s text:c="17"/>FILE-SAVE <text:s text:c="9"/>FILESAVE, SAVE</text:p>
      <text:p text:style-name="Preformatted_20_Text"><text:s text:c="17"/>FILE-TRANSFER</text:p>
      <text:p text:style-name="Preformatted_20_Text"><text:s text:c="17"/>FINANCE </text:p>
      <text:p text:style-name="Preformatted_20_Text"><text:s text:c="17"/>FLUSHER</text:p>
      <text:p text:style-name="Preformatted_20_Text"><text:s text:c="17"/>FMS</text:p>
      <text:p text:style-name="Preformatted_20_Text"><text:s text:c="17"/>FMS.PROD <text:s text:c="10"/>FMS, PROD</text:p>
      <text:p text:style-name="Preformatted_20_Text"><text:s text:c="17"/>GAMES </text:p>
      <text:p text:style-name="Preformatted_20_Text"><text:s text:c="17"/>GAMES.DOS <text:s text:c="9"/>GAMES</text:p>
      <text:p text:style-name="Preformatted_20_Text"><text:s text:c="17"/>GENERAL</text:p>
      <text:p text:style-name="Preformatted_20_Text"><text:s text:c="17"/>INSTANT</text:p>
      <text:p text:style-name="Preformatted_20_Text"><text:s text:c="17"/>INSTANT.DOS <text:s text:c="7"/>INSTANT</text:p>
      <text:p text:style-name="Preformatted_20_Text"><text:s text:c="17"/>JOB </text:p>
      <text:p text:style-name="Preformatted_20_Text"><text:s text:c="17"/>KILL</text:p>
      <text:p text:style-name="Preformatted_20_Text"><text:s text:c="17"/>LEARN</text:p>
      <text:p text:style-name="Preformatted_20_Text"><text:s text:c="17"/>LEARN.DLR <text:s text:c="9"/>LEARN, DLR, LEARNDLR</text:p>
      <text:p text:style-name="Preformatted_20_Text"><text:s text:c="17"/>LOGON</text:p>
      <text:p text:style-name="Preformatted_20_Text"><text:s text:c="17"/>LOTUS</text:p>
      <text:p text:style-name="Preformatted_20_Text"><text:s text:c="17"/>LOTUS.DOS <text:s text:c="9"/>LOTUS</text:p>
      <text:p text:style-name="Preformatted_20_Text"><text:s text:c="17"/>MAIL.BOX <text:s text:c="10"/>MAIL </text:p>
      <text:p text:style-name="Preformatted_20_Text"><text:s text:c="17"/>MINDER</text:p>
      <text:p text:style-name="Preformatted_20_Text"><text:s text:c="17"/>MODEM-SECURITY</text:p>
      <text:p text:style-name="Preformatted_20_Text"><text:s text:c="17"/>MOTD.DATA <text:s text:c="9"/>MOTD</text:p>
      <text:p text:style-name="Preformatted_20_Text"><text:s text:c="17"/>NETCOM</text:p>
      <text:p text:style-name="Preformatted_20_Text"><text:s text:c="17"/>NET.OFF</text:p>
      <text:p text:style-name="Preformatted_20_Text"><text:s text:c="17"/>NETOFF</text:p>
      <text:p text:style-name="Preformatted_20_Text"><text:s text:c="17"/>NETUSER </text:p>
      <text:p text:style-name="Preformatted_20_Text"><text:s text:c="17"/>NETWORK</text:p>
      <text:p text:style-name="Preformatted_20_Text"><text:s text:c="17"/>NEWAC</text:p>
      <text:p text:style-name="Preformatted_20_Text"><text:s text:c="17"/>NOLOG</text:p>
      <text:p text:style-name="Preformatted_20_Text"><text:soft-page-break/><text:s text:c="17"/>OLD.USER</text:p>
      <text:p text:style-name="Preformatted_20_Text"><text:s text:c="17"/>ON-LINE-DIAGS <text:s text:c="5"/>DIAGS </text:p>
      <text:p text:style-name="Preformatted_20_Text"><text:s text:c="17"/>PERFECT-BKGRND</text:p>
      <text:p text:style-name="Preformatted_20_Text"><text:s text:c="17"/>POINTER-FILE</text:p>
      <text:p text:style-name="Preformatted_20_Text"><text:s text:c="17"/>PRICE.DOS <text:s text:c="9"/>PRICE</text:p>
      <text:p text:style-name="Preformatted_20_Text"><text:s text:c="17"/>PRICES.DOS <text:s text:c="8"/>PRICES</text:p>
      <text:p text:style-name="Preformatted_20_Text"><text:s text:c="17"/>PROCLIB <text:s text:c="11"/>PROC, LIBRARY, LIB</text:p>
      <text:p text:style-name="Preformatted_20_Text"><text:s text:c="17"/>PROD</text:p>
      <text:p text:style-name="Preformatted_20_Text"><text:s text:c="17"/>PROMCOR</text:p>
      <text:p text:style-name="Preformatted_20_Text"><text:s text:c="17"/>PROMIS-ARCHIVE <text:s text:c="4"/>PROMIS, ARCHIVE</text:p>
      <text:p text:style-name="Preformatted_20_Text"><text:s text:c="17"/>PROMIS-BKGRND <text:s text:c="5"/>PROMIS, BKGRND</text:p>
      <text:p text:style-name="Preformatted_20_Text"><text:s text:c="17"/>PROMO</text:p>
      <text:p text:style-name="Preformatted_20_Text"><text:s text:c="17"/>PWP </text:p>
      <text:p text:style-name="Preformatted_20_Text"><text:s text:c="17"/>QA <text:s text:c="16"/>QUALITY, CONTROL</text:p>
      <text:p text:style-name="Preformatted_20_Text"><text:s text:c="17"/>SCC.SYSPROG <text:s text:c="7"/>SCC, SYSPROG</text:p>
      <text:p text:style-name="Preformatted_20_Text"><text:s text:c="17"/>SCREENLIB</text:p>
      <text:p text:style-name="Preformatted_20_Text"><text:s text:c="17"/>SECURITY</text:p>
      <text:p text:style-name="Preformatted_20_Text"><text:s text:c="17"/>SET.PLF <text:s text:c="11"/>SET, PLF, PLFSET</text:p>
      <text:p text:style-name="Preformatted_20_Text"><text:s text:c="17"/>SL</text:p>
      <text:p text:style-name="Preformatted_20_Text"><text:s text:c="17"/>SPSYM</text:p>
      <text:p text:style-name="Preformatted_20_Text"><text:s text:c="17"/>STUDENT</text:p>
      <text:p text:style-name="Preformatted_20_Text"><text:s text:c="17"/>SUPPORT</text:p>
      <text:p text:style-name="Preformatted_20_Text"><text:s text:c="17"/>SYM.DOS <text:s text:c="11"/>SYM</text:p>
      <text:p text:style-name="Preformatted_20_Text"><text:s text:c="17"/>SYS</text:p>
      <text:p text:style-name="Preformatted_20_Text"><text:s text:c="17"/>SYS.DOC <text:s text:c="11"/>SYS</text:p>
      <text:p text:style-name="Preformatted_20_Text"><text:s text:c="17"/>SYSLIB <text:s text:c="12"/>SYSTEM, LIBRARY, SYS, LIB</text:p>
      <text:p text:style-name="Preformatted_20_Text"><text:s text:c="17"/>SYSPROG <text:s text:c="11"/>SYSTEM, PROGRAM, SYS, PROG, OPERATOR, DM</text:p>
      <text:p text:style-name="Preformatted_20_Text"><text:s text:c="17"/>SYSPROG-PL <text:s text:c="8"/>SYSPROG, PL</text:p>
      <text:p text:style-name="Preformatted_20_Text"><text:s text:c="17"/>SYSTEM-ERRORS</text:p>
      <text:p text:style-name="Preformatted_20_Text"><text:s text:c="17"/>TCL</text:p>
      <text:p text:style-name="Preformatted_20_Text"><text:s text:c="17"/>TEMP</text:p>
      <text:p text:style-name="Preformatted_20_Text"><text:s text:c="17"/>TEMP-SYSPROG <text:s text:c="6"/>TEMP, SYSPROG</text:p>
      <text:p text:style-name="Preformatted_20_Text"><text:s text:c="17"/>TEST</text:p>
      <text:p text:style-name="Preformatted_20_Text"><text:s text:c="17"/>TEST-BKGRND <text:s text:c="7"/>TEST</text:p>
      <text:p text:style-name="Preformatted_20_Text"><text:s text:c="17"/>TRAINING</text:p>
      <text:p text:style-name="Preformatted_20_Text"><text:s text:c="17"/>TRY.DOS <text:s text:c="11"/>TRY</text:p>
      <text:p text:style-name="Preformatted_20_Text"><text:s text:c="17"/>ULTICALC</text:p>
      <text:p text:style-name="Preformatted_20_Text"><text:s text:c="17"/>ULTILINK</text:p>
      <text:p text:style-name="Preformatted_20_Text"><text:s text:c="17"/>ULTIMATION </text:p>
      <text:p text:style-name="Preformatted_20_Text"><text:s text:c="17"/>UNIMAX</text:p>
      <text:p text:style-name="Preformatted_20_Text"><text:s text:c="17"/>WORDS</text:p>
      <text:p text:style-name="Preformatted_20_Text"><text:s text:c="17"/>WP</text:p>
      <text:p text:style-name="Preformatted_20_Text"><text:s text:c="17"/>WP.DOS <text:s text:c="12"/>WP</text:p>
      <text:p text:style-name="Preformatted_20_Text"><text:s text:c="17"/>WP42.DOS <text:s text:c="10"/>WP, WP42</text:p>
      <text:p text:style-name="Preformatted_20_Text"><text:s text:c="17"/>WP50.DOS <text:s text:c="10"/>WP, WP50</text:p>
      <text:p text:style-name="Preformatted_20_Text"><text:s text:c="17"/>WP51 <text:s text:c="14"/>WP, WP51</text:p>
      <text:p text:style-name="Preformatted_20_Text"><text:s text:c="17"/>WP51.DOS <text:s text:c="10"/>WP, WP51</text:p>
      <text:p text:style-name="Preformatted_20_Text"><text:s text:c="17"/>XES</text:p>
      <text:p text:style-name="Preformatted_20_Text"/>
      <text:p text:style-name="Preformatted_20_Text">AOS/VS- <text:s text:c="9"/>AOS/VS is made by Data General Corporation(DGC), and is in</text:p>
      <text:p text:style-name="Preformatted_20_Text"><text:s text:c="17"/>my opinion the worst operating system i've seen yet.</text:p>
      <text:p text:style-name="Preformatted_20_Text"><text:s text:c="17"/>But, in the quest of knowledge, and to broaden your computer</text:p>
      <text:p text:style-name="Preformatted_20_Text"><text:s text:c="17"/>horizons, i suggest that you try to hack even this system, </text:p>
      <text:p text:style-name="Preformatted_20_Text"><text:s text:c="17"/>for what it's worth.</text:p>
      <text:p text:style-name="Preformatted_20_Text"><text:s text:c="17"/>The AOS/VS will usually readily identify itself with a </text:p>
      <text:p text:style-name="Preformatted_20_Text"><text:s text:c="17"/>banner such as;</text:p>
      <text:p text:style-name="Preformatted_20_Text"><text:s text:c="17"/>(yes, i'm overstepping my margin, i apologize)</text:p>
      <text:p text:style-name="Preformatted_20_Text"><text:s text:c="12"/></text:p>
      <text:p text:style-name="Preformatted_20_Text"><text:soft-page-break/><text:s text:c="7"/>**** AOS/VS Rev 7.62.00.00 / Press NEW-LINE to begin logging on ****</text:p>
      <text:p text:style-name="Preformatted_20_Text"/>
      <text:p text:style-name="Preformatted_20_Text"><text:s text:c="7"/>AOS/VS 7.62.00.00 / EXEC-32 7.62.00.00 <text:s/>11-Jun-93 <text:s/>0:27:31 <text:s text:c="5"/>@VCON1</text:p>
      <text:p text:style-name="Preformatted_20_Text"/>
      <text:p text:style-name="Preformatted_20_Text"><text:s text:c="16"/>Username: </text:p>
      <text:p text:style-name="Preformatted_20_Text"><text:s text:c="12"/></text:p>
      <text:p text:style-name="Preformatted_20_Text"><text:s text:c="16"/>The username prompt looks deceivingly like a VMS, but it is</text:p>
      <text:p text:style-name="Preformatted_20_Text"><text:s text:c="16"/>not, and you can be sure by entering garbage for the username</text:p>
      <text:p text:style-name="Preformatted_20_Text"><text:s text:c="16"/>and password. The AOS/VS will reply;</text:p>
      <text:p text:style-name="Preformatted_20_Text"><text:s text:c="22"/>Invalid username - password pair</text:p>
      <text:p text:style-name="Preformatted_20_Text"><text:s text:c="16"/>AOS/VS will not let you know when you've entered an incorrect</text:p>
      <text:p text:style-name="Preformatted_20_Text"><text:s text:c="16"/>username.</text:p>
      <text:p text:style-name="Preformatted_20_Text"><text:s text:c="16"/>And a standard system will let you have 5 tries at a username/</text:p>
      <text:p text:style-name="Preformatted_20_Text"><text:s text:c="16"/>password combination, but after that it gives this annoying</text:p>
      <text:p text:style-name="Preformatted_20_Text"><text:s text:c="16"/>message;</text:p>
      <text:p text:style-name="Preformatted_20_Text"><text:s text:c="20"/>Too many attempts, console locking for 10 seconds</text:p>
      <text:p text:style-name="Preformatted_20_Text"><text:s text:c="16"/>Having the system lock for 10 seconds does really nothing to </text:p>
      <text:p text:style-name="Preformatted_20_Text"><text:s text:c="16"/>the hacker, except slow brute forcing down a small bit(10 </text:p>
      <text:p text:style-name="Preformatted_20_Text"><text:s text:c="16"/>seconds).</text:p>
      <text:p text:style-name="Preformatted_20_Text"><text:s text:c="16"/>Anyways, once inside 'HELP' will give you a set of help files</text:p>
      <text:p text:style-name="Preformatted_20_Text"><text:s text:c="16"/>which i didn't enjoy too much, and 'WHO' will list the users</text:p>
      <text:p text:style-name="Preformatted_20_Text"><text:s text:c="16"/>online.</text:p>
      <text:p text:style-name="Preformatted_20_Text"/>
      <text:p text:style-name="Preformatted_20_Text"><text:s text:c="16"/>COMMON ACCOUNTS</text:p>
      <text:p text:style-name="Preformatted_20_Text"/>
      <text:p text:style-name="Preformatted_20_Text"><text:s text:c="16"/>Username <text:s text:c="7"/>Password</text:p>
      <text:p text:style-name="Preformatted_20_Text"><text:s text:c="16"/>-------- <text:s text:c="7"/>--------</text:p>
      <text:p text:style-name="Preformatted_20_Text"><text:s text:c="16"/>guest</text:p>
      <text:p text:style-name="Preformatted_20_Text"><text:s text:c="16"/>op <text:s text:c="13"/>operator, op</text:p>
      <text:p text:style-name="Preformatted_20_Text"><text:s text:c="16"/>sysmgt <text:s text:c="9"/>sys, mgt, system, man, mgr, manager</text:p>
      <text:p text:style-name="Preformatted_20_Text"><text:s text:c="16"/>test</text:p>
      <text:p text:style-name="Preformatted_20_Text"><text:s text:c="16"/>user</text:p>
      <text:p text:style-name="Preformatted_20_Text"/>
      <text:p text:style-name="Preformatted_20_Text">RSTS- <text:s text:c="10"/>Probably the oldest OS that is still out there is RSTS. RSTS</text:p>
      <text:p text:style-name="Preformatted_20_Text"><text:s text:c="16"/>was a very common OS a decade or so ago, but is now nearing</text:p>
      <text:p text:style-name="Preformatted_20_Text"><text:s text:c="16"/>extinction. However, there are still a few out there on PSNs,</text:p>
      <text:p text:style-name="Preformatted_20_Text"><text:s text:c="16"/>and thus you might want to attempt to hack in.</text:p>
      <text:p text:style-name="Preformatted_20_Text"><text:s text:c="16"/>The RSTS will usually identify itself like;</text:p>
      <text:p text:style-name="Preformatted_20_Text"><text:s text:c="20"/>RSTS V9.7-08 <text:s text:c="3"/>93.06.10 <text:s text:c="3"/>02:36 <text:s text:c="2"/></text:p>
      <text:p text:style-name="Preformatted_20_Text"><text:s text:c="20"/>User: </text:p>
      <text:p text:style-name="Preformatted_20_Text"><text:s text:c="16"/>Before attempting to hack, try the SYSTAT command. It is </text:p>
      <text:p text:style-name="Preformatted_20_Text"><text:s text:c="16"/>likely it will be disabled, but it is worth a try.</text:p>
      <text:p text:style-name="Preformatted_20_Text"><text:s text:c="16"/>RSTS will tell you if the ID you've entered is incorrect with</text:p>
      <text:p text:style-name="Preformatted_20_Text"><text:s text:c="16"/>the error message;</text:p>
      <text:p text:style-name="Preformatted_20_Text"><text:s text:c="20"/>?Invalid entry - try again</text:p>
      <text:p text:style-name="Preformatted_20_Text"><text:s text:c="16"/>The UIDs are in the format xxx,yyy , where x and y are digits.</text:p>
      <text:p text:style-name="Preformatted_20_Text"><text:s text:c="16"/>Just guess at UIDs until you hit one with a password.</text:p>
      <text:p text:style-name="Preformatted_20_Text"><text:s text:c="16"/>Also, the IDs will generally not go above 255 in both the x </text:p>
      <text:p text:style-name="Preformatted_20_Text"><text:s text:c="16"/>and y spots(ie: 255,255 is generally the highest ID).</text:p>
      <text:p text:style-name="Preformatted_20_Text"/>
      <text:p text:style-name="Preformatted_20_Text"><text:s text:c="16"/>COMMON ACCOUNTS</text:p>
      <text:p text:style-name="Preformatted_20_Text"/>
      <text:p text:style-name="Preformatted_20_Text"><text:s text:c="16"/>User ID <text:s text:c="3"/>Password</text:p>
      <text:p text:style-name="Preformatted_20_Text"><text:s text:c="16"/>------- <text:s text:c="3"/>--------</text:p>
      <text:p text:style-name="Preformatted_20_Text"><text:s text:c="16"/>1,2 <text:s text:c="7"/>SYSLIB</text:p>
      <text:p text:style-name="Preformatted_20_Text"/>
      <text:p text:style-name="Preformatted_20_Text">WNT- <text:s text:c="11"/>I really don't know much about Windows NT, mostly having to</text:p>
      <text:p text:style-name="Preformatted_20_Text"><text:s text:c="16"/>do with the fact that it was just released a little while ago</text:p>
      <text:p text:style-name="Preformatted_20_Text"><text:soft-page-break/><text:s text:c="16"/>and I have not seen it in action to this date. I don't know</text:p>
      <text:p text:style-name="Preformatted_20_Text"><text:s text:c="16"/>at what time in the future it will become widespread, but for</text:p>
      <text:p text:style-name="Preformatted_20_Text"><text:s text:c="16"/>you future hackers I did a little research and came up with </text:p>
      <text:p text:style-name="Preformatted_20_Text"><text:s text:c="16"/>the two manufacturer defaults; administrator and guest. Both</text:p>
      <text:p text:style-name="Preformatted_20_Text"><text:s text:c="16"/>come unpassworded.. administrator is the equivalent to root</text:p>
      <text:p text:style-name="Preformatted_20_Text"><text:s text:c="16"/>on a Unix, and guest is just as you'd expect .. a low level</text:p>
      <text:p text:style-name="Preformatted_20_Text"><text:s text:c="16"/>guest account. Interestingly enough, in the manuals I saw WNT</text:p>
      <text:p text:style-name="Preformatted_20_Text"><text:s text:c="16"/>sysadmins were encouraged to keep the guest account...</text:p>
      <text:p text:style-name="Preformatted_20_Text"><text:s text:c="16"/>unpassworded at that! Highly amusing.. let's see how long that</text:p>
      <text:p text:style-name="Preformatted_20_Text"><text:s text:c="16"/>lasts! Anyways..</text:p>
      <text:p text:style-name="Preformatted_20_Text"><text:s text:c="16"/>Oh yeah.. case sensitive, too.. I'm pretty sure it is </text:p>
      <text:p text:style-name="Preformatted_20_Text"><text:s text:c="16"/>lowercase, but it is possible that the first letter is </text:p>
      <text:p text:style-name="Preformatted_20_Text"><text:s text:c="16"/>capitalized. Remember that when attempting to brute force new</text:p>
      <text:p text:style-name="Preformatted_20_Text"><text:s text:c="16"/>accounts. Oh, and keep in mind possible accounts such as </text:p>
      <text:p text:style-name="Preformatted_20_Text"><text:s text:c="16"/>"test" and "field" and the such.</text:p>
      <text:p text:style-name="Preformatted_20_Text"/>
      <text:p text:style-name="Preformatted_20_Text"><text:s text:c="16"/>COMMON ACCOUNTS</text:p>
      <text:p text:style-name="Preformatted_20_Text"/>
      <text:p text:style-name="Preformatted_20_Text"><text:s text:c="16"/>Username</text:p>
      <text:p text:style-name="Preformatted_20_Text"><text:s text:c="16"/>--------</text:p>
      <text:p text:style-name="Preformatted_20_Text"/>
      <text:p text:style-name="Preformatted_20_Text"><text:s text:c="16"/>administrator</text:p>
      <text:p text:style-name="Preformatted_20_Text"><text:s text:c="16"/>guest</text:p>
      <text:p text:style-name="Preformatted_20_Text"/>
      <text:p text:style-name="Preformatted_20_Text">NETWARE- <text:s text:c="7"/>Novell Netware is the most common PC LAN software and is a </text:p>
      <text:p text:style-name="Preformatted_20_Text"><text:s text:c="16"/>popular among high-schools. The internal (and external for</text:p>
      <text:p text:style-name="Preformatted_20_Text"><text:s text:c="16"/>that matter) security is poor.</text:p>
      <text:p text:style-name="Preformatted_20_Text"/>
      <text:p text:style-name="Preformatted_20_Text"><text:s text:c="16"/>COMMON ACCOUNTS</text:p>
      <text:p text:style-name="Preformatted_20_Text"/>
      <text:p text:style-name="Preformatted_20_Text"><text:s text:c="16"/>Username <text:s text:c="7"/>Password </text:p>
      <text:p text:style-name="Preformatted_20_Text"><text:s text:c="16"/>-------- <text:s text:c="7"/>--------</text:p>
      <text:p text:style-name="Preformatted_20_Text"><text:s text:c="16"/>admin <text:s text:c="10"/>operator, supervisor, sysadm</text:p>
      <text:p text:style-name="Preformatted_20_Text"><text:s text:c="16"/>backup</text:p>
      <text:p text:style-name="Preformatted_20_Text"><text:s text:c="16"/>guest <text:s text:c="10"/>visitor, user</text:p>
      <text:p text:style-name="Preformatted_20_Text"><text:s text:c="16"/>netware</text:p>
      <text:p text:style-name="Preformatted_20_Text"><text:s text:c="16"/>novell <text:s text:c="9"/>netware</text:p>
      <text:p text:style-name="Preformatted_20_Text"><text:s text:c="16"/>public</text:p>
      <text:p text:style-name="Preformatted_20_Text"><text:s text:c="16"/>remote</text:p>
      <text:p text:style-name="Preformatted_20_Text"><text:s text:c="16"/>server</text:p>
      <text:p text:style-name="Preformatted_20_Text"><text:s text:c="16"/>staff</text:p>
      <text:p text:style-name="Preformatted_20_Text"><text:s text:c="16"/>supervisor <text:s text:c="5"/>admin, operator, sysadm, supervis, manager</text:p>
      <text:p text:style-name="Preformatted_20_Text"><text:s text:c="16"/>system1</text:p>
      <text:p text:style-name="Preformatted_20_Text"><text:s text:c="16"/>tape <text:s text:c="11"/>backup</text:p>
      <text:p text:style-name="Preformatted_20_Text"><text:s text:c="16"/>test <text:s text:c="11"/>testuser</text:p>
      <text:p text:style-name="Preformatted_20_Text"><text:s text:c="16"/>user</text:p>
      <text:p text:style-name="Preformatted_20_Text"><text:s text:c="16"/>visitor <text:s text:c="8"/>guest</text:p>
      <text:p text:style-name="Preformatted_20_Text"/>
      <text:p text:style-name="Preformatted_20_Text">Sys75/85- <text:s text:c="6"/>AT&amp;T's System75/85 have made a big splash in recent months</text:p>
      <text:p text:style-name="Preformatted_20_Text"><text:s text:c="16"/>despite their being around for years previous.. mostly due</text:p>
      <text:p text:style-name="Preformatted_20_Text"><text:s text:c="16"/>to codez kids discovering the PBX functions. </text:p>
      <text:p text:style-name="Preformatted_20_Text"><text:s text:c="16"/>Anyways, the hype has pretty much died down so it is probably</text:p>
      <text:p text:style-name="Preformatted_20_Text"><text:s text:c="16"/>safe to post the defaults. If you don't like my doing this, </text:p>
      <text:p text:style-name="Preformatted_20_Text"><text:s text:c="16"/>suck yourself. Anyone with access to this file probably has</text:p>
      <text:p text:style-name="Preformatted_20_Text"><text:s text:c="16"/>them by now anyways. And if not, all the better. Free </text:p>
      <text:p text:style-name="Preformatted_20_Text"><text:s text:c="16"/>information has always been one of our primary goals, and I</text:p>
      <text:p text:style-name="Preformatted_20_Text"><text:s text:c="16"/>don't intend to change that for some insecure pseudo-hackers.</text:p>
      <text:p text:style-name="Preformatted_20_Text"/>
      <text:p text:style-name="Preformatted_20_Text"><text:soft-page-break/><text:s text:c="16"/>COMMON ACCOUNTS</text:p>
      <text:p text:style-name="Preformatted_20_Text"/>
      <text:p text:style-name="Preformatted_20_Text"><text:s text:c="16"/>Username <text:s text:c="3"/>Password</text:p>
      <text:p text:style-name="Preformatted_20_Text"><text:s text:c="16"/>-------- <text:s text:c="3"/>--------</text:p>
      <text:p text:style-name="Preformatted_20_Text"><text:s text:c="16"/>browse <text:s text:c="5"/>looker</text:p>
      <text:p text:style-name="Preformatted_20_Text"><text:s text:c="16"/>craft <text:s text:c="6"/>crftpw, craftpw</text:p>
      <text:p text:style-name="Preformatted_20_Text"><text:s text:c="16"/>cust <text:s text:c="7"/>custpw</text:p>
      <text:p text:style-name="Preformatted_20_Text"><text:s text:c="16"/>field <text:s text:c="6"/>support</text:p>
      <text:p text:style-name="Preformatted_20_Text"><text:s text:c="16"/>inads <text:s text:c="6"/>indspw, inadspw</text:p>
      <text:p text:style-name="Preformatted_20_Text"><text:s text:c="16"/>init <text:s text:c="7"/>initpw</text:p>
      <text:p text:style-name="Preformatted_20_Text"><text:s text:c="16"/>rcust <text:s text:c="6"/>rcustpw</text:p>
      <text:p text:style-name="Preformatted_20_Text"/>
      <text:p text:style-name="Preformatted_20_Text">AS400- <text:s text:c="9"/>Another OS that was only really in use before my time, AS-400</text:p>
      <text:p text:style-name="Preformatted_20_Text"><text:s text:c="16"/>is IBM made. I pulled this from the old UPT messages, thanks</text:p>
      <text:p text:style-name="Preformatted_20_Text"><text:s text:c="16"/>to anybody who contributed.</text:p>
      <text:p text:style-name="Preformatted_20_Text"><text:s text:c="16"/>It should in fact identify itself as an AS-400 at login time.</text:p>
      <text:p text:style-name="Preformatted_20_Text"><text:s text:c="16"/>I'm unsure of the case-sensativity of the characters.. i'll</text:p>
      <text:p text:style-name="Preformatted_20_Text"><text:s text:c="16"/>enter them as lowercase, but if unsuccessful use caps.</text:p>
      <text:p text:style-name="Preformatted_20_Text"/>
      <text:p text:style-name="Preformatted_20_Text"><text:s text:c="16"/>COMMON ACCOUNTS</text:p>
      <text:p text:style-name="Preformatted_20_Text"/>
      <text:p text:style-name="Preformatted_20_Text"><text:s text:c="16"/>Username <text:s text:c="3"/></text:p>
      <text:p text:style-name="Preformatted_20_Text"><text:s text:c="16"/>-------- <text:s text:c="3"/></text:p>
      <text:p text:style-name="Preformatted_20_Text"><text:s text:c="16"/>qsecofr <text:s text:c="4"/></text:p>
      <text:p text:style-name="Preformatted_20_Text"><text:s text:c="16"/>qsysopr</text:p>
      <text:p text:style-name="Preformatted_20_Text"><text:s text:c="16"/>quser</text:p>
      <text:p text:style-name="Preformatted_20_Text"><text:s text:c="16"/>sedacm</text:p>
      <text:p text:style-name="Preformatted_20_Text"><text:s text:c="16"/>sysopr</text:p>
      <text:p text:style-name="Preformatted_20_Text"><text:s text:c="16"/>user</text:p>
      <text:p text:style-name="Preformatted_20_Text"/>
      <text:p text:style-name="Preformatted_20_Text">TSO- <text:s text:c="11"/>An IBM product, TSO can be found stand alone, but is commonly</text:p>
      <text:p text:style-name="Preformatted_20_Text"><text:s text:c="16"/>found off an ISM.</text:p>
      <text:p text:style-name="Preformatted_20_Text"><text:s text:c="16"/>Upon connect you should see a login prompt that looks like:</text:p>
      <text:p text:style-name="Preformatted_20_Text"><text:s text:c="20"/>IKJ56700A <text:s text:c="2"/>ENTER USERID-</text:p>
      <text:p text:style-name="Preformatted_20_Text"><text:s text:c="16"/>Or something close.</text:p>
      <text:p text:style-name="Preformatted_20_Text"><text:s text:c="16"/>It will tell you if the username entered is incorrect:</text:p>
      <text:p text:style-name="Preformatted_20_Text"><text:s text:c="20"/>IKJ5642OI <text:s text:c="2"/>USERID xxx NOT AUTHORIZED TO USE TSO</text:p>
      <text:p text:style-name="Preformatted_20_Text"><text:s text:c="20"/>IKJ56429A <text:s text:c="2"/>REENTER-</text:p>
      <text:p text:style-name="Preformatted_20_Text"><text:s text:c="16"/>Occasionally some of the accounts will have the STC attribute</text:p>
      <text:p text:style-name="Preformatted_20_Text"><text:s text:c="16"/>and can not be used for remote login.</text:p>
      <text:p text:style-name="Preformatted_20_Text"/>
      <text:p text:style-name="Preformatted_20_Text"><text:s text:c="16"/>COMMON ACCOUNTS</text:p>
      <text:p text:style-name="Preformatted_20_Text"><text:s text:c="16"/></text:p>
      <text:p text:style-name="Preformatted_20_Text"><text:s text:c="16"/>Username <text:s text:c="3"/>Password</text:p>
      <text:p text:style-name="Preformatted_20_Text"><text:s text:c="16"/>-------- <text:s text:c="3"/>--------</text:p>
      <text:p text:style-name="Preformatted_20_Text"><text:s text:c="16"/>admin <text:s text:c="6"/>adm, sysadm, op </text:p>
      <text:p text:style-name="Preformatted_20_Text"><text:s text:c="16"/>guest <text:s text:c="6"/></text:p>
      <text:p text:style-name="Preformatted_20_Text"><text:s text:c="16"/>init</text:p>
      <text:p text:style-name="Preformatted_20_Text"><text:s text:c="16"/>maint</text:p>
      <text:p text:style-name="Preformatted_20_Text"><text:s text:c="16"/>systest <text:s text:c="4"/>test</text:p>
      <text:p text:style-name="Preformatted_20_Text"><text:s text:c="16"/>test1 <text:s text:c="6"/>test</text:p>
      <text:p text:style-name="Preformatted_20_Text"><text:s text:c="16"/>tso</text:p>
      <text:p text:style-name="Preformatted_20_Text"/>
      <text:p text:style-name="Preformatted_20_Text"/>
      <text:p text:style-name="Preformatted_20_Text">BRUTE FORCE</text:p>
      <text:p text:style-name="Preformatted_20_Text">===========</text:p>
      <text:p text:style-name="Preformatted_20_Text">-----------</text:p>
      <text:p text:style-name="Preformatted_20_Text"/>
      <text:p text:style-name="Preformatted_20_Text"><text:soft-page-break/>Passwords</text:p>
      <text:p text:style-name="Preformatted_20_Text">=========</text:p>
      <text:p text:style-name="Preformatted_20_Text"/>
      <text:p text:style-name="Preformatted_20_Text"><text:s text:c="4"/>Occasionally you will find yourself in a position where you wish to </text:p>
      <text:p text:style-name="Preformatted_20_Text">penetrate a system, but defaults are taken off and social engineering is not</text:p>
      <text:p text:style-name="Preformatted_20_Text">possible. </text:p>
      <text:p text:style-name="Preformatted_20_Text"><text:s text:c="4"/>The dedicated hacker then begins the tedious process of trying password</text:p>
      <text:p text:style-name="Preformatted_20_Text">after password, hoping to crowbar his way into the system. Thus the term </text:p>
      <text:p text:style-name="Preformatted_20_Text">'Brute Force' was born, aptly describing this process.</text:p>
      <text:p text:style-name="Preformatted_20_Text"><text:s text:c="4"/>Brute force is the absolute ugliest way of obtaining an account, but is</text:p>
      <text:p text:style-name="Preformatted_20_Text">is often effective. It is ugly for a number of reasons, having to do with the</text:p>
      <text:p text:style-name="Preformatted_20_Text">fact that you will have to call the system hundreds of times if the account is</text:p>
      <text:p text:style-name="Preformatted_20_Text">not easily brute forced.</text:p>
      <text:p text:style-name="Preformatted_20_Text"><text:s text:c="4"/>However, first i will explain a modified form of brute force; intelligent</text:p>
      <text:p text:style-name="Preformatted_20_Text">brute force. In this process, the hacker tries the users first name, as that</text:p>
      <text:p text:style-name="Preformatted_20_Text">is the most common password of all, and a database of 20-100 common passwords.</text:p>
      <text:p text:style-name="Preformatted_20_Text"><text:s text:c="4"/>The difference between this and the normal brute forcing is you cut your</text:p>
      <text:p text:style-name="Preformatted_20_Text">time down considerably, but your chances of getting in go down as well. </text:p>
      <text:p text:style-name="Preformatted_20_Text"><text:s text:c="4"/>Normal brute forcing is rarely done nowadays; the greats of yesterday </text:p>
      <text:p text:style-name="Preformatted_20_Text">would spend 6 hours at a sitting trying passwords, but people nowadays seem to</text:p>
      <text:p text:style-name="Preformatted_20_Text">think 5 minutes is sufficient. Ugh. </text:p>
      <text:p text:style-name="Preformatted_20_Text"><text:s text:c="4"/>If standard brute forcing is done, it is accomplished with automation, </text:p>
      <text:p text:style-name="Preformatted_20_Text">usually. Meaning the hacker will set up a program or a script file to spew out </text:p>
      <text:p text:style-name="Preformatted_20_Text">dictionary passwords for him, then go to the movies or whatever. Obviously, </text:p>
      <text:p text:style-name="Preformatted_20_Text">any way you do it, standard brute forcing is fairly dangerous. A sysadmin is </text:p>
      <text:p text:style-name="Preformatted_20_Text">more likely to notice you trying a username/password 2000 times than 50. If</text:p>
      <text:p text:style-name="Preformatted_20_Text">you choose to do automated brute forcing, it might be a good idea to set up</text:p>
      <text:p text:style-name="Preformatted_20_Text">a hacked system to do it for you, such as a procured Unix. I would not, </text:p>
      <text:p text:style-name="Preformatted_20_Text">however, suggest wasting the powers of a Cray on such a menial task as brute</text:p>
      <text:p text:style-name="Preformatted_20_Text">force. You can only go as fast as the host system will let you. The danger </text:p>
      <text:p text:style-name="Preformatted_20_Text">in this is obvious, you will have to be connected to the remote system for</text:p>
      <text:p text:style-name="Preformatted_20_Text">a long time, leaving you wide open for a trace. It is up to you.</text:p>
      <text:p text:style-name="Preformatted_20_Text"><text:s text:c="4"/>And, of course, brute forcing requires a username. If you don't have a </text:p>
      <text:p text:style-name="Preformatted_20_Text">username, you are probably out of luck.</text:p>
      <text:p text:style-name="Preformatted_20_Text"><text:s text:c="4"/>One thing you should definetly do is make a list of first names, and make</text:p>
      <text:p text:style-name="Preformatted_20_Text">it fairly complete. Buy/steal a baby names book or look inside your phone </text:p>
      <text:p text:style-name="Preformatted_20_Text">book and copy down the more commmon names on to a piece of paper or into a </text:p>
      <text:p text:style-name="Preformatted_20_Text">file. Other than first names, husband/wife, boyfriend/girlfriend and </text:p>
      <text:p text:style-name="Preformatted_20_Text">childs names are the most common passwords.</text:p>
      <text:p text:style-name="Preformatted_20_Text"><text:s text:c="4"/>Ok, here are the basics to intelligent brute force hacking;</text:p>
      <text:p text:style-name="Preformatted_20_Text"><text:s text:c="8"/>1. try the users first name</text:p>
      <text:p text:style-name="Preformatted_20_Text"><text:s text:c="8"/>2. try your list of first names, male and female</text:p>
      <text:p text:style-name="Preformatted_20_Text"><text:s text:c="8"/>2. try the users first name, with a lone digit(1 to 9) after the </text:p>
      <text:p text:style-name="Preformatted_20_Text"><text:s text:c="11"/>username</text:p>
      <text:p text:style-name="Preformatted_20_Text"><text:s text:c="8"/>3. try the users first name, with a lone digit(1 to 9) after the</text:p>
      <text:p text:style-name="Preformatted_20_Text"><text:s text:c="11"/>username</text:p>
      <text:p text:style-name="Preformatted_20_Text"><text:s text:c="8"/>4. try the users first name, with a letter appended to the end(A to Z)</text:p>
      <text:p text:style-name="Preformatted_20_Text"><text:s text:c="8"/>5. try anything related to the system you are on. If you are on a </text:p>
      <text:p text:style-name="Preformatted_20_Text"><text:s text:c="11"/>VAX running VMS on the Datapac PSN, try VAX, VMS, Datapac, X25, etc</text:p>
      <text:p text:style-name="Preformatted_20_Text"><text:s text:c="8"/>6. try anything related to the company/service the system is owned by.</text:p>
      <text:p text:style-name="Preformatted_20_Text"><text:s text:c="11"/>if the user is on a system owned by the Pepsi Cola company, try</text:p>
      <text:p text:style-name="Preformatted_20_Text"><text:s text:c="11"/>Pepsi, Cola, Pepsico, etc. </text:p>
      <text:p text:style-name="Preformatted_20_Text"><text:s text:c="8"/>7. finally, try passwords from your list of common passwords. your </text:p>
      <text:p text:style-name="Preformatted_20_Text"><text:s text:c="11"/>list of common passwords should not be above 200 words.</text:p>
      <text:p text:style-name="Preformatted_20_Text"><text:s text:c="11"/>The most popular passwords are;</text:p>
      <text:p text:style-name="Preformatted_20_Text"><text:s text:c="16"/>password secret money sex smoke beer x25 system </text:p>
      <text:p text:style-name="Preformatted_20_Text"><text:s text:c="16"/>hello cpu aaa abc fuck shit </text:p>
      <text:p text:style-name="Preformatted_20_Text"><text:s text:c="11"/>Add on popular passwords to that as you see fit.</text:p>
      <text:p text:style-name="Preformatted_20_Text"><text:soft-page-break/><text:s text:c="11"/>Remember; most passwords are picked spontaneously, on whatever </text:p>
      <text:p text:style-name="Preformatted_20_Text"><text:s text:c="11"/>enters the users mind at that time(you know the feeling, i bet).</text:p>
      <text:p text:style-name="Preformatted_20_Text"><text:s text:c="11"/>Attempt to get into the users mind and environment, to think what</text:p>
      <text:p text:style-name="Preformatted_20_Text"><text:s text:c="11"/>he would think. If you can't do that, just try whatever comes to </text:p>
      <text:p text:style-name="Preformatted_20_Text"><text:s text:c="11"/>your mind, you'll get the hang of it.</text:p>
      <text:p text:style-name="Preformatted_20_Text"/>
      <text:p text:style-name="Preformatted_20_Text">Brute Forcing User Names</text:p>
      <text:p text:style-name="Preformatted_20_Text">========================</text:p>
      <text:p text:style-name="Preformatted_20_Text"/>
      <text:p text:style-name="Preformatted_20_Text"><text:s text:c="4"/>A different form of brute force is that when you need a username to </text:p>
      <text:p text:style-name="Preformatted_20_Text">hack passwords from. In order to guess a valid username, you must be on a </text:p>
      <text:p text:style-name="Preformatted_20_Text">system that informs you when your username is invalid; thus VMS and Unix are</text:p>
      <text:p text:style-name="Preformatted_20_Text">out of the question.</text:p>
      <text:p text:style-name="Preformatted_20_Text"><text:s text:c="4"/>There are two types of usernames(by my definition); user and system.</text:p>
      <text:p text:style-name="Preformatted_20_Text"><text:s text:c="4"/>The user usernames are the standard user's usernames. Examples would be </text:p>
      <text:p text:style-name="Preformatted_20_Text">John, Smith, JMS, JSmith, and JohnS.</text:p>
      <text:p text:style-name="Preformatted_20_Text"><text:s text:c="4"/>The system usernames are special usernames used by the system operators </text:p>
      <text:p text:style-name="Preformatted_20_Text">to perform various functions, such as maintenance and testing. Since these </text:p>
      <text:p text:style-name="Preformatted_20_Text">usernames are not owned by actual people(usually), they are given a name which</text:p>
      <text:p text:style-name="Preformatted_20_Text">corresponds to their function.</text:p>
      <text:p text:style-name="Preformatted_20_Text"><text:s text:c="4"/>Guessing either type is usually fairly easy.</text:p>
      <text:p text:style-name="Preformatted_20_Text"><text:s text:c="4"/>User usernames are standardly in one of 2 formats; first name or last name</text:p>
      <text:p text:style-name="Preformatted_20_Text">the more common format being first name. Less common formats are initials, </text:p>
      <text:p text:style-name="Preformatted_20_Text">first initial/last name, and first name/last initial. Occasionally the </text:p>
      <text:p text:style-name="Preformatted_20_Text">username formats will have nothing to do with names at all, and will instead</text:p>
      <text:p text:style-name="Preformatted_20_Text">be 6 or 8 digit numbers. Have fun.</text:p>
      <text:p text:style-name="Preformatted_20_Text"><text:s text:c="4"/>The users of a system will almost always have the same format as</text:p>
      <text:p text:style-name="Preformatted_20_Text">each other. When you guess one, guessing more shouldn't be too hard. </text:p>
      <text:p text:style-name="Preformatted_20_Text"><text:s text:c="4"/>For first names, again consult the list you made from the baby names book.</text:p>
      <text:p text:style-name="Preformatted_20_Text"><text:s text:c="4"/>For last names, construct a list of the most common last names, ideally</text:p>
      <text:p text:style-name="Preformatted_20_Text">out of the phone book, but if you are too lazy your mind will do fine. SMITH</text:p>
      <text:p text:style-name="Preformatted_20_Text">and JONES are the most common non-foreign names.</text:p>
      <text:p text:style-name="Preformatted_20_Text"><text:s text:c="4"/>For initials, use common sense. Guess at 3 letter combinations, and use</text:p>
      <text:p text:style-name="Preformatted_20_Text">sensible formats. Meaning don't use XYZ as a rule, go for JMS, PSJ, etc, to</text:p>
      <text:p text:style-name="Preformatted_20_Text">follow along with common first names and last names.</text:p>
      <text:p text:style-name="Preformatted_20_Text"><text:s text:c="4"/>If you are getting no luck whatsoever, try switching your case(ie: from</text:p>
      <text:p text:style-name="Preformatted_20_Text">all lower case to all upper case), the system might be case sensitive.</text:p>
      <text:p text:style-name="Preformatted_20_Text"><text:s text:c="4"/>Usually guessing system names shouldn't be necessary; I gave a default</text:p>
      <text:p text:style-name="Preformatted_20_Text">list for all the major systems. But if you run across a system not listed, you</text:p>
      <text:p text:style-name="Preformatted_20_Text">will want to discover defaults of your own. Use common sense, follow along </text:p>
      <text:p text:style-name="Preformatted_20_Text">with the name of the new OS and utilities that would fit with that name. </text:p>
      <text:p text:style-name="Preformatted_20_Text">Attempt to find out the username restrictions for that system, if usernames</text:p>
      <text:p text:style-name="Preformatted_20_Text">have to be 6 characters long, try only 6 character user names.</text:p>
      <text:p text:style-name="Preformatted_20_Text">And finally, here is a list of common defaults(they are capitalized for</text:p>
      <text:p text:style-name="Preformatted_20_Text">convienience, but as a rule use lower case);</text:p>
      <text:p text:style-name="Preformatted_20_Text"><text:s text:c="8"/>OPERATOR SYSOP OP OPER MANAGER SYSMAN SYSMGR MGR MAN ADMIN</text:p>
      <text:p text:style-name="Preformatted_20_Text"><text:s text:c="8"/>SYSADMIN ADM SYSADM BOSS MAIL SYSTEM SYS SYS1 MAINT SYSMAINT</text:p>
      <text:p text:style-name="Preformatted_20_Text"><text:s text:c="8"/>TEST TESTER TESTUSER USER USR REMOTE PUB PUBLIC GUEST VISITOR</text:p>
      <text:p text:style-name="Preformatted_20_Text"><text:s text:c="8"/>STUDENT DEMO TOUR NEWS HELP MGT SYSMGT SYSPROG PROD SALES</text:p>
      <text:p text:style-name="Preformatted_20_Text"><text:s text:c="8"/>MARKET LIB LIBRARY FILES FILEMAN NET NETWORK NETMAN NETMGR</text:p>
      <text:p text:style-name="Preformatted_20_Text"><text:s text:c="8"/>RJE DOS GAMES INFO SETUP STARTUP CONTROL CONFIG DIAG SYSDIAG</text:p>
      <text:p text:style-name="Preformatted_20_Text"><text:s text:c="8"/>STAT SYSDIAGS DIAGS BATCH SUPRVISR SYSLIB MONITOR UTILITY</text:p>
      <text:p text:style-name="Preformatted_20_Text"><text:s text:c="8"/>UTILS OFFICE CORP SUPPORT SERVICE FIELD CUST SECURITY WORD</text:p>
      <text:p text:style-name="Preformatted_20_Text"><text:s text:c="8"/>DATABASE BACKUP FRIEND DEFAULT FINANCE ACCOUNT HOST ANON</text:p>
      <text:p text:style-name="Preformatted_20_Text"><text:s text:c="8"/>SYSTEST FAX INIT INADS SETUP</text:p>
      <text:p text:style-name="Preformatted_20_Text"/>
      <text:p text:style-name="Preformatted_20_Text">Brute Forcing Services</text:p>
      <text:p text:style-name="Preformatted_20_Text">======================</text:p>
      <text:p text:style-name="Preformatted_20_Text"><text:soft-page-break/></text:p>
      <text:p text:style-name="Preformatted_20_Text"><text:s text:c="4"/>There is also the time when you are on a server system, and you need </text:p>
      <text:p text:style-name="Preformatted_20_Text">places to go. You will surely be told if the service you've entered is </text:p>
      <text:p text:style-name="Preformatted_20_Text">incorrect, so just try things that come to mind, and the following list;</text:p>
      <text:p text:style-name="Preformatted_20_Text">(the server may be case sensitive..use upper or lower case as you wish)</text:p>
      <text:p text:style-name="Preformatted_20_Text">(NOTE: Try digits(1 +) and letters(A-Z) also)</text:p>
      <text:p text:style-name="Preformatted_20_Text"><text:s text:c="8"/>SERVER NETWORK NET LINK LAN WAN MAN CONNECT LOG LOGIN HELP DIAL </text:p>
      <text:p text:style-name="Preformatted_20_Text"><text:s text:c="8"/>OUT OUTDIAL DIALOUT MODEM MODEMOUT INTERNET TELNET PAD X25 X28 FTP </text:p>
      <text:p text:style-name="Preformatted_20_Text"><text:s text:c="8"/>SYSTEM SYS SYS1 SYSTEM1 UNIX VAX VMS HP CONSOLE INFO CMDS LIST </text:p>
      <text:p text:style-name="Preformatted_20_Text"><text:s text:c="8"/>SERVICES SERVICE SERVICE1 COMP COMPUTER CPU CHANNEL CHANNEL1 CH1 </text:p>
      <text:p text:style-name="Preformatted_20_Text"><text:s text:c="8"/>CH01 GO DO ? LOG ID USERS SHOW WHO PORT1 PORT NODE1 NODE LINK1 </text:p>
      <text:p text:style-name="Preformatted_20_Text"><text:s text:c="8"/>DISPLAY CONFIG CONTROL DIAGS SYSDIAGS DIAG SYSDIAG HELLO EMAIL </text:p>
      <text:p text:style-name="Preformatted_20_Text"><text:s text:c="8"/>MAIL SET DEFINE PARAMS PRINT PHONE PHONES SESSION SESSION1 BEGIN </text:p>
      <text:p text:style-name="Preformatted_20_Text"><text:s text:c="8"/>INIT CUST SERVICE SUPPORT BUSINESS ACCT ACCOUNT FINANCE SALES </text:p>
      <text:p text:style-name="Preformatted_20_Text"><text:s text:c="8"/>BUFFER QUEUE STAT STATS SYSINFO SYSTAT FTP ACCESS DISK LIB SYSLIB</text:p>
      <text:p text:style-name="Preformatted_20_Text"><text:s text:c="8"/>LIBRARY FILES BBS LOOP TEST SEARCH MACRO CALL COMMANDS TYPE FIND</text:p>
      <text:p text:style-name="Preformatted_20_Text"><text:s text:c="8"/>ASK QUERY JOIN ATTACH JOB REMOTE COM1 COM CALLER LOGGER MACHINE</text:p>
      <text:p text:style-name="Preformatted_20_Text"><text:s text:c="8"/>BULLITEN CLUSTER RUN HELLO PAYROLL DEC </text:p>
      <text:p text:style-name="Preformatted_20_Text"/>
      <text:p text:style-name="Preformatted_20_Text">SOCIAL ENGINEERING</text:p>
      <text:p text:style-name="Preformatted_20_Text">==================</text:p>
      <text:p text:style-name="Preformatted_20_Text">------------------</text:p>
      <text:p text:style-name="Preformatted_20_Text"/>
      <text:p text:style-name="Preformatted_20_Text"><text:s text:c="4"/>While I am in no way going to go indepth on SE(social engineering) at this</text:p>
      <text:p text:style-name="Preformatted_20_Text">point, i will explain the premise of SE to those new to it.</text:p>
      <text:p text:style-name="Preformatted_20_Text"><text:s text:c="4"/>Social engineering can be defined any number of ways, but my definition</text:p>
      <text:p text:style-name="Preformatted_20_Text">goes along the lines of; "Misrepresentation of oneself in a verbal manner to</text:p>
      <text:p text:style-name="Preformatted_20_Text">another person in order to obtain knowledge that is otherwise unattainable." </text:p>
      <text:p text:style-name="Preformatted_20_Text">Which in itself is a nice way of putting "manipulation, lying and general </text:p>
      <text:p text:style-name="Preformatted_20_Text">bullshitting".</text:p>
      <text:p text:style-name="Preformatted_20_Text"><text:s text:c="4"/>Social engineering is almost always done over the phone. </text:p>
      <text:p text:style-name="Preformatted_20_Text"><text:s text:c="4"/>I'll give an example. The hacker needs information, such as an account, </text:p>
      <text:p text:style-name="Preformatted_20_Text">which he cannot get by simple hacking. He calls up the company that owns the</text:p>
      <text:p text:style-name="Preformatted_20_Text">system he wishes to penetrate, and tells them he is Joe Blow of the Computer</text:p>
      <text:p text:style-name="Preformatted_20_Text">Fixing Company, and he is supposed to fix their computers, or test them </text:p>
      <text:p text:style-name="Preformatted_20_Text">remotely. But gosh, somebody screwed up and he doesn't have an account. Could</text:p>
      <text:p text:style-name="Preformatted_20_Text">the nice lady give him one so he can do his job and make everybody happy?</text:p>
      <text:p text:style-name="Preformatted_20_Text"><text:s text:c="4"/>See the idea? Misrepresentation of the truth; pretending to be someone you</text:p>
      <text:p text:style-name="Preformatted_20_Text">aren't.</text:p>
      <text:p text:style-name="Preformatted_20_Text"><text:s text:c="4"/>If you are skeptical, you shouldn't be. SE is tried and true, due to the</text:p>
      <text:p text:style-name="Preformatted_20_Text">fact that any company's biggest security leak is their employees. A company</text:p>
      <text:p text:style-name="Preformatted_20_Text">can design a system with 20 passwords, but if an uncaring employee unwittingly</text:p>
      <text:p text:style-name="Preformatted_20_Text">supplies a hacker with all of these passwords, the game is over.</text:p>
      <text:p text:style-name="Preformatted_20_Text"><text:s text:c="4"/>You *must* have the voice for it. If you sound like a 12 year old, you</text:p>
      <text:p text:style-name="Preformatted_20_Text">aren't going to get shit. If you can't help it, there are telephone-voice </text:p>
      <text:p text:style-name="Preformatted_20_Text">changers(which any SE practicer should have anyways) that will do it for you.</text:p>
      <text:p text:style-name="Preformatted_20_Text"><text:s text:c="4"/>If the person wishes to contact higher authority(who will probably suspect</text:p>
      <text:p text:style-name="Preformatted_20_Text">somethings up), get mad. Don't go into a rage, but do get angry. Explain that</text:p>
      <text:p text:style-name="Preformatted_20_Text">you have a job to do, and be persuasive. </text:p>
      <text:p text:style-name="Preformatted_20_Text"><text:s text:c="4"/>I won't go more into SE, there are tons of text files out there on it </text:p>
      <text:p text:style-name="Preformatted_20_Text">already. Just remember to keep calm, have a back up plan, and it is a good </text:p>
      <text:p text:style-name="Preformatted_20_Text">idea to have the script on paper, and practice it a bit before hand. If you </text:p>
      <text:p text:style-name="Preformatted_20_Text">sound natural and authorative, you will get whatever you want.</text:p>
      <text:p text:style-name="Preformatted_20_Text"><text:s text:c="4"/>And practice makes perfect.</text:p>
      <text:p text:style-name="Preformatted_20_Text"><text:s text:c="3"/></text:p>
      <text:p text:style-name="Preformatted_20_Text">TRASHING</text:p>
      <text:p text:style-name="Preformatted_20_Text">========</text:p>
      <text:p text:style-name="Preformatted_20_Text">--------</text:p>
      <text:p text:style-name="Preformatted_20_Text"><text:soft-page-break/></text:p>
      <text:p text:style-name="Preformatted_20_Text"><text:s text:c="4"/>Trashing is another thing i will not go too indepth on, but i will provide</text:p>
      <text:p text:style-name="Preformatted_20_Text">a very quick overview.</text:p>
      <text:p text:style-name="Preformatted_20_Text"><text:s text:c="4"/>Trashing is the name given to the process of stealing a companies trash,</text:p>
      <text:p text:style-name="Preformatted_20_Text">then rooting through it and saving the valuable information.</text:p>
      <text:p text:style-name="Preformatted_20_Text"><text:s text:c="4"/>Trashing is practiced most often on the various RBOCs, but if you are </text:p>
      <text:p text:style-name="Preformatted_20_Text">attempting to hack a system local to you, it might be a good idea to go </text:p>
      <text:p text:style-name="Preformatted_20_Text">trashing for a few weeks, you might find a printout or a scrap of paper with</text:p>
      <text:p text:style-name="Preformatted_20_Text">a dialup or username and password written on it.</text:p>
      <text:p text:style-name="Preformatted_20_Text"/>
      <text:p text:style-name="Preformatted_20_Text">ACRONYMS</text:p>
      <text:p text:style-name="Preformatted_20_Text">========</text:p>
      <text:p text:style-name="Preformatted_20_Text">--------</text:p>
      <text:p text:style-name="Preformatted_20_Text"><text:s text:c="61"/></text:p>
      <text:p text:style-name="Preformatted_20_Text"><text:s text:c="4"/>This is a basic list of H/P acronyms I've compiled from various sources.. </text:p>
      <text:p text:style-name="Preformatted_20_Text">it should be big enough to serve as an easy reference without being incredibly</text:p>
      <text:p text:style-name="Preformatted_20_Text">cumbersome</text:p>
      <text:p text:style-name="Preformatted_20_Text"/>
      <text:p text:style-name="Preformatted_20_Text">ABSBH: <text:s text:c="3"/>Average Busy Season Busy Hour</text:p>
      <text:p text:style-name="Preformatted_20_Text">AC: <text:s text:c="6"/>Area code</text:p>
      <text:p text:style-name="Preformatted_20_Text">ACC: <text:s text:c="5"/>Automatic Communications Control</text:p>
      <text:p text:style-name="Preformatted_20_Text">ACC: <text:s text:c="5"/>Asynchronous Communications Center</text:p>
      <text:p text:style-name="Preformatted_20_Text">ACD: <text:s text:c="5"/>Automatic Call Distributor</text:p>
      <text:p text:style-name="Preformatted_20_Text">ACE: <text:s text:c="5"/>Automatic Calling Equipment</text:p>
      <text:p text:style-name="Preformatted_20_Text">ACF: <text:s text:c="5"/>Advanced Communications Functions</text:p>
      <text:p text:style-name="Preformatted_20_Text">ACN: <text:s text:c="5"/>Area Code + Number</text:p>
      <text:p text:style-name="Preformatted_20_Text">ADPCM: <text:s text:c="3"/>Adaptive Differential Pulse Code Modulation</text:p>
      <text:p text:style-name="Preformatted_20_Text">AIS: <text:s text:c="5"/>Automatic Intercept System</text:p>
      <text:p text:style-name="Preformatted_20_Text">ALFE: <text:s text:c="4"/>Analog Line Front End</text:p>
      <text:p text:style-name="Preformatted_20_Text">ALRU: <text:s text:c="4"/>Automatic Line Record Update</text:p>
      <text:p text:style-name="Preformatted_20_Text">AM: <text:s text:c="6"/>Account Manager</text:p>
      <text:p text:style-name="Preformatted_20_Text">AM: <text:s text:c="6"/>Access Module</text:p>
      <text:p text:style-name="Preformatted_20_Text">AM: <text:s text:c="6"/>Amplitude Modulation</text:p>
      <text:p text:style-name="Preformatted_20_Text">AMA: <text:s text:c="5"/>Automatic Message Accounting</text:p>
      <text:p text:style-name="Preformatted_20_Text">AMSAT: <text:s text:c="3"/>American Satellite</text:p>
      <text:p text:style-name="Preformatted_20_Text">AN: <text:s text:c="6"/>Associated Number</text:p>
      <text:p text:style-name="Preformatted_20_Text">ANI: <text:s text:c="5"/>Automatic Number Identification</text:p>
      <text:p text:style-name="Preformatted_20_Text">ANXUR: <text:s text:c="3"/>Analyzer for Networks with Extended Routing</text:p>
      <text:p text:style-name="Preformatted_20_Text">AOSS: <text:s text:c="4"/>Auxiliary Operator Services System</text:p>
      <text:p text:style-name="Preformatted_20_Text">AP: <text:s text:c="6"/>Attached Processor</text:p>
      <text:p text:style-name="Preformatted_20_Text">ARC: <text:s text:c="5"/>Automatic Response Control</text:p>
      <text:p text:style-name="Preformatted_20_Text">ARP: <text:s text:c="5"/>Address Resolution Protocol</text:p>
      <text:p text:style-name="Preformatted_20_Text">ARPA: <text:s text:c="4"/>Advanced Reasearch Projects Agency</text:p>
      <text:p text:style-name="Preformatted_20_Text">ARS: <text:s text:c="5"/>Automatic Response System</text:p>
      <text:p text:style-name="Preformatted_20_Text">ARSB: <text:s text:c="4"/>Automated Repair Service Bureau</text:p>
      <text:p text:style-name="Preformatted_20_Text">AT: <text:s text:c="6"/>Access Tandem</text:p>
      <text:p text:style-name="Preformatted_20_Text">ATB: <text:s text:c="5"/>All Trunks Busy</text:p>
      <text:p text:style-name="Preformatted_20_Text">ATH: <text:s text:c="5"/>Abbreviated Trouble History</text:p>
      <text:p text:style-name="Preformatted_20_Text">ATM: <text:s text:c="5"/>Automated Teller Machine</text:p>
      <text:p text:style-name="Preformatted_20_Text">ATM: <text:s text:c="5"/>Asynchronous Transfer Mode</text:p>
      <text:p text:style-name="Preformatted_20_Text">AT&amp;T: <text:s text:c="4"/>American Telegraph and Telephone Company</text:p>
      <text:p text:style-name="Preformatted_20_Text">AVD: <text:s text:c="5"/>Alternate Voice Data</text:p>
      <text:p text:style-name="Preformatted_20_Text">BCD: <text:s text:c="5"/>Binary Coded Decimal</text:p>
      <text:p text:style-name="Preformatted_20_Text">BCUG: <text:s text:c="4"/>Bilateral CUG</text:p>
      <text:p text:style-name="Preformatted_20_Text">BELLCORE: Bell Communications Research</text:p>
      <text:p text:style-name="Preformatted_20_Text">BGP: <text:s text:c="5"/>Border Gateway Protocol</text:p>
      <text:p text:style-name="Preformatted_20_Text">BHC: <text:s text:c="5"/>Busy Hour Calls</text:p>
      <text:p text:style-name="Preformatted_20_Text">BLV: <text:s text:c="5"/>Busy Line Verification</text:p>
      <text:p text:style-name="Preformatted_20_Text"><text:soft-page-break/>BOC: <text:s text:c="5"/>Bell Operating Company</text:p>
      <text:p text:style-name="Preformatted_20_Text">BOR: <text:s text:c="5"/>Basic Output Report</text:p>
      <text:p text:style-name="Preformatted_20_Text">BOS: <text:s text:c="5"/>Business Office Supervisor</text:p>
      <text:p text:style-name="Preformatted_20_Text">BSC: <text:s text:c="5"/>Binary Synchronous Module</text:p>
      <text:p text:style-name="Preformatted_20_Text">BSCM: <text:s text:c="4"/>Bisynchronous Communications Module</text:p>
      <text:p text:style-name="Preformatted_20_Text">BSOC: <text:s text:c="4"/>Bell Systems Operating Company</text:p>
      <text:p text:style-name="Preformatted_20_Text">CA: <text:s text:c="6"/>Cable</text:p>
      <text:p text:style-name="Preformatted_20_Text">CADV: <text:s text:c="4"/>Combined Alternate Data/Voice</text:p>
      <text:p text:style-name="Preformatted_20_Text">CAMA: <text:s text:c="4"/>Centralized Automatic Message Accounting</text:p>
      <text:p text:style-name="Preformatted_20_Text">CATLAS <text:s text:c="3"/>Centralized Automatic Trouble Locating &amp; Analysis System</text:p>
      <text:p text:style-name="Preformatted_20_Text">CAU: <text:s text:c="5"/>Controlled Access Unit</text:p>
      <text:p text:style-name="Preformatted_20_Text">CAVD: <text:s text:c="4"/>Combined Alternated Voice/Data</text:p>
      <text:p text:style-name="Preformatted_20_Text">CBC <text:s text:c="6"/>Cipher Block Chaining</text:p>
      <text:p text:style-name="Preformatted_20_Text">CBS: <text:s text:c="5"/>Cross Bar Switching</text:p>
      <text:p text:style-name="Preformatted_20_Text">CBX: <text:s text:c="5"/>Computerized Branch Exchange</text:p>
      <text:p text:style-name="Preformatted_20_Text">CBX: <text:s text:c="5"/>Computerized Business Exchange</text:p>
      <text:p text:style-name="Preformatted_20_Text">CC: <text:s text:c="6"/>Calling Card</text:p>
      <text:p text:style-name="Preformatted_20_Text">CC: <text:s text:c="6"/>Common Control</text:p>
      <text:p text:style-name="Preformatted_20_Text">CC: <text:s text:c="6"/>Central Control</text:p>
      <text:p text:style-name="Preformatted_20_Text">CC: <text:s text:c="6"/>Country Code</text:p>
      <text:p text:style-name="Preformatted_20_Text">CCC: <text:s text:c="5"/>Central Control Complex</text:p>
      <text:p text:style-name="Preformatted_20_Text">CCC: <text:s text:c="5"/>Clear Channel Capability</text:p>
      <text:p text:style-name="Preformatted_20_Text">CCC: <text:s text:c="5"/>Central Control Computer <text:s/></text:p>
      <text:p text:style-name="Preformatted_20_Text">CCIS: <text:s text:c="4"/>Common Channel Interoffice Signalling</text:p>
      <text:p text:style-name="Preformatted_20_Text">CCITT: <text:s text:c="3"/>International Telephone and Telegraph Consultative Committee</text:p>
      <text:p text:style-name="Preformatted_20_Text">CCM: <text:s text:c="5"/>Customer Control Management</text:p>
      <text:p text:style-name="Preformatted_20_Text">CCNC: <text:s text:c="4"/>Common Channel Network Controller</text:p>
      <text:p text:style-name="Preformatted_20_Text">CCNC: <text:s text:c="4"/>Computer Communications Network Center</text:p>
      <text:p text:style-name="Preformatted_20_Text">CCS: <text:s text:c="5"/>Common Channel Signalling</text:p>
      <text:p text:style-name="Preformatted_20_Text">CCSA: <text:s text:c="4"/>Common Control Switching Arrangement</text:p>
      <text:p text:style-name="Preformatted_20_Text">CCSA: <text:s text:c="4"/>Common Central Switching Arrangement</text:p>
      <text:p text:style-name="Preformatted_20_Text">CCSS: <text:s text:c="4"/>Common Channel Signalling System</text:p>
      <text:p text:style-name="Preformatted_20_Text">CCT: <text:s text:c="5"/>Central Control Terminal</text:p>
      <text:p text:style-name="Preformatted_20_Text">CCTAC: <text:s text:c="3"/>Computer Communications Trouble Analysis Center</text:p>
      <text:p text:style-name="Preformatted_20_Text">CDA: <text:s text:c="5"/>Call Data Accumulator</text:p>
      <text:p text:style-name="Preformatted_20_Text">CDA: <text:s text:c="5"/>Crash Dump Analyzer</text:p>
      <text:p text:style-name="Preformatted_20_Text">CDA: <text:s text:c="5"/>Coin Detection and Announcement</text:p>
      <text:p text:style-name="Preformatted_20_Text">CDAR: <text:s text:c="4"/>Customer Dialed Account Recording</text:p>
      <text:p text:style-name="Preformatted_20_Text">CDC: <text:s text:c="5"/>Control Data Corporation</text:p>
      <text:p text:style-name="Preformatted_20_Text">CDI: <text:s text:c="5"/>Circle Digit Identification</text:p>
      <text:p text:style-name="Preformatted_20_Text">CDO: <text:s text:c="5"/>Community Dial Office</text:p>
      <text:p text:style-name="Preformatted_20_Text">CDPR: <text:s text:c="4"/>Customer Dial Pulse Receiver</text:p>
      <text:p text:style-name="Preformatted_20_Text">CDR: <text:s text:c="5"/>Call Dial Recording</text:p>
      <text:p text:style-name="Preformatted_20_Text">CDS: <text:s text:c="5"/>Cicuit Design System</text:p>
      <text:p text:style-name="Preformatted_20_Text">CEF: <text:s text:c="5"/>Cable Entrance Facility </text:p>
      <text:p text:style-name="Preformatted_20_Text">CERT: <text:s text:c="4"/>Computer Emergency Response Team</text:p>
      <text:p text:style-name="Preformatted_20_Text">CF: <text:s text:c="6"/>Coin First</text:p>
      <text:p text:style-name="Preformatted_20_Text">CGN: <text:s text:c="5"/>Concentrator Group Number</text:p>
      <text:p text:style-name="Preformatted_20_Text">CI: <text:s text:c="6"/>Cluster Interconnect </text:p>
      <text:p text:style-name="Preformatted_20_Text">CIC: <text:s text:c="5"/>Carrier Identification Codes</text:p>
      <text:p text:style-name="Preformatted_20_Text">CICS: <text:s text:c="4"/>Customer Information Control System</text:p>
      <text:p text:style-name="Preformatted_20_Text">CID: <text:s text:c="5"/>Caller ID</text:p>
      <text:p text:style-name="Preformatted_20_Text">CII: <text:s text:c="5"/>Call Identity Index</text:p>
      <text:p text:style-name="Preformatted_20_Text">CIS: <text:s text:c="5"/>Customer Intercept Service</text:p>
      <text:p text:style-name="Preformatted_20_Text">CISC: <text:s text:c="4"/>Complex Instruction Set Computing</text:p>
      <text:p text:style-name="Preformatted_20_Text">CLASS: <text:s text:c="3"/>Custom Local Area Signalling Service</text:p>
      <text:p text:style-name="Preformatted_20_Text">CLASS: <text:s text:c="3"/>Centralized Local Area Selective Signalling</text:p>
      <text:p text:style-name="Preformatted_20_Text">CLDN: <text:s text:c="4"/>Calling Line Directory Number</text:p>
      <text:p text:style-name="Preformatted_20_Text"><text:soft-page-break/>CLEI: <text:s text:c="4"/>Common Language Equipment Identification</text:p>
      <text:p text:style-name="Preformatted_20_Text">CLI: <text:s text:c="5"/>Calling Line Identification</text:p>
      <text:p text:style-name="Preformatted_20_Text">CLID: <text:s text:c="4"/>Calling Line Identification</text:p>
      <text:p text:style-name="Preformatted_20_Text">CLLI: <text:s text:c="4"/>Common Language Location Indentifier</text:p>
      <text:p text:style-name="Preformatted_20_Text">CLNP: <text:s text:c="4"/>Connectionless Network Protocol</text:p>
      <text:p text:style-name="Preformatted_20_Text">CMAC: <text:s text:c="4"/>Centralized Maintenance and Administration Center</text:p>
      <text:p text:style-name="Preformatted_20_Text">CMC: <text:s text:c="5"/>Construction Maintenance Center</text:p>
      <text:p text:style-name="Preformatted_20_Text">CMDF: <text:s text:c="4"/>Combined Main Distributing Frame</text:p>
      <text:p text:style-name="Preformatted_20_Text">CMDS: <text:s text:c="4"/>Centralized Message Data System</text:p>
      <text:p text:style-name="Preformatted_20_Text">CMIP: <text:s text:c="4"/>Common Management Information Protocol</text:p>
      <text:p text:style-name="Preformatted_20_Text">CMS: <text:s text:c="5"/>Call Management System</text:p>
      <text:p text:style-name="Preformatted_20_Text">CMS: <text:s text:c="5"/>Conversational Monitoring System</text:p>
      <text:p text:style-name="Preformatted_20_Text">CMS: <text:s text:c="5"/>Circuit Maintenance System</text:p>
      <text:p text:style-name="Preformatted_20_Text">CMS: <text:s text:c="5"/>Communications Management Subsystem</text:p>
      <text:p text:style-name="Preformatted_20_Text">CN/A: <text:s text:c="4"/>Customer Name/Address</text:p>
      <text:p text:style-name="Preformatted_20_Text">CNA: <text:s text:c="5"/>Communications Network Application</text:p>
      <text:p text:style-name="Preformatted_20_Text">CNAB: <text:s text:c="4"/>Customer Name Address Bureau</text:p>
      <text:p text:style-name="Preformatted_20_Text">CNCC: <text:s text:c="4"/>Customer Network Control Center</text:p>
      <text:p text:style-name="Preformatted_20_Text">CNI: <text:s text:c="5"/>Common Network Interface</text:p>
      <text:p text:style-name="Preformatted_20_Text">CNS: <text:s text:c="5"/>Complimentary Network Service</text:p>
      <text:p text:style-name="Preformatted_20_Text">CO: <text:s text:c="6"/>Central Office</text:p>
      <text:p text:style-name="Preformatted_20_Text">COC: <text:s text:c="5"/>Central Office Code</text:p>
      <text:p text:style-name="Preformatted_20_Text">COCOT: <text:s text:c="3"/>Customer Owned Coin Operated Telephone</text:p>
      <text:p text:style-name="Preformatted_20_Text">CODCF: <text:s text:c="3"/>Central Office Data Connecting Facility</text:p>
      <text:p text:style-name="Preformatted_20_Text">COE: <text:s text:c="5"/>Central Office Equipment</text:p>
      <text:p text:style-name="Preformatted_20_Text">COEES: <text:s text:c="3"/>Central Office Equipmet Engineering System</text:p>
      <text:p text:style-name="Preformatted_20_Text">COER: <text:s text:c="4"/>Centarl Office Equipment Reports</text:p>
      <text:p text:style-name="Preformatted_20_Text">COLT: <text:s text:c="4"/>Central Office Line Tester</text:p>
      <text:p text:style-name="Preformatted_20_Text">COMSAT: <text:s text:c="2"/>Communications Satellite</text:p>
      <text:p text:style-name="Preformatted_20_Text">COMSEC: <text:s text:c="2"/>Communications Security</text:p>
      <text:p text:style-name="Preformatted_20_Text">COMSTAR: <text:s/>Common System for Technical Analysis &amp; Reporting</text:p>
      <text:p text:style-name="Preformatted_20_Text">CONS: <text:s text:c="4"/>Connection-Oriented Network Service</text:p>
      <text:p text:style-name="Preformatted_20_Text">CONTAC: <text:s text:c="2"/>Central Office Network Access</text:p>
      <text:p text:style-name="Preformatted_20_Text">COS: <text:s text:c="5"/>Class of Service</text:p>
      <text:p text:style-name="Preformatted_20_Text">COSMIC: <text:s text:c="2"/>Common Systems Main Inter-Connection</text:p>
      <text:p text:style-name="Preformatted_20_Text">COR: <text:s text:c="5"/>Class Of Restriction</text:p>
      <text:p text:style-name="Preformatted_20_Text">COSMOS: <text:s text:c="2"/>Computerized System For Mainframe Operations</text:p>
      <text:p text:style-name="Preformatted_20_Text">COT <text:s text:c="6"/>Central Office Terminal</text:p>
      <text:p text:style-name="Preformatted_20_Text">CP: <text:s text:c="6"/>Control Program</text:p>
      <text:p text:style-name="Preformatted_20_Text">CPBXI: <text:s text:c="3"/>Computer Private Branch Exchange Interface</text:p>
      <text:p text:style-name="Preformatted_20_Text">CPC: <text:s text:c="5"/>Circuit Provisioning Center</text:p>
      <text:p text:style-name="Preformatted_20_Text">CPD: <text:s text:c="5"/>Central Pulse Distributor</text:p>
      <text:p text:style-name="Preformatted_20_Text">CPMP: <text:s text:c="4"/>Carrier Performance Measurement Plan</text:p>
      <text:p text:style-name="Preformatted_20_Text">CRAS: <text:s text:c="4"/>Cable Repair Administrative System</text:p>
      <text:p text:style-name="Preformatted_20_Text">CRC: <text:s text:c="5"/>Customer Record Center</text:p>
      <text:p text:style-name="Preformatted_20_Text">CRC: <text:s text:c="5"/>Customer Return Center</text:p>
      <text:p text:style-name="Preformatted_20_Text">CREG: <text:s text:c="4"/>Concentrated Range Extension &amp; Gain</text:p>
      <text:p text:style-name="Preformatted_20_Text">CRG: <text:s text:c="5"/>Central Resource Group</text:p>
      <text:p text:style-name="Preformatted_20_Text">CRIS: <text:s text:c="4"/>Customer Record Information System</text:p>
      <text:p text:style-name="Preformatted_20_Text">CRS: <text:s text:c="5"/>Centralized Results System</text:p>
      <text:p text:style-name="Preformatted_20_Text">CRSAB: <text:s text:c="3"/>Centralized Repair Service Answering Bureau</text:p>
      <text:p text:style-name="Preformatted_20_Text">CRT: <text:s text:c="5"/>Cathode Ray Tube</text:p>
      <text:p text:style-name="Preformatted_20_Text">CRTC: <text:s text:c="4"/>Canadian Radio-Television and Telecommunications Commission</text:p>
      <text:p text:style-name="Preformatted_20_Text">CSA: <text:s text:c="5"/>Carrier Servicing Area</text:p>
      <text:p text:style-name="Preformatted_20_Text">CSAR: <text:s text:c="4"/>Centralized System for Analysis and Reporting</text:p>
      <text:p text:style-name="Preformatted_20_Text">CSC: <text:s text:c="5"/>Cell Site Controller</text:p>
      <text:p text:style-name="Preformatted_20_Text">CSC: <text:s text:c="5"/>Customer Support Center</text:p>
      <text:p text:style-name="Preformatted_20_Text">CSDC: <text:s text:c="4"/>Circuit Switch Digital Capability</text:p>
      <text:p text:style-name="Preformatted_20_Text"><text:soft-page-break/>CSP: <text:s text:c="5"/>Coin Sent Paid</text:p>
      <text:p text:style-name="Preformatted_20_Text">CSMA/CD: <text:s/>Carrier Sense Multiple Access/Collission Detection</text:p>
      <text:p text:style-name="Preformatted_20_Text">CSR: <text:s text:c="5"/>Customer Service Records</text:p>
      <text:p text:style-name="Preformatted_20_Text">CSS: <text:s text:c="5"/>Computer Special Systems</text:p>
      <text:p text:style-name="Preformatted_20_Text">CSS: <text:s text:c="5"/>Computer Sub-System</text:p>
      <text:p text:style-name="Preformatted_20_Text">CSU: <text:s text:c="5"/>Channel Service Unit</text:p>
      <text:p text:style-name="Preformatted_20_Text">CT: <text:s text:c="6"/>Current Transformer</text:p>
      <text:p text:style-name="Preformatted_20_Text">CTC: <text:s text:c="5"/>Channel Termination Charge</text:p>
      <text:p text:style-name="Preformatted_20_Text">CTC: <text:s text:c="5"/>Central Test Center</text:p>
      <text:p text:style-name="Preformatted_20_Text">CTM: <text:s text:c="5"/>Contac Trunk Module</text:p>
      <text:p text:style-name="Preformatted_20_Text">CTMS: <text:s text:c="4"/>Carrier Transmission Measuring System</text:p>
      <text:p text:style-name="Preformatted_20_Text">CTO: <text:s text:c="5"/>Call Transfer Outside</text:p>
      <text:p text:style-name="Preformatted_20_Text">CTSS: <text:s text:c="4"/>Compatible Time Sharing System</text:p>
      <text:p text:style-name="Preformatted_20_Text">CTSS: <text:s text:c="4"/>Cray Time Sharing System</text:p>
      <text:p text:style-name="Preformatted_20_Text">CTTN: <text:s text:c="4"/>Cable Trunk Ticket Number</text:p>
      <text:p text:style-name="Preformatted_20_Text">CTTY: <text:s text:c="4"/>Console TeleType</text:p>
      <text:p text:style-name="Preformatted_20_Text">CU: <text:s text:c="6"/>Control Unit</text:p>
      <text:p text:style-name="Preformatted_20_Text">CU: <text:s text:c="6"/>Customer Unit</text:p>
      <text:p text:style-name="Preformatted_20_Text">CUG: <text:s text:c="5"/>Closed User Group</text:p>
      <text:p text:style-name="Preformatted_20_Text">CWC: <text:s text:c="5"/>City-Wide Centrex</text:p>
      <text:p text:style-name="Preformatted_20_Text">DA: <text:s text:c="6"/>Directory Assistance</text:p>
      <text:p text:style-name="Preformatted_20_Text">DACC: <text:s text:c="4"/>Directort Assistance Call Completion</text:p>
      <text:p text:style-name="Preformatted_20_Text">DAA: <text:s text:c="5"/>Digital Access Arrangements</text:p>
      <text:p text:style-name="Preformatted_20_Text">DACS: <text:s text:c="4"/>Digital Access and Cross-connect System</text:p>
      <text:p text:style-name="Preformatted_20_Text">DACS: <text:s text:c="4"/>Directory Assistance Charging System</text:p>
      <text:p text:style-name="Preformatted_20_Text">DAIS: <text:s text:c="4"/>Distributed Automatic Intercept System</text:p>
      <text:p text:style-name="Preformatted_20_Text">DAL: <text:s text:c="5"/>Dedicated Access Line</text:p>
      <text:p text:style-name="Preformatted_20_Text">DAO: <text:s text:c="5"/>Directory Assistance Operator</text:p>
      <text:p text:style-name="Preformatted_20_Text">DAP: <text:s text:c="5"/>Data Access Protocol </text:p>
      <text:p text:style-name="Preformatted_20_Text">DARC: <text:s text:c="4"/>Division Alarm Recording Center</text:p>
      <text:p text:style-name="Preformatted_20_Text">DARPA: <text:s text:c="3"/>Department of Defense Advanced Research Projects Agency</text:p>
      <text:p text:style-name="Preformatted_20_Text">DARU: <text:s text:c="4"/>Distributed Automatic Response Unit</text:p>
      <text:p text:style-name="Preformatted_20_Text">DAS: <text:s text:c="5"/>Device Access Software</text:p>
      <text:p text:style-name="Preformatted_20_Text">DAS: <text:s text:c="5"/>Directory Assistance System</text:p>
      <text:p text:style-name="Preformatted_20_Text">DAS: <text:s text:c="5"/>Distributor And Scanner</text:p>
      <text:p text:style-name="Preformatted_20_Text">DAS: <text:s text:c="5"/>Dual Attachment Station</text:p>
      <text:p text:style-name="Preformatted_20_Text">DASD: <text:s text:c="4"/>Direct Access Storage Device</text:p>
      <text:p text:style-name="Preformatted_20_Text">DBA: <text:s text:c="5"/>Data Base Administrator</text:p>
      <text:p text:style-name="Preformatted_20_Text">DBA: <text:s text:c="5"/>Digital Business Architecture</text:p>
      <text:p text:style-name="Preformatted_20_Text">DBAC: <text:s text:c="4"/>Data Base Administration Center</text:p>
      <text:p text:style-name="Preformatted_20_Text">DBAS: <text:s text:c="4"/>Data Base Administration System</text:p>
      <text:p text:style-name="Preformatted_20_Text">DBC: <text:s text:c="5"/>Digital Business Center</text:p>
      <text:p text:style-name="Preformatted_20_Text">DBM: <text:s text:c="5"/>Database Manager</text:p>
      <text:p text:style-name="Preformatted_20_Text">DBMS: <text:s text:c="4"/>Data Base Management System</text:p>
      <text:p text:style-name="Preformatted_20_Text">DBS: <text:s text:c="5"/>Duplex Bus Selector</text:p>
      <text:p text:style-name="Preformatted_20_Text">DCA: <text:s text:c="5"/>Defense Communications Agency</text:p>
      <text:p text:style-name="Preformatted_20_Text">DCC: <text:s text:c="5"/>Data Country Code</text:p>
      <text:p text:style-name="Preformatted_20_Text">DCC: <text:s text:c="5"/>Data Collection Computer</text:p>
      <text:p text:style-name="Preformatted_20_Text">DCE: <text:s text:c="5"/>Data Circuit-Terminating Equipment</text:p>
      <text:p text:style-name="Preformatted_20_Text">DCE: <text:s text:c="5"/>Data Communicating Equipment</text:p>
      <text:p text:style-name="Preformatted_20_Text">DCL: <text:s text:c="5"/>Digital Computer Language</text:p>
      <text:p text:style-name="Preformatted_20_Text">DCLU: <text:s text:c="4"/>Digital Carrier Line Unit</text:p>
      <text:p text:style-name="Preformatted_20_Text">DCM: <text:s text:c="5"/>Digital Carrier Module</text:p>
      <text:p text:style-name="Preformatted_20_Text">DCMS: <text:s text:c="4"/>Distributed Call Measurement System</text:p>
      <text:p text:style-name="Preformatted_20_Text">DCMU: <text:s text:c="4"/>Digital Concentrator Measurement Unit</text:p>
      <text:p text:style-name="Preformatted_20_Text">DCO-CS: <text:s text:c="2"/>Digital Central Office-Carrier Switch</text:p>
      <text:p text:style-name="Preformatted_20_Text">DCP: <text:s text:c="5"/>Duplex Central Processor</text:p>
      <text:p text:style-name="Preformatted_20_Text">DCS: <text:s text:c="5"/>Digital Cross-Connect System</text:p>
      <text:p text:style-name="Preformatted_20_Text"><text:soft-page-break/>DCSS: <text:s text:c="4"/>Discontiguous Shared Segments</text:p>
      <text:p text:style-name="Preformatted_20_Text">DCSS: <text:s text:c="4"/>Digital Customized Support Services</text:p>
      <text:p text:style-name="Preformatted_20_Text">DCT: <text:s text:c="5"/>Digital Carrier Trunk</text:p>
      <text:p text:style-name="Preformatted_20_Text">DDCMP: <text:s text:c="3"/>Digital Data Communications Message Protocol</text:p>
      <text:p text:style-name="Preformatted_20_Text">DDD: <text:s text:c="5"/>Direct Distance Dialing</text:p>
      <text:p text:style-name="Preformatted_20_Text">DDN: <text:s text:c="5"/>Defense Data Network</text:p>
      <text:p text:style-name="Preformatted_20_Text">DDR: <text:s text:c="5"/>Datapac Design Request</text:p>
      <text:p text:style-name="Preformatted_20_Text">DDS: <text:s text:c="5"/>Digital Data Service</text:p>
      <text:p text:style-name="Preformatted_20_Text">DDS: <text:s text:c="5"/>Digital Data System</text:p>
      <text:p text:style-name="Preformatted_20_Text">DDS: <text:s text:c="5"/>Dataphone Digital Service</text:p>
      <text:p text:style-name="Preformatted_20_Text">DEC: <text:s text:c="5"/>Digital Equipment Corporation</text:p>
      <text:p text:style-name="Preformatted_20_Text">DES: <text:s text:c="5"/>Data Encryption Standard</text:p>
      <text:p text:style-name="Preformatted_20_Text">DF: <text:s text:c="6"/>Distributing Frame</text:p>
      <text:p text:style-name="Preformatted_20_Text">DGC: <text:s text:c="5"/>Data General Corporation</text:p>
      <text:p text:style-name="Preformatted_20_Text">DH: <text:s text:c="6"/>Distant Host</text:p>
      <text:p text:style-name="Preformatted_20_Text">DID: <text:s text:c="5"/>Direct Inward Dialing</text:p>
      <text:p text:style-name="Preformatted_20_Text">DIMA: <text:s text:c="4"/>Data Information Management Architecture</text:p>
      <text:p text:style-name="Preformatted_20_Text">DINS: <text:s text:c="4"/>Digital Information Network Service</text:p>
      <text:p text:style-name="Preformatted_20_Text">DIS: <text:s text:c="5"/>Datapac Information Service</text:p>
      <text:p text:style-name="Preformatted_20_Text">DISA: <text:s text:c="4"/>Direct Inward System Access</text:p>
      <text:p text:style-name="Preformatted_20_Text">DLC: <text:s text:c="5"/>Digital Loop Carrier</text:p>
      <text:p text:style-name="Preformatted_20_Text">DLS: <text:s text:c="5"/>Dial Line Service</text:p>
      <text:p text:style-name="Preformatted_20_Text">DM: <text:s text:c="6"/>Demultiplexer</text:p>
      <text:p text:style-name="Preformatted_20_Text">DMA: <text:s text:c="5"/>Direct Memory Access</text:p>
      <text:p text:style-name="Preformatted_20_Text">DN: <text:s text:c="6"/>Directory Numbers</text:p>
      <text:p text:style-name="Preformatted_20_Text">DNA: <text:s text:c="5"/>Datapac Network Address</text:p>
      <text:p text:style-name="Preformatted_20_Text">DNA: <text:s text:c="5"/>Digital Named Accounts</text:p>
      <text:p text:style-name="Preformatted_20_Text">DNA: <text:s text:c="5"/>Digital Network Architecture</text:p>
      <text:p text:style-name="Preformatted_20_Text">DNIC: <text:s text:c="4"/>Data Network Identifier Code</text:p>
      <text:p text:style-name="Preformatted_20_Text">DNR: <text:s text:c="5"/>Dialed Number Recorder</text:p>
      <text:p text:style-name="Preformatted_20_Text">DNS: <text:s text:c="5"/>Domain Name Service</text:p>
      <text:p text:style-name="Preformatted_20_Text">DNS: <text:s text:c="5"/>Domain Name System</text:p>
      <text:p text:style-name="Preformatted_20_Text">DOCS: <text:s text:c="4"/>Display Operator Console System</text:p>
      <text:p text:style-name="Preformatted_20_Text">DOD: <text:s text:c="5"/>Department Of Defense</text:p>
      <text:p text:style-name="Preformatted_20_Text">DOM: <text:s text:c="5"/>District Operations Manager</text:p>
      <text:p text:style-name="Preformatted_20_Text">DPSA: <text:s text:c="4"/>Datapac Serving Areas</text:p>
      <text:p text:style-name="Preformatted_20_Text">DPTX: <text:s text:c="4"/>Distributed Processing Terminal Executive</text:p>
      <text:p text:style-name="Preformatted_20_Text">DSC: <text:s text:c="5"/>Data Stream Compatibility</text:p>
      <text:p text:style-name="Preformatted_20_Text">DSI: <text:s text:c="5"/>Data Subscriber Interface</text:p>
      <text:p text:style-name="Preformatted_20_Text">DSL: <text:s text:c="5"/>Digital Subscriber Line</text:p>
      <text:p text:style-name="Preformatted_20_Text">DSN: <text:s text:c="5"/>Digital Services Network</text:p>
      <text:p text:style-name="Preformatted_20_Text">DSU: <text:s text:c="5"/>Data Service Unit</text:p>
      <text:p text:style-name="Preformatted_20_Text">DSU: <text:s text:c="5"/>Digital Service Unit</text:p>
      <text:p text:style-name="Preformatted_20_Text">DSX: <text:s text:c="5"/>Digital Signal Cross-Connect</text:p>
      <text:p text:style-name="Preformatted_20_Text">DTC: <text:s text:c="5"/>Digital Trunk Controller</text:p>
      <text:p text:style-name="Preformatted_20_Text">DTE: <text:s text:c="5"/>Data Terminal Equipment</text:p>
      <text:p text:style-name="Preformatted_20_Text">DTF: <text:s text:c="5"/>Dial Tone First</text:p>
      <text:p text:style-name="Preformatted_20_Text">DTG: <text:s text:c="5"/>Direct Trunk Group</text:p>
      <text:p text:style-name="Preformatted_20_Text">DTI: <text:s text:c="5"/>Digital Trunk Interface</text:p>
      <text:p text:style-name="Preformatted_20_Text">DTIF: <text:s text:c="4"/>Digital Tabular Interchange Format</text:p>
      <text:p text:style-name="Preformatted_20_Text">DTMF: <text:s text:c="4"/>Dual Tone Multi-Frequency</text:p>
      <text:p text:style-name="Preformatted_20_Text">DTN: <text:s text:c="5"/>Digital Telephone Network</text:p>
      <text:p text:style-name="Preformatted_20_Text">DTST: <text:s text:c="4"/>Dial Tone Speed Test</text:p>
      <text:p text:style-name="Preformatted_20_Text">DVM: <text:s text:c="5"/>Data Voice Multiplexor</text:p>
      <text:p text:style-name="Preformatted_20_Text">EAEO: <text:s text:c="4"/>Equal Access End Office</text:p>
      <text:p text:style-name="Preformatted_20_Text">EA-MF: <text:s text:c="3"/>Equal Access-Multi Frequency</text:p>
      <text:p text:style-name="Preformatted_20_Text">EBDI: <text:s text:c="4"/>Electronic Business Data Interchange</text:p>
      <text:p text:style-name="Preformatted_20_Text">EC: <text:s text:c="6"/>Exchange Carrier</text:p>
      <text:p text:style-name="Preformatted_20_Text"><text:soft-page-break/>ECC: <text:s text:c="5"/>Enter Cable Change</text:p>
      <text:p text:style-name="Preformatted_20_Text">EDC: <text:s text:c="5"/>Engineering Data Center</text:p>
      <text:p text:style-name="Preformatted_20_Text">EDI: <text:s text:c="5"/>Electronic Data Interchange</text:p>
      <text:p text:style-name="Preformatted_20_Text">EE: <text:s text:c="7"/>End to End Signaling</text:p>
      <text:p text:style-name="Preformatted_20_Text">EEDP: <text:s text:c="4"/>Expanded Electronic Tandem Switching Dialing Plan</text:p>
      <text:p text:style-name="Preformatted_20_Text">EGP: <text:s text:c="5"/>Exterior Gateway Protocol</text:p>
      <text:p text:style-name="Preformatted_20_Text">EIES: <text:s text:c="4"/>Electronic Information Exchange System</text:p>
      <text:p text:style-name="Preformatted_20_Text">EIU: <text:s text:c="5"/>Extended Interface Unit</text:p>
      <text:p text:style-name="Preformatted_20_Text">EKTS: <text:s text:c="4"/>Electonic Key Telephone Service</text:p>
      <text:p text:style-name="Preformatted_20_Text">ELDS: <text:s text:c="4"/>Exchange Line Data Service</text:p>
      <text:p text:style-name="Preformatted_20_Text">EMA: <text:s text:c="5"/>Enterprise Management Architecture</text:p>
      <text:p text:style-name="Preformatted_20_Text">EO: <text:s text:c="6"/>End Office</text:p>
      <text:p text:style-name="Preformatted_20_Text">EOTT: <text:s text:c="4"/>End Office Toll Trunking</text:p>
      <text:p text:style-name="Preformatted_20_Text">EREP: <text:s text:c="4"/>Environmental Recording Editing and Printing</text:p>
      <text:p text:style-name="Preformatted_20_Text">ESA: <text:s text:c="5"/>Emergency Stand Alone</text:p>
      <text:p text:style-name="Preformatted_20_Text">ESB: <text:s text:c="5"/>Emergency Service Bureau</text:p>
      <text:p text:style-name="Preformatted_20_Text">ESN: <text:s text:c="5"/>Electronic Serial Number</text:p>
      <text:p text:style-name="Preformatted_20_Text">ESP: <text:s text:c="5"/>Enhanced Service Providers</text:p>
      <text:p text:style-name="Preformatted_20_Text">ESS: <text:s text:c="5"/>Electronic Switching System</text:p>
      <text:p text:style-name="Preformatted_20_Text">ESVN: <text:s text:c="4"/>Executive Secure Voice Network</text:p>
      <text:p text:style-name="Preformatted_20_Text">ETS: <text:s text:c="5"/>Electronic Tandem Switching</text:p>
      <text:p text:style-name="Preformatted_20_Text">EWS: <text:s text:c="5"/>Early Warning System</text:p>
      <text:p text:style-name="Preformatted_20_Text">FAC: <text:s text:c="5"/>Feature Access Code</text:p>
      <text:p text:style-name="Preformatted_20_Text">FAM: <text:s text:c="5"/>File Access Manager</text:p>
      <text:p text:style-name="Preformatted_20_Text">FCC: <text:s text:c="5"/>Federal Communications Commission</text:p>
      <text:p text:style-name="Preformatted_20_Text">FCO: <text:s text:c="5"/>Field Change Order <text:s text:c="20"/></text:p>
      <text:p text:style-name="Preformatted_20_Text">FDDI: <text:s text:c="4"/>Fiber Distributed Data Interface</text:p>
      <text:p text:style-name="Preformatted_20_Text">FDM: <text:s text:c="5"/>Frequency Division Multiplexing</text:p>
      <text:p text:style-name="Preformatted_20_Text">FDP: <text:s text:c="5"/>Field Development Program</text:p>
      <text:p text:style-name="Preformatted_20_Text">FEP: <text:s text:c="5"/>Front-End Processor</text:p>
      <text:p text:style-name="Preformatted_20_Text">FEV: <text:s text:c="5"/>Far End Voice</text:p>
      <text:p text:style-name="Preformatted_20_Text">FIFO: <text:s text:c="4"/>First In First Out</text:p>
      <text:p text:style-name="Preformatted_20_Text">FIPS: <text:s text:c="4"/>Federal Information Procedure Standard</text:p>
      <text:p text:style-name="Preformatted_20_Text">FM: <text:s text:c="6"/>Frequency Modulation</text:p>
      <text:p text:style-name="Preformatted_20_Text">FMAP: <text:s text:c="4"/>Field Manufacturing Automated Process</text:p>
      <text:p text:style-name="Preformatted_20_Text">FMIC: <text:s text:c="4"/>Field Manufacturing Information Center</text:p>
      <text:p text:style-name="Preformatted_20_Text">FOA: <text:s text:c="5"/>First Office Application</text:p>
      <text:p text:style-name="Preformatted_20_Text">FOIMS: <text:s text:c="3"/>Field Office Information Management System</text:p>
      <text:p text:style-name="Preformatted_20_Text">FPB: <text:s text:c="5"/>Fast Packet Bus</text:p>
      <text:p text:style-name="Preformatted_20_Text">FRL: <text:s text:c="5"/>Facilities Restriction Level</text:p>
      <text:p text:style-name="Preformatted_20_Text">FRS: <text:s text:c="5"/>Flexible Route Selection</text:p>
      <text:p text:style-name="Preformatted_20_Text">FRU: <text:s text:c="5"/>Field Replaceable Unit</text:p>
      <text:p text:style-name="Preformatted_20_Text">FS: <text:s text:c="6"/>Field Service</text:p>
      <text:p text:style-name="Preformatted_20_Text">FSK: <text:s text:c="5"/>Frequency Shift Keying</text:p>
      <text:p text:style-name="Preformatted_20_Text">FT: <text:s text:c="6"/>Field Test</text:p>
      <text:p text:style-name="Preformatted_20_Text">FTG: <text:s text:c="5"/>Final Trunk Group</text:p>
      <text:p text:style-name="Preformatted_20_Text">FTP: <text:s text:c="5"/>File Transfer Protocol</text:p>
      <text:p text:style-name="Preformatted_20_Text">FTPD: <text:s text:c="4"/>File Transfer Protocol Daemon</text:p>
      <text:p text:style-name="Preformatted_20_Text">FX: <text:s text:c="6"/>Foreign Exchange</text:p>
      <text:p text:style-name="Preformatted_20_Text">GAB: <text:s text:c="5"/>Group Access Bridging</text:p>
      <text:p text:style-name="Preformatted_20_Text">GCS: <text:s text:c="5"/>Group Control System</text:p>
      <text:p text:style-name="Preformatted_20_Text">GECOS: <text:s text:c="3"/>General Electric Comprehensive Operating System</text:p>
      <text:p text:style-name="Preformatted_20_Text">GGP: <text:s text:c="5"/>Gateway-to-Gateway Protocol</text:p>
      <text:p text:style-name="Preformatted_20_Text">GOD: <text:s text:c="5"/>Global Out Dial</text:p>
      <text:p text:style-name="Preformatted_20_Text">GPS: <text:s text:c="5"/>Global Positioning System</text:p>
      <text:p text:style-name="Preformatted_20_Text">GRINDER: <text:s/>Graphical Interactive Network Designer</text:p>
      <text:p text:style-name="Preformatted_20_Text">GSA: <text:s text:c="5"/>General Services Administration</text:p>
      <text:p text:style-name="Preformatted_20_Text">GSB: <text:s text:c="5"/>General Systems Business</text:p>
      <text:p text:style-name="Preformatted_20_Text"><text:soft-page-break/>GTE: <text:s text:c="5"/>General Telephone</text:p>
      <text:p text:style-name="Preformatted_20_Text">HCDS: <text:s text:c="4"/>High Capacity Digital Service</text:p>
      <text:p text:style-name="Preformatted_20_Text">HDLC: <text:s text:c="4"/>High Level Data Link Control</text:p>
      <text:p text:style-name="Preformatted_20_Text">HLI: <text:s text:c="5"/>High-speed LAN Interconnect</text:p>
      <text:p text:style-name="Preformatted_20_Text">HDSC: <text:s text:c="4"/>High-density Signal Carrier</text:p>
      <text:p text:style-name="Preformatted_20_Text">HPO: <text:s text:c="5"/>High Performance Option</text:p>
      <text:p text:style-name="Preformatted_20_Text">HUTG: <text:s text:c="4"/>High Usage Trunk Group</text:p>
      <text:p text:style-name="Preformatted_20_Text">HZ: <text:s text:c="6"/>Hertz</text:p>
      <text:p text:style-name="Preformatted_20_Text">IBM: <text:s text:c="5"/>International Business Machines</text:p>
      <text:p text:style-name="Preformatted_20_Text">IBN: <text:s text:c="5"/>Integrated Business Network</text:p>
      <text:p text:style-name="Preformatted_20_Text">IC: <text:s text:c="6"/>Intercity Carrier</text:p>
      <text:p text:style-name="Preformatted_20_Text">IC: <text:s text:c="6"/>InterLATA Carrier</text:p>
      <text:p text:style-name="Preformatted_20_Text">IC: <text:s text:c="6"/>Interexchange Carrier</text:p>
      <text:p text:style-name="Preformatted_20_Text">ICAN: <text:s text:c="4"/>Individual Circuit Analysis Plan</text:p>
      <text:p text:style-name="Preformatted_20_Text">ICH: <text:s text:c="5"/>International Call Handling</text:p>
      <text:p text:style-name="Preformatted_20_Text">ICM: <text:s text:c="5"/>Integrated Call Management</text:p>
      <text:p text:style-name="Preformatted_20_Text">ICMP: <text:s text:c="4"/>Internet Control Message Protocol</text:p>
      <text:p text:style-name="Preformatted_20_Text">ICN: <text:s text:c="5"/>Interconnecting Network</text:p>
      <text:p text:style-name="Preformatted_20_Text">ICPOT: <text:s text:c="3"/>Interexchange Carrier-Point of Termination</text:p>
      <text:p text:style-name="Preformatted_20_Text">ICUG: <text:s text:c="4"/>International Closed User Group</text:p>
      <text:p text:style-name="Preformatted_20_Text">ICVT: <text:s text:c="4"/>Incoming Verification Trunk</text:p>
      <text:p text:style-name="Preformatted_20_Text">IDA: <text:s text:c="5"/>Integrated Digital Access</text:p>
      <text:p text:style-name="Preformatted_20_Text">IDCI: <text:s text:c="4"/>Interim Defined Central Office Interface</text:p>
      <text:p text:style-name="Preformatted_20_Text">IDDD: <text:s text:c="4"/>International Direct Distance Dialing</text:p>
      <text:p text:style-name="Preformatted_20_Text">IDLC: <text:s text:c="4"/>Integrated Digital Loop Carrier</text:p>
      <text:p text:style-name="Preformatted_20_Text">IDN: <text:s text:c="5"/>Integrated Digital Networks</text:p>
      <text:p text:style-name="Preformatted_20_Text">IEC: <text:s text:c="5"/>Interexchange Carrier</text:p>
      <text:p text:style-name="Preformatted_20_Text">IMP: <text:s text:c="5"/>Internet Message Processor</text:p>
      <text:p text:style-name="Preformatted_20_Text">IMS: <text:s text:c="5"/>Information Management Systems</text:p>
      <text:p text:style-name="Preformatted_20_Text">IMS: <text:s text:c="5"/>Integrated Management Systems</text:p>
      <text:p text:style-name="Preformatted_20_Text">IMTS: <text:s text:c="4"/>Improved Mobile Telephone Service</text:p>
      <text:p text:style-name="Preformatted_20_Text">INAP: <text:s text:c="4"/>Intelligent Network Access Point</text:p>
      <text:p text:style-name="Preformatted_20_Text">INS: <text:s text:c="5"/>Information Network System</text:p>
      <text:p text:style-name="Preformatted_20_Text">INTT: <text:s text:c="4"/>Incoming No Test Trunks</text:p>
      <text:p text:style-name="Preformatted_20_Text">INWATS: <text:s text:c="2"/>Inward Wide Area Telecommunications Service</text:p>
      <text:p text:style-name="Preformatted_20_Text">IOC: <text:s text:c="5"/>Interoffice Channel</text:p>
      <text:p text:style-name="Preformatted_20_Text">IOC: <text:s text:c="5"/>Input/Output Controller</text:p>
      <text:p text:style-name="Preformatted_20_Text">IOCC: <text:s text:c="4"/>International Overseas Completion Center</text:p>
      <text:p text:style-name="Preformatted_20_Text">IP: <text:s text:c="6"/>Intermediate Point</text:p>
      <text:p text:style-name="Preformatted_20_Text">IP: <text:s text:c="6"/>Internet Protocol</text:p>
      <text:p text:style-name="Preformatted_20_Text">IPCF: <text:s text:c="4"/>Inter-Program Communication Facility</text:p>
      <text:p text:style-name="Preformatted_20_Text">IPCH: <text:s text:c="4"/>Initial Paging Channel</text:p>
      <text:p text:style-name="Preformatted_20_Text">IPCS: <text:s text:c="4"/>Interactive Problem Control System</text:p>
      <text:p text:style-name="Preformatted_20_Text">IPL: <text:s text:c="5"/>Initial Program Load</text:p>
      <text:p text:style-name="Preformatted_20_Text">IPLI: <text:s text:c="4"/>Internet Private Line Interface</text:p>
      <text:p text:style-name="Preformatted_20_Text">IPLS: <text:s text:c="4"/>InterLATA Private Line Services</text:p>
      <text:p text:style-name="Preformatted_20_Text">IPSS: <text:s text:c="4"/>International Packet-Switched Service</text:p>
      <text:p text:style-name="Preformatted_20_Text">IRC: <text:s text:c="5"/>Internet Relay Chat</text:p>
      <text:p text:style-name="Preformatted_20_Text">IRC: <text:s text:c="5"/>International Record Carrier</text:p>
      <text:p text:style-name="Preformatted_20_Text">ISC: <text:s text:c="5"/>Inter-Nation Switching Center</text:p>
      <text:p text:style-name="Preformatted_20_Text">ISDN: <text:s text:c="4"/>Integrated Services Digital Network</text:p>
      <text:p text:style-name="Preformatted_20_Text">ISIS: <text:s text:c="4"/>Investigative Support Information System</text:p>
      <text:p text:style-name="Preformatted_20_Text">ISO: <text:s text:c="5"/>International Standards Organization</text:p>
      <text:p text:style-name="Preformatted_20_Text">ISSN: <text:s text:c="4"/>Integrated Special Services Network</text:p>
      <text:p text:style-name="Preformatted_20_Text">ISU: <text:s text:c="5"/>Integrated Service Unit</text:p>
      <text:p text:style-name="Preformatted_20_Text">ISWS: <text:s text:c="4"/>Internal Software Services</text:p>
      <text:p text:style-name="Preformatted_20_Text">ITDM: <text:s text:c="4"/>Intelligent Time Division Multiplexer</text:p>
      <text:p text:style-name="Preformatted_20_Text">ITI: <text:s text:c="5"/>Interactive Terminal Interface</text:p>
      <text:p text:style-name="Preformatted_20_Text"><text:soft-page-break/>ITS: <text:s text:c="5"/>Interactive Terminal Support</text:p>
      <text:p text:style-name="Preformatted_20_Text">ITS: <text:s text:c="5"/>Incompatible Time-Sharing System</text:p>
      <text:p text:style-name="Preformatted_20_Text">ITT: <text:s text:c="5"/>International Telephone and Telegraph</text:p>
      <text:p text:style-name="Preformatted_20_Text">IVP: <text:s text:c="5"/>Installation Verification Program</text:p>
      <text:p text:style-name="Preformatted_20_Text">IX: <text:s text:c="6"/>Interactive Executive</text:p>
      <text:p text:style-name="Preformatted_20_Text">IXC: <text:s text:c="5"/>Interexchange Carrier</text:p>
      <text:p text:style-name="Preformatted_20_Text">JCL: <text:s text:c="5"/>Job Control Language</text:p>
      <text:p text:style-name="Preformatted_20_Text">JES: <text:s text:c="5"/>Job Entry System</text:p>
      <text:p text:style-name="Preformatted_20_Text">KP: <text:s text:c="6"/>Key Pulse</text:p>
      <text:p text:style-name="Preformatted_20_Text">LAC: <text:s text:c="5"/>Loop Assignment Office</text:p>
      <text:p text:style-name="Preformatted_20_Text">LADS: <text:s text:c="4"/>Local Area Data Service</text:p>
      <text:p text:style-name="Preformatted_20_Text">LADT: <text:s text:c="4"/>Local Area Data Transport</text:p>
      <text:p text:style-name="Preformatted_20_Text">LAM: <text:s text:c="5"/>Lobe Access Module</text:p>
      <text:p text:style-name="Preformatted_20_Text">LAN: <text:s text:c="5"/>Local Area Network</text:p>
      <text:p text:style-name="Preformatted_20_Text">LAP: <text:s text:c="5"/>Link Access Protocol</text:p>
      <text:p text:style-name="Preformatted_20_Text">LAPB: <text:s text:c="4"/>Link Access Protocol Balanced</text:p>
      <text:p text:style-name="Preformatted_20_Text">LAPS: <text:s text:c="4"/>Link Access Procedure</text:p>
      <text:p text:style-name="Preformatted_20_Text">LASS: <text:s text:c="4"/>Local Area Signalling Service</text:p>
      <text:p text:style-name="Preformatted_20_Text">LASS: <text:s text:c="4"/>Local Area Switching Service</text:p>
      <text:p text:style-name="Preformatted_20_Text">LAST: <text:s text:c="4"/>Local Area System Transport</text:p>
      <text:p text:style-name="Preformatted_20_Text">LAT: <text:s text:c="5"/>Local Area Transport</text:p>
      <text:p text:style-name="Preformatted_20_Text">LATA: <text:s text:c="4"/>Local Access Transport Area</text:p>
      <text:p text:style-name="Preformatted_20_Text">LAVC: <text:s text:c="4"/>Local Area VAX Cluster</text:p>
      <text:p text:style-name="Preformatted_20_Text">LBS: <text:s text:c="5"/>Load Balance System</text:p>
      <text:p text:style-name="Preformatted_20_Text">LCDN: <text:s text:c="4"/>Last Call Directory Number</text:p>
      <text:p text:style-name="Preformatted_20_Text">LCM: <text:s text:c="5"/>Line Concentrating Module</text:p>
      <text:p text:style-name="Preformatted_20_Text">LCN: <text:s text:c="5"/>Logical Channel </text:p>
      <text:p text:style-name="Preformatted_20_Text">LD: <text:s text:c="6"/>Long Distance</text:p>
      <text:p text:style-name="Preformatted_20_Text">LDEV: <text:s text:c="4"/>Logical Device</text:p>
      <text:p text:style-name="Preformatted_20_Text">LDM: <text:s text:c="5"/>Limited Distance Modem</text:p>
      <text:p text:style-name="Preformatted_20_Text">LDS: <text:s text:c="5"/>Local Digital Switch</text:p>
      <text:p text:style-name="Preformatted_20_Text">LEBC: <text:s text:c="4"/>Low End Business Center</text:p>
      <text:p text:style-name="Preformatted_20_Text">LEC: <text:s text:c="5"/>Local Exchange Carrier</text:p>
      <text:p text:style-name="Preformatted_20_Text">LEN: <text:s text:c="5"/>Low End Networks</text:p>
      <text:p text:style-name="Preformatted_20_Text">LENCL: <text:s text:c="3"/>Line Equipment Number Class</text:p>
      <text:p text:style-name="Preformatted_20_Text">LGC: <text:s text:c="5"/>Line Group Controller</text:p>
      <text:p text:style-name="Preformatted_20_Text">LH: <text:s text:c="6"/>Local Host</text:p>
      <text:p text:style-name="Preformatted_20_Text">LIFO: <text:s text:c="4"/>Last In First Out</text:p>
      <text:p text:style-name="Preformatted_20_Text">LIP: <text:s text:c="5"/>Large Internet Protocol</text:p>
      <text:p text:style-name="Preformatted_20_Text">LLC: <text:s text:c="5"/>Logical Link Control</text:p>
      <text:p text:style-name="Preformatted_20_Text">LM: <text:s text:c="6"/>Line Module</text:p>
      <text:p text:style-name="Preformatted_20_Text">LMOS: <text:s text:c="4"/>Loop Maintenance and Operations System</text:p>
      <text:p text:style-name="Preformatted_20_Text">LSI: <text:s text:c="5"/>Large Scale Integration</text:p>
      <text:p text:style-name="Preformatted_20_Text">LTC: <text:s text:c="5"/>Line Trunk Controller</text:p>
      <text:p text:style-name="Preformatted_20_Text">LU: <text:s text:c="6"/>Local Use</text:p>
      <text:p text:style-name="Preformatted_20_Text">LVM: <text:s text:c="5"/>Line Verification Module</text:p>
      <text:p text:style-name="Preformatted_20_Text">MAC: <text:s text:c="5"/>Media Access Control</text:p>
      <text:p text:style-name="Preformatted_20_Text">MAC: <text:s text:c="5"/>Message Authentication</text:p>
      <text:p text:style-name="Preformatted_20_Text">MAN: <text:s text:c="5"/>Metropolitan Area Network</text:p>
      <text:p text:style-name="Preformatted_20_Text">MAP: <text:s text:c="5"/>Maintenance and Administration Position</text:p>
      <text:p text:style-name="Preformatted_20_Text">MAP: <text:s text:c="5"/>Manufacturing Automation Protocol</text:p>
      <text:p text:style-name="Preformatted_20_Text">MAT: <text:s text:c="5"/>Multi-Access Trunk</text:p>
      <text:p text:style-name="Preformatted_20_Text">MAU: <text:s text:c="5"/>Multistation Access Unit</text:p>
      <text:p text:style-name="Preformatted_20_Text">MBU: <text:s text:c="5"/>Manufacturing Business Unit</text:p>
      <text:p text:style-name="Preformatted_20_Text">MCA: <text:s text:c="5"/>Micro Channel Architecture</text:p>
      <text:p text:style-name="Preformatted_20_Text">MCI: <text:s text:c="5"/>Microwave Communications, Inc.</text:p>
      <text:p text:style-name="Preformatted_20_Text">MCP: <text:s text:c="5"/>Master Control Program</text:p>
      <text:p text:style-name="Preformatted_20_Text">MCT: <text:s text:c="5"/>Manufacturing Cycle Time</text:p>
      <text:p text:style-name="Preformatted_20_Text"><text:soft-page-break/>MCU: <text:s text:c="5"/>Multi Chip Unit</text:p>
      <text:p text:style-name="Preformatted_20_Text">MDR: <text:s text:c="5"/>Message Detail Record</text:p>
      <text:p text:style-name="Preformatted_20_Text">MDS: <text:s text:c="5"/>Message Design Systems <text:s text:c="45"/></text:p>
      <text:p text:style-name="Preformatted_20_Text">MDU: <text:s text:c="5"/>Marker Decoder Unit</text:p>
      <text:p text:style-name="Preformatted_20_Text">MF: <text:s text:c="6"/>Multi-Frequency</text:p>
      <text:p text:style-name="Preformatted_20_Text">MFD: <text:s text:c="5"/>Main Distributing Frame</text:p>
      <text:p text:style-name="Preformatted_20_Text">MFR: <text:s text:c="5"/>Mult-Frequency Receivers</text:p>
      <text:p text:style-name="Preformatted_20_Text">MFT: <text:s text:c="5"/>Metallic Facility Terminal</text:p>
      <text:p text:style-name="Preformatted_20_Text">MHZ: <text:s text:c="5"/>Mega-Hertz</text:p>
      <text:p text:style-name="Preformatted_20_Text">MIB: <text:s text:c="5"/>Management Information Base</text:p>
      <text:p text:style-name="Preformatted_20_Text">MIC: <text:s text:c="5"/>Management Information Center</text:p>
      <text:p text:style-name="Preformatted_20_Text">MIF: <text:s text:c="5"/>Master Item File</text:p>
      <text:p text:style-name="Preformatted_20_Text">MIS: <text:s text:c="5"/>Management Information Systems</text:p>
      <text:p text:style-name="Preformatted_20_Text">MJU: <text:s text:c="5"/>MultiPoint Junction Unit</text:p>
      <text:p text:style-name="Preformatted_20_Text">MLHG: <text:s text:c="4"/>Multiline Hunt Group</text:p>
      <text:p text:style-name="Preformatted_20_Text">MLT: <text:s text:c="5"/>Mechanized Loop Testing</text:p>
      <text:p text:style-name="Preformatted_20_Text">MNS: <text:s text:c="5"/>Message Network Basis</text:p>
      <text:p text:style-name="Preformatted_20_Text">MOP: <text:s text:c="5"/>Maintenance Operation Protocol</text:p>
      <text:p text:style-name="Preformatted_20_Text">MP: <text:s text:c="6"/>Multi-Processor <text:s/></text:p>
      <text:p text:style-name="Preformatted_20_Text">MPL: <text:s text:c="5"/>Multischedule Private Line</text:p>
      <text:p text:style-name="Preformatted_20_Text">MPPD: <text:s text:c="4"/>Multi-Purpose Peripheral Device</text:p>
      <text:p text:style-name="Preformatted_20_Text">MRAA: <text:s text:c="4"/>Meter Reading Access Arrangement</text:p>
      <text:p text:style-name="Preformatted_20_Text">MSCP: <text:s text:c="4"/>Mass Storage Control Protocol</text:p>
      <text:p text:style-name="Preformatted_20_Text">MSI: <text:s text:c="5"/>Medium Scale Integration</text:p>
      <text:p text:style-name="Preformatted_20_Text">MTBF: <text:s text:c="4"/>Mean Time Between Failure</text:p>
      <text:p text:style-name="Preformatted_20_Text">MTS: <text:s text:c="5"/>Message Telecommunication Service</text:p>
      <text:p text:style-name="Preformatted_20_Text">MTS: <text:s text:c="5"/>Message Telephone Service</text:p>
      <text:p text:style-name="Preformatted_20_Text">MTS: <text:s text:c="5"/>Message Transport Service</text:p>
      <text:p text:style-name="Preformatted_20_Text">MTS: <text:s text:c="5"/>Mobile Telephone Service</text:p>
      <text:p text:style-name="Preformatted_20_Text">MTSO: <text:s text:c="4"/>Mobile Telecommunications Switching Office</text:p>
      <text:p text:style-name="Preformatted_20_Text">MTU: <text:s text:c="5"/>Maintenence Termination Unit</text:p>
      <text:p text:style-name="Preformatted_20_Text">MUX: <text:s text:c="5"/>Multiplexer</text:p>
      <text:p text:style-name="Preformatted_20_Text">MVS: <text:s text:c="5"/>Multiple Virutal Storage</text:p>
      <text:p text:style-name="Preformatted_20_Text">MWI: <text:s text:c="5"/>Message Waiting Indicator</text:p>
      <text:p text:style-name="Preformatted_20_Text">NAM: <text:s text:c="5"/>Number Assignment Module</text:p>
      <text:p text:style-name="Preformatted_20_Text">NAS: <text:s text:c="5"/>Network Application Support</text:p>
      <text:p text:style-name="Preformatted_20_Text">NC: <text:s text:c="6"/>Network Channel</text:p>
      <text:p text:style-name="Preformatted_20_Text">NCCF: <text:s text:c="4"/>Network Communications Control Facility</text:p>
      <text:p text:style-name="Preformatted_20_Text">NCI: <text:s text:c="5"/>Network Channel Interface</text:p>
      <text:p text:style-name="Preformatted_20_Text">NCIC: <text:s text:c="4"/>National Crime Information Computer</text:p>
      <text:p text:style-name="Preformatted_20_Text">NCP: <text:s text:c="5"/>Network Control Program</text:p>
      <text:p text:style-name="Preformatted_20_Text">NCS: <text:s text:c="5"/>Network Computing System</text:p>
      <text:p text:style-name="Preformatted_20_Text">NCTE: <text:s text:c="4"/>Network Channel Terminating Equipment</text:p>
      <text:p text:style-name="Preformatted_20_Text">NDA: <text:s text:c="5"/>Network Delivery Access</text:p>
      <text:p text:style-name="Preformatted_20_Text">NDC: <text:s text:c="5"/>Network Data Collection</text:p>
      <text:p text:style-name="Preformatted_20_Text">NDIS: <text:s text:c="4"/>Network Device Interface Specification</text:p>
      <text:p text:style-name="Preformatted_20_Text">NDNC: <text:s text:c="4"/>National Data Network Centre</text:p>
      <text:p text:style-name="Preformatted_20_Text">NDS: <text:s text:c="5"/>Network Data System</text:p>
      <text:p text:style-name="Preformatted_20_Text">NDU: <text:s text:c="5"/>Network Device Utility</text:p>
      <text:p text:style-name="Preformatted_20_Text">NEBS: <text:s text:c="4"/>Network Equipment Building System</text:p>
      <text:p text:style-name="Preformatted_20_Text">NECA: <text:s text:c="4"/>National Exchange Carriers Association</text:p>
      <text:p text:style-name="Preformatted_20_Text">NFS: <text:s text:c="5"/>Network File Sharing</text:p>
      <text:p text:style-name="Preformatted_20_Text">NFS: <text:s text:c="5"/>Network File System</text:p>
      <text:p text:style-name="Preformatted_20_Text">NFT: <text:s text:c="5"/>Network File Transfer</text:p>
      <text:p text:style-name="Preformatted_20_Text">NI: <text:s text:c="6"/>Network Interconnect</text:p>
      <text:p text:style-name="Preformatted_20_Text">NI: <text:s text:c="6"/>Network Interface</text:p>
      <text:p text:style-name="Preformatted_20_Text">NIC: <text:s text:c="5"/>Network Information Center</text:p>
      <text:p text:style-name="Preformatted_20_Text">NIC: <text:s text:c="5"/>Network Interface Card</text:p>
      <text:p text:style-name="Preformatted_20_Text"><text:soft-page-break/>NJE: <text:s text:c="5"/>Network Job Entry</text:p>
      <text:p text:style-name="Preformatted_20_Text">NLM: <text:s text:c="5"/>Netware Loadable Modules</text:p>
      <text:p text:style-name="Preformatted_20_Text">NLM: <text:s text:c="5"/>Network Loadable Modules</text:p>
      <text:p text:style-name="Preformatted_20_Text">NM: <text:s text:c="6"/>Network Module</text:p>
      <text:p text:style-name="Preformatted_20_Text">NMR: <text:s text:c="5"/>Normal Mode Rejection</text:p>
      <text:p text:style-name="Preformatted_20_Text">NOS: <text:s text:c="5"/>Network Operating System </text:p>
      <text:p text:style-name="Preformatted_20_Text">NPA: <text:s text:c="5"/>Numbering Plan Area</text:p>
      <text:p text:style-name="Preformatted_20_Text">NPA: <text:s text:c="5"/>Network Performance Analyzer</text:p>
      <text:p text:style-name="Preformatted_20_Text">NSF: <text:s text:c="5"/>National Science Foundation</text:p>
      <text:p text:style-name="Preformatted_20_Text">NSP: <text:s text:c="5"/>Network Services Protocol</text:p>
      <text:p text:style-name="Preformatted_20_Text">NTE: <text:s text:c="5"/>Network Terminal Equipment</text:p>
      <text:p text:style-name="Preformatted_20_Text">NUA: <text:s text:c="5"/>Network User Address</text:p>
      <text:p text:style-name="Preformatted_20_Text">NUI: <text:s text:c="5"/>Network User Identifier</text:p>
      <text:p text:style-name="Preformatted_20_Text">OC: <text:s text:c="6"/>Operator Centralization</text:p>
      <text:p text:style-name="Preformatted_20_Text">OCC: <text:s text:c="5"/>Other Common Carrier</text:p>
      <text:p text:style-name="Preformatted_20_Text">OD: <text:s text:c="6"/>Out Dial</text:p>
      <text:p text:style-name="Preformatted_20_Text">ODA: <text:s text:c="5"/>Office Document Architecture</text:p>
      <text:p text:style-name="Preformatted_20_Text">ODDB: <text:s text:c="4"/>Office Dependent Data Base</text:p>
      <text:p text:style-name="Preformatted_20_Text">ODI: <text:s text:c="5"/>Open Data Interface</text:p>
      <text:p text:style-name="Preformatted_20_Text">OGT: <text:s text:c="5"/>Out-Going Trunk</text:p>
      <text:p text:style-name="Preformatted_20_Text">OGVT: <text:s text:c="4"/>Out-Going Verification Trunk</text:p>
      <text:p text:style-name="Preformatted_20_Text">OIS: <text:s text:c="5"/>Office Information Systems</text:p>
      <text:p text:style-name="Preformatted_20_Text">OLTP: <text:s text:c="4"/>On-Line Transaction Processing</text:p>
      <text:p text:style-name="Preformatted_20_Text">ONI: <text:s text:c="5"/>Operator Number Identification</text:p>
      <text:p text:style-name="Preformatted_20_Text">OPCR: <text:s text:c="4"/>Operator Actions Program</text:p>
      <text:p text:style-name="Preformatted_20_Text">OPM: <text:s text:c="5"/>Outside Plant Module</text:p>
      <text:p text:style-name="Preformatted_20_Text">OPM: <text:s text:c="5"/>Outage Performance Monitoring</text:p>
      <text:p text:style-name="Preformatted_20_Text">OR: <text:s text:c="6"/>Originating Register</text:p>
      <text:p text:style-name="Preformatted_20_Text">OS: <text:s text:c="6"/>Operating System</text:p>
      <text:p text:style-name="Preformatted_20_Text">OSI: <text:s text:c="5"/>Open Systems Interconnection</text:p>
      <text:p text:style-name="Preformatted_20_Text">OSL: <text:s text:c="5"/>Open System Location</text:p>
      <text:p text:style-name="Preformatted_20_Text">OSS: <text:s text:c="5"/>Operator Services System</text:p>
      <text:p text:style-name="Preformatted_20_Text">OST: <text:s text:c="5"/>Originating Station Treatment</text:p>
      <text:p text:style-name="Preformatted_20_Text">OTC: <text:s text:c="5"/>Operating Telephone Company</text:p>
      <text:p text:style-name="Preformatted_20_Text">OTR: <text:s text:c="5"/>Operational Trouble Report</text:p>
      <text:p text:style-name="Preformatted_20_Text">OUTWATS: <text:s/>Outward Wide Area Telecommunications Service</text:p>
      <text:p text:style-name="Preformatted_20_Text">PABX: <text:s text:c="4"/>Private Automated Branch Exchange</text:p>
      <text:p text:style-name="Preformatted_20_Text">PACT: <text:s text:c="4"/>Prefix Access Code Translator</text:p>
      <text:p text:style-name="Preformatted_20_Text">PAD: <text:s text:c="5"/>Packet Assembler/Disassembler</text:p>
      <text:p text:style-name="Preformatted_20_Text">PADSX: <text:s text:c="3"/>Partially Automated Digital Signal Cross-Connect</text:p>
      <text:p text:style-name="Preformatted_20_Text">PAM: <text:s text:c="5"/>Pulse Amplitude Modulation</text:p>
      <text:p text:style-name="Preformatted_20_Text">PAX: <text:s text:c="5"/>Private Automatic Exchange</text:p>
      <text:p text:style-name="Preformatted_20_Text">PBU: <text:s text:c="5"/>Product Business Unit</text:p>
      <text:p text:style-name="Preformatted_20_Text">PBX: <text:s text:c="5"/>Private Branch Exchange</text:p>
      <text:p text:style-name="Preformatted_20_Text">PC: <text:s text:c="6"/>Primary Center</text:p>
      <text:p text:style-name="Preformatted_20_Text">PCM: <text:s text:c="5"/>Pulse Code Modulation</text:p>
      <text:p text:style-name="Preformatted_20_Text">PCP: <text:s text:c="5"/>PC Pursuit</text:p>
      <text:p text:style-name="Preformatted_20_Text">PFM: <text:s text:c="5"/>Pulse Frequency Modulation</text:p>
      <text:p text:style-name="Preformatted_20_Text">PGA: <text:s text:c="5"/>Pin Grid Array</text:p>
      <text:p text:style-name="Preformatted_20_Text">PIN: <text:s text:c="5"/>Personal Identification Number</text:p>
      <text:p text:style-name="Preformatted_20_Text">PLA: <text:s text:c="5"/>Programmable Logic Array</text:p>
      <text:p text:style-name="Preformatted_20_Text">PLD: <text:s text:c="5"/>Programmable Logic Device</text:p>
      <text:p text:style-name="Preformatted_20_Text">PLS: <text:s text:c="5"/>Programmable Logic Sequencer</text:p>
      <text:p text:style-name="Preformatted_20_Text">PM: <text:s text:c="6"/>Phase Modulation</text:p>
      <text:p text:style-name="Preformatted_20_Text">PM: <text:s text:c="6"/>Peripheral Module</text:p>
      <text:p text:style-name="Preformatted_20_Text">PMAC: <text:s text:c="4"/>Peripheral Module Access Controller</text:p>
      <text:p text:style-name="Preformatted_20_Text">PMR: <text:s text:c="5"/>Poor Mans Routing</text:p>
      <text:p text:style-name="Preformatted_20_Text">PNC: <text:s text:c="5"/>Primenet Node Controller</text:p>
      <text:p text:style-name="Preformatted_20_Text"><text:soft-page-break/>POC: <text:s text:c="5"/>Point of Contact</text:p>
      <text:p text:style-name="Preformatted_20_Text">POF: <text:s text:c="5"/>Programmable Operator Facility</text:p>
      <text:p text:style-name="Preformatted_20_Text">POP: <text:s text:c="5"/>Point of Presence</text:p>
      <text:p text:style-name="Preformatted_20_Text">POS: <text:s text:c="5"/>Point Of Sale</text:p>
      <text:p text:style-name="Preformatted_20_Text">POT: <text:s text:c="5"/>Point of Termination</text:p>
      <text:p text:style-name="Preformatted_20_Text">POTS: <text:s text:c="4"/>Plain Old Telephone Service</text:p>
      <text:p text:style-name="Preformatted_20_Text">PPN: <text:s text:c="5"/>Project Program Number</text:p>
      <text:p text:style-name="Preformatted_20_Text">PPP: <text:s text:c="5"/>Point to Point Protocol</text:p>
      <text:p text:style-name="Preformatted_20_Text">PPS: <text:s text:c="5"/>Public Packet Switching</text:p>
      <text:p text:style-name="Preformatted_20_Text">PPSN: <text:s text:c="4"/>Public Packet Switched Network</text:p>
      <text:p text:style-name="Preformatted_20_Text">PSAP: <text:s text:c="4"/>Public Safety Answering Point </text:p>
      <text:p text:style-name="Preformatted_20_Text">PSDC: <text:s text:c="4"/>Public Switched Digital Capability</text:p>
      <text:p text:style-name="Preformatted_20_Text">PSDCN: <text:s text:c="3"/>Packet-Switched Data Communication Network </text:p>
      <text:p text:style-name="Preformatted_20_Text">PSDN: <text:s text:c="4"/>Packet-Switched Data Network</text:p>
      <text:p text:style-name="Preformatted_20_Text">PSDS: <text:s text:c="4"/>Public Switched Digital Service</text:p>
      <text:p text:style-name="Preformatted_20_Text">PSN: <text:s text:c="5"/>Packet-Switched Network</text:p>
      <text:p text:style-name="Preformatted_20_Text">PSS: <text:s text:c="5"/>Packet-Switched Service</text:p>
      <text:p text:style-name="Preformatted_20_Text">PSW: <text:s text:c="5"/>Program Status Word</text:p>
      <text:p text:style-name="Preformatted_20_Text">PTE: <text:s text:c="5"/>Packet Transport Equipment</text:p>
      <text:p text:style-name="Preformatted_20_Text">PTS: <text:s text:c="5"/>Position and Trunk Scanner </text:p>
      <text:p text:style-name="Preformatted_20_Text">PTT: <text:s text:c="5"/>Postal Telephone &amp; Telegraph</text:p>
      <text:p text:style-name="Preformatted_20_Text">PVC: <text:s text:c="5"/>Permanent Virtual Call</text:p>
      <text:p text:style-name="Preformatted_20_Text">PVN: <text:s text:c="5"/>Private Virtual Network</text:p>
      <text:p text:style-name="Preformatted_20_Text">PWC: <text:s text:c="5"/>Primary Wiring Center</text:p>
      <text:p text:style-name="Preformatted_20_Text">QPSK: <text:s text:c="4"/>Quadrature Phase-Shift Keying</text:p>
      <text:p text:style-name="Preformatted_20_Text">RACF: <text:s text:c="4"/>Resource Access Control Facility</text:p>
      <text:p text:style-name="Preformatted_20_Text">RAO: <text:s text:c="5"/>Revenue Accounting Office</text:p>
      <text:p text:style-name="Preformatted_20_Text">RARP: <text:s text:c="4"/>Reverse Address Resolution Protocol</text:p>
      <text:p text:style-name="Preformatted_20_Text">RBG: <text:s text:c="5"/>Realtime Business Group</text:p>
      <text:p text:style-name="Preformatted_20_Text">RBOC: <text:s text:c="4"/>Regional Bell Operating Company</text:p>
      <text:p text:style-name="Preformatted_20_Text">RC: <text:s text:c="6"/>Rate Center</text:p>
      <text:p text:style-name="Preformatted_20_Text">RC: <text:s text:c="6"/>Regional Center</text:p>
      <text:p text:style-name="Preformatted_20_Text">RDB: <text:s text:c="5"/>Relational Database</text:p>
      <text:p text:style-name="Preformatted_20_Text">RDSN: <text:s text:c="4"/>Region Digital Switched Network</text:p>
      <text:p text:style-name="Preformatted_20_Text">RDT: <text:s text:c="5"/>Restricted Data Transmissions</text:p>
      <text:p text:style-name="Preformatted_20_Text">RDT: <text:s text:c="5"/>Remote Digital Terminal</text:p>
      <text:p text:style-name="Preformatted_20_Text">REP: <text:s text:c="5"/>Reperatory Dialing</text:p>
      <text:p text:style-name="Preformatted_20_Text">REXX: <text:s text:c="4"/>Restructured Extended Executer Language</text:p>
      <text:p text:style-name="Preformatted_20_Text">RFC: <text:s text:c="5"/>Request For Comments</text:p>
      <text:p text:style-name="Preformatted_20_Text">RIP: <text:s text:c="5"/>Routing Information Protocol</text:p>
      <text:p text:style-name="Preformatted_20_Text">RIS: <text:s text:c="5"/>Remote Installation Service</text:p>
      <text:p text:style-name="Preformatted_20_Text">RISC: <text:s text:c="4"/>Reduced Instruction Set Computer</text:p>
      <text:p text:style-name="Preformatted_20_Text">RISD: <text:s text:c="4"/>Reference Information Systems Development</text:p>
      <text:p text:style-name="Preformatted_20_Text">RJE: <text:s text:c="5"/>Remote Job Entry</text:p>
      <text:p text:style-name="Preformatted_20_Text">RLCM: <text:s text:c="4"/>Remote Line Concentrating Module</text:p>
      <text:p text:style-name="Preformatted_20_Text">RNOC: <text:s text:c="4"/>Regional Network Operations Center</text:p>
      <text:p text:style-name="Preformatted_20_Text">ROTL: <text:s text:c="4"/>Remote Office Test Line</text:p>
      <text:p text:style-name="Preformatted_20_Text">RPC: <text:s text:c="5"/>Remote Procedure Call</text:p>
      <text:p text:style-name="Preformatted_20_Text">RPE: <text:s text:c="5"/>Remote Peripheral Equipment</text:p>
      <text:p text:style-name="Preformatted_20_Text">RSA: <text:s text:c="5"/>Reference System Architecture</text:p>
      <text:p text:style-name="Preformatted_20_Text">RSB: <text:s text:c="5"/>Repair Service Bureau</text:p>
      <text:p text:style-name="Preformatted_20_Text">RSC: <text:s text:c="5"/>Remote Switching Center</text:p>
      <text:p text:style-name="Preformatted_20_Text">RSCS: <text:s text:c="4"/>Remote Spooling Communications Subsystem</text:p>
      <text:p text:style-name="Preformatted_20_Text">RSS: <text:s text:c="5"/>Remote Switching System</text:p>
      <text:p text:style-name="Preformatted_20_Text">RSU: <text:s text:c="5"/>Remote Switching Unit</text:p>
      <text:p text:style-name="Preformatted_20_Text">RTA: <text:s text:c="5"/>Remote Trunk Arrangement</text:p>
      <text:p text:style-name="Preformatted_20_Text">RTG: <text:s text:c="5"/>Routing Generator</text:p>
      <text:p text:style-name="Preformatted_20_Text">R/W: <text:s text:c="5"/>Read/Write</text:p>
      <text:p text:style-name="Preformatted_20_Text"><text:soft-page-break/>RX: <text:s text:c="6"/>Remote Exchange</text:p>
      <text:p text:style-name="Preformatted_20_Text">SA: <text:s text:c="6"/>Storage Array</text:p>
      <text:p text:style-name="Preformatted_20_Text">SABB: <text:s text:c="4"/>Storage Array Building Block</text:p>
      <text:p text:style-name="Preformatted_20_Text">SAM: <text:s text:c="5"/>Secure Access Multiport</text:p>
      <text:p text:style-name="Preformatted_20_Text">SARTS: <text:s text:c="3"/>Switched Access Remote Test System</text:p>
      <text:p text:style-name="Preformatted_20_Text">SAS: <text:s text:c="5"/>Switched Access Services</text:p>
      <text:p text:style-name="Preformatted_20_Text">SAS: <text:s text:c="5"/>Single Attachment System</text:p>
      <text:p text:style-name="Preformatted_20_Text">SBB: <text:s text:c="5"/>System Building Block</text:p>
      <text:p text:style-name="Preformatted_20_Text">SABM: <text:s text:c="4"/>Set Asynchronous Balanced Mode</text:p>
      <text:p text:style-name="Preformatted_20_Text">SAC: <text:s text:c="5"/>Special Area Code</text:p>
      <text:p text:style-name="Preformatted_20_Text">SBS: <text:s text:c="5"/>Satellite Business Systems</text:p>
      <text:p text:style-name="Preformatted_20_Text">SC: <text:s text:c="6"/>Sectional Center</text:p>
      <text:p text:style-name="Preformatted_20_Text">SCC: <text:s text:c="5"/>Specialized Common Carrier</text:p>
      <text:p text:style-name="Preformatted_20_Text">SCC: <text:s text:c="5"/>Switching Control Center</text:p>
      <text:p text:style-name="Preformatted_20_Text">SCCP: <text:s text:c="4"/>Signaling Connection Control Part</text:p>
      <text:p text:style-name="Preformatted_20_Text">SCCS: <text:s text:c="4"/>Switching Control Center System</text:p>
      <text:p text:style-name="Preformatted_20_Text">SCF: <text:s text:c="5"/>Selective Call Forwarding</text:p>
      <text:p text:style-name="Preformatted_20_Text">SCF: <text:s text:c="5"/>Supervision Control Frequency</text:p>
      <text:p text:style-name="Preformatted_20_Text">SCM: <text:s text:c="5"/>Station Class Mark</text:p>
      <text:p text:style-name="Preformatted_20_Text">SCM: <text:s text:c="5"/>Subscriber Carrier Module</text:p>
      <text:p text:style-name="Preformatted_20_Text">SCP: <text:s text:c="5"/>Signal Conversion Point</text:p>
      <text:p text:style-name="Preformatted_20_Text">SCP: <text:s text:c="5"/>System Control Program</text:p>
      <text:p text:style-name="Preformatted_20_Text">SCP: <text:s text:c="5"/>Service Control Point</text:p>
      <text:p text:style-name="Preformatted_20_Text">SCR: <text:s text:c="5"/>Selective Call Rejection</text:p>
      <text:p text:style-name="Preformatted_20_Text">SDLC: <text:s text:c="4"/>Synchronous Data Link Control</text:p>
      <text:p text:style-name="Preformatted_20_Text">SF: <text:s text:c="6"/>Single-Frequency</text:p>
      <text:p text:style-name="Preformatted_20_Text">SFE: <text:s text:c="5"/>Secure Front End</text:p>
      <text:p text:style-name="Preformatted_20_Text">SIDH: <text:s text:c="4"/>System Identification Home</text:p>
      <text:p text:style-name="Preformatted_20_Text">SIT: <text:s text:c="5"/>Special Information Tones</text:p>
      <text:p text:style-name="Preformatted_20_Text">SLIC: <text:s text:c="4"/>Subscriber Line Interface Card</text:p>
      <text:p text:style-name="Preformatted_20_Text">SLIM: <text:s text:c="4"/>Subscriber Line Interface Module</text:p>
      <text:p text:style-name="Preformatted_20_Text">SLIP: <text:s text:c="4"/>Serial Line Internet Protocol</text:p>
      <text:p text:style-name="Preformatted_20_Text">SLS: <text:s text:c="5"/>Storage Library System</text:p>
      <text:p text:style-name="Preformatted_20_Text">SLU: <text:s text:c="5"/>Serial Line Unit</text:p>
      <text:p text:style-name="Preformatted_20_Text">SM: <text:s text:c="6"/>System Manager</text:p>
      <text:p text:style-name="Preformatted_20_Text">SMDI: <text:s text:c="4"/>Storage Module Disk Interconnect</text:p>
      <text:p text:style-name="Preformatted_20_Text">SMDR: <text:s text:c="4"/>Station Manager Detail Recording</text:p>
      <text:p text:style-name="Preformatted_20_Text">SMI: <text:s text:c="5"/>System Management Interrupt</text:p>
      <text:p text:style-name="Preformatted_20_Text">SMP: <text:s text:c="5"/>Symmetrical Multi-Processing</text:p>
      <text:p text:style-name="Preformatted_20_Text">SMS: <text:s text:c="5"/>Self-Maintenance Services</text:p>
      <text:p text:style-name="Preformatted_20_Text">SMS: <text:s text:c="5"/>Station Management System</text:p>
      <text:p text:style-name="Preformatted_20_Text">SMTP: <text:s text:c="4"/>Simple Mail Transfer Protocol</text:p>
      <text:p text:style-name="Preformatted_20_Text">SNA: <text:s text:c="5"/>Systems Network Architecture</text:p>
      <text:p text:style-name="Preformatted_20_Text">SNMP: <text:s text:c="4"/>Simple Network Management Protocol</text:p>
      <text:p text:style-name="Preformatted_20_Text">SONDS: <text:s text:c="3"/>Small Office Network Data System</text:p>
      <text:p text:style-name="Preformatted_20_Text">SOST: <text:s text:c="4"/>Special Operator Service Treatment</text:p>
      <text:p text:style-name="Preformatted_20_Text">SP: <text:s text:c="6"/>Service Processor</text:p>
      <text:p text:style-name="Preformatted_20_Text">SPC: <text:s text:c="5"/>Stored Program Control</text:p>
      <text:p text:style-name="Preformatted_20_Text">SPCS: <text:s text:c="4"/>Stored Program Control System</text:p>
      <text:p text:style-name="Preformatted_20_Text">SPCSS: <text:s text:c="3"/>Stored Program Control Switching System</text:p>
      <text:p text:style-name="Preformatted_20_Text">SPM: <text:s text:c="5"/>Software Performance Montior</text:p>
      <text:p text:style-name="Preformatted_20_Text">SQL/DS: <text:s text:c="2"/>Structured Query Language/Data System</text:p>
      <text:p text:style-name="Preformatted_20_Text">SRC: <text:s text:c="5"/>System Resource Center</text:p>
      <text:p text:style-name="Preformatted_20_Text">SS: <text:s text:c="6"/>Signaling System</text:p>
      <text:p text:style-name="Preformatted_20_Text">SSAS: <text:s text:c="4"/>Station Signaling and Announcement System </text:p>
      <text:p text:style-name="Preformatted_20_Text">SSCP: <text:s text:c="4"/>Systems Service Control Point</text:p>
      <text:p text:style-name="Preformatted_20_Text">SSCP: <text:s text:c="4"/>Subsystem Services Control Point</text:p>
      <text:p text:style-name="Preformatted_20_Text">SSP: <text:s text:c="5"/>Switching Service Points</text:p>
      <text:p text:style-name="Preformatted_20_Text"><text:soft-page-break/>SSS: <text:s text:c="5"/>Strowger Switching System</text:p>
      <text:p text:style-name="Preformatted_20_Text">ST: <text:s text:c="6"/>Start</text:p>
      <text:p text:style-name="Preformatted_20_Text">STC: <text:s text:c="5"/>Service Termination Charge</text:p>
      <text:p text:style-name="Preformatted_20_Text">STD: <text:s text:c="5"/>Subscriber Trunk Dialing</text:p>
      <text:p text:style-name="Preformatted_20_Text">STP: <text:s text:c="5"/>Signal Transfer Point</text:p>
      <text:p text:style-name="Preformatted_20_Text">STS: <text:s text:c="5"/>Synchronous Transport Signal</text:p>
      <text:p text:style-name="Preformatted_20_Text">SVC: <text:s text:c="5"/>Switched Virtual Call</text:p>
      <text:p text:style-name="Preformatted_20_Text">SWG: <text:s text:c="5"/>Sub Working Group</text:p>
      <text:p text:style-name="Preformatted_20_Text">SxS: <text:s text:c="5"/>Step-by-Step Switching</text:p>
      <text:p text:style-name="Preformatted_20_Text">T-1: <text:s text:c="5"/>Terrestrial Digital Service</text:p>
      <text:p text:style-name="Preformatted_20_Text">TAC: <text:s text:c="5"/>Trunk Access Code</text:p>
      <text:p text:style-name="Preformatted_20_Text">TAC: <text:s text:c="5"/>Terminal Access Circuit</text:p>
      <text:p text:style-name="Preformatted_20_Text">TAC: <text:s text:c="5"/>Terminal Access Center</text:p>
      <text:p text:style-name="Preformatted_20_Text">TAS: <text:s text:c="5"/>Telephone Answering Service</text:p>
      <text:p text:style-name="Preformatted_20_Text">TASI: <text:s text:c="4"/>Time Assignment Speech Interpolation</text:p>
      <text:p text:style-name="Preformatted_20_Text">TBU: <text:s text:c="5"/>Terminals Business Unit</text:p>
      <text:p text:style-name="Preformatted_20_Text">TC: <text:s text:c="6"/>Toll Center</text:p>
      <text:p text:style-name="Preformatted_20_Text">TCAP: <text:s text:c="4"/>Transaction Capabilities ApplicationPart</text:p>
      <text:p text:style-name="Preformatted_20_Text">TCC: <text:s text:c="5"/>Technical Consulting Center</text:p>
      <text:p text:style-name="Preformatted_20_Text">TCC: <text:s text:c="5"/>Telecommunications Control Computer</text:p>
      <text:p text:style-name="Preformatted_20_Text">TCF: <text:s text:c="5"/>Transparent Connect Facility</text:p>
      <text:p text:style-name="Preformatted_20_Text">TCM: <text:s text:c="5"/>Time Compression Multiplexing</text:p>
      <text:p text:style-name="Preformatted_20_Text">TCP: <text:s text:c="5"/>Transmission Control Protocol</text:p>
      <text:p text:style-name="Preformatted_20_Text">TDAS: <text:s text:c="4"/>Traffic Data Administration System</text:p>
      <text:p text:style-name="Preformatted_20_Text">TDCC: <text:s text:c="4"/>Transport Data Coordinating Committee</text:p>
      <text:p text:style-name="Preformatted_20_Text">TDM: <text:s text:c="5"/>Time Division Multiplexer</text:p>
      <text:p text:style-name="Preformatted_20_Text">TDMS: <text:s text:c="4"/>Terminal Data Management System</text:p>
      <text:p text:style-name="Preformatted_20_Text">TDS: <text:s text:c="5"/>Terrestrial Digital Service</text:p>
      <text:p text:style-name="Preformatted_20_Text">TH: <text:s text:c="6"/>Trouble History</text:p>
      <text:p text:style-name="Preformatted_20_Text">TIDE: <text:s text:c="4"/>Traffic Information Distributor &amp; Editor</text:p>
      <text:p text:style-name="Preformatted_20_Text">TIS: <text:s text:c="5"/>Technical Information Systems</text:p>
      <text:p text:style-name="Preformatted_20_Text">TLB: <text:s text:c="5"/>TransLAN Bridge</text:p>
      <text:p text:style-name="Preformatted_20_Text">TM: <text:s text:c="6"/>Trunk Module</text:p>
      <text:p text:style-name="Preformatted_20_Text">TMSCP: <text:s text:c="3"/>Tape Mass Storage Control Protocol</text:p>
      <text:p text:style-name="Preformatted_20_Text">TNDS: <text:s text:c="4"/>Total Network Data System</text:p>
      <text:p text:style-name="Preformatted_20_Text">TNPS: <text:s text:c="4"/>Traffic Network Planning Center</text:p>
      <text:p text:style-name="Preformatted_20_Text">TO: <text:s text:c="6"/>Toll Office</text:p>
      <text:p text:style-name="Preformatted_20_Text">TOP: <text:s text:c="5"/>Technical Office Protocol <text:s/></text:p>
      <text:p text:style-name="Preformatted_20_Text">TOPS: <text:s text:c="4"/>Traffic Operator Position System</text:p>
      <text:p text:style-name="Preformatted_20_Text">TP: <text:s text:c="6"/>Transport Protocol</text:p>
      <text:p text:style-name="Preformatted_20_Text">TP: <text:s text:c="6"/>Toll Point</text:p>
      <text:p text:style-name="Preformatted_20_Text">TP: <text:s text:c="6"/>Transaction Processing</text:p>
      <text:p text:style-name="Preformatted_20_Text">TPC: <text:s text:c="5"/>Transaction Processiong Performance Council</text:p>
      <text:p text:style-name="Preformatted_20_Text">TREAT: <text:s text:c="3"/>Trouble Report Evaluation and Analysis Tool</text:p>
      <text:p text:style-name="Preformatted_20_Text">TRIB: <text:s text:c="4"/>Throughput Rate in Information Bits</text:p>
      <text:p text:style-name="Preformatted_20_Text">TRT: <text:s text:c="5"/>Tropical Radio and Telephone</text:p>
      <text:p text:style-name="Preformatted_20_Text">TSB: <text:s text:c="5"/>Time Shared Basic Environment</text:p>
      <text:p text:style-name="Preformatted_20_Text">TSG: <text:s text:c="5"/>Timing Signal Generator</text:p>
      <text:p text:style-name="Preformatted_20_Text">TSN: <text:s text:c="5"/>Terminal Switching Network</text:p>
      <text:p text:style-name="Preformatted_20_Text">TSO: <text:s text:c="5"/>Time Sharing Option</text:p>
      <text:p text:style-name="Preformatted_20_Text">TSPS: <text:s text:c="4"/>Traffice Service Position System</text:p>
      <text:p text:style-name="Preformatted_20_Text">TTL: <text:s text:c="5"/>Transistor-to-Transistor Logic</text:p>
      <text:p text:style-name="Preformatted_20_Text">TTS: <text:s text:c="5"/>Trunk Time Switch</text:p>
      <text:p text:style-name="Preformatted_20_Text">TWX: <text:s text:c="5"/>Type Writer Exchange</text:p>
      <text:p text:style-name="Preformatted_20_Text">UA: <text:s text:c="6"/>Unnumbered Acknowledgement</text:p>
      <text:p text:style-name="Preformatted_20_Text">UAE: <text:s text:c="5"/>Unrecoverable Application Error</text:p>
      <text:p text:style-name="Preformatted_20_Text">UART: <text:s text:c="4"/>Universal Asynchronous Receiver Transmitter</text:p>
      <text:p text:style-name="Preformatted_20_Text">UCS: <text:s text:c="5"/>Uniform Communication Standard</text:p>
      <text:p text:style-name="Preformatted_20_Text"><text:soft-page-break/>UDC: <text:s text:c="5"/>Universal Digital Channel</text:p>
      <text:p text:style-name="Preformatted_20_Text">UDP: <text:s text:c="5"/>User Datagram Protocol</text:p>
      <text:p text:style-name="Preformatted_20_Text">UDVM: <text:s text:c="4"/>Universal Data Voice Multiplexer</text:p>
      <text:p text:style-name="Preformatted_20_Text">UID: <text:s text:c="5"/>User Identifier</text:p>
      <text:p text:style-name="Preformatted_20_Text">UPC: <text:s text:c="5"/>Utility Port Conditioner</text:p>
      <text:p text:style-name="Preformatted_20_Text">USC: <text:s text:c="5"/>Usage Surcharge</text:p>
      <text:p text:style-name="Preformatted_20_Text">USDN: <text:s text:c="4"/>United States Digital Network</text:p>
      <text:p text:style-name="Preformatted_20_Text">USTS: <text:s text:c="4"/>United States Transmission Systems</text:p>
      <text:p text:style-name="Preformatted_20_Text">UUCP: <text:s text:c="4"/>Unix to Unix Copy Program</text:p>
      <text:p text:style-name="Preformatted_20_Text">VAN: <text:s text:c="5"/>Value Added Networks</text:p>
      <text:p text:style-name="Preformatted_20_Text">VAX: <text:s text:c="5"/>Virtual Address Extention</text:p>
      <text:p text:style-name="Preformatted_20_Text">VCPI: <text:s text:c="4"/>Virtual Control Program Interface</text:p>
      <text:p text:style-name="Preformatted_20_Text">VDU: <text:s text:c="5"/>Visual Display Unit</text:p>
      <text:p text:style-name="Preformatted_20_Text">VF: <text:s text:c="6"/>Voice Frequency</text:p>
      <text:p text:style-name="Preformatted_20_Text">VFU: <text:s text:c="5"/>Vertical Forms Unit</text:p>
      <text:p text:style-name="Preformatted_20_Text">VFY: <text:s text:c="5"/>Verify</text:p>
      <text:p text:style-name="Preformatted_20_Text">VIA: <text:s text:c="5"/>Vax Information Architecture</text:p>
      <text:p text:style-name="Preformatted_20_Text">VLM: <text:s text:c="5"/>Virtual Loadable Module</text:p>
      <text:p text:style-name="Preformatted_20_Text">VLSI: <text:s text:c="4"/>Very Large Scale Integration</text:p>
      <text:p text:style-name="Preformatted_20_Text">VMB: <text:s text:c="5"/>Voice Mail Box</text:p>
      <text:p text:style-name="Preformatted_20_Text">VMCF: <text:s text:c="4"/>Virtual Machine Communications Facility</text:p>
      <text:p text:style-name="Preformatted_20_Text">VMS: <text:s text:c="5"/>Virtual Memory System</text:p>
      <text:p text:style-name="Preformatted_20_Text">VMS: <text:s text:c="5"/>Voice Mail System</text:p>
      <text:p text:style-name="Preformatted_20_Text">VM/SP: <text:s text:c="3"/>Virtual Machine/System Product</text:p>
      <text:p text:style-name="Preformatted_20_Text">VPA: <text:s text:c="5"/>VAX Performance Advisor</text:p>
      <text:p text:style-name="Preformatted_20_Text">VPS: <text:s text:c="5"/>Voice Processing System</text:p>
      <text:p text:style-name="Preformatted_20_Text">VSAM: <text:s text:c="4"/>Virtual Storage Access Method</text:p>
      <text:p text:style-name="Preformatted_20_Text">VSE: <text:s text:c="5"/>Virtual Storage Extended</text:p>
      <text:p text:style-name="Preformatted_20_Text">VTAM: <text:s text:c="4"/>Virtual Telecommunications Access Method</text:p>
      <text:p text:style-name="Preformatted_20_Text">VTOC: <text:s text:c="4"/>Volume Table Of Contents</text:p>
      <text:p text:style-name="Preformatted_20_Text">VUIT: <text:s text:c="4"/>Visual User Interface Tool</text:p>
      <text:p text:style-name="Preformatted_20_Text">VUP: <text:s text:c="5"/>Vax Unit of Processsing</text:p>
      <text:p text:style-name="Preformatted_20_Text">WAN: <text:s text:c="5"/>Wide Area Network</text:p>
      <text:p text:style-name="Preformatted_20_Text">WATS: <text:s text:c="4"/>Wide Area Telecommunications System</text:p>
      <text:p text:style-name="Preformatted_20_Text">WATS: <text:s text:c="4"/>Wide Area Telephone Service</text:p>
      <text:p text:style-name="Preformatted_20_Text">WC: <text:s text:c="6"/>Wiring Center</text:p>
      <text:p text:style-name="Preformatted_20_Text">WCPC: <text:s text:c="4"/>Wire Center Planning Center</text:p>
      <text:p text:style-name="Preformatted_20_Text">WDCS: <text:s text:c="4"/>Wideband Digital Cross-Connect System</text:p>
      <text:p text:style-name="Preformatted_20_Text">WDM: <text:s text:c="5"/>Wavelength Division MultiPlexing</text:p>
      <text:p text:style-name="Preformatted_20_Text">WES: <text:s text:c="5"/>Western Electronics Switching</text:p>
      <text:p text:style-name="Preformatted_20_Text">WUI: <text:s text:c="5"/>Western Union International</text:p>
      <text:p text:style-name="Preformatted_20_Text">XB: <text:s text:c="6"/>Crossbar Switching </text:p>
      <text:p text:style-name="Preformatted_20_Text">XBAR: <text:s text:c="4"/>Crossbar Switching</text:p>
      <text:p text:style-name="Preformatted_20_Text">XBT: <text:s text:c="5"/>Crossbar Tandem</text:p>
      <text:p text:style-name="Preformatted_20_Text">XNS <text:s text:c="6"/>Xerox Network Systems</text:p>
      <text:p text:style-name="Preformatted_20_Text">XSV <text:s text:c="6"/>Transfer Cost System Value</text:p>
      <text:p text:style-name="Preformatted_20_Text">XTC <text:s text:c="6"/>Extended Test Controller</text:p>
      <text:p text:style-name="Preformatted_20_Text"/>
      <text:p text:style-name="Preformatted_20_Text"/>
      <text:p text:style-name="Preformatted_20_Text">CONCLUSION</text:p>
      <text:p text:style-name="Preformatted_20_Text">==========</text:p>
      <text:p text:style-name="Preformatted_20_Text">----------</text:p>
      <text:p text:style-name="Preformatted_20_Text"/>
      <text:p text:style-name="Preformatted_20_Text">Last words</text:p>
      <text:p text:style-name="Preformatted_20_Text">==========</text:p>
      <text:p text:style-name="Preformatted_20_Text"/>
      <text:p text:style-name="Preformatted_20_Text"><text:s text:c="4"/>Well, i sincerely hope that this file was of some use to you, and i would</text:p>
      <text:p text:style-name="Preformatted_20_Text">encourage you to distribute it as far as you can. If you enjoyed it, hated it,</text:p>
      <text:p text:style-name="Preformatted_20_Text"><text:soft-page-break/>have suggestions, or whatever, feel free to email me at my Internet address(my</text:p>
      <text:p text:style-name="Preformatted_20_Text">only permanent one for now) or at a BBS, if you can find me.</text:p>
      <text:p text:style-name="Preformatted_20_Text"><text:s text:c="4"/>Have phun...</text:p>
      <text:p text:style-name="Preformatted_20_Text"><text:s text:c="8"/></text:p>
      <text:p text:style-name="Preformatted_20_Text"><text:s text:c="8"/>- Deicide -</text:p>
      <text:p text:style-name="Preformatted_20_Text"><text:s text:c="8"/></text:p>
      <text:p text:style-name="Preformatted_20_Text">Recommended Reading</text:p>
      <text:p text:style-name="Preformatted_20_Text">===================</text:p>
      <text:p text:style-name="Preformatted_20_Text">Neuromancer, Mona Lisa Overdrive, Count Zero and all the rest, by William</text:p>
      <text:p text:style-name="Preformatted_20_Text">Gibson</text:p>
      <text:p text:style-name="Preformatted_20_Text">The Hacker Crackdown, by Bruce Sterling</text:p>
      <text:p text:style-name="Preformatted_20_Text">Cyberpunk, by Katie Hafner and John Markoff </text:p>
      <text:p text:style-name="Preformatted_20_Text">The Cuckoo's Egg, by Cliff Stoll</text:p>
      <text:p text:style-name="Preformatted_20_Text">2600: The best h/p printed zine. $21 in American funds, U.S. &amp; Canada.</text:p>
      <text:p text:style-name="Preformatted_20_Text"><text:s text:c="6"/>2600 Subscription Dept., P.O. Box 752, Middle Island NY 11953-0752</text:p>
      <text:p text:style-name="Preformatted_20_Text"><text:s text:c="6"/>Office: 516-751-2600 <text:s text:c="2"/>Fax: 516-751-2608</text:p>
      <text:p text:style-name="Preformatted_20_Text">The issues of CUD, cDc, &amp; Phrack electronic newsletters, and the LOD/H TJs, </text:p>
      <text:p text:style-name="Preformatted_20_Text">all of which can be found on the Internet and any good h/p oriented BBS. </text:p>
      <text:p text:style-name="Preformatted_20_Text"/>
      <text:p text:style-name="Preformatted_20_Text">BBSes</text:p>
      <text:p text:style-name="Preformatted_20_Text">=====</text:p>
      <text:p text:style-name="Preformatted_20_Text"/>
      <text:p text:style-name="Preformatted_20_Text"><text:s text:c="4"/>Although most boards have a lifespan equivalent to that of a fruitfly,</text:p>
      <text:p text:style-name="Preformatted_20_Text">I finally have a list which is somewhat stable.. getting on them is your </text:p>
      <text:p text:style-name="Preformatted_20_Text">problem.. just be yourself and be willing to learn. </text:p>
      <text:p text:style-name="Preformatted_20_Text"><text:s text:c="8"/>- Unphamiliar Territories</text:p>
      <text:p text:style-name="Preformatted_20_Text"><text:s text:c="8"/>- Demon Roach Underground</text:p>
      <text:p text:style-name="Preformatted_20_Text"><text:s text:c="8"/>- Temple of the Screaming Electron</text:p>
      <text:p text:style-name="Preformatted_20_Text"><text:s text:c="8"/>- Burn This Flag</text:p>
      <text:p text:style-name="Preformatted_20_Text"><text:s text:c="8"/>- Dark Side of the Moon</text:p>
      <text:p text:style-name="Preformatted_20_Text"><text:s text:c="8"/>and Phrozen Realm if it returns..</text:p>
      <text:p text:style-name="Preformatted_20_Text"/>
      <text:p text:style-name="Preformatted_20_Text">References</text:p>
      <text:p text:style-name="Preformatted_20_Text">==========</text:p>
      <text:p text:style-name="Preformatted_20_Text"/>
      <text:p text:style-name="Preformatted_20_Text"><text:s text:c="4"/>All the material used in this publication is original unless specifically</text:p>
      <text:p text:style-name="Preformatted_20_Text">stated otherwise.</text:p>
      <text:p text:style-name="Preformatted_20_Text"><text:s text:c="4"/>However, i'd like to thank Phrack and the LOD/H for their textfiles</text:p>
      <text:p text:style-name="Preformatted_20_Text">which gave me a valuable push in the right direction..</text:p>
      <text:p text:style-name="Preformatted_20_Text"><text:s text:c="4"/>And of course all the great h/p folks who have helped me along the way..</text:p>
      <text:p text:style-name="Preformatted_20_Text"><text:s text:c="10"/></text:p>
      <text:p text:style-name="Preformatted_20_Text">And finally <text:s text:c="9"/></text:p>
      <text:p text:style-name="Preformatted_20_Text">===========</text:p>
      <text:p text:style-name="Preformatted_20_Text">Thanks to the EFF, for their continued support of all of the world's rights</text:p>
      <text:p text:style-name="Preformatted_20_Text">in this technological era.</text:p>
      <text:p text:style-name="Preformatted_20_Text">Thanks to all the folks running the FreeNets who continue to support the </text:p>
      <text:p text:style-name="Preformatted_20_Text">right to free access to information in this world of cynicism.</text:p>
      <text:p text:style-name="Preformatted_20_Text">Thanks to cDc, for not selling out after all these years...</text:p>
      <text:p text:style-name="Preformatted_20_Text">Musical inspirations: Primus, Rage Against the Machine, Jimi Hendrix, Led</text:p>
      <text:p text:style-name="Preformatted_20_Text">Zeppelin, Dead Kennedys, White Zombie, the Beastie Boys, etc, etc.</text:p>
      <text:p text:style-name="Preformatted_20_Text"/>
      <text:p text:style-name="Preformatted_20_Text">"Yes I know my enemies. They're the teachers who taught me to fight me. </text:p>
      <text:p text:style-name="Preformatted_20_Text"><text:s/>Compromise, conformity, assimilation, submission, ignorance, hypocrisy,</text:p>
      <text:p text:style-name="Preformatted_20_Text"><text:s/>brutality, the elite"</text:p>
      <text:p text:style-name="Preformatted_20_Text"><text:s/>- /Know Your Enemy/ (c) Rage Against the Machine</text:p>
      <text:p text:style-name="Preformatted_20_Text"/>
      <text:p text:style-name="Preformatted_20_Text"><text:s text:c="10"/>- Deicide - </text:p>
      <text:p text:style-name="Preformatted_20_Text"><text:s text:c="4"/>deicide@west.darkside.com</text:p>
      <text:p text:style-name="Preformatted_20_Text"><text:soft-page-break/></text:p>
      <text:p text:style-name="Preformatted_20_Text">DISCLAIMER</text:p>
      <text:p text:style-name="Preformatted_20_Text">==========</text:p>
      <text:p text:style-name="Preformatted_20_Text">This file was provided for informational purposes only. </text:p>
      <text:p text:style-name="Preformatted_20_Text">The author assumes no responsibilities for any individual's actions after</text:p>
      <text:p text:style-name="Preformatted_20_Text">reading this file.</text:p>
      <text:p text:style-name="Preformatted_20_Text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6T01:16:41</meta:creation-date>
    <dc:date>2013-05-16T01:17:03</dc:date>
    <meta:editing-duration>P0D</meta:editing-duration>
    <meta:editing-cycles>1</meta:editing-cycles>
    <meta:document-statistic meta:table-count="0" meta:image-count="0" meta:object-count="0" meta:page-count="66" meta:paragraph-count="3614" meta:word-count="20394" meta:character-count="169364" meta:non-whitespace-character-count="105069"/>
    <meta:generator>LibreOffice/3.6$Linux_x86 LibreOffice_project/360m1$Build-2</meta:generator>
  </office:meta>
</office:document-meta>
</file>